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18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19" style:family="paragraph" style:parent-style-name="Standard">
      <style:text-properties fo:font-style="italic" officeooo:paragraph-rsid="00a75993" style:font-style-asian="italic" style:font-style-complex="italic"/>
    </style:style>
    <style:style style:name="P20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1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2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3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4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5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6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27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28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29" style:family="paragraph" style:parent-style-name="Standard">
      <style:text-properties fo:font-style="italic" officeooo:paragraph-rsid="013013d9" style:font-style-asian="italic" style:font-style-complex="italic"/>
    </style:style>
    <style:style style:name="P30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1" style:family="paragraph" style:parent-style-name="Standard">
      <style:text-properties fo:font-style="italic" officeooo:paragraph-rsid="01408f03" style:font-style-asian="italic" style:font-style-complex="italic"/>
    </style:style>
    <style:style style:name="P32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3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67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89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93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28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31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32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33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34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36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37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38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39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40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41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42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43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44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45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46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47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48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49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50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51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52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53" style:family="paragraph" style:parent-style-name="Standard">
      <style:text-properties officeooo:rsid="0015f1ff" officeooo:paragraph-rsid="0015f1ff"/>
    </style:style>
    <style:style style:name="P154" style:family="paragraph" style:parent-style-name="Standard">
      <style:text-properties officeooo:rsid="0015f1ff" officeooo:paragraph-rsid="0013268f"/>
    </style:style>
    <style:style style:name="P15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5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58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5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60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6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6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6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6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78" style:family="paragraph" style:parent-style-name="Standard">
      <style:text-properties fo:font-style="normal" officeooo:paragraph-rsid="02be3c45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190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19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0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0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1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13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1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2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2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26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34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35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36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37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38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39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40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41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42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43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44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45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46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47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48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49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50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51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52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53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54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55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56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58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59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61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63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64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65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66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67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68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69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70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71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73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74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75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76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77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78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79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80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81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82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83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84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85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8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8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88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89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90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92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93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94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99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00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02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03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04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05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07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08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355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356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357" style:family="paragraph" style:parent-style-name="Standard">
      <style:text-properties officeooo:rsid="0033fbdf" officeooo:paragraph-rsid="0033fbdf"/>
    </style:style>
    <style:style style:name="P358" style:family="paragraph" style:parent-style-name="Standard">
      <style:text-properties officeooo:rsid="0034ed8b" officeooo:paragraph-rsid="0106c767"/>
    </style:style>
    <style:style style:name="P359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360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361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362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363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364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365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366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367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368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369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370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371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372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373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374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375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376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377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378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379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380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381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382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383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384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385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386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387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388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389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390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391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392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393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394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395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396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397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398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399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400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401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402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403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404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405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406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407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408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409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410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411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412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413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414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415" style:family="paragraph" style:parent-style-name="Standard">
      <style:text-properties officeooo:rsid="0012a0dc" officeooo:paragraph-rsid="0012a0dc"/>
    </style:style>
    <style:style style:name="P416" style:family="paragraph" style:parent-style-name="Standard">
      <style:text-properties officeooo:paragraph-rsid="003eeb50"/>
    </style:style>
    <style:style style:name="P417" style:family="paragraph" style:parent-style-name="Standard">
      <style:text-properties officeooo:rsid="00205d85" officeooo:paragraph-rsid="005f7223"/>
    </style:style>
    <style:style style:name="P418" style:family="paragraph" style:parent-style-name="Standard">
      <style:text-properties officeooo:rsid="002436f5" officeooo:paragraph-rsid="00ed9297"/>
    </style:style>
    <style:style style:name="P419" style:family="paragraph" style:parent-style-name="Standard">
      <style:text-properties officeooo:rsid="0056d959" officeooo:paragraph-rsid="0056d959"/>
    </style:style>
    <style:style style:name="P420" style:family="paragraph" style:parent-style-name="Standard">
      <style:paragraph-properties fo:line-height="150%"/>
      <style:text-properties officeooo:paragraph-rsid="0013268f"/>
    </style:style>
    <style:style style:name="P421" style:family="paragraph" style:parent-style-name="Standard">
      <style:paragraph-properties fo:line-height="150%"/>
      <style:text-properties officeooo:paragraph-rsid="0040eb9d"/>
    </style:style>
    <style:style style:name="P422" style:family="paragraph" style:parent-style-name="Standard">
      <style:paragraph-properties fo:line-height="150%"/>
      <style:text-properties officeooo:paragraph-rsid="00c6421c"/>
    </style:style>
    <style:style style:name="P423" style:family="paragraph" style:parent-style-name="Standard">
      <style:paragraph-properties fo:line-height="150%"/>
      <style:text-properties officeooo:paragraph-rsid="0106c767"/>
    </style:style>
    <style:style style:name="P424" style:family="paragraph" style:parent-style-name="Standard">
      <style:paragraph-properties fo:line-height="150%"/>
      <style:text-properties officeooo:paragraph-rsid="01d80854"/>
    </style:style>
    <style:style style:name="P425" style:family="paragraph" style:parent-style-name="Standard">
      <style:paragraph-properties fo:line-height="150%"/>
      <style:text-properties officeooo:paragraph-rsid="020068b3"/>
    </style:style>
    <style:style style:name="P426" style:family="paragraph" style:parent-style-name="Standard">
      <style:paragraph-properties fo:line-height="150%"/>
      <style:text-properties officeooo:paragraph-rsid="0265f14b"/>
    </style:style>
    <style:style style:name="P427" style:family="paragraph" style:parent-style-name="Standard">
      <style:paragraph-properties fo:line-height="150%"/>
      <style:text-properties officeooo:paragraph-rsid="00cab904"/>
    </style:style>
    <style:style style:name="P428" style:family="paragraph" style:parent-style-name="Standard">
      <style:paragraph-properties fo:line-height="150%"/>
      <style:text-properties officeooo:paragraph-rsid="0339abb7"/>
    </style:style>
    <style:style style:name="P429" style:family="paragraph" style:parent-style-name="Standard">
      <style:paragraph-properties fo:line-height="150%"/>
      <style:text-properties officeooo:paragraph-rsid="031857c7"/>
    </style:style>
    <style:style style:name="P430" style:family="paragraph" style:parent-style-name="Standard">
      <style:paragraph-properties fo:line-height="150%"/>
      <style:text-properties officeooo:paragraph-rsid="0347bb43"/>
    </style:style>
    <style:style style:name="P431" style:family="paragraph" style:parent-style-name="Standard">
      <style:paragraph-properties fo:line-height="150%"/>
      <style:text-properties officeooo:paragraph-rsid="03af7bf7"/>
    </style:style>
    <style:style style:name="P432" style:family="paragraph" style:parent-style-name="Standard">
      <style:paragraph-properties fo:line-height="150%"/>
      <style:text-properties officeooo:paragraph-rsid="03becfb9"/>
    </style:style>
    <style:style style:name="P433" style:family="paragraph" style:parent-style-name="Standard">
      <style:paragraph-properties fo:line-height="150%"/>
      <style:text-properties officeooo:paragraph-rsid="03e90de3"/>
    </style:style>
    <style:style style:name="P434" style:family="paragraph" style:parent-style-name="Standard">
      <style:paragraph-properties fo:line-height="150%"/>
      <style:text-properties officeooo:paragraph-rsid="03ffa765"/>
    </style:style>
    <style:style style:name="P435" style:family="paragraph" style:parent-style-name="Standard">
      <style:paragraph-properties fo:line-height="150%"/>
      <style:text-properties officeooo:paragraph-rsid="04226783"/>
    </style:style>
    <style:style style:name="P436" style:family="paragraph" style:parent-style-name="Standard">
      <style:text-properties officeooo:paragraph-rsid="00883289"/>
    </style:style>
    <style:style style:name="P437" style:family="paragraph" style:parent-style-name="Standard">
      <style:text-properties officeooo:rsid="008872eb" officeooo:paragraph-rsid="008872eb"/>
    </style:style>
    <style:style style:name="P438" style:family="paragraph" style:parent-style-name="Standard">
      <style:text-properties officeooo:paragraph-rsid="00a75993"/>
    </style:style>
    <style:style style:name="P439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440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441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442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52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53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53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53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53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53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535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536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537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538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39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54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54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542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543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544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545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546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547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48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549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634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635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636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637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638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639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640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641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6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700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701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702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703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725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726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727" style:family="paragraph" style:parent-style-name="Standard">
      <style:text-properties style:use-window-font-color="true" officeooo:paragraph-rsid="02be3c45"/>
    </style:style>
    <style:style style:name="P728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72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73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73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3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740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741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74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74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744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745" style:family="paragraph" style:parent-style-name="Standard">
      <style:text-properties style:use-window-font-color="true" officeooo:paragraph-rsid="02ecf51e"/>
    </style:style>
    <style:style style:name="P746" style:family="paragraph" style:parent-style-name="Standard">
      <style:paragraph-properties fo:line-height="150%"/>
      <style:text-properties style:use-window-font-color="true" officeooo:paragraph-rsid="02edc963"/>
    </style:style>
    <style:style style:name="P747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748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749" style:family="paragraph" style:parent-style-name="Standard">
      <style:text-properties officeooo:paragraph-rsid="00ba4170"/>
    </style:style>
    <style:style style:name="P750" style:family="paragraph" style:parent-style-name="Standard">
      <style:text-properties officeooo:paragraph-rsid="00bbbf73"/>
    </style:style>
    <style:style style:name="P751" style:family="paragraph" style:parent-style-name="Standard">
      <style:text-properties officeooo:rsid="00beb82f" officeooo:paragraph-rsid="00beb82f"/>
    </style:style>
    <style:style style:name="P752" style:family="paragraph" style:parent-style-name="Standard">
      <style:text-properties officeooo:paragraph-rsid="00beb82f"/>
    </style:style>
    <style:style style:name="P753" style:family="paragraph" style:parent-style-name="Standard">
      <style:text-properties officeooo:rsid="00c0d7c6" officeooo:paragraph-rsid="00c0d7c6"/>
    </style:style>
    <style:style style:name="P754" style:family="paragraph" style:parent-style-name="Standard">
      <style:text-properties officeooo:rsid="005521a3" officeooo:paragraph-rsid="005521a3"/>
    </style:style>
    <style:style style:name="P755" style:family="paragraph" style:parent-style-name="Standard">
      <style:text-properties officeooo:paragraph-rsid="00d2fc06"/>
    </style:style>
    <style:style style:name="P756" style:family="paragraph" style:parent-style-name="Standard">
      <style:paragraph-properties fo:line-height="150%"/>
      <style:text-properties officeooo:rsid="00d5826a" officeooo:paragraph-rsid="00d5826a"/>
    </style:style>
    <style:style style:name="P757" style:family="paragraph" style:parent-style-name="Standard">
      <style:text-properties officeooo:paragraph-rsid="00d77d7d"/>
    </style:style>
    <style:style style:name="P758" style:family="paragraph" style:parent-style-name="Standard">
      <style:text-properties officeooo:rsid="00d9c9e4" officeooo:paragraph-rsid="00d9c9e4"/>
    </style:style>
    <style:style style:name="P759" style:family="paragraph" style:parent-style-name="Standard">
      <style:text-properties officeooo:paragraph-rsid="00e5f586"/>
    </style:style>
    <style:style style:name="P760" style:family="paragraph" style:parent-style-name="Standard">
      <style:text-properties officeooo:paragraph-rsid="00eb50e0"/>
    </style:style>
    <style:style style:name="P761" style:family="paragraph" style:parent-style-name="Standard">
      <style:paragraph-properties fo:line-height="150%"/>
      <style:text-properties officeooo:rsid="00f2503e" officeooo:paragraph-rsid="00f2503e"/>
    </style:style>
    <style:style style:name="P762" style:family="paragraph" style:parent-style-name="Standard">
      <style:text-properties officeooo:rsid="00f2503e" officeooo:paragraph-rsid="01222be5"/>
    </style:style>
    <style:style style:name="P763" style:family="paragraph" style:parent-style-name="Standard">
      <style:text-properties officeooo:rsid="00d1487d" officeooo:paragraph-rsid="00d2fc06"/>
    </style:style>
    <style:style style:name="P764" style:family="paragraph" style:parent-style-name="Standard">
      <style:text-properties officeooo:paragraph-rsid="00f5260b"/>
    </style:style>
    <style:style style:name="P765" style:family="paragraph" style:parent-style-name="Standard">
      <style:text-properties officeooo:paragraph-rsid="010c486e"/>
    </style:style>
    <style:style style:name="P766" style:family="paragraph" style:parent-style-name="Standard">
      <style:text-properties officeooo:paragraph-rsid="00367935"/>
    </style:style>
    <style:style style:name="P767" style:family="paragraph" style:parent-style-name="Standard">
      <style:text-properties officeooo:paragraph-rsid="011fc384"/>
    </style:style>
    <style:style style:name="P768" style:family="paragraph" style:parent-style-name="Standard">
      <style:text-properties officeooo:paragraph-rsid="0122678f"/>
    </style:style>
    <style:style style:name="P769" style:family="paragraph" style:parent-style-name="Standard">
      <style:text-properties officeooo:paragraph-rsid="012dfde8"/>
    </style:style>
    <style:style style:name="P770" style:family="paragraph" style:parent-style-name="Standard">
      <style:text-properties officeooo:paragraph-rsid="0130fd48"/>
    </style:style>
    <style:style style:name="P771" style:family="paragraph" style:parent-style-name="Standard">
      <style:text-properties officeooo:paragraph-rsid="013282b3"/>
    </style:style>
    <style:style style:name="P772" style:family="paragraph" style:parent-style-name="Standard">
      <style:text-properties officeooo:paragraph-rsid="013f3c54"/>
    </style:style>
    <style:style style:name="P773" style:family="paragraph" style:parent-style-name="Standard">
      <style:text-properties officeooo:paragraph-rsid="0152f194"/>
    </style:style>
    <style:style style:name="P774" style:family="paragraph" style:parent-style-name="Standard">
      <style:text-properties officeooo:paragraph-rsid="0150aafa"/>
    </style:style>
    <style:style style:name="P775" style:family="paragraph" style:parent-style-name="Standard">
      <style:paragraph-properties fo:line-height="100%"/>
      <style:text-properties officeooo:paragraph-rsid="016aa5ac"/>
    </style:style>
    <style:style style:name="P776" style:family="paragraph" style:parent-style-name="Standard">
      <style:paragraph-properties fo:line-height="100%"/>
      <style:text-properties officeooo:paragraph-rsid="016d2800"/>
    </style:style>
    <style:style style:name="P777" style:family="paragraph" style:parent-style-name="Standard">
      <style:paragraph-properties fo:line-height="100%"/>
      <style:text-properties officeooo:paragraph-rsid="0171553b"/>
    </style:style>
    <style:style style:name="P778" style:family="paragraph" style:parent-style-name="Standard">
      <style:paragraph-properties fo:line-height="100%"/>
      <style:text-properties officeooo:paragraph-rsid="0176ee1b"/>
    </style:style>
    <style:style style:name="P779" style:family="paragraph" style:parent-style-name="Standard">
      <style:paragraph-properties fo:line-height="100%"/>
      <style:text-properties officeooo:paragraph-rsid="017941db"/>
    </style:style>
    <style:style style:name="P780" style:family="paragraph" style:parent-style-name="Standard">
      <style:paragraph-properties fo:line-height="100%"/>
      <style:text-properties officeooo:paragraph-rsid="017a7161"/>
    </style:style>
    <style:style style:name="P781" style:family="paragraph" style:parent-style-name="Standard">
      <style:paragraph-properties fo:line-height="100%"/>
      <style:text-properties officeooo:paragraph-rsid="018105ab"/>
    </style:style>
    <style:style style:name="P782" style:family="paragraph" style:parent-style-name="Standard">
      <style:paragraph-properties fo:line-height="100%"/>
      <style:text-properties officeooo:paragraph-rsid="01aaba73"/>
    </style:style>
    <style:style style:name="P783" style:family="paragraph" style:parent-style-name="Standard">
      <style:paragraph-properties fo:line-height="100%"/>
      <style:text-properties officeooo:paragraph-rsid="01abda5f"/>
    </style:style>
    <style:style style:name="P784" style:family="paragraph" style:parent-style-name="Standard">
      <style:paragraph-properties fo:line-height="100%"/>
      <style:text-properties officeooo:paragraph-rsid="01d3aa7e"/>
    </style:style>
    <style:style style:name="P785" style:family="paragraph" style:parent-style-name="Standard">
      <style:paragraph-properties fo:line-height="100%"/>
      <style:text-properties officeooo:paragraph-rsid="01e2b86d"/>
    </style:style>
    <style:style style:name="P786" style:family="paragraph" style:parent-style-name="Standard">
      <style:paragraph-properties fo:line-height="100%"/>
      <style:text-properties officeooo:paragraph-rsid="01e7ea9a"/>
    </style:style>
    <style:style style:name="P787" style:family="paragraph" style:parent-style-name="Standard">
      <style:paragraph-properties fo:line-height="100%"/>
      <style:text-properties officeooo:paragraph-rsid="01f79ca2"/>
    </style:style>
    <style:style style:name="P788" style:family="paragraph" style:parent-style-name="Standard">
      <style:paragraph-properties fo:line-height="100%"/>
      <style:text-properties officeooo:paragraph-rsid="020068b3"/>
    </style:style>
    <style:style style:name="P789" style:family="paragraph" style:parent-style-name="Standard">
      <style:paragraph-properties fo:line-height="100%"/>
      <style:text-properties officeooo:paragraph-rsid="0200b58e"/>
    </style:style>
    <style:style style:name="P790" style:family="paragraph" style:parent-style-name="Standard">
      <style:paragraph-properties fo:line-height="100%"/>
      <style:text-properties officeooo:paragraph-rsid="020131ae"/>
    </style:style>
    <style:style style:name="P791" style:family="paragraph" style:parent-style-name="Standard">
      <style:paragraph-properties fo:line-height="100%"/>
      <style:text-properties officeooo:paragraph-rsid="0212a48a"/>
    </style:style>
    <style:style style:name="P792" style:family="paragraph" style:parent-style-name="Standard">
      <style:paragraph-properties fo:line-height="100%"/>
      <style:text-properties officeooo:paragraph-rsid="01d522fe"/>
    </style:style>
    <style:style style:name="P793" style:family="paragraph" style:parent-style-name="Standard">
      <style:paragraph-properties fo:line-height="100%"/>
      <style:text-properties officeooo:paragraph-rsid="021920c6"/>
    </style:style>
    <style:style style:name="P794" style:family="paragraph" style:parent-style-name="Standard">
      <style:paragraph-properties fo:line-height="100%"/>
      <style:text-properties officeooo:paragraph-rsid="021bfb0f"/>
    </style:style>
    <style:style style:name="P795" style:family="paragraph" style:parent-style-name="Standard">
      <style:paragraph-properties fo:line-height="100%"/>
      <style:text-properties officeooo:paragraph-rsid="021d76dd"/>
    </style:style>
    <style:style style:name="P796" style:family="paragraph" style:parent-style-name="Standard">
      <style:paragraph-properties fo:line-height="100%"/>
      <style:text-properties officeooo:paragraph-rsid="01ec8e18"/>
    </style:style>
    <style:style style:name="P797" style:family="paragraph" style:parent-style-name="Standard">
      <style:paragraph-properties fo:line-height="100%"/>
      <style:text-properties officeooo:paragraph-rsid="0228bd00"/>
    </style:style>
    <style:style style:name="P798" style:family="paragraph" style:parent-style-name="Standard">
      <style:paragraph-properties fo:line-height="100%"/>
      <style:text-properties officeooo:paragraph-rsid="0239e044"/>
    </style:style>
    <style:style style:name="P799" style:family="paragraph" style:parent-style-name="Standard">
      <style:paragraph-properties fo:line-height="100%"/>
      <style:text-properties officeooo:paragraph-rsid="023e217a"/>
    </style:style>
    <style:style style:name="P800" style:family="paragraph" style:parent-style-name="Standard">
      <style:paragraph-properties fo:line-height="100%"/>
      <style:text-properties officeooo:paragraph-rsid="0245c9e7"/>
    </style:style>
    <style:style style:name="P801" style:family="paragraph" style:parent-style-name="Standard">
      <style:paragraph-properties fo:line-height="100%"/>
      <style:text-properties officeooo:paragraph-rsid="0248e2f5"/>
    </style:style>
    <style:style style:name="P802" style:family="paragraph" style:parent-style-name="Standard">
      <style:paragraph-properties fo:line-height="100%"/>
      <style:text-properties officeooo:paragraph-rsid="024d9b01"/>
    </style:style>
    <style:style style:name="P803" style:family="paragraph" style:parent-style-name="Standard">
      <style:paragraph-properties fo:line-height="100%"/>
      <style:text-properties officeooo:paragraph-rsid="02540cb9"/>
    </style:style>
    <style:style style:name="P804" style:family="paragraph" style:parent-style-name="Standard">
      <style:paragraph-properties fo:line-height="100%"/>
      <style:text-properties officeooo:paragraph-rsid="02656310"/>
    </style:style>
    <style:style style:name="P805" style:family="paragraph" style:parent-style-name="Standard">
      <style:paragraph-properties fo:line-height="100%"/>
      <style:text-properties officeooo:paragraph-rsid="0265f14b"/>
    </style:style>
    <style:style style:name="P806" style:family="paragraph" style:parent-style-name="Standard">
      <style:paragraph-properties fo:line-height="100%"/>
      <style:text-properties officeooo:paragraph-rsid="02778926"/>
    </style:style>
    <style:style style:name="P807" style:family="paragraph" style:parent-style-name="Standard">
      <style:paragraph-properties fo:line-height="100%"/>
      <style:text-properties officeooo:paragraph-rsid="0279658f"/>
    </style:style>
    <style:style style:name="P808" style:family="paragraph" style:parent-style-name="Standard">
      <style:paragraph-properties fo:line-height="100%"/>
      <style:text-properties officeooo:paragraph-rsid="027b57d1"/>
    </style:style>
    <style:style style:name="P809" style:family="paragraph" style:parent-style-name="Standard">
      <style:paragraph-properties fo:line-height="100%"/>
      <style:text-properties officeooo:paragraph-rsid="02819040"/>
    </style:style>
    <style:style style:name="P810" style:family="paragraph" style:parent-style-name="Standard">
      <style:paragraph-properties fo:line-height="100%"/>
      <style:text-properties officeooo:paragraph-rsid="028add40"/>
    </style:style>
    <style:style style:name="P811" style:family="paragraph" style:parent-style-name="Standard">
      <style:paragraph-properties fo:line-height="100%"/>
      <style:text-properties officeooo:paragraph-rsid="02939b7b"/>
    </style:style>
    <style:style style:name="P812" style:family="paragraph" style:parent-style-name="Standard">
      <style:paragraph-properties fo:line-height="100%"/>
      <style:text-properties officeooo:paragraph-rsid="0293a523"/>
    </style:style>
    <style:style style:name="P813" style:family="paragraph" style:parent-style-name="Standard">
      <style:paragraph-properties fo:line-height="100%"/>
      <style:text-properties officeooo:paragraph-rsid="0297c923"/>
    </style:style>
    <style:style style:name="P814" style:family="paragraph" style:parent-style-name="Standard">
      <style:paragraph-properties fo:line-height="100%"/>
      <style:text-properties officeooo:paragraph-rsid="029bb505"/>
    </style:style>
    <style:style style:name="P815" style:family="paragraph" style:parent-style-name="Standard">
      <style:paragraph-properties fo:line-height="100%"/>
      <style:text-properties officeooo:paragraph-rsid="02a71f0b"/>
    </style:style>
    <style:style style:name="P816" style:family="paragraph" style:parent-style-name="Standard">
      <style:paragraph-properties fo:line-height="100%"/>
      <style:text-properties officeooo:paragraph-rsid="027c1b85"/>
    </style:style>
    <style:style style:name="P817" style:family="paragraph" style:parent-style-name="Standard">
      <style:paragraph-properties fo:line-height="100%"/>
      <style:text-properties officeooo:paragraph-rsid="0045286d"/>
    </style:style>
    <style:style style:name="P818" style:family="paragraph" style:parent-style-name="Standard">
      <style:paragraph-properties fo:line-height="100%"/>
      <style:text-properties officeooo:paragraph-rsid="02bd01a2"/>
    </style:style>
    <style:style style:name="P819" style:family="paragraph" style:parent-style-name="Standard">
      <style:paragraph-properties fo:line-height="100%"/>
      <style:text-properties officeooo:paragraph-rsid="02d5eaee"/>
    </style:style>
    <style:style style:name="P820" style:family="paragraph" style:parent-style-name="Standard">
      <style:paragraph-properties fo:line-height="100%"/>
      <style:text-properties officeooo:paragraph-rsid="02e4f960"/>
    </style:style>
    <style:style style:name="P821" style:family="paragraph" style:parent-style-name="Standard">
      <style:paragraph-properties fo:line-height="100%"/>
      <style:text-properties officeooo:paragraph-rsid="02eac01d"/>
    </style:style>
    <style:style style:name="P822" style:family="paragraph" style:parent-style-name="Standard">
      <style:paragraph-properties fo:line-height="100%"/>
      <style:text-properties officeooo:paragraph-rsid="02f17ec6"/>
    </style:style>
    <style:style style:name="P823" style:family="paragraph" style:parent-style-name="Standard">
      <style:paragraph-properties fo:line-height="100%"/>
      <style:text-properties officeooo:paragraph-rsid="02fda6ef"/>
    </style:style>
    <style:style style:name="P824" style:family="paragraph" style:parent-style-name="Standard">
      <style:paragraph-properties fo:line-height="100%"/>
      <style:text-properties officeooo:paragraph-rsid="03040c1c"/>
    </style:style>
    <style:style style:name="P825" style:family="paragraph" style:parent-style-name="Standard">
      <style:paragraph-properties fo:line-height="100%"/>
      <style:text-properties officeooo:paragraph-rsid="03049b98"/>
    </style:style>
    <style:style style:name="P826" style:family="paragraph" style:parent-style-name="Standard">
      <style:paragraph-properties fo:line-height="100%"/>
      <style:text-properties officeooo:paragraph-rsid="0305aebe"/>
    </style:style>
    <style:style style:name="P827" style:family="paragraph" style:parent-style-name="Standard">
      <style:paragraph-properties fo:line-height="100%"/>
      <style:text-properties officeooo:paragraph-rsid="03061f93"/>
    </style:style>
    <style:style style:name="P828" style:family="paragraph" style:parent-style-name="Standard">
      <style:paragraph-properties fo:line-height="100%"/>
      <style:text-properties officeooo:paragraph-rsid="03153caa"/>
    </style:style>
    <style:style style:name="P829" style:family="paragraph" style:parent-style-name="Standard">
      <style:paragraph-properties fo:line-height="100%"/>
      <style:text-properties officeooo:paragraph-rsid="03343ce6"/>
    </style:style>
    <style:style style:name="P830" style:family="paragraph" style:parent-style-name="Standard">
      <style:paragraph-properties fo:line-height="100%"/>
      <style:text-properties officeooo:paragraph-rsid="03349842"/>
    </style:style>
    <style:style style:name="P831" style:family="paragraph" style:parent-style-name="Standard">
      <style:paragraph-properties fo:line-height="100%"/>
      <style:text-properties officeooo:paragraph-rsid="033f17a3"/>
    </style:style>
    <style:style style:name="P832" style:family="paragraph" style:parent-style-name="Standard">
      <style:paragraph-properties fo:line-height="100%"/>
      <style:text-properties officeooo:paragraph-rsid="034172a0"/>
    </style:style>
    <style:style style:name="P833" style:family="paragraph" style:parent-style-name="Standard">
      <style:paragraph-properties fo:line-height="100%"/>
      <style:text-properties officeooo:paragraph-rsid="034adc9b"/>
    </style:style>
    <style:style style:name="P834" style:family="paragraph" style:parent-style-name="Standard">
      <style:paragraph-properties fo:line-height="100%"/>
      <style:text-properties officeooo:paragraph-rsid="034f33b6"/>
    </style:style>
    <style:style style:name="P835" style:family="paragraph" style:parent-style-name="Standard">
      <style:paragraph-properties fo:line-height="100%"/>
      <style:text-properties officeooo:paragraph-rsid="034f680a"/>
    </style:style>
    <style:style style:name="P836" style:family="paragraph" style:parent-style-name="Standard">
      <style:paragraph-properties fo:line-height="100%"/>
      <style:text-properties officeooo:paragraph-rsid="035051aa"/>
    </style:style>
    <style:style style:name="P837" style:family="paragraph" style:parent-style-name="Standard">
      <style:paragraph-properties fo:line-height="100%"/>
      <style:text-properties officeooo:paragraph-rsid="0369854f"/>
    </style:style>
    <style:style style:name="P838" style:family="paragraph" style:parent-style-name="Standard">
      <style:paragraph-properties fo:line-height="100%"/>
      <style:text-properties officeooo:paragraph-rsid="03963307"/>
    </style:style>
    <style:style style:name="P839" style:family="paragraph" style:parent-style-name="Standard">
      <style:paragraph-properties fo:line-height="100%"/>
      <style:text-properties officeooo:paragraph-rsid="039c640b"/>
    </style:style>
    <style:style style:name="P840" style:family="paragraph" style:parent-style-name="Standard">
      <style:paragraph-properties fo:line-height="100%"/>
      <style:text-properties officeooo:paragraph-rsid="039e9821"/>
    </style:style>
    <style:style style:name="P841" style:family="paragraph" style:parent-style-name="Standard">
      <style:paragraph-properties fo:line-height="100%"/>
      <style:text-properties officeooo:paragraph-rsid="03a073aa"/>
    </style:style>
    <style:style style:name="P842" style:family="paragraph" style:parent-style-name="Standard">
      <style:paragraph-properties fo:line-height="100%"/>
      <style:text-properties officeooo:paragraph-rsid="03b1fbc9"/>
    </style:style>
    <style:style style:name="P843" style:family="paragraph" style:parent-style-name="Standard">
      <style:paragraph-properties fo:line-height="100%"/>
      <style:text-properties officeooo:paragraph-rsid="03c51260"/>
    </style:style>
    <style:style style:name="P844" style:family="paragraph" style:parent-style-name="Standard">
      <style:paragraph-properties fo:line-height="100%"/>
      <style:text-properties officeooo:paragraph-rsid="03eb005c"/>
    </style:style>
    <style:style style:name="P845" style:family="paragraph" style:parent-style-name="Standard">
      <style:paragraph-properties fo:line-height="100%"/>
      <style:text-properties officeooo:paragraph-rsid="03f0c84b"/>
    </style:style>
    <style:style style:name="P846" style:family="paragraph" style:parent-style-name="Standard">
      <style:paragraph-properties fo:line-height="100%"/>
      <style:text-properties officeooo:paragraph-rsid="03e90de3"/>
    </style:style>
    <style:style style:name="P847" style:family="paragraph" style:parent-style-name="Standard">
      <style:paragraph-properties fo:line-height="100%"/>
      <style:text-properties officeooo:paragraph-rsid="03f27278"/>
    </style:style>
    <style:style style:name="P848" style:family="paragraph" style:parent-style-name="Standard">
      <style:paragraph-properties fo:line-height="100%"/>
      <style:text-properties officeooo:paragraph-rsid="03fd5e01"/>
    </style:style>
    <style:style style:name="P849" style:family="paragraph" style:parent-style-name="Standard">
      <style:paragraph-properties fo:line-height="100%"/>
      <style:text-properties officeooo:paragraph-rsid="0400a6e4"/>
    </style:style>
    <style:style style:name="P850" style:family="paragraph" style:parent-style-name="Standard">
      <style:paragraph-properties fo:line-height="100%"/>
      <style:text-properties officeooo:paragraph-rsid="0404aa05"/>
    </style:style>
    <style:style style:name="P851" style:family="paragraph" style:parent-style-name="Standard">
      <style:paragraph-properties fo:line-height="100%"/>
      <style:text-properties officeooo:paragraph-rsid="04102973"/>
    </style:style>
    <style:style style:name="P852" style:family="paragraph" style:parent-style-name="Standard">
      <style:paragraph-properties fo:line-height="100%"/>
      <style:text-properties officeooo:paragraph-rsid="041e6a3e"/>
    </style:style>
    <style:style style:name="P853" style:family="paragraph" style:parent-style-name="Standard">
      <style:paragraph-properties fo:line-height="100%"/>
      <style:text-properties officeooo:paragraph-rsid="03a31e81"/>
    </style:style>
    <style:style style:name="P854" style:family="paragraph" style:parent-style-name="Standard">
      <style:paragraph-properties fo:line-height="100%"/>
      <style:text-properties officeooo:paragraph-rsid="043fc929"/>
    </style:style>
    <style:style style:name="P855" style:family="paragraph" style:parent-style-name="Standard">
      <style:paragraph-properties fo:line-height="100%"/>
      <style:text-properties officeooo:paragraph-rsid="043a0ede"/>
    </style:style>
    <style:style style:name="P856" style:family="paragraph" style:parent-style-name="Standard">
      <style:paragraph-properties fo:line-height="100%"/>
      <style:text-properties officeooo:paragraph-rsid="04518e70"/>
    </style:style>
    <style:style style:name="P857" style:family="paragraph" style:parent-style-name="Standard">
      <style:paragraph-properties fo:line-height="100%"/>
      <style:text-properties officeooo:paragraph-rsid="04592f7c"/>
    </style:style>
    <style:style style:name="P858" style:family="paragraph" style:parent-style-name="Standard">
      <style:paragraph-properties fo:line-height="100%"/>
      <style:text-properties officeooo:paragraph-rsid="03becfb9"/>
    </style:style>
    <style:style style:name="P859" style:family="paragraph" style:parent-style-name="Standard">
      <style:paragraph-properties fo:line-height="100%"/>
      <style:text-properties officeooo:paragraph-rsid="0473548b"/>
    </style:style>
    <style:style style:name="P860" style:family="paragraph" style:parent-style-name="Standard">
      <style:paragraph-properties fo:line-height="100%"/>
      <style:text-properties officeooo:paragraph-rsid="0411d16e"/>
    </style:style>
    <style:style style:name="P861" style:family="paragraph" style:parent-style-name="Standard">
      <style:paragraph-properties fo:line-height="100%"/>
      <style:text-properties officeooo:paragraph-rsid="041746e7"/>
    </style:style>
    <style:style style:name="P862" style:family="paragraph" style:parent-style-name="Standard">
      <style:paragraph-properties fo:line-height="100%"/>
      <style:text-properties officeooo:paragraph-rsid="043c6125"/>
    </style:style>
    <style:style style:name="P863" style:family="paragraph" style:parent-style-name="Standard">
      <style:paragraph-properties fo:line-height="100%"/>
      <style:text-properties officeooo:paragraph-rsid="04472f62"/>
    </style:style>
    <style:style style:name="P864" style:family="paragraph" style:parent-style-name="Standard">
      <style:paragraph-properties fo:line-height="100%"/>
      <style:text-properties officeooo:paragraph-rsid="03fc17c3"/>
    </style:style>
    <style:style style:name="P865" style:family="paragraph" style:parent-style-name="Standard">
      <style:paragraph-properties fo:line-height="100%"/>
      <style:text-properties officeooo:paragraph-rsid="039292f6"/>
    </style:style>
    <style:style style:name="P866" style:family="paragraph" style:parent-style-name="Standard">
      <style:paragraph-properties fo:line-height="100%"/>
      <style:text-properties officeooo:paragraph-rsid="0486c03e"/>
    </style:style>
    <style:style style:name="P867" style:family="paragraph" style:parent-style-name="Standard">
      <style:paragraph-properties fo:line-height="100%"/>
      <style:text-properties officeooo:paragraph-rsid="048ffd4a"/>
    </style:style>
    <style:style style:name="P868" style:family="paragraph" style:parent-style-name="Standard">
      <style:paragraph-properties fo:line-height="100%"/>
      <style:text-properties officeooo:paragraph-rsid="04915c32"/>
    </style:style>
    <style:style style:name="P869" style:family="paragraph" style:parent-style-name="Standard">
      <style:paragraph-properties fo:line-height="100%"/>
      <style:text-properties officeooo:paragraph-rsid="0496a172"/>
    </style:style>
    <style:style style:name="P870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871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872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875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87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88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881" style:family="paragraph" style:parent-style-name="Standard">
      <style:text-properties fo:color="#c9211e" officeooo:rsid="003eeb50" officeooo:paragraph-rsid="00ac1d69"/>
    </style:style>
    <style:style style:name="P882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officeooo:rsid="016b9044" officeooo:paragraph-rsid="016b9044"/>
    </style:style>
    <style:style style:name="P884" style:family="paragraph" style:parent-style-name="Standard">
      <style:paragraph-properties fo:line-height="100%"/>
      <style:text-properties officeooo:rsid="01a2dcc2" officeooo:paragraph-rsid="01a2dcc2"/>
    </style:style>
    <style:style style:name="P885" style:family="paragraph" style:parent-style-name="Standard">
      <style:paragraph-properties fo:line-height="100%"/>
      <style:text-properties officeooo:rsid="01a92b83" officeooo:paragraph-rsid="01abda5f"/>
    </style:style>
    <style:style style:name="P886" style:family="paragraph" style:parent-style-name="Standard">
      <style:paragraph-properties fo:line-height="100%"/>
      <style:text-properties officeooo:rsid="01b78805" officeooo:paragraph-rsid="01b9977e"/>
    </style:style>
    <style:style style:name="P887" style:family="paragraph" style:parent-style-name="Standard">
      <style:paragraph-properties fo:line-height="100%"/>
      <style:text-properties officeooo:rsid="01b78805" officeooo:paragraph-rsid="020d39a8"/>
    </style:style>
    <style:style style:name="P888" style:family="paragraph" style:parent-style-name="Standard">
      <style:paragraph-properties fo:line-height="100%"/>
      <style:text-properties officeooo:rsid="01bcc73c" officeooo:paragraph-rsid="01bcc73c"/>
    </style:style>
    <style:style style:name="P889" style:family="paragraph" style:parent-style-name="Standard">
      <style:paragraph-properties fo:line-height="100%"/>
      <style:text-properties officeooo:rsid="01cb0c6f" officeooo:paragraph-rsid="01cb0c6f"/>
    </style:style>
    <style:style style:name="P890" style:family="paragraph" style:parent-style-name="Standard">
      <style:paragraph-properties fo:line-height="100%"/>
      <style:text-properties officeooo:rsid="01cd0839" officeooo:paragraph-rsid="01cd0839"/>
    </style:style>
    <style:style style:name="P891" style:family="paragraph" style:parent-style-name="Standard">
      <style:paragraph-properties fo:line-height="100%"/>
      <style:text-properties officeooo:rsid="01e4a612" officeooo:paragraph-rsid="01e4a612"/>
    </style:style>
    <style:style style:name="P892" style:family="paragraph" style:parent-style-name="Standard">
      <style:paragraph-properties fo:line-height="100%"/>
      <style:text-properties officeooo:rsid="022b7ea9" officeooo:paragraph-rsid="022b7ea9"/>
    </style:style>
    <style:style style:name="P893" style:family="paragraph" style:parent-style-name="Standard">
      <style:paragraph-properties fo:line-height="100%"/>
      <style:text-properties officeooo:rsid="022dff2a" officeooo:paragraph-rsid="022dff2a"/>
    </style:style>
    <style:style style:name="P894" style:family="paragraph" style:parent-style-name="Standard">
      <style:text-properties officeooo:paragraph-rsid="0275c15d"/>
    </style:style>
    <style:style style:name="P895" style:family="paragraph" style:parent-style-name="Standard">
      <style:paragraph-properties fo:line-height="100%"/>
      <style:text-properties officeooo:rsid="02819040" officeooo:paragraph-rsid="028fc45c"/>
    </style:style>
    <style:style style:name="P896" style:family="paragraph" style:parent-style-name="Standard">
      <style:paragraph-properties fo:line-height="100%"/>
      <style:text-properties officeooo:rsid="0285839b" officeooo:paragraph-rsid="0288fb00"/>
    </style:style>
    <style:style style:name="P897" style:family="paragraph" style:parent-style-name="Standard">
      <style:paragraph-properties fo:line-height="100%"/>
      <style:text-properties officeooo:rsid="0297c923" officeooo:paragraph-rsid="0297c923"/>
    </style:style>
    <style:style style:name="P898" style:family="paragraph" style:parent-style-name="Standard">
      <style:paragraph-properties fo:line-height="100%"/>
      <style:text-properties officeooo:rsid="029ac75f" officeooo:paragraph-rsid="029ac75f"/>
    </style:style>
    <style:style style:name="P899" style:family="paragraph" style:parent-style-name="Standard">
      <style:text-properties officeooo:paragraph-rsid="00bfa17d"/>
    </style:style>
    <style:style style:name="P900" style:family="paragraph" style:parent-style-name="Standard">
      <style:text-properties officeooo:paragraph-rsid="00bd11a0"/>
    </style:style>
    <style:style style:name="P901" style:family="paragraph" style:parent-style-name="Standard">
      <style:paragraph-properties fo:line-height="100%"/>
      <style:text-properties officeooo:rsid="02540cb9" officeooo:paragraph-rsid="02bd01a2"/>
    </style:style>
    <style:style style:name="P902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903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904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00%"/>
      <style:text-properties officeooo:rsid="02da5175" officeooo:paragraph-rsid="02da5175"/>
    </style:style>
    <style:style style:name="P906" style:family="paragraph" style:parent-style-name="Standard">
      <style:paragraph-properties fo:line-height="100%"/>
      <style:text-properties officeooo:rsid="02e4f960" officeooo:paragraph-rsid="02e4f960"/>
    </style:style>
    <style:style style:name="P907" style:family="paragraph" style:parent-style-name="Standard">
      <style:paragraph-properties fo:line-height="100%"/>
      <style:text-properties officeooo:rsid="02eabaea" officeooo:paragraph-rsid="02eabaea"/>
    </style:style>
    <style:style style:name="P908" style:family="paragraph" style:parent-style-name="Standard">
      <style:paragraph-properties fo:line-height="100%"/>
      <style:text-properties officeooo:rsid="02eac01d" officeooo:paragraph-rsid="02eac01d"/>
    </style:style>
    <style:style style:name="P909" style:family="paragraph" style:parent-style-name="Standard">
      <style:paragraph-properties fo:line-height="100%"/>
      <style:text-properties officeooo:rsid="02eb27fd" officeooo:paragraph-rsid="02ec089f"/>
    </style:style>
    <style:style style:name="P910" style:family="paragraph" style:parent-style-name="Standard">
      <style:text-properties officeooo:paragraph-rsid="02ecf51e"/>
    </style:style>
    <style:style style:name="P911" style:family="paragraph" style:parent-style-name="Standard">
      <style:text-properties officeooo:paragraph-rsid="02f17ec6"/>
    </style:style>
    <style:style style:name="P912" style:family="paragraph" style:parent-style-name="Standard">
      <style:paragraph-properties fo:line-height="100%"/>
      <style:text-properties officeooo:rsid="02e59398" officeooo:paragraph-rsid="03049b98"/>
    </style:style>
    <style:style style:name="P913" style:family="paragraph" style:parent-style-name="Standard">
      <style:paragraph-properties fo:line-height="150%"/>
      <style:text-properties officeooo:rsid="02e59398" officeooo:paragraph-rsid="03049b98"/>
    </style:style>
    <style:style style:name="P914" style:family="paragraph" style:parent-style-name="Standard">
      <style:paragraph-properties fo:line-height="100%"/>
      <style:text-properties officeooo:rsid="022ee1ec" officeooo:paragraph-rsid="022ee1ec"/>
    </style:style>
    <style:style style:name="P915" style:family="paragraph" style:parent-style-name="Standard">
      <style:text-properties officeooo:paragraph-rsid="03061f93"/>
    </style:style>
    <style:style style:name="P916" style:family="paragraph" style:parent-style-name="Standard">
      <style:paragraph-properties fo:line-height="100%"/>
      <style:text-properties officeooo:rsid="0346a444" officeooo:paragraph-rsid="0346a444"/>
    </style:style>
    <style:style style:name="P917" style:family="paragraph" style:parent-style-name="Standard">
      <style:text-properties officeooo:paragraph-rsid="03733aab"/>
    </style:style>
    <style:style style:name="P918" style:family="paragraph" style:parent-style-name="Standard">
      <style:paragraph-properties fo:line-height="100%"/>
      <style:text-properties officeooo:rsid="038a2c81" officeooo:paragraph-rsid="039e9821"/>
    </style:style>
    <style:style style:name="P919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920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92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924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926" style:family="paragraph" style:parent-style-name="Standard">
      <style:paragraph-properties fo:line-height="100%"/>
      <style:text-properties fo:color="#ff0000" officeooo:paragraph-rsid="042824b8"/>
    </style:style>
    <style:style style:name="P927" style:family="paragraph" style:parent-style-name="Standard">
      <style:paragraph-properties fo:line-height="100%"/>
      <style:text-properties officeooo:rsid="03a4e520" officeooo:paragraph-rsid="03a4e520"/>
    </style:style>
    <style:style style:name="P928" style:family="paragraph" style:parent-style-name="Standard">
      <style:paragraph-properties fo:line-height="100%"/>
      <style:text-properties officeooo:rsid="03a073aa" officeooo:paragraph-rsid="03a073aa"/>
    </style:style>
    <style:style style:name="P929" style:family="paragraph" style:parent-style-name="Standard">
      <style:text-properties officeooo:paragraph-rsid="00c0d7c6"/>
    </style:style>
    <style:style style:name="P930" style:family="paragraph" style:parent-style-name="Standard">
      <style:text-properties officeooo:paragraph-rsid="03e93625"/>
    </style:style>
    <style:style style:name="P931" style:family="paragraph" style:parent-style-name="Standard">
      <style:text-properties officeooo:rsid="0019f535" officeooo:paragraph-rsid="03e93625"/>
    </style:style>
    <style:style style:name="P932" style:family="paragraph" style:parent-style-name="Standard">
      <style:paragraph-properties fo:line-height="100%"/>
      <style:text-properties officeooo:rsid="045a6b37" officeooo:paragraph-rsid="045a6b37"/>
    </style:style>
    <style:style style:name="P933" style:family="paragraph" style:parent-style-name="Standard">
      <style:text-properties officeooo:paragraph-rsid="00118c4a"/>
    </style:style>
    <style:style style:name="P934" style:family="paragraph" style:parent-style-name="Standard">
      <style:paragraph-properties fo:line-height="100%"/>
      <style:text-properties officeooo:rsid="048fe3f8" officeooo:paragraph-rsid="048ffd4a"/>
    </style:style>
    <style:style style:name="P935" style:family="paragraph" style:parent-style-name="Standard">
      <style:paragraph-properties fo:line-height="100%"/>
      <style:text-properties officeooo:rsid="0494bc64" officeooo:paragraph-rsid="0494bc64"/>
    </style:style>
    <style:style style:name="P936" style:family="paragraph" style:parent-style-name="Standard">
      <style:paragraph-properties fo:line-height="100%"/>
      <style:text-properties officeooo:rsid="0497dc28" officeooo:paragraph-rsid="0497dc28"/>
    </style:style>
    <style:style style:name="P937" style:family="paragraph" style:parent-style-name="Standard">
      <style:paragraph-properties fo:line-height="150%"/>
      <style:text-properties officeooo:rsid="049a8a7e" officeooo:paragraph-rsid="049a8a7e"/>
    </style:style>
    <style:style style:name="P938" style:family="paragraph" style:parent-style-name="Standard">
      <style:paragraph-properties fo:line-height="100%"/>
      <style:text-properties officeooo:rsid="049c223c" officeooo:paragraph-rsid="049c223c"/>
    </style:style>
    <style:style style:name="P939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940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941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942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943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94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945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946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947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948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949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950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951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952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953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954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955" style:family="paragraph" style:parent-style-name="Table_20_Contents">
      <style:paragraph-properties fo:text-align="center" style:justify-single-word="false"/>
    </style:style>
    <style:style style:name="P956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957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958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959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960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961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962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963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964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965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966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967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968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969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970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971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972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973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974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975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976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977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978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979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980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981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982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983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984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985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986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987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988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989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990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991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992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993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994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995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996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997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998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999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000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001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002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003" style:family="paragraph" style:parent-style-name="Standard">
      <style:paragraph-properties fo:line-height="150%" fo:break-before="page"/>
      <style:text-properties officeooo:paragraph-rsid="02d98b08"/>
    </style:style>
    <style:style style:name="P1004" style:family="paragraph" style:parent-style-name="Standard">
      <style:paragraph-properties fo:line-height="150%" fo:break-before="page"/>
      <style:text-properties officeooo:paragraph-rsid="03fd5e01"/>
    </style:style>
    <style:style style:name="P1005" style:family="paragraph" style:parent-style-name="Standard">
      <style:paragraph-properties fo:line-height="100%" fo:break-before="page"/>
      <style:text-properties officeooo:paragraph-rsid="024c0a42"/>
    </style:style>
    <style:style style:name="P1006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break-before="page"/>
      <style:text-properties officeooo:paragraph-rsid="009622c6"/>
    </style:style>
    <style:style style:name="P100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09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010" style:family="paragraph" style:parent-style-name="Standard" style:list-style-name="L1">
      <style:text-properties officeooo:paragraph-rsid="0013268f"/>
    </style:style>
    <style:style style:name="P1011" style:family="paragraph" style:parent-style-name="Standard" style:list-style-name="L1">
      <style:text-properties officeooo:rsid="0013268f" officeooo:paragraph-rsid="0013268f"/>
    </style:style>
    <style:style style:name="P1012" style:family="paragraph" style:parent-style-name="Standard" style:list-style-name="L2">
      <style:text-properties style:use-window-font-color="true" officeooo:paragraph-rsid="00118c4a"/>
    </style:style>
    <style:style style:name="P1013" style:family="paragraph" style:parent-style-name="Standard" style:list-style-name="L2">
      <style:text-properties style:use-window-font-color="true" officeooo:rsid="0011b025" officeooo:paragraph-rsid="0011b025"/>
    </style:style>
    <style:style style:name="P1014" style:family="paragraph" style:parent-style-name="Standard" style:list-style-name="L4">
      <style:text-properties style:use-window-font-color="true" officeooo:rsid="00a8a4b1" officeooo:paragraph-rsid="02be3c45"/>
    </style:style>
    <style:style style:name="P1015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016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01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018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019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020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021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02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023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024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025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026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027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028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029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30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31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032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3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4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5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6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037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038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039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040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04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04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043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044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045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04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104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049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050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51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52" style:family="paragraph" style:parent-style-name="Standard" style:list-style-name="L43">
      <style:text-properties style:use-window-font-color="true" officeooo:paragraph-rsid="02edc963"/>
    </style:style>
    <style:style style:name="P1053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054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55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05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5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058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60" style:family="paragraph" style:parent-style-name="Standard" style:list-style-name="L3">
      <style:text-properties officeooo:rsid="0012a0dc" officeooo:paragraph-rsid="0012a0dc"/>
    </style:style>
    <style:style style:name="P1061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062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063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064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065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066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1067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1068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1069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1070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1071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072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073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074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075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076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77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78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79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080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081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082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083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084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085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086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087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088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089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090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091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092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1093" style:family="paragraph" style:parent-style-name="Standard" style:list-style-name="L7">
      <style:text-properties officeooo:rsid="0033fbdf" officeooo:paragraph-rsid="0033fbdf"/>
    </style:style>
    <style:style style:name="P1094" style:family="paragraph" style:parent-style-name="Standard" style:list-style-name="L11">
      <style:text-properties officeooo:rsid="0033fbdf" officeooo:paragraph-rsid="0106c767"/>
    </style:style>
    <style:style style:name="P1095" style:family="paragraph" style:parent-style-name="Standard" style:list-style-name="L8">
      <style:text-properties officeooo:paragraph-rsid="005b5cd3"/>
    </style:style>
    <style:style style:name="P1096" style:family="paragraph" style:parent-style-name="Standard" style:list-style-name="L9">
      <style:text-properties officeooo:paragraph-rsid="00367935"/>
    </style:style>
    <style:style style:name="P1097" style:family="paragraph" style:parent-style-name="Standard" style:list-style-name="L9">
      <style:text-properties officeooo:rsid="00367935" officeooo:paragraph-rsid="00367935"/>
    </style:style>
    <style:style style:name="P1098" style:family="paragraph" style:parent-style-name="Standard" style:list-style-name="L10">
      <style:text-properties officeooo:rsid="00386ddb" officeooo:paragraph-rsid="00386ddb"/>
    </style:style>
    <style:style style:name="P1099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100" style:family="paragraph" style:parent-style-name="Standard" style:list-style-name="L20">
      <style:text-properties officeooo:paragraph-rsid="00a4ce44"/>
    </style:style>
    <style:style style:name="P1101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102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103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104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105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106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107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108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109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110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111" style:family="paragraph" style:parent-style-name="Standard" style:list-style-name="L25">
      <style:text-properties officeooo:paragraph-rsid="00beb82f"/>
    </style:style>
    <style:style style:name="P1112" style:family="paragraph" style:parent-style-name="Standard" style:list-style-name="L26">
      <style:text-properties officeooo:paragraph-rsid="00d139a0"/>
    </style:style>
    <style:style style:name="P1113" style:family="paragraph" style:parent-style-name="Standard" style:list-style-name="L29">
      <style:text-properties officeooo:paragraph-rsid="00f2503e"/>
    </style:style>
    <style:style style:name="P1114" style:family="paragraph" style:parent-style-name="Standard" style:list-style-name="L30">
      <style:text-properties officeooo:rsid="00f3f4f5" officeooo:paragraph-rsid="00f5260b"/>
    </style:style>
    <style:style style:name="P1115" style:family="paragraph" style:parent-style-name="Standard" style:list-style-name="L30">
      <style:text-properties officeooo:rsid="00f3f4f5" officeooo:paragraph-rsid="00f3f4f5"/>
    </style:style>
    <style:style style:name="P1116" style:family="paragraph" style:parent-style-name="Standard" style:list-style-name="L33">
      <style:paragraph-properties fo:line-height="100%"/>
      <style:text-properties officeooo:paragraph-rsid="01b5c969"/>
    </style:style>
    <style:style style:name="P1117" style:family="paragraph" style:parent-style-name="Standard" style:list-style-name="L58">
      <style:paragraph-properties fo:line-height="100%"/>
      <style:text-properties officeooo:paragraph-rsid="0346a444"/>
    </style:style>
    <style:style style:name="P1118" style:family="paragraph" style:parent-style-name="Standard" style:list-style-name="L63">
      <style:paragraph-properties fo:line-height="100%"/>
      <style:text-properties officeooo:paragraph-rsid="03ec3a95"/>
    </style:style>
    <style:style style:name="P1119" style:family="paragraph" style:parent-style-name="Standard" style:list-style-name="L64">
      <style:paragraph-properties fo:line-height="100%"/>
      <style:text-properties officeooo:paragraph-rsid="03ed0846"/>
    </style:style>
    <style:style style:name="P1120" style:family="paragraph" style:parent-style-name="Standard">
      <style:paragraph-properties fo:line-height="100%"/>
      <style:text-properties officeooo:paragraph-rsid="04a08898"/>
    </style:style>
    <style:style style:name="P1121" style:family="paragraph" style:parent-style-name="Standard" style:list-style-name="L68">
      <style:paragraph-properties fo:line-height="100%"/>
      <style:text-properties officeooo:paragraph-rsid="04a57ad8"/>
    </style:style>
    <style:style style:name="P1122" style:family="paragraph" style:parent-style-name="Standard">
      <style:paragraph-properties fo:line-height="100%"/>
      <style:text-properties officeooo:paragraph-rsid="04a6679a"/>
    </style:style>
    <style:style style:name="P1123" style:family="paragraph" style:parent-style-name="Standard" style:list-style-name="L69">
      <style:paragraph-properties fo:line-height="100%"/>
      <style:text-properties officeooo:paragraph-rsid="04a8203c"/>
    </style:style>
    <style:style style:name="P1124" style:family="paragraph" style:parent-style-name="Standard">
      <style:paragraph-properties fo:line-height="100%"/>
      <style:text-properties officeooo:paragraph-rsid="04ad05fc"/>
    </style:style>
    <style:style style:name="P1125" style:family="paragraph" style:parent-style-name="Standard">
      <style:paragraph-properties fo:line-height="100%"/>
      <style:text-properties officeooo:paragraph-rsid="04b3c5c0"/>
    </style:style>
    <style:style style:name="P1126" style:family="paragraph" style:parent-style-name="Standard">
      <style:paragraph-properties fo:line-height="100%"/>
      <style:text-properties officeooo:paragraph-rsid="04b80b14"/>
    </style:style>
    <style:style style:name="P1127" style:family="paragraph" style:parent-style-name="Standard">
      <style:paragraph-properties fo:line-height="100%"/>
      <style:text-properties officeooo:paragraph-rsid="04ba1b39"/>
    </style:style>
    <style:style style:name="P1128" style:family="paragraph" style:parent-style-name="Standard">
      <style:paragraph-properties fo:line-height="100%"/>
      <style:text-properties officeooo:paragraph-rsid="04bc7059"/>
    </style:style>
    <style:style style:name="P1129" style:family="paragraph" style:parent-style-name="Standard">
      <style:paragraph-properties fo:line-height="100%"/>
      <style:text-properties officeooo:paragraph-rsid="02ec4cc6"/>
    </style:style>
    <style:style style:name="P1130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131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132" style:family="paragraph" style:parent-style-name="Standard" style:list-style-name="L44">
      <style:paragraph-properties fo:line-height="150%"/>
      <style:text-properties officeooo:paragraph-rsid="02df5c92"/>
    </style:style>
    <style:style style:name="P1133" style:family="paragraph" style:parent-style-name="Standard" style:list-style-name="L44">
      <style:paragraph-properties fo:line-height="150%"/>
      <style:text-properties officeooo:paragraph-rsid="02e142ec"/>
    </style:style>
    <style:style style:name="P1134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135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136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137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138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139" style:family="paragraph" style:parent-style-name="Standard">
      <style:paragraph-properties fo:line-height="100%"/>
      <style:text-properties officeooo:rsid="04a08898" officeooo:paragraph-rsid="04a08898"/>
    </style:style>
    <style:style style:name="P1140" style:family="paragraph" style:parent-style-name="Standard">
      <style:paragraph-properties fo:line-height="100%"/>
      <style:text-properties fo:color="#ff0000" officeooo:paragraph-rsid="04a3261f"/>
    </style:style>
    <style:style style:name="P1141" style:family="paragraph" style:parent-style-name="Standard">
      <style:paragraph-properties fo:line-height="100%"/>
      <style:text-properties officeooo:rsid="04a6595a" officeooo:paragraph-rsid="04a6595a"/>
    </style:style>
    <style:style style:name="P1142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143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144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145" style:family="paragraph" style:parent-style-name="Standard">
      <style:paragraph-properties fo:line-height="100%"/>
      <style:text-properties fo:font-weight="bold" officeooo:rsid="027df911" officeooo:paragraph-rsid="027df911" style:font-weight-asian="bold" style:font-weight-complex="bold"/>
    </style:style>
    <style:style style:name="P1146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147" style:family="paragraph" style:parent-style-name="Standard" style:list-style-name="L69">
      <style:paragraph-properties fo:line-height="100%"/>
      <style:text-properties officeooo:rsid="04a8203c" officeooo:paragraph-rsid="04a8203c"/>
    </style:style>
    <style:style style:name="P1148" style:family="paragraph" style:parent-style-name="Standard">
      <style:paragraph-properties fo:line-height="150%"/>
      <style:text-properties officeooo:rsid="04a8203c" officeooo:paragraph-rsid="04a8203c"/>
    </style:style>
    <style:style style:name="P1149" style:family="paragraph" style:parent-style-name="Standard">
      <style:paragraph-properties fo:line-height="100%"/>
      <style:text-properties fo:font-style="italic" officeooo:rsid="04ba1b39" officeooo:paragraph-rsid="04ba1b39" style:font-style-asian="italic" style:font-style-complex="italic"/>
    </style:style>
    <style:style style:name="P1150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151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1152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153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154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155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156" style:family="paragraph" style:parent-style-name="Standard">
      <style:paragraph-properties fo:line-height="100%"/>
      <style:text-properties officeooo:rsid="04aafa22" officeooo:paragraph-rsid="04aafa22"/>
    </style:style>
    <style:style style:name="P1157" style:family="paragraph" style:parent-style-name="Standard">
      <style:paragraph-properties fo:line-height="100%"/>
      <style:text-properties officeooo:rsid="04ad05fc" officeooo:paragraph-rsid="04ad05fc"/>
    </style:style>
    <style:style style:name="P1158" style:family="paragraph" style:parent-style-name="Standard" style:list-style-name="L70">
      <style:paragraph-properties fo:line-height="100%"/>
      <style:text-properties officeooo:rsid="04ad05fc" officeooo:paragraph-rsid="04ae2d70"/>
    </style:style>
    <style:style style:name="P1159" style:family="paragraph" style:parent-style-name="Standard">
      <style:paragraph-properties fo:line-height="100%"/>
      <style:text-properties officeooo:rsid="04ad05fc" officeooo:paragraph-rsid="04b3c5c0"/>
    </style:style>
    <style:style style:name="P1160" style:family="paragraph" style:parent-style-name="Standard" style:list-style-name="L70">
      <style:paragraph-properties fo:line-height="100%"/>
      <style:text-properties officeooo:rsid="04ae2d70" officeooo:paragraph-rsid="04ae2d70"/>
    </style:style>
    <style:style style:name="P1161" style:family="paragraph" style:parent-style-name="Standard" style:list-style-name="L70">
      <style:paragraph-properties fo:line-height="150%"/>
      <style:text-properties officeooo:rsid="04ae2d70" officeooo:paragraph-rsid="04ae2d70"/>
    </style:style>
    <style:style style:name="P1162" style:family="paragraph" style:parent-style-name="Standard">
      <style:paragraph-properties fo:line-height="100%"/>
      <style:text-properties officeooo:rsid="04afb8e0" officeooo:paragraph-rsid="04afb8e0"/>
    </style:style>
    <style:style style:name="P1163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164" style:family="paragraph" style:parent-style-name="Standard" style:list-style-name="L71">
      <style:paragraph-properties fo:line-height="100%"/>
      <style:text-properties officeooo:rsid="04afb8e0" officeooo:paragraph-rsid="04afb8e0"/>
    </style:style>
    <style:style style:name="P1165" style:family="paragraph" style:parent-style-name="Standard" style:list-style-name="L70">
      <style:paragraph-properties fo:line-height="150%"/>
      <style:text-properties officeooo:rsid="04afb8e0" officeooo:paragraph-rsid="04afb8e0"/>
    </style:style>
    <style:style style:name="P1166" style:family="paragraph" style:parent-style-name="Standard">
      <style:paragraph-properties fo:line-height="150%"/>
      <style:text-properties officeooo:rsid="04afb8e0" officeooo:paragraph-rsid="04afb8e0"/>
    </style:style>
    <style:style style:name="P1167" style:family="paragraph" style:parent-style-name="Standard">
      <style:paragraph-properties fo:line-height="100%"/>
      <style:text-properties officeooo:rsid="04b2ffc5" officeooo:paragraph-rsid="04b2ffc5"/>
    </style:style>
    <style:style style:name="P1168" style:family="paragraph" style:parent-style-name="Standard">
      <style:paragraph-properties fo:line-height="100%"/>
      <style:text-properties officeooo:rsid="04b5cf7f" officeooo:paragraph-rsid="04b5cf7f"/>
    </style:style>
    <style:style style:name="P1169" style:family="paragraph" style:parent-style-name="Standard">
      <style:paragraph-properties fo:line-height="100%"/>
      <style:text-properties officeooo:rsid="04ba1b39" officeooo:paragraph-rsid="04ba1b39"/>
    </style:style>
    <style:style style:name="P1170" style:family="paragraph" style:parent-style-name="Standard">
      <style:paragraph-properties fo:line-height="100%"/>
      <style:text-properties officeooo:rsid="04ba1b39" officeooo:paragraph-rsid="04bab362"/>
    </style:style>
    <style:style style:name="P1171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172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173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174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175" style:family="paragraph" style:parent-style-name="Standard">
      <style:paragraph-properties fo:line-height="100%"/>
      <style:text-properties fo:font-size="14pt" fo:font-weight="bold" officeooo:rsid="04bab362" officeooo:paragraph-rsid="04bab362" style:font-size-asian="14pt" style:font-weight-asian="bold" style:font-size-complex="14pt" style:font-weight-complex="bold"/>
    </style:style>
    <style:style style:name="P1176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177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178" style:family="paragraph" style:parent-style-name="Standard">
      <style:paragraph-properties fo:break-before="page"/>
      <style:text-properties officeooo:paragraph-rsid="02be3c45"/>
    </style:style>
    <style:style style:name="P1179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180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18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18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183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184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97c923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4" style:family="text">
      <style:text-properties style:use-window-font-color="true" style:text-underline-style="none" fo:font-weight="bold" style:font-weight-asian="bold" style:font-weight-complex="bold"/>
    </style:style>
    <style:style style:name="T65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6" style:family="text">
      <style:text-properties style:use-window-font-color="true" style:text-underline-style="none" officeooo:rsid="031fc4b1"/>
    </style:style>
    <style:style style:name="T67" style:family="text">
      <style:text-properties style:use-window-font-color="true" style:text-underline-style="none" officeooo:rsid="0297c923"/>
    </style:style>
    <style:style style:name="T68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1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2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3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style:font-style-asian="italic" style:font-style-complex="italic"/>
    </style:style>
    <style:style style:name="T144" style:family="text">
      <style:text-properties style:use-window-font-color="true" fo:font-style="italic" officeooo:rsid="016778b3" style:font-style-asian="italic" style:font-style-complex="italic"/>
    </style:style>
    <style:style style:name="T145" style:family="text">
      <style:text-properties style:use-window-font-color="true" fo:font-style="italic" officeooo:rsid="01e504ba" style:font-style-asian="italic" style:font-style-complex="italic"/>
    </style:style>
    <style:style style:name="T146" style:family="text">
      <style:text-properties style:use-window-font-color="true" fo:font-style="italic" officeooo:rsid="02ce8a1b" style:font-style-asian="italic" style:font-style-complex="italic"/>
    </style:style>
    <style:style style:name="T14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style:font-style-asian="normal" style:font-style-complex="normal"/>
    </style:style>
    <style:style style:name="T225" style:family="text">
      <style:text-properties style:use-window-font-color="true" fo:font-style="normal" officeooo:rsid="016860b9" style:font-style-asian="normal" style:font-style-complex="normal"/>
    </style:style>
    <style:style style:name="T226" style:family="text">
      <style:text-properties style:use-window-font-color="true" fo:font-style="normal" officeooo:rsid="0171553b" style:font-style-asian="normal" style:font-style-complex="normal"/>
    </style:style>
    <style:style style:name="T227" style:family="text">
      <style:text-properties style:use-window-font-color="true" fo:font-style="normal" officeooo:rsid="016c9d08" style:font-style-asian="normal" style:font-style-complex="normal"/>
    </style:style>
    <style:style style:name="T228" style:family="text">
      <style:text-properties style:use-window-font-color="true" fo:font-style="normal" officeooo:rsid="016778b3" style:font-style-asian="normal" style:font-style-complex="normal"/>
    </style:style>
    <style:style style:name="T229" style:family="text">
      <style:text-properties style:use-window-font-color="true" fo:font-style="normal" officeooo:rsid="01e2b86d" style:font-style-asian="normal" style:font-style-complex="normal"/>
    </style:style>
    <style:style style:name="T230" style:family="text">
      <style:text-properties style:use-window-font-color="true" fo:font-style="normal" officeooo:rsid="01e504ba" style:font-style-asian="normal" style:font-style-complex="normal"/>
    </style:style>
    <style:style style:name="T23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style:font-style-asian="normal" style:font-style-complex="normal"/>
    </style:style>
    <style:style style:name="T311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2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3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4" style:family="text">
      <style:text-properties style:use-window-font-color="true" fo:font-weight="normal" style:font-weight-asian="normal" style:font-weight-complex="normal"/>
    </style:style>
    <style:style style:name="T315" style:family="text">
      <style:text-properties style:use-window-font-color="true" fo:font-weight="normal" officeooo:rsid="016aa5ac" style:font-weight-asian="normal" style:font-weight-complex="normal"/>
    </style:style>
    <style:style style:name="T316" style:family="text">
      <style:text-properties style:use-window-font-color="true" fo:font-weight="normal" officeooo:rsid="016a5b23" style:font-weight-asian="normal" style:font-weight-complex="normal"/>
    </style:style>
    <style:style style:name="T317" style:family="text">
      <style:text-properties style:use-window-font-color="true" fo:font-weight="normal" officeooo:rsid="0171553b" style:font-weight-asian="normal" style:font-weight-complex="normal"/>
    </style:style>
    <style:style style:name="T318" style:family="text">
      <style:text-properties style:use-window-font-color="true" fo:font-weight="normal" officeooo:rsid="01aaba73" style:font-weight-asian="normal" style:font-weight-complex="normal"/>
    </style:style>
    <style:style style:name="T319" style:family="text">
      <style:text-properties style:use-window-font-color="true" fo:font-weight="normal" officeooo:rsid="01b08253" style:font-weight-asian="normal" style:font-weight-complex="normal"/>
    </style:style>
    <style:style style:name="T320" style:family="text">
      <style:text-properties style:use-window-font-color="true" fo:font-weight="normal" officeooo:rsid="0226d9d6" style:font-weight-asian="normal" style:font-weight-complex="normal"/>
    </style:style>
    <style:style style:name="T321" style:family="text">
      <style:text-properties style:use-window-font-color="true" fo:font-weight="normal" officeooo:rsid="022c7d02" style:font-weight-asian="normal" style:font-weight-complex="normal"/>
    </style:style>
    <style:style style:name="T322" style:family="text">
      <style:text-properties style:use-window-font-color="true" fo:font-weight="normal" officeooo:rsid="023b3a5d" style:font-weight-asian="normal" style:font-weight-complex="normal"/>
    </style:style>
    <style:style style:name="T323" style:family="text">
      <style:text-properties style:use-window-font-color="true" fo:font-weight="normal" officeooo:rsid="023ce39d" style:font-weight-asian="normal" style:font-weight-complex="normal"/>
    </style:style>
    <style:style style:name="T324" style:family="text">
      <style:text-properties style:use-window-font-color="true" officeooo:rsid="016f0506"/>
    </style:style>
    <style:style style:name="T325" style:family="text">
      <style:text-properties style:use-window-font-color="true" fo:font-weight="bold" style:font-weight-asian="bold" style:font-weight-complex="bold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2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3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4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5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6" style:family="text">
      <style:text-properties style:use-window-font-color="true" officeooo:rsid="02efc49c"/>
    </style:style>
    <style:style style:name="T347" style:family="text">
      <style:text-properties style:use-window-font-color="true" officeooo:rsid="02ce8a1b"/>
    </style:style>
    <style:style style:name="T348" style:family="text">
      <style:text-properties style:use-window-font-color="true" officeooo:rsid="02d1510f"/>
    </style:style>
    <style:style style:name="T349" style:family="text">
      <style:text-properties style:use-window-font-color="true" officeooo:rsid="02f51e47"/>
    </style:style>
    <style:style style:name="T350" style:family="text">
      <style:text-properties style:use-window-font-color="true" officeooo:rsid="0069ae25"/>
    </style:style>
    <style:style style:name="T351" style:family="text">
      <style:text-properties style:use-window-font-color="true" officeooo:rsid="02f8c777"/>
    </style:style>
    <style:style style:name="T352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3" style:family="text">
      <style:text-properties style:use-window-font-color="true" fo:background-color="transparent" loext:char-shading-value="0"/>
    </style:style>
    <style:style style:name="T354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56" style:family="text">
      <style:text-properties fo:font-weight="normal" style:font-weight-asian="normal" style:font-weight-complex="normal"/>
    </style:style>
    <style:style style:name="T357" style:family="text">
      <style:text-properties fo:font-weight="normal" officeooo:rsid="003c27f0" style:font-weight-asian="normal" style:font-weight-complex="normal"/>
    </style:style>
    <style:style style:name="T358" style:family="text">
      <style:text-properties fo:font-weight="normal" officeooo:rsid="003cb407" style:font-weight-asian="normal" style:font-weight-complex="normal"/>
    </style:style>
    <style:style style:name="T359" style:family="text">
      <style:text-properties fo:font-weight="normal" officeooo:rsid="00205d85" style:font-weight-asian="normal" style:font-weight-complex="normal"/>
    </style:style>
    <style:style style:name="T360" style:family="text">
      <style:text-properties fo:font-weight="normal" officeooo:rsid="00beb82f" style:font-weight-asian="normal" style:font-weight-complex="normal"/>
    </style:style>
    <style:style style:name="T361" style:family="text">
      <style:text-properties fo:font-weight="normal" officeooo:rsid="016860b9" style:font-weight-asian="normal" style:font-weight-complex="normal"/>
    </style:style>
    <style:style style:name="T362" style:family="text">
      <style:text-properties fo:font-weight="normal" officeooo:rsid="0377ec6e" style:font-weight-asian="normal" style:font-weight-complex="normal"/>
    </style:style>
    <style:style style:name="T363" style:family="text">
      <style:text-properties fo:font-weight="normal" officeooo:rsid="03778af6" style:font-weight-asian="normal" style:font-weight-complex="normal"/>
    </style:style>
    <style:style style:name="T364" style:family="text">
      <style:text-properties fo:font-weight="normal" officeooo:rsid="03886cfc" style:font-weight-asian="normal" style:font-weight-complex="normal"/>
    </style:style>
    <style:style style:name="T365" style:family="text">
      <style:text-properties fo:font-weight="normal" officeooo:rsid="038a2c81" style:font-weight-asian="normal" style:font-weight-complex="normal"/>
    </style:style>
    <style:style style:name="T366" style:family="text">
      <style:text-properties fo:font-weight="normal" officeooo:rsid="038bbdf6" style:font-weight-asian="normal" style:font-weight-complex="normal"/>
    </style:style>
    <style:style style:name="T367" style:family="text">
      <style:text-properties fo:font-weight="normal" officeooo:rsid="038d7d5e" style:font-weight-asian="normal" style:font-weight-complex="normal"/>
    </style:style>
    <style:style style:name="T368" style:family="text">
      <style:text-properties fo:font-weight="normal" officeooo:rsid="038e531a" style:font-weight-asian="normal" style:font-weight-complex="normal"/>
    </style:style>
    <style:style style:name="T369" style:family="text">
      <style:text-properties fo:font-weight="normal" officeooo:rsid="03963307" style:font-weight-asian="normal" style:font-weight-complex="normal"/>
    </style:style>
    <style:style style:name="T370" style:family="text">
      <style:text-properties fo:font-weight="normal" officeooo:rsid="039c640b" style:font-weight-asian="normal" style:font-weight-complex="normal"/>
    </style:style>
    <style:style style:name="T371" style:family="text">
      <style:text-properties fo:font-weight="normal" officeooo:rsid="039e438c" style:font-weight-asian="normal" style:font-weight-complex="normal"/>
    </style:style>
    <style:style style:name="T372" style:family="text">
      <style:text-properties fo:font-weight="normal" officeooo:rsid="03a073aa" style:font-weight-asian="normal" style:font-weight-complex="normal"/>
    </style:style>
    <style:style style:name="T373" style:family="text">
      <style:text-properties fo:font-weight="normal" officeooo:rsid="03a15cc8" style:font-weight-asian="normal" style:font-weight-complex="normal"/>
    </style:style>
    <style:style style:name="T374" style:family="text">
      <style:text-properties fo:font-weight="normal" officeooo:rsid="03a31e81" style:font-weight-asian="normal" style:font-weight-complex="normal"/>
    </style:style>
    <style:style style:name="T375" style:family="text">
      <style:text-properties fo:font-weight="normal" officeooo:rsid="03ac69a7" style:font-weight-asian="normal" style:font-weight-complex="normal"/>
    </style:style>
    <style:style style:name="T376" style:family="text">
      <style:text-properties fo:font-weight="normal" officeooo:rsid="03af7bf7" style:font-weight-asian="normal" style:font-weight-complex="normal"/>
    </style:style>
    <style:style style:name="T377" style:family="text">
      <style:text-properties fo:font-weight="normal" officeooo:rsid="03b1fbc9" style:font-weight-asian="normal" style:font-weight-complex="normal"/>
    </style:style>
    <style:style style:name="T378" style:family="text">
      <style:text-properties fo:font-weight="normal" officeooo:rsid="03becfb9" style:font-weight-asian="normal" style:font-weight-complex="normal"/>
    </style:style>
    <style:style style:name="T379" style:family="text">
      <style:text-properties fo:font-weight="normal" officeooo:rsid="03bf675e" style:font-weight-asian="normal" style:font-weight-complex="normal"/>
    </style:style>
    <style:style style:name="T380" style:family="text">
      <style:text-properties fo:font-weight="normal" officeooo:rsid="03bf92cd" style:font-weight-asian="normal" style:font-weight-complex="normal"/>
    </style:style>
    <style:style style:name="T381" style:family="text">
      <style:text-properties fo:font-weight="normal" officeooo:rsid="03c2a4d1" style:font-weight-asian="normal" style:font-weight-complex="normal"/>
    </style:style>
    <style:style style:name="T382" style:family="text">
      <style:text-properties fo:font-weight="normal" officeooo:rsid="03c34d65" style:font-weight-asian="normal" style:font-weight-complex="normal"/>
    </style:style>
    <style:style style:name="T383" style:family="text">
      <style:text-properties fo:font-weight="normal" officeooo:rsid="03c39617" style:font-weight-asian="normal" style:font-weight-complex="normal"/>
    </style:style>
    <style:style style:name="T384" style:family="text">
      <style:text-properties fo:font-weight="normal" officeooo:rsid="03c44ca6" style:font-weight-asian="normal" style:font-weight-complex="normal"/>
    </style:style>
    <style:style style:name="T385" style:family="text">
      <style:text-properties fo:font-weight="normal" officeooo:rsid="03c51260" style:font-weight-asian="normal" style:font-weight-complex="normal"/>
    </style:style>
    <style:style style:name="T386" style:family="text">
      <style:text-properties fo:font-weight="normal" officeooo:rsid="03c51463" style:font-weight-asian="normal" style:font-weight-complex="normal"/>
    </style:style>
    <style:style style:name="T387" style:family="text">
      <style:text-properties fo:font-weight="normal" officeooo:rsid="03c51c71" style:font-weight-asian="normal" style:font-weight-complex="normal"/>
    </style:style>
    <style:style style:name="T388" style:family="text">
      <style:text-properties fo:font-weight="normal" officeooo:rsid="03c6f534" style:font-weight-asian="normal" style:font-weight-complex="normal"/>
    </style:style>
    <style:style style:name="T389" style:family="text">
      <style:text-properties fo:font-weight="normal" officeooo:rsid="03cb2c07" style:font-weight-asian="normal" style:font-weight-complex="normal"/>
    </style:style>
    <style:style style:name="T390" style:family="text">
      <style:text-properties fo:font-weight="normal" officeooo:rsid="03d088e0" style:font-weight-asian="normal" style:font-weight-complex="normal"/>
    </style:style>
    <style:style style:name="T391" style:family="text">
      <style:text-properties fo:font-weight="normal" officeooo:rsid="03d7a2a4" style:font-weight-asian="normal" style:font-weight-complex="normal"/>
    </style:style>
    <style:style style:name="T392" style:family="text">
      <style:text-properties fo:font-weight="normal" officeooo:rsid="03d9bd6c" style:font-weight-asian="normal" style:font-weight-complex="normal"/>
    </style:style>
    <style:style style:name="T393" style:family="text">
      <style:text-properties fo:font-weight="normal" officeooo:rsid="03db91db" style:font-weight-asian="normal" style:font-weight-complex="normal"/>
    </style:style>
    <style:style style:name="T394" style:family="text">
      <style:text-properties fo:font-weight="normal" officeooo:rsid="03e4514e" style:font-weight-asian="normal" style:font-weight-complex="normal"/>
    </style:style>
    <style:style style:name="T395" style:family="text">
      <style:text-properties fo:font-weight="normal" officeooo:rsid="03e90de3" style:font-weight-asian="normal" style:font-weight-complex="normal"/>
    </style:style>
    <style:style style:name="T396" style:family="text">
      <style:text-properties fo:font-weight="normal" officeooo:rsid="03e93625" style:font-weight-asian="normal" style:font-weight-complex="normal"/>
    </style:style>
    <style:style style:name="T397" style:family="text">
      <style:text-properties fo:font-weight="normal" officeooo:rsid="03ea64bf" style:font-weight-asian="normal" style:font-weight-complex="normal"/>
    </style:style>
    <style:style style:name="T398" style:family="text">
      <style:text-properties fo:font-weight="normal" officeooo:rsid="03eb005c" style:font-weight-asian="normal" style:font-weight-complex="normal"/>
    </style:style>
    <style:style style:name="T399" style:family="text">
      <style:text-properties fo:font-weight="normal" officeooo:rsid="03ec3a95" style:font-weight-asian="normal" style:font-weight-complex="normal"/>
    </style:style>
    <style:style style:name="T400" style:family="text">
      <style:text-properties fo:font-weight="normal" officeooo:rsid="03ed0846" style:font-weight-asian="normal" style:font-weight-complex="normal"/>
    </style:style>
    <style:style style:name="T401" style:family="text">
      <style:text-properties fo:font-weight="normal" officeooo:rsid="03ede337" style:font-weight-asian="normal" style:font-weight-complex="normal"/>
    </style:style>
    <style:style style:name="T402" style:family="text">
      <style:text-properties fo:font-weight="normal" officeooo:rsid="03ee7eb1" style:font-weight-asian="normal" style:font-weight-complex="normal"/>
    </style:style>
    <style:style style:name="T403" style:family="text">
      <style:text-properties fo:font-weight="normal" officeooo:rsid="03de8421" style:font-weight-asian="normal" style:font-weight-complex="normal"/>
    </style:style>
    <style:style style:name="T404" style:family="text">
      <style:text-properties fo:font-weight="normal" officeooo:rsid="03f27278" style:font-weight-asian="normal" style:font-weight-complex="normal"/>
    </style:style>
    <style:style style:name="T405" style:family="text">
      <style:text-properties fo:font-weight="normal" officeooo:rsid="03f4b1ba" style:font-weight-asian="normal" style:font-weight-complex="normal"/>
    </style:style>
    <style:style style:name="T406" style:family="text">
      <style:text-properties fo:font-weight="normal" officeooo:rsid="03f501e7" style:font-weight-asian="normal" style:font-weight-complex="normal"/>
    </style:style>
    <style:style style:name="T407" style:family="text">
      <style:text-properties fo:font-weight="normal" officeooo:rsid="03f56006" style:font-weight-asian="normal" style:font-weight-complex="normal"/>
    </style:style>
    <style:style style:name="T408" style:family="text">
      <style:text-properties fo:font-weight="normal" officeooo:rsid="03f8c064" style:font-weight-asian="normal" style:font-weight-complex="normal"/>
    </style:style>
    <style:style style:name="T409" style:family="text">
      <style:text-properties fo:font-weight="normal" officeooo:rsid="03fc17c3" style:font-weight-asian="normal" style:font-weight-complex="normal"/>
    </style:style>
    <style:style style:name="T410" style:family="text">
      <style:text-properties fo:font-weight="normal" officeooo:rsid="03fc65b4" style:font-weight-asian="normal" style:font-weight-complex="normal"/>
    </style:style>
    <style:style style:name="T411" style:family="text">
      <style:text-properties fo:font-weight="normal" officeooo:rsid="03fd5e01" style:font-weight-asian="normal" style:font-weight-complex="normal"/>
    </style:style>
    <style:style style:name="T412" style:family="text">
      <style:text-properties fo:font-weight="normal" officeooo:rsid="040aae1c" style:font-weight-asian="normal" style:font-weight-complex="normal"/>
    </style:style>
    <style:style style:name="T413" style:family="text">
      <style:text-properties fo:font-weight="normal" officeooo:rsid="040ce935" style:font-weight-asian="normal" style:font-weight-complex="normal"/>
    </style:style>
    <style:style style:name="T414" style:family="text">
      <style:text-properties fo:font-weight="normal" officeooo:rsid="042824b8" style:font-weight-asian="normal" style:font-weight-complex="normal"/>
    </style:style>
    <style:style style:name="T415" style:family="text">
      <style:text-properties fo:font-weight="normal" officeooo:rsid="0427ec09" style:font-weight-asian="normal" style:font-weight-complex="normal"/>
    </style:style>
    <style:style style:name="T416" style:family="text">
      <style:text-properties fo:font-weight="normal" officeooo:rsid="0424a315" style:font-weight-asian="normal" style:font-weight-complex="normal"/>
    </style:style>
    <style:style style:name="T417" style:family="text">
      <style:text-properties fo:font-weight="normal" officeooo:rsid="03c13113" style:font-weight-asian="normal" style:font-weight-complex="normal"/>
    </style:style>
    <style:style style:name="T418" style:family="text">
      <style:text-properties fo:font-weight="normal" officeooo:rsid="0428c8e2" style:font-weight-asian="normal" style:font-weight-complex="normal"/>
    </style:style>
    <style:style style:name="T419" style:family="text">
      <style:text-properties fo:font-weight="normal" officeooo:rsid="045e6749" style:font-weight-asian="normal" style:font-weight-complex="normal"/>
    </style:style>
    <style:style style:name="T420" style:family="text">
      <style:text-properties fo:font-weight="normal" officeooo:rsid="04602400" style:font-weight-asian="normal" style:font-weight-complex="normal"/>
    </style:style>
    <style:style style:name="T421" style:family="text">
      <style:text-properties fo:font-weight="normal" officeooo:rsid="04161d3e" style:font-weight-asian="normal" style:font-weight-complex="normal"/>
    </style:style>
    <style:style style:name="T422" style:family="text">
      <style:text-properties fo:font-weight="normal" officeooo:rsid="041746e7" style:font-weight-asian="normal" style:font-weight-complex="normal"/>
    </style:style>
    <style:style style:name="T423" style:family="text">
      <style:text-properties fo:font-weight="normal" officeooo:rsid="041d4261" style:font-weight-asian="normal" style:font-weight-complex="normal"/>
    </style:style>
    <style:style style:name="T424" style:family="text">
      <style:text-properties fo:font-weight="normal" officeooo:rsid="0419037b" style:font-weight-asian="normal" style:font-weight-complex="normal"/>
    </style:style>
    <style:style style:name="T425" style:family="text">
      <style:text-properties fo:font-weight="normal" officeooo:rsid="04226783" style:font-weight-asian="normal" style:font-weight-complex="normal"/>
    </style:style>
    <style:style style:name="T426" style:family="text">
      <style:text-properties fo:font-weight="normal" officeooo:rsid="04329278" style:font-weight-asian="normal" style:font-weight-complex="normal"/>
    </style:style>
    <style:style style:name="T427" style:family="text">
      <style:text-properties fo:font-weight="normal" officeooo:rsid="042d7117" style:font-weight-asian="normal" style:font-weight-complex="normal"/>
    </style:style>
    <style:style style:name="T428" style:family="text">
      <style:text-properties fo:font-weight="normal" officeooo:rsid="04253c68" style:font-weight-asian="normal" style:font-weight-complex="normal"/>
    </style:style>
    <style:style style:name="T429" style:family="text">
      <style:text-properties fo:font-weight="normal" officeooo:rsid="043c6125" style:font-weight-asian="normal" style:font-weight-complex="normal"/>
    </style:style>
    <style:style style:name="T430" style:family="text">
      <style:text-properties fo:font-weight="normal" officeooo:rsid="044401b2" style:font-weight-asian="normal" style:font-weight-complex="normal"/>
    </style:style>
    <style:style style:name="T431" style:family="text">
      <style:text-properties fo:font-weight="normal" officeooo:rsid="043a3360" style:font-weight-asian="normal" style:font-weight-complex="normal"/>
    </style:style>
    <style:style style:name="T432" style:family="text">
      <style:text-properties fo:font-weight="normal" officeooo:rsid="04438193" style:font-weight-asian="normal" style:font-weight-complex="normal"/>
    </style:style>
    <style:style style:name="T433" style:family="text">
      <style:text-properties fo:font-weight="normal" officeooo:rsid="043fc929" style:font-weight-asian="normal" style:font-weight-complex="normal"/>
    </style:style>
    <style:style style:name="T434" style:family="text">
      <style:text-properties fo:font-weight="normal" officeooo:rsid="04496025" style:font-weight-asian="normal" style:font-weight-complex="normal"/>
    </style:style>
    <style:style style:name="T435" style:family="text">
      <style:text-properties fo:font-weight="normal" officeooo:rsid="04592f7c" style:font-weight-asian="normal" style:font-weight-complex="normal"/>
    </style:style>
    <style:style style:name="T436" style:family="text">
      <style:text-properties fo:font-weight="normal" officeooo:rsid="0480ffab" style:font-weight-asian="normal" style:font-weight-complex="normal"/>
    </style:style>
    <style:style style:name="T437" style:family="text">
      <style:text-properties fo:font-weight="normal" officeooo:rsid="04822256" style:font-weight-asian="normal" style:font-weight-complex="normal"/>
    </style:style>
    <style:style style:name="T438" style:family="text">
      <style:text-properties fo:font-weight="normal" officeooo:rsid="048ffd4a" style:font-weight-asian="normal" style:font-weight-complex="normal"/>
    </style:style>
    <style:style style:name="T439" style:family="text">
      <style:text-properties fo:font-weight="normal" officeooo:rsid="048fe3f8" style:font-weight-asian="normal" style:font-weight-complex="normal"/>
    </style:style>
    <style:style style:name="T440" style:family="text">
      <style:text-properties fo:font-weight="normal" officeooo:rsid="0494bc64" style:font-weight-asian="normal" style:font-weight-complex="normal"/>
    </style:style>
    <style:style style:name="T441" style:family="text">
      <style:text-properties fo:font-weight="normal" officeooo:rsid="049a8a7e" style:font-weight-asian="normal" style:font-weight-complex="normal"/>
    </style:style>
    <style:style style:name="T442" style:family="text">
      <style:text-properties fo:font-weight="normal" officeooo:rsid="04a57ad8" style:font-weight-asian="normal" style:font-weight-complex="normal"/>
    </style:style>
    <style:style style:name="T443" style:family="text">
      <style:text-properties fo:font-weight="normal" officeooo:rsid="04b2ffc5" style:font-weight-asian="normal" style:font-weight-complex="normal"/>
    </style:style>
    <style:style style:name="T444" style:family="text">
      <style:text-properties fo:font-weight="normal" officeooo:rsid="04ba1b39" style:font-weight-asian="normal" style:font-weight-complex="normal"/>
    </style:style>
    <style:style style:name="T445" style:family="text">
      <style:text-properties fo:font-weight="normal" officeooo:rsid="04b3c5c0" style:font-weight-asian="normal" style:font-weight-complex="normal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officeooo:rsid="00256ecc" style:font-style-asian="italic" style:font-style-complex="italic"/>
    </style:style>
    <style:style style:name="T448" style:family="text">
      <style:text-properties fo:font-style="italic" officeooo:rsid="006c1d47" style:font-style-asian="italic" style:font-style-complex="italic"/>
    </style:style>
    <style:style style:name="T449" style:family="text">
      <style:text-properties fo:font-style="italic" officeooo:rsid="00e09913" style:font-style-asian="italic" style:font-style-complex="italic"/>
    </style:style>
    <style:style style:name="T450" style:family="text">
      <style:text-properties fo:font-style="italic" officeooo:rsid="005b5cd3" style:font-style-asian="italic" style:font-style-complex="italic"/>
    </style:style>
    <style:style style:name="T451" style:family="text">
      <style:text-properties fo:font-style="italic" officeooo:rsid="0034ed8b" style:font-style-asian="italic" style:font-style-complex="italic"/>
    </style:style>
    <style:style style:name="T452" style:family="text">
      <style:text-properties fo:font-style="italic" officeooo:rsid="00367935" style:font-style-asian="italic" style:font-style-complex="italic"/>
    </style:style>
    <style:style style:name="T453" style:family="text">
      <style:text-properties fo:font-style="italic" officeooo:rsid="003b4e50" style:font-style-asian="italic" style:font-style-complex="italic"/>
    </style:style>
    <style:style style:name="T454" style:family="text">
      <style:text-properties fo:font-style="italic" officeooo:rsid="01758a0f" style:font-style-asian="italic" style:font-style-complex="italic"/>
    </style:style>
    <style:style style:name="T455" style:family="text">
      <style:text-properties fo:font-style="italic" officeooo:rsid="0080477a" style:font-style-asian="italic" style:font-style-complex="italic"/>
    </style:style>
    <style:style style:name="T456" style:family="text">
      <style:text-properties fo:font-style="italic" officeooo:rsid="01113d34" style:font-style-asian="italic" style:font-style-complex="italic"/>
    </style:style>
    <style:style style:name="T457" style:family="text">
      <style:text-properties fo:font-style="italic" officeooo:rsid="018c0d5b" style:font-style-asian="italic" style:font-style-complex="italic"/>
    </style:style>
    <style:style style:name="T458" style:family="text">
      <style:text-properties fo:font-style="italic" officeooo:rsid="01c64853" style:font-style-asian="italic" style:font-style-complex="italic"/>
    </style:style>
    <style:style style:name="T459" style:family="text">
      <style:text-properties fo:font-style="italic" officeooo:rsid="01d9cd4e" style:font-style-asian="italic" style:font-style-complex="italic"/>
    </style:style>
    <style:style style:name="T460" style:family="text">
      <style:text-properties fo:font-style="italic" officeooo:rsid="01dc67de" style:font-style-asian="italic" style:font-style-complex="italic"/>
    </style:style>
    <style:style style:name="T461" style:family="text">
      <style:text-properties fo:font-style="italic" officeooo:rsid="01ec8e18" style:font-style-asian="italic" style:font-style-complex="italic"/>
    </style:style>
    <style:style style:name="T462" style:family="text">
      <style:text-properties fo:font-style="italic" officeooo:rsid="019e70b3" style:font-style-asian="italic" style:font-style-complex="italic"/>
    </style:style>
    <style:style style:name="T463" style:family="text">
      <style:text-properties fo:font-style="italic" officeooo:rsid="02685e01" style:font-style-asian="italic" style:font-style-complex="italic"/>
    </style:style>
    <style:style style:name="T464" style:family="text">
      <style:text-properties fo:font-style="italic" officeooo:rsid="026b5506" style:font-style-asian="italic" style:font-style-complex="italic"/>
    </style:style>
    <style:style style:name="T465" style:family="text">
      <style:text-properties fo:font-style="italic" officeooo:rsid="0288fb00" style:font-style-asian="italic" style:font-style-complex="italic"/>
    </style:style>
    <style:style style:name="T466" style:family="text">
      <style:text-properties fo:font-style="italic" officeooo:rsid="02ccc8f6" style:font-style-asian="italic" style:font-style-complex="italic"/>
    </style:style>
    <style:style style:name="T467" style:family="text">
      <style:text-properties fo:font-style="italic" officeooo:rsid="0069ae25" style:font-style-asian="italic" style:font-style-complex="italic"/>
    </style:style>
    <style:style style:name="T468" style:family="text">
      <style:text-properties fo:font-style="italic" officeooo:rsid="0022c018" style:font-style-asian="italic" style:font-style-complex="italic"/>
    </style:style>
    <style:style style:name="T469" style:family="text">
      <style:text-properties fo:font-style="italic" officeooo:rsid="02efc49c" style:font-style-asian="italic" style:font-style-complex="italic"/>
    </style:style>
    <style:style style:name="T470" style:family="text">
      <style:text-properties fo:font-style="italic" officeooo:rsid="02ec089f" style:font-style-asian="italic" style:font-style-complex="italic"/>
    </style:style>
    <style:style style:name="T471" style:family="text">
      <style:text-properties fo:font-style="italic" officeooo:rsid="032c4fdc" style:font-style-asian="italic" style:font-style-complex="italic"/>
    </style:style>
    <style:style style:name="T472" style:family="text">
      <style:text-properties fo:font-style="italic" officeooo:rsid="0335ea2c" style:font-style-asian="italic" style:font-style-complex="italic"/>
    </style:style>
    <style:style style:name="T473" style:family="text">
      <style:text-properties fo:font-style="italic" officeooo:rsid="0346a444" style:font-style-asian="italic" style:font-style-complex="italic"/>
    </style:style>
    <style:style style:name="T474" style:family="text">
      <style:text-properties fo:font-style="italic" officeooo:rsid="03a24854" style:font-style-asian="italic" style:font-style-complex="italic"/>
    </style:style>
    <style:style style:name="T475" style:family="text">
      <style:text-properties fo:font-style="italic" officeooo:rsid="03804bbd" style:font-style-asian="italic" style:font-style-complex="italic"/>
    </style:style>
    <style:style style:name="T476" style:family="text">
      <style:text-properties fo:font-style="italic" officeooo:rsid="03aaef44" style:font-style-asian="italic" style:font-style-complex="italic"/>
    </style:style>
    <style:style style:name="T477" style:family="text">
      <style:text-properties fo:font-style="italic" officeooo:rsid="04a57ad8" style:font-style-asian="italic" style:font-style-complex="italic"/>
    </style:style>
    <style:style style:name="T478" style:family="text">
      <style:text-properties fo:font-style="italic" officeooo:rsid="04ba1b39" style:font-style-asian="italic" style:font-style-complex="italic"/>
    </style:style>
    <style:style style:name="T479" style:family="text">
      <style:text-properties fo:font-style="italic" officeooo:rsid="04a08898" style:font-style-asian="italic" style:font-style-complex="italic"/>
    </style:style>
    <style:style style:name="T48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1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82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83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84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85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86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87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88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89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90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91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92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93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94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495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496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497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498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499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00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02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03" style:family="text">
      <style:text-properties fo:font-style="italic" style:text-underline-style="none" style:font-style-asian="italic" style:font-style-complex="italic"/>
    </style:style>
    <style:style style:name="T504" style:family="text">
      <style:text-properties fo:font-style="italic" style:text-underline-style="none" officeooo:rsid="00baae4f" style:font-style-asian="italic" style:font-style-complex="italic"/>
    </style:style>
    <style:style style:name="T505" style:family="text">
      <style:text-properties fo:font-style="italic" style:text-underline-style="none" officeooo:rsid="00d708a6" style:font-style-asian="italic" style:font-style-complex="italic"/>
    </style:style>
    <style:style style:name="T506" style:family="text">
      <style:text-properties fo:font-style="italic" style:text-underline-style="none" officeooo:rsid="00beb82f" style:font-style-asian="italic" style:font-style-complex="italic"/>
    </style:style>
    <style:style style:name="T507" style:family="text">
      <style:text-properties fo:font-style="italic" style:text-underline-style="none" officeooo:rsid="00d9c9e4" style:font-style-asian="italic" style:font-style-complex="italic"/>
    </style:style>
    <style:style style:name="T508" style:family="text">
      <style:text-properties fo:font-style="italic" style:text-underline-style="none" officeooo:rsid="00f55bb2" style:font-style-asian="italic" style:font-style-complex="italic"/>
    </style:style>
    <style:style style:name="T509" style:family="text">
      <style:text-properties fo:font-style="italic" style:text-underline-style="none" officeooo:rsid="00f74e17" style:font-style-asian="italic" style:font-style-complex="italic"/>
    </style:style>
    <style:style style:name="T510" style:family="text">
      <style:text-properties fo:font-style="italic" style:text-underline-style="none" officeooo:rsid="00fde6f2" style:font-style-asian="italic" style:font-style-complex="italic"/>
    </style:style>
    <style:style style:name="T511" style:family="text">
      <style:text-properties fo:font-style="italic" style:text-underline-style="none" officeooo:rsid="0130fd48" style:font-style-asian="italic" style:font-style-complex="italic"/>
    </style:style>
    <style:style style:name="T512" style:family="text">
      <style:text-properties fo:font-style="italic" style:text-underline-style="none" officeooo:rsid="013401b3" style:font-style-asian="italic" style:font-style-complex="italic"/>
    </style:style>
    <style:style style:name="T513" style:family="text">
      <style:text-properties fo:font-style="italic" style:text-underline-style="none" officeooo:rsid="013f3c54" style:font-style-asian="italic" style:font-style-complex="italic"/>
    </style:style>
    <style:style style:name="T514" style:family="text">
      <style:text-properties fo:font-style="italic" style:text-underline-style="none" officeooo:rsid="00bfa17d" style:font-style-asian="italic" style:font-style-complex="italic"/>
    </style:style>
    <style:style style:name="T515" style:family="text">
      <style:text-properties fo:font-style="italic" style:text-underline-style="none" officeooo:rsid="02a94de9" style:font-style-asian="italic" style:font-style-complex="italic"/>
    </style:style>
    <style:style style:name="T516" style:family="text">
      <style:text-properties fo:font-style="italic" style:text-underline-style="none" officeooo:rsid="00bbbf73" style:font-style-asian="italic" style:font-style-complex="italic"/>
    </style:style>
    <style:style style:name="T517" style:family="text">
      <style:text-properties fo:font-style="italic" style:text-underline-style="none" officeooo:rsid="00a639f7" style:font-style-asian="italic" style:font-style-complex="italic"/>
    </style:style>
    <style:style style:name="T518" style:family="text">
      <style:text-properties fo:font-style="italic" style:text-underline-style="none" officeooo:rsid="00bd11a0" style:font-style-asian="italic" style:font-style-complex="italic"/>
    </style:style>
    <style:style style:name="T5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0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21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22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23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24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25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26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27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28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29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30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31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32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33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34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35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36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37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5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59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560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561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562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563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564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565" style:family="text">
      <style:text-properties officeooo:rsid="00205d85"/>
    </style:style>
    <style:style style:name="T566" style:family="text">
      <style:text-properties officeooo:rsid="0027fcfd"/>
    </style:style>
    <style:style style:name="T567" style:family="text">
      <style:text-properties officeooo:rsid="0029525d"/>
    </style:style>
    <style:style style:name="T568" style:family="text">
      <style:text-properties officeooo:rsid="0034ed8b"/>
    </style:style>
    <style:style style:name="T569" style:family="text">
      <style:text-properties officeooo:rsid="00367935"/>
    </style:style>
    <style:style style:name="T570" style:family="text">
      <style:text-properties officeooo:rsid="00398ddf"/>
    </style:style>
    <style:style style:name="T571" style:family="text">
      <style:text-properties officeooo:rsid="003b4e50"/>
    </style:style>
    <style:style style:name="T57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7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7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75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57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577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57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57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58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58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58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58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58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58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58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58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58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58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59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59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59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59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59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59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59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59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59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59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00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01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02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03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04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05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06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07" style:family="text">
      <style:text-properties fo:font-style="normal" style:text-underline-style="none" style:font-style-asian="normal" style:font-style-complex="normal"/>
    </style:style>
    <style:style style:name="T608" style:family="text">
      <style:text-properties fo:font-style="normal" style:text-underline-style="none" officeooo:rsid="00a8a4b1" style:font-style-asian="normal" style:font-style-complex="normal"/>
    </style:style>
    <style:style style:name="T609" style:family="text">
      <style:text-properties fo:font-style="normal" style:text-underline-style="none" officeooo:rsid="00ba4170" style:font-style-asian="normal" style:font-style-complex="normal"/>
    </style:style>
    <style:style style:name="T610" style:family="text">
      <style:text-properties fo:font-style="normal" style:text-underline-style="none" officeooo:rsid="00b1e303" style:font-style-asian="normal" style:font-style-complex="normal"/>
    </style:style>
    <style:style style:name="T611" style:family="text">
      <style:text-properties fo:font-style="normal" style:text-underline-style="none" officeooo:rsid="00baae4f" style:font-style-asian="normal" style:font-style-complex="normal"/>
    </style:style>
    <style:style style:name="T612" style:family="text">
      <style:text-properties fo:font-style="normal" style:text-underline-style="none" officeooo:rsid="00bbbf73" style:font-style-asian="normal" style:font-style-complex="normal"/>
    </style:style>
    <style:style style:name="T613" style:family="text">
      <style:text-properties fo:font-style="normal" style:text-underline-style="none" officeooo:rsid="00be4749" style:font-style-asian="normal" style:font-style-complex="normal"/>
    </style:style>
    <style:style style:name="T614" style:family="text">
      <style:text-properties fo:font-style="normal" style:text-underline-style="none" officeooo:rsid="00d139a0" style:font-style-asian="normal" style:font-style-complex="normal"/>
    </style:style>
    <style:style style:name="T615" style:family="text">
      <style:text-properties fo:font-style="normal" style:text-underline-style="none" officeooo:rsid="00d1487d" style:font-style-asian="normal" style:font-style-complex="normal"/>
    </style:style>
    <style:style style:name="T616" style:family="text">
      <style:text-properties fo:font-style="normal" style:text-underline-style="none" officeooo:rsid="00d2fc06" style:font-style-asian="normal" style:font-style-complex="normal"/>
    </style:style>
    <style:style style:name="T617" style:family="text">
      <style:text-properties fo:font-style="normal" style:text-underline-style="none" officeooo:rsid="00d40111" style:font-style-asian="normal" style:font-style-complex="normal"/>
    </style:style>
    <style:style style:name="T618" style:family="text">
      <style:text-properties fo:font-style="normal" style:text-underline-style="none" officeooo:rsid="00d4c5ce" style:font-style-asian="normal" style:font-style-complex="normal"/>
    </style:style>
    <style:style style:name="T619" style:family="text">
      <style:text-properties fo:font-style="normal" style:text-underline-style="none" officeooo:rsid="00d708a6" style:font-style-asian="normal" style:font-style-complex="normal"/>
    </style:style>
    <style:style style:name="T620" style:family="text">
      <style:text-properties fo:font-style="normal" style:text-underline-style="none" officeooo:rsid="00d77d7d" style:font-style-asian="normal" style:font-style-complex="normal"/>
    </style:style>
    <style:style style:name="T621" style:family="text">
      <style:text-properties fo:font-style="normal" style:text-underline-style="none" officeooo:rsid="00d83381" style:font-style-asian="normal" style:font-style-complex="normal"/>
    </style:style>
    <style:style style:name="T622" style:family="text">
      <style:text-properties fo:font-style="normal" style:text-underline-style="none" officeooo:rsid="00d75809" style:font-style-asian="normal" style:font-style-complex="normal"/>
    </style:style>
    <style:style style:name="T623" style:family="text">
      <style:text-properties fo:font-style="normal" style:text-underline-style="none" officeooo:rsid="00dd6c8d" style:font-style-asian="normal" style:font-style-complex="normal"/>
    </style:style>
    <style:style style:name="T624" style:family="text">
      <style:text-properties fo:font-style="normal" style:text-underline-style="none" officeooo:rsid="00dedcd7" style:font-style-asian="normal" style:font-style-complex="normal"/>
    </style:style>
    <style:style style:name="T625" style:family="text">
      <style:text-properties fo:font-style="normal" style:text-underline-style="none" officeooo:rsid="00beb82f" style:font-style-asian="normal" style:font-style-complex="normal"/>
    </style:style>
    <style:style style:name="T626" style:family="text">
      <style:text-properties fo:font-style="normal" style:text-underline-style="none" officeooo:rsid="00e4290b" style:font-style-asian="normal" style:font-style-complex="normal"/>
    </style:style>
    <style:style style:name="T627" style:family="text">
      <style:text-properties fo:font-style="normal" style:text-underline-style="none" officeooo:rsid="00eb50e0" style:font-style-asian="normal" style:font-style-complex="normal"/>
    </style:style>
    <style:style style:name="T628" style:family="text">
      <style:text-properties fo:font-style="normal" style:text-underline-style="none" officeooo:rsid="00d9c9e4" style:font-style-asian="normal" style:font-style-complex="normal"/>
    </style:style>
    <style:style style:name="T629" style:family="text">
      <style:text-properties fo:font-style="normal" style:text-underline-style="none" officeooo:rsid="00ec1e8c" style:font-style-asian="normal" style:font-style-complex="normal"/>
    </style:style>
    <style:style style:name="T630" style:family="text">
      <style:text-properties fo:font-style="normal" style:text-underline-style="none" officeooo:rsid="00f0f7f8" style:font-style-asian="normal" style:font-style-complex="normal"/>
    </style:style>
    <style:style style:name="T631" style:family="text">
      <style:text-properties fo:font-style="normal" style:text-underline-style="none" officeooo:rsid="00f2503e" style:font-style-asian="normal" style:font-style-complex="normal"/>
    </style:style>
    <style:style style:name="T632" style:family="text">
      <style:text-properties fo:font-style="normal" style:text-underline-style="none" officeooo:rsid="00f5260b" style:font-style-asian="normal" style:font-style-complex="normal"/>
    </style:style>
    <style:style style:name="T633" style:family="text">
      <style:text-properties fo:font-style="normal" style:text-underline-style="none" officeooo:rsid="00f55bb2" style:font-style-asian="normal" style:font-style-complex="normal"/>
    </style:style>
    <style:style style:name="T634" style:family="text">
      <style:text-properties fo:font-style="normal" style:text-underline-style="none" officeooo:rsid="00f74e17" style:font-style-asian="normal" style:font-style-complex="normal"/>
    </style:style>
    <style:style style:name="T635" style:family="text">
      <style:text-properties fo:font-style="normal" style:text-underline-style="none" officeooo:rsid="00fbef0d" style:font-style-asian="normal" style:font-style-complex="normal"/>
    </style:style>
    <style:style style:name="T636" style:family="text">
      <style:text-properties fo:font-style="normal" style:text-underline-style="none" officeooo:rsid="00fde6f2" style:font-style-asian="normal" style:font-style-complex="normal"/>
    </style:style>
    <style:style style:name="T637" style:family="text">
      <style:text-properties fo:font-style="normal" style:text-underline-style="none" officeooo:rsid="010185dc" style:font-style-asian="normal" style:font-style-complex="normal"/>
    </style:style>
    <style:style style:name="T638" style:family="text">
      <style:text-properties fo:font-style="normal" style:text-underline-style="none" officeooo:rsid="0103be48" style:font-style-asian="normal" style:font-style-complex="normal"/>
    </style:style>
    <style:style style:name="T639" style:family="text">
      <style:text-properties fo:font-style="normal" style:text-underline-style="none" officeooo:rsid="010c486e" style:font-style-asian="normal" style:font-style-complex="normal"/>
    </style:style>
    <style:style style:name="T640" style:family="text">
      <style:text-properties fo:font-style="normal" style:text-underline-style="none" officeooo:rsid="010db770" style:font-style-asian="normal" style:font-style-complex="normal"/>
    </style:style>
    <style:style style:name="T641" style:family="text">
      <style:text-properties fo:font-style="normal" style:text-underline-style="none" officeooo:rsid="011cabfd" style:font-style-asian="normal" style:font-style-complex="normal"/>
    </style:style>
    <style:style style:name="T642" style:family="text">
      <style:text-properties fo:font-style="normal" style:text-underline-style="none" officeooo:rsid="011d9595" style:font-style-asian="normal" style:font-style-complex="normal"/>
    </style:style>
    <style:style style:name="T643" style:family="text">
      <style:text-properties fo:font-style="normal" style:text-underline-style="none" officeooo:rsid="011fc384" style:font-style-asian="normal" style:font-style-complex="normal"/>
    </style:style>
    <style:style style:name="T644" style:family="text">
      <style:text-properties fo:font-style="normal" style:text-underline-style="none" officeooo:rsid="012dfde8" style:font-style-asian="normal" style:font-style-complex="normal"/>
    </style:style>
    <style:style style:name="T645" style:family="text">
      <style:text-properties fo:font-style="normal" style:text-underline-style="none" officeooo:rsid="0130fd48" style:font-style-asian="normal" style:font-style-complex="normal"/>
    </style:style>
    <style:style style:name="T646" style:family="text">
      <style:text-properties fo:font-style="normal" style:text-underline-style="none" officeooo:rsid="013282b3" style:font-style-asian="normal" style:font-style-complex="normal"/>
    </style:style>
    <style:style style:name="T647" style:family="text">
      <style:text-properties fo:font-style="normal" style:text-underline-style="none" officeooo:rsid="013401b3" style:font-style-asian="normal" style:font-style-complex="normal"/>
    </style:style>
    <style:style style:name="T648" style:family="text">
      <style:text-properties fo:font-style="normal" style:text-underline-style="none" officeooo:rsid="013a8584" style:font-style-asian="normal" style:font-style-complex="normal"/>
    </style:style>
    <style:style style:name="T649" style:family="text">
      <style:text-properties fo:font-style="normal" style:text-underline-style="none" officeooo:rsid="013f3c54" style:font-style-asian="normal" style:font-style-complex="normal"/>
    </style:style>
    <style:style style:name="T650" style:family="text">
      <style:text-properties fo:font-style="normal" style:text-underline-style="none" officeooo:rsid="013e347a" style:font-style-asian="normal" style:font-style-complex="normal"/>
    </style:style>
    <style:style style:name="T651" style:family="text">
      <style:text-properties fo:font-style="normal" style:text-underline-style="none" officeooo:rsid="01408f03" style:font-style-asian="normal" style:font-style-complex="normal"/>
    </style:style>
    <style:style style:name="T652" style:family="text">
      <style:text-properties fo:font-style="normal" style:text-underline-style="none" officeooo:rsid="013cc971" style:font-style-asian="normal" style:font-style-complex="normal"/>
    </style:style>
    <style:style style:name="T653" style:family="text">
      <style:text-properties fo:font-style="normal" style:text-underline-style="none" officeooo:rsid="0150aafa" style:font-style-asian="normal" style:font-style-complex="normal"/>
    </style:style>
    <style:style style:name="T654" style:family="text">
      <style:text-properties fo:font-style="normal" style:text-underline-style="none" officeooo:rsid="0152f194" style:font-style-asian="normal" style:font-style-complex="normal"/>
    </style:style>
    <style:style style:name="T655" style:family="text">
      <style:text-properties fo:font-style="normal" style:text-underline-style="none" officeooo:rsid="0157e2d4" style:font-style-asian="normal" style:font-style-complex="normal"/>
    </style:style>
    <style:style style:name="T656" style:family="text">
      <style:text-properties fo:font-style="normal" style:text-underline-style="none" officeooo:rsid="015c452a" style:font-style-asian="normal" style:font-style-complex="normal"/>
    </style:style>
    <style:style style:name="T657" style:family="text">
      <style:text-properties fo:font-style="normal" style:text-underline-style="none" officeooo:rsid="0176ee1b" style:font-style-asian="normal" style:font-style-complex="normal"/>
    </style:style>
    <style:style style:name="T658" style:family="text">
      <style:text-properties fo:font-style="normal" style:text-underline-style="none" officeooo:rsid="02b807dc" style:font-style-asian="normal" style:font-style-complex="normal"/>
    </style:style>
    <style:style style:name="T659" style:family="text">
      <style:text-properties fo:font-style="normal" style:text-underline-style="none" officeooo:rsid="00bd11a0" style:font-style-asian="normal" style:font-style-complex="normal"/>
    </style:style>
    <style:style style:name="T660" style:family="text">
      <style:text-properties fo:font-style="normal" style:text-underline-style="none" officeooo:rsid="02edc963" style:font-style-asian="normal" style:font-style-complex="normal"/>
    </style:style>
    <style:style style:name="T661" style:family="text">
      <style:text-properties fo:font-style="normal" style:font-style-asian="normal" style:font-style-complex="normal"/>
    </style:style>
    <style:style style:name="T662" style:family="text">
      <style:text-properties fo:font-style="normal" officeooo:rsid="00524926" style:font-style-asian="normal" style:font-style-complex="normal"/>
    </style:style>
    <style:style style:name="T663" style:family="text">
      <style:text-properties fo:font-style="normal" officeooo:rsid="0033fbdf" style:font-style-asian="normal" style:font-style-complex="normal"/>
    </style:style>
    <style:style style:name="T664" style:family="text">
      <style:text-properties fo:font-style="normal" officeooo:rsid="0034ed8b" style:font-style-asian="normal" style:font-style-complex="normal"/>
    </style:style>
    <style:style style:name="T665" style:family="text">
      <style:text-properties fo:font-style="normal" officeooo:rsid="0052a33a" style:font-style-asian="normal" style:font-style-complex="normal"/>
    </style:style>
    <style:style style:name="T666" style:family="text">
      <style:text-properties fo:font-style="normal" officeooo:rsid="0092f82d" style:font-style-asian="normal" style:font-style-complex="normal"/>
    </style:style>
    <style:style style:name="T667" style:family="text">
      <style:text-properties fo:font-style="normal" officeooo:rsid="00c6421c" style:font-style-asian="normal" style:font-style-complex="normal"/>
    </style:style>
    <style:style style:name="T668" style:family="text">
      <style:text-properties fo:font-style="normal" officeooo:rsid="00cc5bce" style:font-style-asian="normal" style:font-style-complex="normal"/>
    </style:style>
    <style:style style:name="T669" style:family="text">
      <style:text-properties fo:font-style="normal" officeooo:rsid="0106c767" style:font-style-asian="normal" style:font-style-complex="normal"/>
    </style:style>
    <style:style style:name="T670" style:family="text">
      <style:text-properties fo:font-style="normal" officeooo:rsid="0164a6ee" style:font-style-asian="normal" style:font-style-complex="normal"/>
    </style:style>
    <style:style style:name="T671" style:family="text">
      <style:text-properties fo:font-style="normal" officeooo:rsid="0168d8d5" style:font-style-asian="normal" style:font-style-complex="normal"/>
    </style:style>
    <style:style style:name="T672" style:family="text">
      <style:text-properties fo:font-style="normal" officeooo:rsid="0179221f" style:font-style-asian="normal" style:font-style-complex="normal"/>
    </style:style>
    <style:style style:name="T673" style:family="text">
      <style:text-properties fo:font-style="normal" officeooo:rsid="017941db" style:font-style-asian="normal" style:font-style-complex="normal"/>
    </style:style>
    <style:style style:name="T674" style:family="text">
      <style:text-properties fo:font-style="normal" officeooo:rsid="017a7161" style:font-style-asian="normal" style:font-style-complex="normal"/>
    </style:style>
    <style:style style:name="T675" style:family="text">
      <style:text-properties fo:font-style="normal" officeooo:rsid="0288fb00" style:font-style-asian="normal" style:font-style-complex="normal"/>
    </style:style>
    <style:style style:name="T676" style:family="text">
      <style:text-properties fo:font-style="normal" officeooo:rsid="02f2e947" style:font-style-asian="normal" style:font-style-complex="normal"/>
    </style:style>
    <style:style style:name="T677" style:family="text">
      <style:text-properties fo:font-style="normal" officeooo:rsid="02edc963" style:font-style-asian="normal" style:font-style-complex="normal"/>
    </style:style>
    <style:style style:name="T678" style:family="text">
      <style:text-properties fo:font-style="normal" officeooo:rsid="03355d74" style:font-style-asian="normal" style:font-style-complex="normal"/>
    </style:style>
    <style:style style:name="T679" style:family="text">
      <style:text-properties fo:font-style="normal" officeooo:rsid="0335ea2c" style:font-style-asian="normal" style:font-style-complex="normal"/>
    </style:style>
    <style:style style:name="T680" style:family="text">
      <style:text-properties fo:font-style="normal" officeooo:rsid="0346a444" style:font-style-asian="normal" style:font-style-complex="normal"/>
    </style:style>
    <style:style style:name="T681" style:family="text">
      <style:text-properties fo:font-style="normal" officeooo:rsid="0347bb43" style:font-style-asian="normal" style:font-style-complex="normal"/>
    </style:style>
    <style:style style:name="T682" style:family="text">
      <style:text-properties fo:font-style="normal" officeooo:rsid="03343ce6" style:font-style-asian="normal" style:font-style-complex="normal"/>
    </style:style>
    <style:style style:name="T683" style:family="text">
      <style:text-properties fo:font-style="normal" officeooo:rsid="034dbe4d" style:font-style-asian="normal" style:font-style-complex="normal"/>
    </style:style>
    <style:style style:name="T684" style:family="text">
      <style:text-properties fo:font-style="normal" officeooo:rsid="034f33b6" style:font-style-asian="normal" style:font-style-complex="normal"/>
    </style:style>
    <style:style style:name="T685" style:family="text">
      <style:text-properties fo:font-style="normal" officeooo:rsid="035051aa" style:font-style-asian="normal" style:font-style-complex="normal"/>
    </style:style>
    <style:style style:name="T686" style:family="text">
      <style:text-properties fo:font-style="normal" officeooo:rsid="035de550" style:font-style-asian="normal" style:font-style-complex="normal"/>
    </style:style>
    <style:style style:name="T687" style:family="text">
      <style:text-properties fo:font-style="normal" officeooo:rsid="0364e15d" style:font-style-asian="normal" style:font-style-complex="normal"/>
    </style:style>
    <style:style style:name="T688" style:family="text">
      <style:text-properties fo:font-style="normal" officeooo:rsid="033e56cf" style:font-style-asian="normal" style:font-style-complex="normal"/>
    </style:style>
    <style:style style:name="T689" style:family="text">
      <style:text-properties fo:font-style="normal" officeooo:rsid="0367f8e1" style:font-style-asian="normal" style:font-style-complex="normal"/>
    </style:style>
    <style:style style:name="T690" style:family="text">
      <style:text-properties fo:font-style="normal" officeooo:rsid="0369854f" style:font-style-asian="normal" style:font-style-complex="normal"/>
    </style:style>
    <style:style style:name="T691" style:family="text">
      <style:text-properties fo:font-style="normal" officeooo:rsid="040ce935" style:font-style-asian="normal" style:font-style-complex="normal"/>
    </style:style>
    <style:style style:name="T692" style:family="text">
      <style:text-properties fo:font-style="normal" officeooo:rsid="040ea9fd" style:font-style-asian="normal" style:font-style-complex="normal"/>
    </style:style>
    <style:style style:name="T693" style:family="text">
      <style:text-properties fo:font-style="normal" officeooo:rsid="041e6a3e" style:font-style-asian="normal" style:font-style-complex="normal"/>
    </style:style>
    <style:style style:name="T694" style:family="text">
      <style:text-properties fo:font-style="normal" officeooo:rsid="04a8203c" style:font-style-asian="normal" style:font-style-complex="normal"/>
    </style:style>
    <style:style style:name="T695" style:family="text">
      <style:text-properties fo:font-style="normal" officeooo:rsid="04b80b14" style:font-style-asian="normal" style:font-style-complex="normal"/>
    </style:style>
    <style:style style:name="T696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697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69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99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00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01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02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03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04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05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06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07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08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09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10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11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12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13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14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15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16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17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18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19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20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21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22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23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24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25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26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27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28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29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30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31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32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33" style:family="text">
      <style:text-properties fo:font-style="normal" fo:font-weight="normal" officeooo:rsid="049b99bf" style:font-style-asian="normal" style:font-weight-asian="normal" style:font-style-complex="normal" style:font-weight-complex="normal"/>
    </style:style>
    <style:style style:name="T734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35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36" style:family="text">
      <style:text-properties fo:font-style="normal" fo:font-weight="normal" officeooo:rsid="04a8203c" style:font-style-asian="normal" style:font-weight-asian="normal" style:font-style-complex="normal" style:font-weight-complex="normal"/>
    </style:style>
    <style:style style:name="T737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38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39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40" style:family="text">
      <style:text-properties fo:font-style="normal" fo:font-weight="normal" officeooo:rsid="04b2ffc5" style:font-style-asian="normal" style:font-weight-asian="normal" style:font-style-complex="normal" style:font-weight-complex="normal"/>
    </style:style>
    <style:style style:name="T741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42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43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44" style:family="text">
      <style:text-properties fo:font-style="normal" fo:font-weight="normal" officeooo:rsid="04ba1b39" style:font-style-asian="normal" style:font-weight-asian="normal" style:font-style-complex="normal" style:font-weight-complex="normal"/>
    </style:style>
    <style:style style:name="T745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746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747" style:family="text">
      <style:text-properties officeooo:rsid="004d4d0b"/>
    </style:style>
    <style:style style:name="T748" style:family="text">
      <style:text-properties officeooo:rsid="0013268f"/>
    </style:style>
    <style:style style:name="T749" style:family="text">
      <style:text-properties officeooo:rsid="004f4350"/>
    </style:style>
    <style:style style:name="T750" style:family="text">
      <style:text-properties officeooo:rsid="00501b3c"/>
    </style:style>
    <style:style style:name="T751" style:family="text">
      <style:text-properties officeooo:rsid="00147dd9"/>
    </style:style>
    <style:style style:name="T752" style:family="text">
      <style:text-properties officeooo:rsid="005521a3"/>
    </style:style>
    <style:style style:name="T753" style:family="text">
      <style:text-properties fo:font-weight="bold" style:font-weight-asian="bold" style:font-weight-complex="bold"/>
    </style:style>
    <style:style style:name="T754" style:family="text">
      <style:text-properties fo:font-weight="bold" officeooo:rsid="005f7223" style:font-weight-asian="bold" style:font-weight-complex="bold"/>
    </style:style>
    <style:style style:name="T755" style:family="text">
      <style:text-properties fo:font-weight="bold" officeooo:rsid="01871851" style:font-weight-asian="bold" style:font-weight-complex="bold"/>
    </style:style>
    <style:style style:name="T756" style:family="text">
      <style:text-properties fo:font-weight="bold" officeooo:rsid="02070606" style:font-weight-asian="bold" style:font-weight-complex="bold"/>
    </style:style>
    <style:style style:name="T757" style:family="text">
      <style:text-properties fo:font-weight="bold" officeooo:rsid="0206e857" style:font-weight-asian="bold" style:font-weight-complex="bold"/>
    </style:style>
    <style:style style:name="T758" style:family="text">
      <style:text-properties fo:font-weight="bold" officeooo:rsid="03153caa" style:font-weight-asian="bold" style:font-weight-complex="bold"/>
    </style:style>
    <style:style style:name="T759" style:family="text">
      <style:text-properties fo:font-weight="bold" officeooo:rsid="03429aa5" style:font-weight-asian="bold" style:font-weight-complex="bold"/>
    </style:style>
    <style:style style:name="T760" style:family="text">
      <style:text-properties fo:font-weight="bold" officeooo:rsid="0356cf1b" style:font-weight-asian="bold" style:font-weight-complex="bold"/>
    </style:style>
    <style:style style:name="T761" style:family="text">
      <style:text-properties fo:font-weight="bold" officeooo:rsid="03c34d65" style:font-weight-asian="bold" style:font-weight-complex="bold"/>
    </style:style>
    <style:style style:name="T762" style:family="text">
      <style:text-properties fo:font-weight="bold" officeooo:rsid="03c39617" style:font-weight-asian="bold" style:font-weight-complex="bold"/>
    </style:style>
    <style:style style:name="T763" style:family="text">
      <style:text-properties fo:font-weight="bold" officeooo:rsid="03c44ca6" style:font-weight-asian="bold" style:font-weight-complex="bold"/>
    </style:style>
    <style:style style:name="T764" style:family="text">
      <style:text-properties fo:font-weight="bold" officeooo:rsid="03ea64bf" style:font-weight-asian="bold" style:font-weight-complex="bold"/>
    </style:style>
    <style:style style:name="T765" style:family="text">
      <style:text-properties fo:font-weight="bold" officeooo:rsid="03f8c064" style:font-weight-asian="bold" style:font-weight-complex="bold"/>
    </style:style>
    <style:style style:name="T766" style:family="text">
      <style:text-properties fo:font-weight="bold" officeooo:rsid="0411d16e" style:font-weight-asian="bold" style:font-weight-complex="bold"/>
    </style:style>
    <style:style style:name="T767" style:family="text">
      <style:text-properties fo:font-weight="bold" officeooo:rsid="048fe3f8" style:font-weight-asian="bold" style:font-weight-complex="bold"/>
    </style:style>
    <style:style style:name="T768" style:family="text">
      <style:text-properties fo:font-weight="bold" officeooo:rsid="048ffd4a" style:font-weight-asian="bold" style:font-weight-complex="bold"/>
    </style:style>
    <style:style style:name="T769" style:family="text">
      <style:text-properties fo:font-weight="bold" officeooo:rsid="04a08898" style:font-weight-asian="bold" style:font-weight-complex="bold"/>
    </style:style>
    <style:style style:name="T770" style:family="text">
      <style:text-properties officeooo:rsid="005b5f51"/>
    </style:style>
    <style:style style:name="T771" style:family="text">
      <style:text-properties officeooo:rsid="005d12fa"/>
    </style:style>
    <style:style style:name="T772" style:family="text">
      <style:text-properties officeooo:rsid="005f7223"/>
    </style:style>
    <style:style style:name="T773" style:family="text">
      <style:text-properties style:text-underline-style="none"/>
    </style:style>
    <style:style style:name="T774" style:family="text">
      <style:text-properties style:text-underline-style="none" fo:font-weight="normal" style:font-weight-asian="normal" style:font-weight-complex="normal"/>
    </style:style>
    <style:style style:name="T775" style:family="text">
      <style:text-properties style:text-underline-style="none" fo:font-weight="normal" officeooo:rsid="00721e09" style:font-weight-asian="normal" style:font-weight-complex="normal"/>
    </style:style>
    <style:style style:name="T776" style:family="text">
      <style:text-properties style:text-underline-style="none" fo:font-weight="normal" officeooo:rsid="00722a19" style:font-weight-asian="normal" style:font-weight-complex="normal"/>
    </style:style>
    <style:style style:name="T777" style:family="text">
      <style:text-properties style:text-underline-style="none" fo:font-weight="normal" officeooo:rsid="006a9ead" style:font-weight-asian="normal" style:font-weight-complex="normal"/>
    </style:style>
    <style:style style:name="T778" style:family="text">
      <style:text-properties style:text-underline-style="none" fo:font-weight="normal" officeooo:rsid="00a639f7" style:font-weight-asian="normal" style:font-weight-complex="normal"/>
    </style:style>
    <style:style style:name="T779" style:family="text">
      <style:text-properties style:text-underline-style="none" fo:font-weight="normal" officeooo:rsid="00a69bec" style:font-weight-asian="normal" style:font-weight-complex="normal"/>
    </style:style>
    <style:style style:name="T780" style:family="text">
      <style:text-properties style:text-underline-style="none" fo:font-weight="normal" officeooo:rsid="009e29ef" style:font-weight-asian="normal" style:font-weight-complex="normal"/>
    </style:style>
    <style:style style:name="T781" style:family="text">
      <style:text-properties style:text-underline-style="none" fo:font-weight="normal" officeooo:rsid="00a75993" style:font-weight-asian="normal" style:font-weight-complex="normal"/>
    </style:style>
    <style:style style:name="T782" style:family="text">
      <style:text-properties style:text-underline-style="none" fo:font-weight="normal" officeooo:rsid="00e7b674" style:font-weight-asian="normal" style:font-weight-complex="normal"/>
    </style:style>
    <style:style style:name="T783" style:family="text">
      <style:text-properties style:text-underline-style="none" fo:font-weight="normal" officeooo:rsid="0123bb39" style:font-weight-asian="normal" style:font-weight-complex="normal"/>
    </style:style>
    <style:style style:name="T784" style:family="text">
      <style:text-properties style:text-underline-style="none" fo:font-weight="normal" officeooo:rsid="02e59398" style:font-weight-asian="normal" style:font-weight-complex="normal"/>
    </style:style>
    <style:style style:name="T785" style:family="text">
      <style:text-properties style:text-underline-style="none" fo:font-weight="normal" officeooo:rsid="0043121f" style:font-weight-asian="normal" style:font-weight-complex="normal"/>
    </style:style>
    <style:style style:name="T786" style:family="text">
      <style:text-properties style:text-underline-style="none" fo:font-weight="normal" officeooo:rsid="04329278" style:font-weight-asian="normal" style:font-weight-complex="normal"/>
    </style:style>
    <style:style style:name="T787" style:family="text">
      <style:text-properties style:text-underline-style="none" fo:font-weight="bold" style:font-weight-asian="bold" style:font-weight-complex="bold"/>
    </style:style>
    <style:style style:name="T788" style:family="text">
      <style:text-properties style:text-underline-style="none" fo:font-weight="bold" officeooo:rsid="00a75993" style:font-weight-asian="bold" style:font-weight-complex="bold"/>
    </style:style>
    <style:style style:name="T789" style:family="text">
      <style:text-properties style:text-underline-style="none" fo:font-weight="bold" officeooo:rsid="013013d9" style:font-weight-asian="bold" style:font-weight-complex="bold"/>
    </style:style>
    <style:style style:name="T790" style:family="text">
      <style:text-properties style:text-underline-style="none" fo:font-weight="bold" officeooo:rsid="01408f03" style:font-weight-asian="bold" style:font-weight-complex="bold"/>
    </style:style>
    <style:style style:name="T791" style:family="text">
      <style:text-properties style:text-underline-style="none" officeooo:rsid="00bbbf73"/>
    </style:style>
    <style:style style:name="T792" style:family="text">
      <style:text-properties style:text-underline-style="none" officeooo:rsid="00d40111"/>
    </style:style>
    <style:style style:name="T793" style:family="text">
      <style:text-properties style:text-underline-style="none" officeooo:rsid="00d708a6"/>
    </style:style>
    <style:style style:name="T794" style:family="text">
      <style:text-properties style:text-underline-style="none" officeooo:rsid="00d5826a"/>
    </style:style>
    <style:style style:name="T795" style:family="text">
      <style:text-properties style:text-underline-style="none" officeooo:rsid="00d9c9e4"/>
    </style:style>
    <style:style style:name="T796" style:family="text">
      <style:text-properties style:text-underline-style="none" officeooo:rsid="00ec1e8c"/>
    </style:style>
    <style:style style:name="T797" style:family="text">
      <style:text-properties style:text-underline-style="none" officeooo:rsid="00fde6f2"/>
    </style:style>
    <style:style style:name="T798" style:family="text">
      <style:text-properties style:text-underline-style="none" officeooo:rsid="013013d9"/>
    </style:style>
    <style:style style:name="T799" style:family="text">
      <style:text-properties style:text-underline-style="none" officeooo:rsid="0137af9f"/>
    </style:style>
    <style:style style:name="T800" style:family="text">
      <style:text-properties style:text-underline-style="none" officeooo:rsid="013282b3"/>
    </style:style>
    <style:style style:name="T801" style:family="text">
      <style:text-properties style:text-underline-style="none" officeooo:rsid="01408f03"/>
    </style:style>
    <style:style style:name="T802" style:family="text">
      <style:text-properties style:text-underline-style="none" officeooo:rsid="01416cb6"/>
    </style:style>
    <style:style style:name="T803" style:family="text">
      <style:text-properties style:text-underline-style="none" officeooo:rsid="01435f2a"/>
    </style:style>
    <style:style style:name="T804" style:family="text">
      <style:text-properties style:text-underline-style="none" officeooo:rsid="015f15fe"/>
    </style:style>
    <style:style style:name="T805" style:family="text">
      <style:text-properties officeooo:rsid="00722a19"/>
    </style:style>
    <style:style style:name="T806" style:family="text">
      <style:text-properties officeooo:rsid="0082538a"/>
    </style:style>
    <style:style style:name="T807" style:family="text">
      <style:text-properties officeooo:rsid="008a06de"/>
    </style:style>
    <style:style style:name="T808" style:family="text">
      <style:text-properties officeooo:rsid="00937b11"/>
    </style:style>
    <style:style style:name="T809" style:family="text">
      <style:text-properties officeooo:rsid="0093b191"/>
    </style:style>
    <style:style style:name="T810" style:family="text">
      <style:text-properties officeooo:rsid="00b502cc"/>
    </style:style>
    <style:style style:name="T811" style:family="text">
      <style:text-properties officeooo:rsid="00ba4170"/>
    </style:style>
    <style:style style:name="T812" style:family="text">
      <style:text-properties officeooo:rsid="00bbbf73"/>
    </style:style>
    <style:style style:name="T813" style:family="text">
      <style:text-properties officeooo:rsid="00bd3f9d"/>
    </style:style>
    <style:style style:name="T814" style:family="text">
      <style:text-properties officeooo:rsid="00beb82f"/>
    </style:style>
    <style:style style:name="T815" style:family="text">
      <style:text-properties officeooo:rsid="00c2a166"/>
    </style:style>
    <style:style style:name="T816" style:family="text">
      <style:text-properties officeooo:rsid="00c7406f"/>
    </style:style>
    <style:style style:name="T817" style:family="text">
      <style:text-properties officeooo:rsid="00c93592"/>
    </style:style>
    <style:style style:name="T818" style:family="text">
      <style:text-properties officeooo:rsid="00d83381"/>
    </style:style>
    <style:style style:name="T819" style:family="text">
      <style:text-properties officeooo:rsid="00e09913"/>
    </style:style>
    <style:style style:name="T820" style:family="text">
      <style:text-properties officeooo:rsid="00ed9297"/>
    </style:style>
    <style:style style:name="T821" style:family="text">
      <style:text-properties officeooo:rsid="00ef4875"/>
    </style:style>
    <style:style style:name="T822" style:family="text">
      <style:text-properties officeooo:rsid="00f0f7f8"/>
    </style:style>
    <style:style style:name="T823" style:family="text">
      <style:text-properties officeooo:rsid="00f5260b"/>
    </style:style>
    <style:style style:name="T824" style:family="text">
      <style:text-properties officeooo:rsid="010185dc"/>
    </style:style>
    <style:style style:name="T825" style:family="text">
      <style:text-properties officeooo:rsid="01095847"/>
    </style:style>
    <style:style style:name="T826" style:family="text">
      <style:text-properties officeooo:rsid="010f422a"/>
    </style:style>
    <style:style style:name="T827" style:family="text">
      <style:text-properties officeooo:rsid="01113d34"/>
    </style:style>
    <style:style style:name="T828" style:family="text">
      <style:text-properties officeooo:rsid="011bd541"/>
    </style:style>
    <style:style style:name="T829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830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831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832" style:family="text">
      <style:text-properties style:text-line-through-style="none" style:text-line-through-type="none" style:text-underline-style="none"/>
    </style:style>
    <style:style style:name="T83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834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835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836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837" style:family="text">
      <style:text-properties style:text-line-through-style="none" style:text-line-through-type="none" officeooo:rsid="03d52c7f"/>
    </style:style>
    <style:style style:name="T838" style:family="text">
      <style:text-properties style:text-line-through-style="none" style:text-line-through-type="none" officeooo:rsid="03ef2dc7"/>
    </style:style>
    <style:style style:name="T839" style:family="text">
      <style:text-properties style:text-line-through-style="none" style:text-line-through-type="none" officeooo:rsid="03ec3a95"/>
    </style:style>
    <style:style style:name="T840" style:family="text">
      <style:text-properties style:text-line-through-style="none" style:text-line-through-type="none" officeooo:rsid="03f0c84b"/>
    </style:style>
    <style:style style:name="T841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842" style:family="text">
      <style:text-properties style:text-line-through-style="none" style:text-line-through-type="none" officeooo:rsid="044cd909"/>
    </style:style>
    <style:style style:name="T843" style:family="text">
      <style:text-properties officeooo:rsid="0152f194"/>
    </style:style>
    <style:style style:name="T844" style:family="text">
      <style:text-properties officeooo:rsid="016860b9"/>
    </style:style>
    <style:style style:name="T845" style:family="text">
      <style:text-properties officeooo:rsid="01758a0f"/>
    </style:style>
    <style:style style:name="T846" style:family="text">
      <style:text-properties officeooo:rsid="01871851"/>
    </style:style>
    <style:style style:name="T847" style:family="text">
      <style:text-properties officeooo:rsid="0188ed42"/>
    </style:style>
    <style:style style:name="T848" style:family="text">
      <style:text-properties officeooo:rsid="018c0d5b"/>
    </style:style>
    <style:style style:name="T849" style:family="text">
      <style:text-properties officeooo:rsid="019479eb"/>
    </style:style>
    <style:style style:name="T850" style:family="text">
      <style:text-properties officeooo:rsid="0198a2ea"/>
    </style:style>
    <style:style style:name="T851" style:family="text">
      <style:text-properties officeooo:rsid="01c64853"/>
    </style:style>
    <style:style style:name="T852" style:family="text">
      <style:text-properties officeooo:rsid="01d80854"/>
    </style:style>
    <style:style style:name="T853" style:family="text">
      <style:text-properties officeooo:rsid="01d90cf6"/>
    </style:style>
    <style:style style:name="T854" style:family="text">
      <style:text-properties officeooo:rsid="01d9cd4e"/>
    </style:style>
    <style:style style:name="T855" style:family="text">
      <style:text-properties officeooo:rsid="01dc67de"/>
    </style:style>
    <style:style style:name="T856" style:family="text">
      <style:text-properties officeooo:rsid="01df8731"/>
    </style:style>
    <style:style style:name="T857" style:family="text">
      <style:text-properties officeooo:rsid="01e917c9"/>
    </style:style>
    <style:style style:name="T858" style:family="text">
      <style:text-properties officeooo:rsid="01e5182b"/>
    </style:style>
    <style:style style:name="T859" style:family="text">
      <style:text-properties officeooo:rsid="01e966ec"/>
    </style:style>
    <style:style style:name="T860" style:family="text">
      <style:text-properties officeooo:rsid="01eb88a9"/>
    </style:style>
    <style:style style:name="T861" style:family="text">
      <style:text-properties officeooo:rsid="01ec8e18"/>
    </style:style>
    <style:style style:name="T862" style:family="text">
      <style:text-properties officeooo:rsid="01f79ca2"/>
    </style:style>
    <style:style style:name="T863" style:family="text">
      <style:text-properties officeooo:rsid="01f9794d"/>
    </style:style>
    <style:style style:name="T864" style:family="text">
      <style:text-properties officeooo:rsid="01fb1d79"/>
    </style:style>
    <style:style style:name="T865" style:family="text">
      <style:text-properties officeooo:rsid="01fde08a"/>
    </style:style>
    <style:style style:name="T866" style:family="text">
      <style:text-properties officeooo:rsid="0200b58e"/>
    </style:style>
    <style:style style:name="T867" style:family="text">
      <style:text-properties officeooo:rsid="01c48a9e"/>
    </style:style>
    <style:style style:name="T868" style:family="text">
      <style:text-properties officeooo:rsid="020294d1"/>
    </style:style>
    <style:style style:name="T869" style:family="text">
      <style:text-properties officeooo:rsid="019e70b3"/>
    </style:style>
    <style:style style:name="T870" style:family="text">
      <style:text-properties officeooo:rsid="020131ae"/>
    </style:style>
    <style:style style:name="T871" style:family="text">
      <style:text-properties officeooo:rsid="01b08253"/>
    </style:style>
    <style:style style:name="T872" style:family="text">
      <style:text-properties officeooo:rsid="01ffec25"/>
    </style:style>
    <style:style style:name="T873" style:family="text">
      <style:text-properties officeooo:rsid="0212a48a"/>
    </style:style>
    <style:style style:name="T874" style:family="text">
      <style:text-properties officeooo:rsid="021d76dd"/>
    </style:style>
    <style:style style:name="T875" style:family="text">
      <style:text-properties officeooo:rsid="022053cd"/>
    </style:style>
    <style:style style:name="T876" style:family="text">
      <style:text-properties officeooo:rsid="01e2b86d"/>
    </style:style>
    <style:style style:name="T877" style:family="text">
      <style:text-properties officeooo:rsid="022dff2a"/>
    </style:style>
    <style:style style:name="T878" style:family="text">
      <style:text-properties officeooo:rsid="02540cb9"/>
    </style:style>
    <style:style style:name="T879" style:family="text">
      <style:text-properties officeooo:rsid="025798af"/>
    </style:style>
    <style:style style:name="T880" style:family="text">
      <style:text-properties officeooo:rsid="0259f4ad"/>
    </style:style>
    <style:style style:name="T881" style:family="text">
      <style:text-properties officeooo:rsid="025b11c7"/>
    </style:style>
    <style:style style:name="T882" style:family="text">
      <style:text-properties officeooo:rsid="02685e01"/>
    </style:style>
    <style:style style:name="T883" style:family="text">
      <style:text-properties officeooo:rsid="024d9b01"/>
    </style:style>
    <style:style style:name="T884" style:family="text">
      <style:text-properties officeooo:rsid="026b5506"/>
    </style:style>
    <style:style style:name="T885" style:family="text">
      <style:text-properties officeooo:rsid="02727518"/>
    </style:style>
    <style:style style:name="T886" style:family="text">
      <style:text-properties officeooo:rsid="02743cef"/>
    </style:style>
    <style:style style:name="T887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888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889" style:family="text">
      <style:text-properties officeooo:rsid="02abf8f2"/>
    </style:style>
    <style:style style:name="T890" style:family="text">
      <style:text-properties officeooo:rsid="02ac7db0"/>
    </style:style>
    <style:style style:name="T891" style:family="text">
      <style:text-properties officeooo:rsid="02b14a1d"/>
    </style:style>
    <style:style style:name="T892" style:family="text">
      <style:text-properties officeooo:rsid="02b245f2"/>
    </style:style>
    <style:style style:name="T893" style:family="text">
      <style:text-properties officeooo:rsid="004826c4"/>
    </style:style>
    <style:style style:name="T894" style:family="text">
      <style:text-properties officeooo:rsid="02b807dc"/>
    </style:style>
    <style:style style:name="T895" style:family="text">
      <style:text-properties officeooo:rsid="0063f3c5"/>
    </style:style>
    <style:style style:name="T896" style:family="text">
      <style:text-properties officeooo:rsid="00c0d7c6"/>
    </style:style>
    <style:style style:name="T897" style:family="text">
      <style:text-properties officeooo:rsid="02bfe198"/>
    </style:style>
    <style:style style:name="T898" style:family="text">
      <style:text-properties officeooo:rsid="02ccc8f6"/>
    </style:style>
    <style:style style:name="T899" style:family="text">
      <style:text-properties officeooo:rsid="02e142ec"/>
    </style:style>
    <style:style style:name="T900" style:family="text">
      <style:text-properties officeooo:rsid="02ec089f"/>
    </style:style>
    <style:style style:name="T901" style:family="text">
      <style:text-properties officeooo:rsid="008d7148"/>
    </style:style>
    <style:style style:name="T902" style:family="text">
      <style:text-properties officeooo:rsid="0069ae25"/>
    </style:style>
    <style:style style:name="T903" style:family="text">
      <style:text-properties officeooo:rsid="02edc963"/>
    </style:style>
    <style:style style:name="T904" style:family="text">
      <style:text-properties officeooo:rsid="03049b98"/>
    </style:style>
    <style:style style:name="T905" style:family="text">
      <style:text-properties officeooo:rsid="0304fd19"/>
    </style:style>
    <style:style style:name="T906" style:family="text">
      <style:text-properties officeooo:rsid="030f0c9b"/>
    </style:style>
    <style:style style:name="T907" style:family="text">
      <style:text-properties style:text-underline-style="solid" style:text-underline-width="auto" style:text-underline-color="font-color"/>
    </style:style>
    <style:style style:name="T908" style:family="text">
      <style:text-properties style:text-underline-style="solid" style:text-underline-width="auto" style:text-underline-color="font-color" officeooo:rsid="030f0c9b"/>
    </style:style>
    <style:style style:name="T909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910" style:family="text">
      <style:text-properties officeooo:rsid="0329fac1"/>
    </style:style>
    <style:style style:name="T911" style:family="text">
      <style:text-properties officeooo:rsid="032c4fdc"/>
    </style:style>
    <style:style style:name="T912" style:family="text">
      <style:text-properties officeooo:rsid="032e6032"/>
    </style:style>
    <style:style style:name="T913" style:family="text">
      <style:text-properties officeooo:rsid="033f17a3"/>
    </style:style>
    <style:style style:name="T914" style:family="text">
      <style:text-properties officeooo:rsid="03182d82"/>
    </style:style>
    <style:style style:name="T915" style:family="text">
      <style:text-properties officeooo:rsid="03153caa"/>
    </style:style>
    <style:style style:name="T916" style:family="text">
      <style:text-properties officeooo:rsid="03429aa5"/>
    </style:style>
    <style:style style:name="T917" style:family="text">
      <style:text-properties officeooo:rsid="0346a444"/>
    </style:style>
    <style:style style:name="T918" style:family="text">
      <style:text-properties officeooo:rsid="034adc9b"/>
    </style:style>
    <style:style style:name="T919" style:family="text">
      <style:text-properties officeooo:rsid="034c7df6"/>
    </style:style>
    <style:style style:name="T920" style:family="text">
      <style:text-properties officeooo:rsid="034f33b6"/>
    </style:style>
    <style:style style:name="T921" style:family="text">
      <style:text-properties officeooo:rsid="034f5b13"/>
    </style:style>
    <style:style style:name="T922" style:family="text">
      <style:text-properties officeooo:rsid="034f680a"/>
    </style:style>
    <style:style style:name="T923" style:family="text">
      <style:text-properties officeooo:rsid="035051aa"/>
    </style:style>
    <style:style style:name="T924" style:family="text">
      <style:text-properties officeooo:rsid="031fc4b1"/>
    </style:style>
    <style:style style:name="T925" style:family="text">
      <style:text-properties officeooo:rsid="0354d22d"/>
    </style:style>
    <style:style style:name="T926" style:family="text">
      <style:text-properties officeooo:rsid="0356cf1b"/>
    </style:style>
    <style:style style:name="T927" style:family="text">
      <style:text-properties officeooo:rsid="035fe67f"/>
    </style:style>
    <style:style style:name="T928" style:family="text">
      <style:text-properties officeooo:rsid="035ffaa8"/>
    </style:style>
    <style:style style:name="T929" style:family="text">
      <style:text-properties officeooo:rsid="036197c0"/>
    </style:style>
    <style:style style:name="T930" style:family="text">
      <style:text-properties officeooo:rsid="037541ab"/>
    </style:style>
    <style:style style:name="T931" style:family="text">
      <style:text-properties officeooo:rsid="037607bd"/>
    </style:style>
    <style:style style:name="T932" style:family="text">
      <style:text-properties officeooo:rsid="03804bbd"/>
    </style:style>
    <style:style style:name="T933" style:family="text">
      <style:text-properties officeooo:rsid="03886cfc"/>
    </style:style>
    <style:style style:name="T934" style:family="text">
      <style:text-properties officeooo:rsid="03a24854"/>
    </style:style>
    <style:style style:name="T935" style:family="text">
      <style:text-properties officeooo:rsid="03a27e76"/>
    </style:style>
    <style:style style:name="T936" style:family="text">
      <style:text-properties officeooo:rsid="03a4e520"/>
    </style:style>
    <style:style style:name="T937" style:family="text">
      <style:text-properties officeooo:rsid="03778af6"/>
    </style:style>
    <style:style style:name="T938" style:family="text">
      <style:text-properties officeooo:rsid="03aaef44"/>
    </style:style>
    <style:style style:name="T939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940" style:family="text">
      <style:text-properties officeooo:rsid="03bf675e"/>
    </style:style>
    <style:style style:name="T941" style:family="text">
      <style:text-properties officeooo:rsid="03c34d65"/>
    </style:style>
    <style:style style:name="T942" style:family="text">
      <style:text-properties officeooo:rsid="03d26e6d"/>
    </style:style>
    <style:style style:name="T943" style:family="text">
      <style:text-properties fo:color="#008000"/>
    </style:style>
    <style:style style:name="T944" style:family="text">
      <style:text-properties fo:color="#008000" fo:font-style="italic" style:font-style-asian="italic" style:font-style-complex="italic"/>
    </style:style>
    <style:style style:name="T945" style:family="text">
      <style:text-properties fo:color="#008000" officeooo:rsid="03153caa" fo:background-color="transparent" loext:char-shading-value="0"/>
    </style:style>
    <style:style style:name="T946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947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948" style:family="text">
      <style:text-properties fo:color="#008000" officeooo:rsid="03429aa5"/>
    </style:style>
    <style:style style:name="T949" style:family="text">
      <style:text-properties fo:color="#008000" officeooo:rsid="03886cfc"/>
    </style:style>
    <style:style style:name="T950" style:family="text">
      <style:text-properties officeooo:rsid="03e2358d"/>
    </style:style>
    <style:style style:name="T951" style:family="text">
      <style:text-properties officeooo:rsid="03e6bad7"/>
    </style:style>
    <style:style style:name="T952" style:family="text">
      <style:text-properties officeooo:rsid="03e718ea"/>
    </style:style>
    <style:style style:name="T953" style:family="text">
      <style:text-properties officeooo:rsid="03e90de3"/>
    </style:style>
    <style:style style:name="T954" style:family="text">
      <style:text-properties officeooo:rsid="0015f1ff"/>
    </style:style>
    <style:style style:name="T955" style:family="text">
      <style:text-properties officeooo:rsid="03e93625"/>
    </style:style>
    <style:style style:name="T956" style:family="text">
      <style:text-properties officeooo:rsid="0019f535"/>
    </style:style>
    <style:style style:name="T957" style:family="text">
      <style:text-properties officeooo:rsid="03ec3a95"/>
    </style:style>
    <style:style style:name="T958" style:family="text">
      <style:text-properties officeooo:rsid="03ed0846"/>
    </style:style>
    <style:style style:name="T959" style:family="text">
      <style:text-properties officeooo:rsid="03ee7eb1"/>
    </style:style>
    <style:style style:name="T960" style:family="text">
      <style:text-properties officeooo:rsid="03f0c84b"/>
    </style:style>
    <style:style style:name="T961" style:family="text">
      <style:text-properties officeooo:rsid="03f27278"/>
    </style:style>
    <style:style style:name="T962" style:family="text">
      <style:text-properties officeooo:rsid="03f7049e"/>
    </style:style>
    <style:style style:name="T963" style:family="text">
      <style:text-properties officeooo:rsid="04045fb5"/>
    </style:style>
    <style:style style:name="T964" style:family="text">
      <style:text-properties officeooo:rsid="0411d16e"/>
    </style:style>
    <style:style style:name="T965" style:family="text">
      <style:text-properties officeooo:rsid="0437fd59"/>
    </style:style>
    <style:style style:name="T966" style:family="text">
      <style:text-properties officeooo:rsid="043c6125"/>
    </style:style>
    <style:style style:name="T967" style:family="text">
      <style:text-properties officeooo:rsid="045019c0"/>
    </style:style>
    <style:style style:name="T968" style:family="text">
      <style:text-properties officeooo:rsid="0455d30c"/>
    </style:style>
    <style:style style:name="T969" style:family="text">
      <style:text-properties officeooo:rsid="046a1124"/>
    </style:style>
    <style:style style:name="T970" style:family="text">
      <style:text-properties officeooo:rsid="046a9d46"/>
    </style:style>
    <style:style style:name="T971" style:family="text">
      <style:text-properties officeooo:rsid="046fb62d"/>
    </style:style>
    <style:style style:name="T972" style:family="text">
      <style:text-properties officeooo:rsid="04719231"/>
    </style:style>
    <style:style style:name="T973" style:family="text">
      <style:text-properties officeooo:rsid="040ce935"/>
    </style:style>
    <style:style style:name="T974" style:family="text">
      <style:text-properties officeooo:rsid="048bee3c"/>
    </style:style>
    <style:style style:name="T975" style:family="text">
      <style:text-properties officeooo:rsid="048df38c"/>
    </style:style>
    <style:style style:name="T976" style:family="text">
      <style:text-properties officeooo:rsid="048ffd4a"/>
    </style:style>
    <style:style style:name="T977" style:family="text">
      <style:text-properties officeooo:rsid="04915c32"/>
    </style:style>
    <style:style style:name="T978" style:family="text">
      <style:text-properties officeooo:rsid="04a08898"/>
    </style:style>
    <style:style style:name="T979" style:family="text">
      <style:text-properties officeooo:rsid="04a2554c"/>
    </style:style>
    <style:style style:name="T980" style:family="text">
      <style:text-properties officeooo:rsid="04a3c98b"/>
    </style:style>
    <style:style style:name="T981" style:family="text">
      <style:text-properties officeooo:rsid="04a57ad8"/>
    </style:style>
    <style:style style:name="T982" style:family="text">
      <style:text-properties officeooo:rsid="04a6595a"/>
    </style:style>
    <style:style style:name="T983" style:family="text">
      <style:text-properties officeooo:rsid="04a6679a"/>
    </style:style>
    <style:style style:name="T984" style:family="text">
      <style:text-properties officeooo:rsid="04bb11b5"/>
    </style:style>
    <style:style style:name="T985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986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987" style:family="text">
      <style:text-properties officeooo:rsid="04bc7059"/>
    </style:style>
    <style:style style:name="T988" style:family="text">
      <style:text-properties officeooo:rsid="04bd92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1"><text:span text:style-name="T752">А</text:span>нглийско<text:span text:style-name="T752">е</text:span> предложени<text:span text:style-name="T752">е</text:span></text:p>
      <text:p text:style-name="P933"/>
      <text:p text:style-name="P420"><text:span text:style-name="T748">Слова </text:span><text:span text:style-name="T749">в предложении </text:span><text:span text:style-name="T748">делятся на </text:span><text:span text:style-name="T825">две</text:span><text:span text:style-name="T748"> смысловые группы:</text:span></text:p>
      <text:list xml:id="list501033751" text:style-name="L1">
        <text:list-item>
          <text:p text:style-name="P1010"><text:span text:style-name="T748">главные члены предложения — подлежащее и сказуемое </text:span><text:span text:style-name="T930">(</text:span><text:span text:style-name="T955">основа</text:span><text:span text:style-name="T930"> предложения)</text:span><text:span text:style-name="T748">;</text:span></text:p>
        </text:list-item>
        <text:list-item>
          <text:p text:style-name="P1011">второстепенные члены предложения — определение, дополнение и обстоятельтсво.</text:p>
        </text:list-item>
      </text:list>
      <text:p text:style-name="P154"/>
      <text:p text:style-name="P929">Подлежащее — эт<text:span text:style-name="T845">о</text:span> автор действия (существительное).</text:p>
      <text:p text:style-name="P753">Сказуемое — это действие совершенное автором (глагол).</text:p>
      <text:p text:style-name="P153"/>
      <text:p text:style-name="P930"><text:span text:style-name="T954">Дополнение — это то, на </text:span><text:span text:style-name="T953">кого </text:span><text:span text:style-name="T955">или на что</text:span><text:span text:style-name="T954"> направлено действие. </text:span><text:span text:style-name="T955">В</text:span><text:span text:style-name="T954">ыражено существительным, </text:span>перед которым может <text:span text:style-name="T955">быть</text:span> предлог или глаголом <text:span text:style-name="T955">с</text:span> частиц<text:span text:style-name="T955">ей</text:span> <text:span text:style-name="T446">to</text:span><text:span text:style-name="T578">. </text:span>Обычно стоит <text:span text:style-name="T942">во второй половине предложения, после </text:span><text:span text:style-name="T955">сказуемого</text:span><text:span text:style-name="T942">.</text:span></text:p>
      <text:p text:style-name="P153"/>
      <text:p text:style-name="P931">Обстоятельство — это слово или группа слов, отвечающая на вопросы: как? когда? </text:p>
      <text:p text:style-name="P930"><text:span text:style-name="T956">каким образом? </text:span><text:span text:style-name="T955">О</text:span><text:span text:style-name="T956">бозначает: время, место, способ или причину действия.</text:span></text:p>
      <text:p text:style-name="P153"/>
      <text:p text:style-name="P416"><text:span text:style-name="T751">В английском </text:span><text:span text:style-name="T752">языке</text:span><text:span text:style-name="T751"> не бывает предложений без подлежащего и сказуемого.</text:span></text:p>
      <text:p text:style-name="P754">Исключение составляют разговорные фразы: <text:span text:style-name="T446">nice to meet you</text:span><text:span text:style-name="T465">, come here, have fun </text:span><text:span text:style-name="T675">и пр</text:span><text:span text:style-name="T661">.</text:span></text:p>
      <text:p text:style-name="P1"/>
      <text:p text:style-name="P155"><text:span text:style-name="T815">Порядок слов в у</text:span>тведрдительны<text:span text:style-name="T815">х</text:span> и отрицательны<text:span text:style-name="T815">х</text:span> предложения<text:span text:style-name="T815">х</text:span>:</text:p>
      <text:list xml:id="list3203920228" text:style-name="L2">
        <text:list-item>
          <text:p text:style-name="P1012"><text:span text:style-name="T14">подлежащее</text:span><text:span text:style-name="T1">;</text:span></text:p>
        </text:list-item>
        <text:list-item>
          <text:p text:style-name="P1012"><text:span text:style-name="T24">сказуемое</text:span><text:span text:style-name="T2">;</text:span></text:p>
        </text:list-item>
        <text:list-item>
          <text:p text:style-name="P1013"><text:span text:style-name="T943">дополнение</text:span>;</text:p>
        </text:list-item>
        <text:list-item>
          <text:p text:style-name="P1013"><text:span text:style-name="T10">обстоятельство</text:span>.</text:p>
        </text:list-item>
      </text:list>
      <text:p text:style-name="P13"/>
      <text:p text:style-name="P14"><text:span text:style-name="T13">We</text:span> <text:span text:style-name="T23">do</text:span> <text:span text:style-name="T943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4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943">their work</text:span> <text:span text:style-name="T10">in time</text:span> — <text:span text:style-name="T22">Они не закончили работу вовремя.</text:span></text:p>
      <text:p text:style-name="P15"><text:span text:style-name="T13">I</text:span> <text:span text:style-name="T3">will</text:span><text:span text:style-name="T23"> give</text:span> <text:span text:style-name="T943">you money</text:span> — Я дам тебе деньги.</text:p>
      <text:p text:style-name="P13"/>
      <text:p text:style-name="P166"><text:span text:style-name="T815">Порядок слов в в</text:span>опросительны<text:span text:style-name="T815">х</text:span> предложения<text:span text:style-name="T815">х</text:span>:</text:p>
      <text:list xml:id="list2701798883" text:style-name="L3">
        <text:list-item>
          <text:p text:style-name="P1060"><text:span text:style-name="T38">вопросительное слово</text:span>;</text:p>
        </text:list-item>
        <text:list-item>
          <text:p text:style-name="P1060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060"><text:span text:style-name="T13">подлежащее</text:span>;</text:p>
        </text:list-item>
        <text:list-item>
          <text:p text:style-name="P1060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060"><text:span text:style-name="T8">дополнение</text:span>;</text:p>
        </text:list-item>
        <text:list-item>
          <text:p text:style-name="P1060"><text:span text:style-name="T10">обстоятельство</text:span>.</text:p>
        </text:list-item>
      </text:list>
      <text:p text:style-name="P415"/>
      <text:p text:style-name="P16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565">—</text:span> Что ты здесь делаешь?</text:p>
      <text:p text:style-name="P417"><text:span text:style-name="T4">Do</text:span><text:span text:style-name="T446"> </text:span><text:span text:style-name="T15">you</text:span><text:span text:style-name="T446"> </text:span><text:span text:style-name="T26">want</text:span><text:span text:style-name="T9"> </text:span><text:span text:style-name="T944">to live</text:span><text:span text:style-name="T9"> </text:span><text:span text:style-name="T11">in Spain</text:span><text:span text:style-name="T446">? — Ты хочешь жить в Испании?</text:span></text:p>
      <text:p text:style-name="P872"/>
      <text:p text:style-name="P872">Местоимение <text:span text:style-name="T446">I</text:span> всегда пишется с большой буквы.</text:p>
      <text:p text:style-name="P875">В английском языке всего 2 падежа: именительный и объектный. <text:s/></text:p>
      <text:p text:style-name="P881"><text:span text:style-name="T358">В предложениях, которые используют глаголы: </text:span><text:span text:style-name="T520">like, have, enjoy, need</text:span><text:span text:style-name="T357">, </text:span><text:span text:style-name="T358">подлежащие </text:span></text:p>
      <text:p text:style-name="P881"><text:span text:style-name="T358">не переводятся на русский в именительном падеже</text:span><text:span text:style-name="T359">:</text:span></text:p>
      <text:p text:style-name="P871">I like my job — Мне нравится моя работа (а не «Я нравится моя работа»).</text:p>
      <text:p text:style-name="P90"/>
      <text:p text:style-name="P346">Английское предложение, в большинстве случаем, удобнее переводить с конца.</text:p>
      <text:p text:style-name="P345"/>
      <text:p text:style-name="P121">I have something in my eye → in my eye (в моем глазу), something (что-то), I have (есть).</text:p>
      <text:p text:style-name="P866"><text:span text:style-name="T141">There </text:span><text:span text:style-name="T142">was a cup on the table → on the table (на столе), was (была), a cup (чашка).</text:span></text:p>
      <text:p text:style-name="P1178"><text:span text:style-name="T985">Глагол и </text:span><text:span text:style-name="T986">времена</text:span></text:p>
      <text:p text:style-name="P354"/>
      <text:p text:style-name="P727"><text:span text:style-name="T895">С</text:span><text:span text:style-name="T566">казуемое </text:span><text:span text:style-name="T895">п</text:span><text:span text:style-name="T566">очти всегда делится на </text:span><text:span text:style-name="T825">две</text:span><text:span text:style-name="T566"> части: </text:span><text:span text:style-name="T806">на </text:span><text:span text:style-name="T566">вспомогательный </text:span><text:span text:style-name="T896">глагол </text:span><text:span text:style-name="T566">и смысловой.</text:span></text:p>
      <text:p text:style-name="P727"><text:span text:style-name="T566">Вспомогательный глагол не переводится. Он </text:span><text:span text:style-name="T567">сообщает</text:span><text:span text:style-name="T566"> о том, в каком времени нужно переводить смысловой. Смысловой глогол передает суть действия.</text:span></text:p>
      <text:p text:style-name="P727"/>
      <text:p text:style-name="P726">Смысловой глагол имеет несколько форм:</text:p>
      <text:list xml:id="list3858548852" text:style-name="L4">
        <text:list-item>
          <text:p text:style-name="P1014">начальная форма (инфинитив) — форма глагола, как в словаре;</text:p>
        </text:list-item>
        <text:list-item>
          <text:p text:style-name="P1014">с окончанием <text:span text:style-name="T446">-s (-es)</text:span> — в утверждениях <text:span text:style-name="T661">Present Simple</text:span> после <text:span text:style-name="T446">he/she/it</text:span>;</text:p>
        </text:list-item>
        <text:list-item>
          <text:p text:style-name="P1014">с окончанием <text:span text:style-name="T446">-ing</text:span> (причастие) — в основном для образования <text:span text:style-name="T661">Present Continuous</text:span>;</text:p>
        </text:list-item>
        <text:list-item>
          <text:p text:style-name="P1014">2я форма <text:span text:style-name="T819">(с окончанием </text:span><text:span text:style-name="T449">-ed</text:span><text:span text:style-name="T819">)</text:span> — для образования <text:span text:style-name="T661">Past Simple</text:span>;</text:p>
        </text:list-item>
        <text:list-item>
          <text:p text:style-name="P1015">3я форма (прошедшее причастие) — для времен группы Perfect и пассивного залога.</text:p>
        </text:list-item>
      </text:list>
      <text:p text:style-name="P90"/>
      <text:p text:style-name="P305">Самыми распорстраненными являются 2 формы — инфинитив и глагол с окончанием -ing.</text:p>
      <text:p text:style-name="P305">Они входят в состав разных времен и используются в связке с модальными глаголами.</text:p>
      <text:p text:style-name="P307"/>
      <text:p text:style-name="P306">Инфинитив используется в след. ситуациях:</text:p>
      <text:list xml:id="list2741898878" text:style-name="L5">
        <text:list-item>
          <text:p text:style-name="P1061">после модальных глаголов;</text:p>
        </text:list-item>
        <text:list-item>
          <text:p text:style-name="P1061">после вспомогательных глаголов в Present <text:span text:style-name="T910">Simple и </text:span>Past Simple;</text:p>
        </text:list-item>
        <text:list-item>
          <text:p text:style-name="P1061">в конструкциях going to, have to, used to, would like to.</text:p>
        </text:list-item>
      </text:list>
      <text:p text:style-name="P305"/>
      <text:p text:style-name="P306">Глагол с окончанием -ing используется:</text:p>
      <text:list xml:id="list3417546383" text:style-name="L6">
        <text:list-item>
          <text:p text:style-name="P1062">во временах группы Continuous;</text:p>
        </text:list-item>
        <text:list-item>
          <text:p text:style-name="P1063">в форме герундия.</text:p>
        </text:list-item>
      </text:list>
      <text:p text:style-name="P91"/>
      <text:p text:style-name="P308">Глагол с окончанием -ing грамматически является существительным.</text:p>
      <text:p text:style-name="P91"/>
      <text:p text:style-name="P5"><text:span text:style-name="T821">Настоящее.</text:span> Present</text:p>
      <text:p text:style-name="P302"/>
      <text:p text:style-name="P302">Present Simple (я делаю это сейчас):</text:p>
      <text:p text:style-name="P93">I live in Spain — Я живу в испании (факт).</text:p>
      <text:p text:style-name="P303"/>
      <text:p text:style-name="P302">Present Continuous (я делаю это прямо сейчас):</text:p>
      <text:p text:style-name="P28">I am reading a book — Я читаю книгу (именно сейчас).</text:p>
      <text:p text:style-name="P304"/>
      <text:p text:style-name="P302">Present Perfect (я сделал это ранее, но именно сейчас это важно):</text:p>
      <text:p text:style-name="P92">I have lost the keys — Я потерял ключи (результат).</text:p>
      <text:p text:style-name="P92"/>
      <text:p text:style-name="P302">Present Perfect <text:span text:style-name="T820">Continuous (я делаю это уже какое-то время):</text:span></text:p>
      <text:p text:style-name="P418"><text:span text:style-name="T447">I have been reading for 2 hours — </text:span><text:span text:style-name="T493">Я читаю уже 2 часа</text:span></text:p>
      <text:p text:style-name="P134"/>
      <text:p text:style-name="P220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43"/>
      <text:p text:style-name="P6">Present Simple</text:p>
      <text:p text:style-name="P357"/>
      <text:p text:style-name="P156">Используется чтобы:</text:p>
      <text:list xml:id="list434426771" text:style-name="L7">
        <text:list-item>
          <text:p text:style-name="P1093">сообщить факты настоящего, описать текущую реальность;</text:p>
        </text:list-item>
        <text:list-item>
          <text:p text:style-name="P1093">говорить о событиях, которые происходят с какой-то регулярностью.</text:p>
        </text:list-item>
      </text:list>
      <text:p text:style-name="P190"><text:soft-page-break/>В утверждениях глагол используется в 2х вариантах:</text:p>
      <text:list xml:id="list174221058" text:style-name="L8">
        <text:list-item>
          <text:p text:style-name="P1095">без изменений, если подлежащее в первом лице или множеств<text:span text:style-name="T806">ен.</text:span> числе <text:span text:style-name="T446">(</text:span><text:span text:style-name="T450">I</text:span><text:span text:style-name="T446">, </text:span><text:span text:style-name="T450">you</text:span><text:span text:style-name="T446">, </text:span><text:span text:style-name="T450">we,</text:span><text:span text:style-name="T446"> </text:span><text:span text:style-name="T450">they</text:span><text:span text:style-name="T446">)</text:span>;</text:p>
        </text:list-item>
        <text:list-item>
          <text:p text:style-name="P1095"><text:span text:style-name="T568">с окончанием </text:span><text:span text:style-name="T451">-s </text:span><text:span text:style-name="T452">(-es)</text:span><text:span text:style-name="T568">, если подлежащ</text:span><text:span text:style-name="T770">ее</text:span><text:span text:style-name="T568"> в третьем лице, единств</text:span><text:span text:style-name="T771">ен</text:span><text:span text:style-name="T806">ном</text:span><text:span text:style-name="T568"> числе </text:span><text:span text:style-name="T451">(</text:span><text:span text:style-name="T450">he</text:span><text:span text:style-name="T451">, </text:span><text:span text:style-name="T450">she</text:span><text:span text:style-name="T451">, </text:span><text:span text:style-name="T450">it</text:span><text:span text:style-name="T451">)</text:span></text:p>
        </text:list-item>
      </text:list>
      <text:p text:style-name="P902"/>
      <text:p text:style-name="P766"><text:span text:style-name="T829">I </text:span><text:span text:style-name="T29">live</text:span><text:span text:style-name="T829"> in New York — Я живу в Нью Йорке.</text:span></text:p>
      <text:p text:style-name="P768"><text:span text:style-name="T829">Peter </text:span><text:span text:style-name="T29">work</text:span><text:span text:style-name="T30">s</text:span><text:span text:style-name="T829"> in New York — Питер работает в Нью Йорке;</text:span></text:p>
      <text:p text:style-name="P158"/>
      <text:p text:style-name="P157">Окончание <text:span text:style-name="T446">-es</text:span> ставится, если глагол заканчивается: на гласную букву, </text:p>
      <text:p text:style-name="P159">на шипящий звук <text:span text:style-name="T446">(sh, ch)</text:span> <text:span text:style-name="T750">или</text:span> на букву <text:span text:style-name="T446">s/x</text:span>:</text:p>
      <text:list xml:id="list1169230345" text:style-name="L9">
        <text:list-item>
          <text:p text:style-name="P1097"><text:span text:style-name="T570">go — </text:span>goes;</text:p>
        </text:list-item>
        <text:list-item>
          <text:p text:style-name="P1097"><text:span text:style-name="T570">teach — </text:span>teaches;</text:p>
        </text:list-item>
        <text:list-item>
          <text:p text:style-name="P1096"><text:span text:style-name="T570">mix — </text:span><text:span text:style-name="T569">mixes.</text:span></text:p>
        </text:list-item>
      </text:list>
      <text:p text:style-name="P357"/>
      <text:p text:style-name="P161">Если глагол заканчивается на букву y, перед которой согласная, то вместо y </text:p>
      <text:p text:style-name="P160">пишется <text:span text:style-name="T446">i</text:span> <text:span text:style-name="T571">(помимо добавления </text:span><text:span text:style-name="T453">-es</text:span><text:span text:style-name="T571">)</text:span>:</text:p>
      <text:list xml:id="list2657380821" text:style-name="L10">
        <text:list-item>
          <text:p text:style-name="P1098">fly — flies; </text:p>
        </text:list-item>
        <text:list-item>
          <text:p text:style-name="P1098">cry — cries.</text:p>
        </text:list-item>
      </text:list>
      <text:p text:style-name="P357"/>
      <text:p text:style-name="P423"><text:span text:style-name="T662">П</text:span><text:span text:style-name="T663">еред сказуемым часто </text:span><text:span text:style-name="T665">стоят</text:span><text:span text:style-name="T663"> маячки времени </text:span><text:span text:style-name="T669">(</text:span><text:span text:style-name="T663">наречия частности</text:span><text:span text:style-name="T669">)</text:span><text:span text:style-name="T664">:</text:span></text:p>
      <text:list xml:id="list2911024874" text:style-name="L11">
        <text:list-item>
          <text:p text:style-name="P1094">always - <text:span text:style-name="T568">всегда</text:span>;</text:p>
        </text:list-item>
        <text:list-item>
          <text:p text:style-name="P1094">usually - <text:span text:style-name="T568">обычно</text:span>;</text:p>
        </text:list-item>
        <text:list-item>
          <text:p text:style-name="P1094">often - <text:span text:style-name="T568">часто</text:span>;</text:p>
        </text:list-item>
        <text:list-item>
          <text:p text:style-name="P1094">sometimes - <text:span text:style-name="T568">иногда</text:span>;</text:p>
        </text:list-item>
        <text:list-item>
          <text:p text:style-name="P1094">never — <text:span text:style-name="T568">никогда</text:span>.</text:p>
        </text:list-item>
      </text:list>
      <text:p text:style-name="P17"/>
      <text:p text:style-name="P358"><text:span text:style-name="T446">I </text:span><text:span text:style-name="T519">always</text:span><text:span text:style-name="T446"> wash my hands before eating — Я всегда мою руки перед едой.</text:span></text:p>
      <text:p text:style-name="P357"/>
      <text:p text:style-name="P2">Отрицания в Present Simple</text:p>
      <text:p text:style-name="P2"/>
      <text:p text:style-name="P421"><text:span text:style-name="T575">Использу</text:span><text:span text:style-name="T576">ю</text:span><text:span text:style-name="T575">тся чтобы сказать о том, что что-либо:</text:span></text:p>
      <text:list xml:id="list1395483159" text:style-name="L12">
        <text:list-item>
          <text:p text:style-name="P1099">не является фактом настоящего <text:span text:style-name="T771">или истиной</text:span>;</text:p>
        </text:list-item>
        <text:list-item>
          <text:p text:style-name="P1099">не происходит с какой-то регулярностью.</text:p>
        </text:list-item>
      </text:list>
      <text:p text:style-name="P414"/>
      <text:p text:style-name="P413">За отрицание отвечает частица <text:span text:style-name="T446">not</text:span>, которая идет в паре со вспомогательным глаголом <text:span text:style-name="T446">do</text:span>.</text:p>
      <text:p text:style-name="P413">Если подлежащее <text:span text:style-name="T446">he/she/it</text:span>, то испольузется <text:span text:style-name="T446">does</text:span>. <text:span text:style-name="T747">Смысловой глагол без изменений.</text:span></text:p>
      <text:p text:style-name="P412"/>
      <text:p text:style-name="P124">People <text:span text:style-name="T3">do </text:span><text:span text:style-name="T43">not</text:span> <text:span text:style-name="T23">live</text:span> in space — Люди не живут в космосе.</text:p>
      <text:p text:style-name="P124">Water <text:span text:style-name="T3">does </text:span><text:span text:style-name="T43">not</text:span> <text:span text:style-name="T23">boil</text:span> at 50 degrees Celsius — Вода не кипит при 50 грудусах.</text:p>
      <text:p text:style-name="P124"/>
      <text:p text:style-name="P817"><text:span text:style-name="T573">Практически всегда </text:span><text:span text:style-name="T495">do/</text:span><text:span text:style-name="T496">does</text:span><text:span text:style-name="T495"> not</text:span><text:span text:style-name="T573"> использу</text:span><text:span text:style-name="T574">е</text:span><text:span text:style-name="T573">тся в сокращении: </text:span></text:p>
      <text:p text:style-name="P125">We don`t drink whisky — Мы не пьем виски. <text:span text:style-name="T893">He doesn`t drink tea — Он не пьет чай.</text:span></text:p>
      <text:p text:style-name="P240"/>
      <text:p text:style-name="P240">Вопросы в Present Simple</text:p>
      <text:p text:style-name="P125"/>
      <text:p text:style-name="P200">Используюся чтобы:</text:p>
      <text:list xml:id="list3777000904" text:style-name="L13">
        <text:list-item>
          <text:p text:style-name="P1074">узнать о фактах настоящего;</text:p>
        </text:list-item>
        <text:list-item>
          <text:p text:style-name="P1074">о событиях, которые происходят с какой-то регулярностью.</text:p>
        </text:list-item>
      </text:list>
      <text:p text:style-name="P199"/>
      <text:p text:style-name="P199"><text:soft-page-break/>Вопрос задается с помощью вспомогательного глагола <text:span text:style-name="T446">do/</text:span><text:span text:style-name="T454">does</text:span>, который ставится перед подлежащим. Смысловой глагол без изменений (в начальной форме).</text:p>
      <text:p text:style-name="P904"/>
      <text:p text:style-name="P419"><text:span text:style-name="T5">Do</text:span><text:span text:style-name="T572"> you </text:span><text:span text:style-name="T28">like</text:span><text:span text:style-name="T572"> action movies? </text:span><text:span text:style-name="T481">— </text:span><text:span text:style-name="T572">Тебе нравятся экшен фильмы? </text:span></text:p>
      <text:p text:style-name="P67"><text:span text:style-name="T774">What books </text:span><text:span text:style-name="T6">do</text:span><text:span text:style-name="T774"> you </text:span><text:span text:style-name="T32">read</text:span><text:span text:style-name="T774">? </text:span><text:span text:style-name="T785">—</text:span><text:span text:style-name="T774"> Какие книги тебе нравятся?</text:span></text:p>
      <text:p text:style-name="P132"/>
      <text:p text:style-name="P234">Present Continuous</text:p>
      <text:p text:style-name="P201"/>
      <text:p text:style-name="P201">Указывает на событие, происходящее именно сейчас и которое еще не закончилось.</text:p>
      <text:p text:style-name="P205">Состоит из связки вспомогательного глагола <text:span text:style-name="T446">be</text:span> и смыслового с окончанием <text:span text:style-name="T446">-ing</text:span>:</text:p>
      <text:p text:style-name="P202"/>
      <text:p text:style-name="P126">She <text:span text:style-name="T753">is</text:span> driv<text:span text:style-name="T753">ing</text:span> to work. <text:span text:style-name="T805">—</text:span> Она (сейчас) едет на работу.</text:p>
      <text:p text:style-name="P128">You <text:span text:style-name="T753">are</text:span> do<text:span text:style-name="T753">ing</text:span> great! <text:span text:style-name="T805">—</text:span> У тебя отлично получается!</text:p>
      <text:p text:style-name="P201"/>
      <text:p text:style-name="P436"><text:span text:style-name="T579">Если глагол заканчивается на </text:span><text:span text:style-name="T487">-e</text:span><text:span text:style-name="T579">, то при добавлении </text:span><text:span text:style-name="T487">-ing</text:span><text:span text:style-name="T579"> она выпадает: </text:span><text:span text:style-name="T487">make → making.</text:span></text:p>
      <text:p text:style-name="P204">Если глагол заканчивается на <text:span text:style-name="T446">-ie</text:span>, то при добавлении <text:span text:style-name="T446">-ing</text:span> оно меняется на <text:span text:style-name="T446">-y</text:span>: <text:span text:style-name="T446">lie → lying. </text:span></text:p>
      <text:p text:style-name="P127"/>
      <text:p text:style-name="P204">Если глагол из 1 слога, с одной гласной буквой, после которой солгасная, то при </text:p>
      <text:p text:style-name="P436"><text:span text:style-name="T579">добавлении </text:span><text:span text:style-name="T487">-ing</text:span><text:span text:style-name="T579"> согласная удваивается: </text:span><text:span text:style-name="T487">hit → hitting, sit → sitting.</text:span></text:p>
      <text:p text:style-name="P203"/>
      <text:p text:style-name="P437"><text:span text:style-name="T579">В </text:span><text:span text:style-name="T572">окончании </text:span><text:span text:style-name="T480">-ing</text:span><text:span text:style-name="T572"> буква </text:span><text:span text:style-name="T480">g</text:span><text:span text:style-name="T572"> не произносится. Сочетание </text:span><text:span text:style-name="T480">ng</text:span><text:span text:style-name="T572"> образет необычный звук, которого нет в русском языке — носовой </text:span><text:span text:style-name="T480">n</text:span><text:span text:style-name="T572"> (при произнесении пускается воздух через нос).</text:span></text:p>
      <text:p text:style-name="P205"/>
      <text:p text:style-name="P206"><text:span text:style-name="T810">Слова-м</text:span>аячки Present Continuous:</text:p>
      <text:list xml:id="list1154608721" text:style-name="L14">
        <text:list-item>
          <text:p text:style-name="P1075">look — смотри;</text:p>
        </text:list-item>
        <text:list-item>
          <text:p text:style-name="P1075">now — сейчас (обычно стоит в конце);</text:p>
        </text:list-item>
        <text:list-item>
          <text:p text:style-name="P1075">at the moment — в этот момент (обычно в конце).</text:p>
        </text:list-item>
      </text:list>
      <text:p text:style-name="P203"/>
      <text:p text:style-name="P128">I am working right <text:span text:style-name="T753">now</text:span>. — Прямо сейчас я работаю.</text:p>
      <text:p text:style-name="P128"><text:span text:style-name="T753">Look</text:span> out of the window! It`s raining. — Посмотри в окно. Идет дождь.</text:p>
      <text:p text:style-name="P207"/>
      <text:p text:style-name="P233">Отрицания в Present Continuous</text:p>
      <text:p text:style-name="P233"/>
      <text:p text:style-name="P208">Используется чтобы сказать, что что-то не происходит именно сейчас.</text:p>
      <text:p text:style-name="P208">Для этого к глаголу <text:span text:style-name="T446">be</text:span> добавляется частица <text:span text:style-name="T446">not</text:span>.</text:p>
      <text:p text:style-name="P208"/>
      <text:p text:style-name="P129">I`m not listening to you. <text:span text:style-name="T807">—</text:span> Я не слушаю тебя.</text:p>
      <text:p text:style-name="P129">He isn`t cleaning the carpet. <text:span text:style-name="T807">—</text:span> Он не чистит ковер.</text:p>
      <text:p text:style-name="P129"/>
      <text:p text:style-name="P237">Вопросы в Present Continuous</text:p>
      <text:p text:style-name="P130"/>
      <text:p text:style-name="P1008">Здесь использ<text:span text:style-name="T809">уются</text:span> теже правила, что при составлении вопросов в </text:p>
      <text:p text:style-name="P1009">Present Simple с глаголом <text:span text:style-name="T446">be</text:span>:</text:p>
      <text:p text:style-name="P130">Am I listening? <text:span text:style-name="T807">—</text:span> Я слушаю?</text:p>
      <text:p text:style-name="P130">Are you playing? Yes, I am. <text:span text:style-name="T807">—</text:span> Ты играешь? Да.</text:p>
      <text:p text:style-name="P130">Where is he going? <text:span text:style-name="T807">—</text:span> Куда он идет?</text:p>
      <text:p text:style-name="P131">What book is she reading? <text:span text:style-name="T807">— </text:span>Какую книгу она читает? <text:span text:style-name="T808">(сейчас)</text:span></text:p>
      <text:p text:style-name="P131"/>
      <text:p text:style-name="P248"/>
      <text:p text:style-name="P1007"><text:span text:style-name="T603">Глаголы, которые не использ</text:span><text:span text:style-name="T606">уются</text:span><text:span text:style-name="T603"> в </text:span><text:span text:style-name="T604">Continuous</text:span></text:p>
      <text:p text:style-name="P235"/>
      <text:p text:style-name="P209">Это глаголы, обозначающие состояние, которое не меняется под дейсвтием момента.</text:p>
      <text:p text:style-name="P915"><text:span text:style-name="T584">Как правило это </text:span><text:span text:style-name="T585">описание</text:span><text:span text:style-name="T584"> чувств или мыслей. </text:span></text:p>
      <text:p text:style-name="P210"/>
      <text:p text:style-name="P917"><text:span text:style-name="T585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01">(могут </text:span><text:span text:style-name="T602">встречаться </text:span><text:span text:style-name="T601">с </text:span><text:span text:style-name="T500">-ing </text:span><text:span text:style-name="T601">в форме герундия)</text:span><text:span text:style-name="T585">:</text:span></text:p>
      <text:p text:style-name="P211"/>
      <text:p text:style-name="P212">Глаголы восприятия:</text:p>
      <text:list xml:id="list648124157" text:style-name="L15">
        <text:list-item>
          <text:p text:style-name="P1076">see — видеть;</text:p>
        </text:list-item>
        <text:list-item>
          <text:p text:style-name="P1076">hear — слышать;</text:p>
        </text:list-item>
        <text:list-item>
          <text:p text:style-name="P1076">feel — чувствовать;</text:p>
        </text:list-item>
        <text:list-item>
          <text:p text:style-name="P1076">taste — чувствовать вкус (пробовать);</text:p>
        </text:list-item>
        <text:list-item>
          <text:p text:style-name="P1076">smell — чувствовать запах (нюхать).</text:p>
        </text:list-item>
      </text:list>
      <text:p text:style-name="P211"/>
      <text:p text:style-name="P212">Глаголы для выражения мнения:</text:p>
      <text:list xml:id="list2873951839" text:style-name="L16">
        <text:list-item>
          <text:p text:style-name="P1077">belive — верить;</text:p>
        </text:list-item>
        <text:list-item>
          <text:p text:style-name="P1077">doubt — сомневаться;</text:p>
        </text:list-item>
        <text:list-item>
          <text:p text:style-name="P1077">think — думать.</text:p>
        </text:list-item>
      </text:list>
      <text:p text:style-name="P213"/>
      <text:p text:style-name="P212">Глаголы, показывающие состояние мыслей:</text:p>
      <text:list xml:id="list3797533688" text:style-name="L17">
        <text:list-item>
          <text:p text:style-name="P1078">forget — забывать;</text:p>
        </text:list-item>
        <text:list-item>
          <text:p text:style-name="P1078">imagine — представлять;</text:p>
        </text:list-item>
        <text:list-item>
          <text:p text:style-name="P1078">know — знать;</text:p>
        </text:list-item>
        <text:list-item>
          <text:p text:style-name="P1078">understand — понимать.</text:p>
        </text:list-item>
      </text:list>
      <text:p text:style-name="P211"/>
      <text:p text:style-name="P214">Глаголы, указывающие на эмоции и желания:</text:p>
      <text:list xml:id="list2911915043" text:style-name="L18">
        <text:list-item>
          <text:p text:style-name="P1079">love — любить;</text:p>
        </text:list-item>
        <text:list-item>
          <text:p text:style-name="P1079">like — нравиться;</text:p>
        </text:list-item>
        <text:list-item>
          <text:p text:style-name="P1079">hate — ненавидеть;</text:p>
        </text:list-item>
        <text:list-item>
          <text:p text:style-name="P1079">hope — надеяться;</text:p>
        </text:list-item>
        <text:list-item>
          <text:p text:style-name="P1079">want — хотеть;</text:p>
        </text:list-item>
        <text:list-item>
          <text:p text:style-name="P1079">wish — желать.</text:p>
        </text:list-item>
      </text:list>
      <text:p text:style-name="P215"/>
      <text:p text:style-name="P214">Другие глаголы:</text:p>
      <text:list xml:id="list1574159923" text:style-name="L19">
        <text:list-item>
          <text:p text:style-name="P1080">look — выглядеть;</text:p>
        </text:list-item>
        <text:list-item>
          <text:p text:style-name="P1080">have — иметь.</text:p>
        </text:list-item>
      </text:list>
      <text:p text:style-name="P215"/>
      <text:p text:style-name="P135">I think Amy is a strange girl. - Я думаю, Эмми странная девушка.</text:p>
      <text:p text:style-name="P135">Do you know this man? - Вы знаете этого мужчину?</text:p>
      <text:p text:style-name="P135">You look great! - Ты выглядишь отлично!</text:p>
      <text:p text:style-name="P238"/>
      <text:p text:style-name="P238">Present Perfect</text:p>
      <text:p text:style-name="P216"/>
      <text:p text:style-name="P438"><text:span text:style-name="T592">У</text:span><text:span text:style-name="T588">казывает на дейсвтие совершенное когда-то в прошлом, но подчеркивает, что результат важен сейчас </text:span><text:span text:style-name="T589">(т. е. к какому результату в итоге это привело)</text:span><text:span text:style-name="T588">.</text:span></text:p>
      <text:p text:style-name="P217"/>
      <text:p text:style-name="P910"><text:span text:style-name="T588">С</text:span><text:span text:style-name="T591">остоит и</text:span><text:span text:style-name="T593">з </text:span><text:span text:style-name="T594">2х частей:</text:span><text:span text:style-name="T591"> вспомогат</text:span><text:span text:style-name="T594">ельного</text:span><text:span text:style-name="T591"> глагола </text:span><text:span text:style-name="T497">have</text:span><text:span text:style-name="T591"> и смыслового глагола </text:span></text:p>
      <text:p text:style-name="P910"><text:span text:style-name="T591">в 3й форме (</text:span><text:span text:style-name="T600">передает значение</text:span><text:span text:style-name="T595"> «сделанный»</text:span><text:span text:style-name="T591">).</text:span></text:p>
      <text:p text:style-name="P438"><text:soft-page-break/><text:span text:style-name="T588">На русский язык Present Perfect переводится в прошлом </text:span><text:span text:style-name="T590">(иногда настоящ</text:span><text:span text:style-name="T592">и</text:span><text:span text:style-name="T590">м, </text:span><text:span text:style-name="T592">для удобства</text:span><text:span text:style-name="T590">)</text:span><text:span text:style-name="T588">, </text:span></text:p>
      <text:p text:style-name="P218">а в английском принадлежит к катергории настоящих времен.</text:p>
      <text:p text:style-name="P218"/>
      <text:p text:style-name="P18"><text:span text:style-name="T779">I </text:span><text:span text:style-name="T787">have</text:span><text:span text:style-name="T774"> already </text:span><text:span text:style-name="T787">seen</text:span><text:span text:style-name="T774"> this movie. </text:span><text:span text:style-name="T780">—</text:span><text:span text:style-name="T774"> Я уже видел этот фильм (просмотрел, т. е. опыт).</text:span></text:p>
      <text:p text:style-name="P18"><text:span text:style-name="T774">You </text:span><text:span text:style-name="T787">have</text:span><text:span text:style-name="T774"> </text:span><text:span text:style-name="T787">broken</text:span><text:span text:style-name="T774"> the vase. </text:span><text:span text:style-name="T780">— </text:span><text:span text:style-name="T774">Ты разбил вазу. (есть очевидный результат, кот. случился ранее) </text:span></text:p>
      <text:p text:style-name="P19"><text:span text:style-name="T781">It`s the fitst time I </text:span><text:span text:style-name="T788">have</text:span><text:span text:style-name="T781"> </text:span><text:span text:style-name="T788">driven</text:span><text:span text:style-name="T781"> a car — Это впервые, когда я веду машину. (в настоящем)</text:span></text:p>
      <text:p text:style-name="P225"/>
      <text:p text:style-name="P226">Как проявляется результат:</text:p>
      <text:list xml:id="list1934233065" text:style-name="L20">
        <text:list-item>
          <text:p text:style-name="P1101"><text:span text:style-name="T608">это </text:span><text:span text:style-name="T607">очевидные изменения;</text:span></text:p>
        </text:list-item>
        <text:list-item>
          <text:p text:style-name="P1100"><text:span text:style-name="T589">полученный </text:span><text:span text:style-name="T593">ранее</text:span><text:span text:style-name="T589"> опыт или впечатления;</text:span></text:p>
        </text:list-item>
        <text:list-item>
          <text:p text:style-name="P1081">недавно произошедшие события или новая информация.</text:p>
        </text:list-item>
      </text:list>
      <text:p text:style-name="P219"/>
      <text:p text:style-name="P219">Также Present Perfect используют, если что-то произошло впервые:</text:p>
      <text:p text:style-name="P133">It`s the first time something has happend. - Этой первый раз, когда что-то произошло.</text:p>
      <text:p text:style-name="P133">(вместо first можно указать любое порядковое число: second, third)</text:p>
      <text:p text:style-name="P219">Present Perferct — яркий пример того, что нельзя переводить английские </text:p>
      <text:p text:style-name="P178"><text:span text:style-name="T778">предложения слово в слово: </text:span><text:span text:style-name="T503">I have done. </text:span><text:span text:style-name="T498">—</text:span><text:span text:style-name="T503"> Я сделал (</text:span><text:span text:style-name="T517">досл. </text:span><text:span text:style-name="T503">Я имею сделанным).</text:span></text:p>
      <text:p text:style-name="P299"/>
      <text:p text:style-name="P300">Есть 2 варианта образования 3й формы глагола:</text:p>
      <text:list xml:id="list552346699" text:style-name="L21">
        <text:list-item>
          <text:p text:style-name="P1082">если глагол правильный, то добавляем к его начальной форме окончание <text:span text:style-name="T446">-ed</text:span>;</text:p>
        </text:list-item>
        <text:list-item>
          <text:p text:style-name="P1082">если неправильный, то находим в таблице неправильных глаголов.</text:p>
        </text:list-item>
      </text:list>
      <text:p text:style-name="P249"/>
      <text:p text:style-name="P749"><text:span text:style-name="T609">Н</text:span><text:span text:style-name="T610">еправильны</text:span><text:span text:style-name="T609">й</text:span><text:span text:style-name="T610"> глагол </text:span><text:span text:style-name="T609">это </text:span><text:span text:style-name="T610">тот, который во 2й или 3й форме </text:span><text:span text:style-name="T624">записывается</text:span><text:span text:style-name="T610"> </text:span><text:span text:style-name="T624">по особенному</text:span><text:span text:style-name="T610">. </text:span></text:p>
      <text:p text:style-name="P250">Самые популярные неправильные глаголы нужно заучить (см. таблицу ниже).</text:p>
      <text:p text:style-name="P249"/>
      <text:p text:style-name="P252">Слова-маячки Present Perfect:</text:p>
      <text:list xml:id="list2616697152" text:style-name="L22">
        <text:list-item>
          <text:p text:style-name="P1083">just — только что;</text:p>
        </text:list-item>
        <text:list-item>
          <text:p text:style-name="P1083">already — уже;</text:p>
        </text:list-item>
        <text:list-item>
          <text:p text:style-name="P1083">yet — еще не;</text:p>
        </text:list-item>
      </text:list>
      <text:p text:style-name="P254"/>
      <text:p text:style-name="P750"><text:span text:style-name="T504">Just</text:span><text:span text:style-name="T611"> и </text:span><text:span text:style-name="T504">already</text:span><text:span text:style-name="T611"> используются в утверждениях. </text:span><text:span text:style-name="T504">Yet</text:span><text:span text:style-name="T611"> — в вопросах и отрицаниях</text:span><text:span text:style-name="T612">. </text:span></text:p>
      <text:p text:style-name="P900"><text:span text:style-name="T612">(</text:span><text:span text:style-name="T518">already</text:span><text:span text:style-name="T659"> также </text:span><text:span text:style-name="T658">иногда можно встретить</text:span><text:span text:style-name="T659"> в вопросах).</text:span></text:p>
      <text:p text:style-name="P256"/>
      <text:p text:style-name="P255">Место <text:span text:style-name="T446">just</text:span>, <text:span text:style-name="T446">already</text:span> в предложении — между <text:span text:style-name="T446">have</text:span> и 3й формой глагола. </text:p>
      <text:p text:style-name="P255">Слово <text:span text:style-name="T446">yet</text:span> стоит <text:span text:style-name="T894">всегда </text:span>в конце предложения.</text:p>
      <text:p text:style-name="P253"/>
      <text:p text:style-name="P136">I have <text:span text:style-name="T753">just</text:span> eaten a sandwich. <text:span text:style-name="T811">—</text:span> Я только что съел бутерброд.</text:p>
      <text:p text:style-name="P136">We have n<text:span text:style-name="T814">o</text:span>t finished <text:span text:style-name="T753">yet</text:span>. <text:span text:style-name="T811">—</text:span> Мы еще не закончили.</text:p>
      <text:p text:style-name="P251"/>
      <text:p text:style-name="P257">Другие указатели времени:</text:p>
      <text:list xml:id="list1253123310" text:style-name="L23">
        <text:list-item>
          <text:p text:style-name="P1084">ever — когда либо;</text:p>
        </text:list-item>
        <text:list-item>
          <text:p text:style-name="P1084">never — никогда;</text:p>
        </text:list-item>
        <text:list-item>
          <text:p text:style-name="P1084">recently — в последнее время;</text:p>
        </text:list-item>
        <text:list-item>
          <text:p text:style-name="P1084">these days — в последние дни;</text:p>
        </text:list-item>
        <text:list-item>
          <text:p text:style-name="P1084">словосочетание с this (this mornig, this week).</text:p>
        </text:list-item>
      </text:list>
      <text:p text:style-name="P256"/>
      <text:p text:style-name="P256">Место <text:span text:style-name="T446">ever</text:span>, <text:span text:style-name="T446">never</text:span> — перед 3й формой глагола, <text:span text:style-name="T813">а</text:span> <text:span text:style-name="T446">recently</text:span>, <text:span text:style-name="T446">these days</text:span> и </text:p>
      <text:p text:style-name="P256">словосочетания с <text:span text:style-name="T446">this</text:span> — в конце предложения.</text:p>
      <text:p text:style-name="P256"/>
      <text:p text:style-name="P137">I <text:span text:style-name="T814">ha</text:span>ve <text:span text:style-name="T753">never</text:span> been to New York. <text:span text:style-name="T812">— </text:span>Я никогда не был в Нью Йорке.</text:p>
      <text:p text:style-name="P137"><text:soft-page-break/>I <text:span text:style-name="T814">ha</text:span>ve worked a lot <text:span text:style-name="T753">these days</text:span>. <text:span text:style-name="T812">—</text:span> Я много работал в эти дни.</text:p>
      <text:p text:style-name="P258"/>
      <text:p text:style-name="P246">Отрицания в Present Perfect</text:p>
      <text:p text:style-name="P259"/>
      <text:p text:style-name="P260">Используются, когда хотят сказать:</text:p>
      <text:list xml:id="list4155767294" text:style-name="L24">
        <text:list-item>
          <text:p text:style-name="P1085">об отсутствии ожидаемого результата;</text:p>
        </text:list-item>
        <text:list-item>
          <text:p text:style-name="P1085">о том, чего автор никогда не делал или не испытывал.</text:p>
        </text:list-item>
      </text:list>
      <text:p text:style-name="P259"/>
      <text:p text:style-name="P259">Для этого ставится частица <text:span text:style-name="T446">not</text:span> после вспомогательного глагола <text:span text:style-name="T446">have</text:span>.</text:p>
      <text:p text:style-name="P259"/>
      <text:p text:style-name="P259">Также отрицательным считается предложение со словом <text:span text:style-name="T446">never</text:span>, которое передает отрицательный контекст.</text:p>
      <text:p text:style-name="P259"/>
      <text:p text:style-name="P751"><text:span text:style-name="T613">В </text:span><text:span text:style-name="T607">отрицаниях почти всегда используется сокращенная форма глагола — </text:span><text:span text:style-name="T503">haven`t</text:span><text:span text:style-name="T607">.</text:span></text:p>
      <text:p text:style-name="P752"><text:span text:style-name="T625">Сокращени</text:span><text:span text:style-name="T657">е</text:span><text:span text:style-name="T625"> </text:span><text:span text:style-name="T506">`ve not</text:span><text:span text:style-name="T625"> не используется.</text:span></text:p>
      <text:p text:style-name="P138">I have<text:span text:style-name="T356">n</text:span><text:span text:style-name="T360">`</text:span><text:span text:style-name="T356">t</text:span> expected that. <text:span text:style-name="T812">—</text:span> Я этого не ожидал.</text:p>
      <text:p text:style-name="P138">I<text:span text:style-name="T814">`</text:span>ve <text:span text:style-name="T356">never</text:span> seen this movie before. <text:span text:style-name="T812">— </text:span>Я до этого не видел этот фильм. </text:p>
      <text:p text:style-name="P245"/>
      <text:p text:style-name="P245">Вопросы в Present Perfect</text:p>
      <text:p text:style-name="P139"/>
      <text:p text:style-name="P262">Используются, если хоят узнать:</text:p>
      <text:list xml:id="list1165037023" text:style-name="L25">
        <text:list-item>
          <text:p text:style-name="P1086">сделано ли дело к этом моменту, каким образом оно сделано;</text:p>
        </text:list-item>
        <text:list-item>
          <text:p text:style-name="P1111"><text:span text:style-name="T625">имеет ли человек определенный опыт </text:span><text:span text:style-name="T623">или совершил ли он </text:span><text:span text:style-name="T626">нужное</text:span><text:span text:style-name="T623"> действие</text:span><text:span text:style-name="T625">;</text:span></text:p>
        </text:list-item>
      </text:list>
      <text:p text:style-name="P261"/>
      <text:p text:style-name="P752">Для этого используется уже знакомая схема. Глагол <text:span text:style-name="T446">have</text:span> ставится перед по<text:span text:style-name="T818">д</text:span>л<text:span text:style-name="T818">е</text:span>ж<text:span text:style-name="T818">а</text:span>щим.</text:p>
      <text:p text:style-name="P752"/>
      <text:p text:style-name="P140">Why have you done it? <text:span text:style-name="T812">—</text:span> Зачем ты это сделал?</text:p>
      <text:p text:style-name="P899"><text:span text:style-name="T514">Ha</text:span><text:span text:style-name="T515">s</text:span><text:span text:style-name="T514"> </text:span><text:span text:style-name="T515">he</text:span><text:span text:style-name="T514"> ever been to Rome? </text:span><text:span text:style-name="T516">—</text:span><text:span text:style-name="T514"> </text:span><text:span text:style-name="T515">Он</text:span><text:span text:style-name="T514"> бывал в Риме?</text:span></text:p>
      <text:p text:style-name="P140"/>
      <text:p text:style-name="P236">Present Perfect Continuous</text:p>
      <text:p text:style-name="P263"/>
      <text:p text:style-name="P265">Для того, чтобы использовать, нужно чтобы совпало сразу несколько условий:</text:p>
      <text:list xml:id="list1572963276" text:style-name="L26">
        <text:list-item>
          <text:p text:style-name="P1112"><text:span text:style-name="T614">действие не закончено либо закончено не</text:span><text:span text:style-name="T618">давно</text:span><text:span text:style-name="T614">;</text:span></text:p>
        </text:list-item>
        <text:list-item>
          <text:p text:style-name="P1112"><text:span text:style-name="T614">известн</text:span><text:span text:style-name="T618">а его продолжительность </text:span><text:span text:style-name="T632">(обычно из контекста предложения)</text:span><text:span text:style-name="T618">.</text:span></text:p>
        </text:list-item>
      </text:list>
      <text:p text:style-name="P264"/>
      <text:p text:style-name="P269">Схема состоит из 3х частей: вспомогательного глагола <text:span text:style-name="T446">have</text:span>, слова <text:span text:style-name="T446">been</text:span> <text:span text:style-name="T898">(особая форма </text:span></text:p>
      <text:p text:style-name="P269"><text:span text:style-name="T898">глагола </text:span><text:span text:style-name="T466">be</text:span><text:span text:style-name="T898">) </text:span>и смыслового глагола с окончанием <text:span text:style-name="T446">-ing</text:span>. </text:p>
      <text:p text:style-name="P267"/>
      <text:p text:style-name="P763"><text:span text:style-name="T607">На русский </text:span><text:span text:style-name="T616">язык </text:span><text:span text:style-name="T597">Present Perfect Continuous</text:span><text:span text:style-name="T605"> </text:span><text:span text:style-name="T607">переводится настоящим временем</text:span></text:p>
      <text:p text:style-name="P755"><text:span text:style-name="T615">(редко в прошлом). </text:span><text:span text:style-name="T616">При этом все 3 части </text:span><text:span text:style-name="T617">переводятся</text:span><text:span text:style-name="T616"> одним словом.</text:span></text:p>
      <text:p text:style-name="P266"/>
      <text:p text:style-name="P20"><text:span text:style-name="T773">I </text:span><text:span text:style-name="T787">have been learning</text:span><text:span text:style-name="T773"> English for 2 years. </text:span><text:span text:style-name="T791">—</text:span><text:span text:style-name="T773"> Я </text:span><text:span text:style-name="T787">учу</text:span><text:span text:style-name="T773"> английский уже 2 года (и еще не закончил).</text:span></text:p>
      <text:p text:style-name="P20"><text:span text:style-name="T773">We </text:span><text:span text:style-name="T787">have been cleaning</text:span><text:span text:style-name="T773"> the flat the whole morning. </text:span><text:span text:style-name="T791">— </text:span><text:span text:style-name="T773">Мы </text:span><text:span text:style-name="T787">убирали</text:span><text:span text:style-name="T773"> </text:span><text:span text:style-name="T792">квартиру все утро.</text:span></text:p>
      <text:p text:style-name="P268"/>
      <text:p text:style-name="P270">Формы глагола <text:span text:style-name="T446">have</text:span> <text:span text:style-name="T446">verb-ing</text:span> (подобно <text:span text:style-name="T446">am/is/are verb-ing</text:span>, как в Continuous) не существует.</text:p>
      <text:p text:style-name="P270">Если у смыслового глагола окончание<text:span text:style-name="T446"> -ing</text:span>, то <text:span text:style-name="T446">have</text:span> применяется только с <text:span text:style-name="T446">been</text:span>.</text:p>
      <text:p text:style-name="P270"/>
      <text:p text:style-name="P756"><text:span text:style-name="T618">С</text:span><text:span text:style-name="T607">лова-маячки Present Perfect Continuous:</text:span></text:p>
      <text:list xml:id="list2986286070" text:style-name="L27">
        <text:list-item>
          <text:p text:style-name="P1087">for — в течении;</text:p>
        </text:list-item>
        <text:list-item>
          <text:p text:style-name="P1087">since — с какого-то времени;</text:p>
        </text:list-item>
        <text:list-item>
          <text:p text:style-name="P1087"><text:soft-page-break/>how long — как долго.</text:p>
        </text:list-item>
      </text:list>
      <text:p text:style-name="P272"/>
      <text:p text:style-name="P271">Дополнительно могут использоваться указатели периода:</text:p>
      <text:list xml:id="list1632664256" text:style-name="L28">
        <text:list-item>
          <text:p text:style-name="P1088">all — весь (день/год);</text:p>
        </text:list-item>
        <text:list-item>
          <text:p text:style-name="P1088">the whole — целый (день/вечер); </text:p>
        </text:list-item>
      </text:list>
      <text:p text:style-name="P266"/>
      <text:p text:style-name="P21"><text:span text:style-name="T773">He</text:span><text:span text:style-name="T793">`</text:span><text:span text:style-name="T774">s been playing</text:span><text:span text:style-name="T773"> for an hour. — Он </text:span><text:span text:style-name="T774">играет</text:span><text:span text:style-name="T773"> уже час </text:span><text:span text:style-name="T793">(в течении часа).</text:span></text:p>
      <text:p text:style-name="P22"><text:span text:style-name="T793">W</text:span><text:span text:style-name="T773">e`</text:span><text:span text:style-name="T774">ve been staying</text:span><text:span text:style-name="T773"> in this hotel since Tuesday. </text:span><text:span text:style-name="T794">— </text:span><text:span text:style-name="T773">Мы </text:span><text:span text:style-name="T774">находимся</text:span><text:span text:style-name="T773"> в этом отеле со вторника.</text:span></text:p>
      <text:p text:style-name="P273"/>
      <text:p text:style-name="P759"><text:span text:style-name="T619">В утверждениях глагол </text:span><text:span text:style-name="T505">have</text:span><text:span text:style-name="T619"> </text:span><text:span text:style-name="T620">часто</text:span><text:span text:style-name="T619"> сокращают до </text:span><text:span text:style-name="T505">`ve</text:span><text:span text:style-name="T619">, а </text:span><text:span text:style-name="T505">has</text:span><text:span text:style-name="T619"> — до </text:span><text:span text:style-name="T505">`s</text:span><text:span text:style-name="T619"> (лего перепутать с </text:span><text:span text:style-name="T505">is</text:span><text:span text:style-name="T619">, посему здесь вспомогательный глагол можно понять только по контексту).</text:span></text:p>
      <text:p text:style-name="P274"/>
      <text:p text:style-name="P758"><text:span text:style-name="T619">Е</text:span><text:span text:style-name="T607">сли используется глагол </text:span><text:span text:style-name="T503">be</text:span><text:span text:style-name="T607"> или глаголы состояния, которые не стоят в Continuous</text:span><text:span text:style-name="T629">,</text:span><text:span text:style-name="T607"> </text:span></text:p>
      <text:p text:style-name="P275">то предложение будет в Present Perfect. </text:p>
      <text:p text:style-name="P275"/>
      <text:p text:style-name="P25"><text:span text:style-name="T774">I </text:span><text:span text:style-name="T787">have known </text:span><text:span text:style-name="T774">(</text:span><text:span text:style-name="T782">а </text:span><text:span text:style-name="T774">не have been knowing)</text:span><text:span text:style-name="T773"> Alice for 3 years. </text:span><text:span text:style-name="T619">—</text:span><text:span text:style-name="T773"> Я </text:span><text:span text:style-name="T787">знаю</text:span><text:span text:style-name="T773"> Алису уже 3 года </text:span></text:p>
      <text:p text:style-name="P26"><text:span text:style-name="T773">I </text:span><text:span text:style-name="T787">haven`t seen</text:span><text:span text:style-name="T773"> Mary for years. </text:span><text:span text:style-name="T793">— </text:span><text:span text:style-name="T773">Я н</text:span><text:span text:style-name="T787">е видел</text:span><text:span text:style-name="T773"> Мэри много лет. </text:span></text:p>
      <text:p text:style-name="P275"/>
      <text:p text:style-name="P760"><text:span text:style-name="T628">Present Perfect Continuous можно упрощать до Present Perfect с пом</text:span><text:span text:style-name="T627">.</text:span><text:span text:style-name="T628"> глаголов </text:span><text:span text:style-name="T507">live</text:span><text:span text:style-name="T628"> </text:span><text:span text:style-name="T627">и</text:span><text:span text:style-name="T628"> </text:span><text:span text:style-name="T507">work</text:span><text:span text:style-name="T628">:</text:span></text:p>
      <text:p text:style-name="P24"><text:span text:style-name="T795">I</text:span><text:span text:style-name="T773">`ve </text:span><text:span text:style-name="T787">been working</text:span><text:span text:style-name="T773"> here for 2 years → I`ve </text:span><text:span text:style-name="T787">worked</text:span><text:span text:style-name="T773"> here for 2 years. </text:span><text:span text:style-name="T796">(смысл одинаковый)</text:span></text:p>
      <text:p text:style-name="P274"/>
      <text:p text:style-name="P3"><text:span text:style-name="T619">О</text:span><text:span text:style-name="T607">трицания в Present Perfect Continuous</text:span></text:p>
      <text:p text:style-name="P276"/>
      <text:p text:style-name="P757"><text:span text:style-name="T620">Использу</text:span><text:span text:style-name="T621">ю</text:span><text:span text:style-name="T620">тся, чтобы сказать, что что-то не происходит в течении указанного времени.</text:span></text:p>
      <text:p text:style-name="P277">Для этого добавляется частица <text:span text:style-name="T446">not</text:span> после вспомогательного глагола <text:span text:style-name="T446">have</text:span>.</text:p>
      <text:p text:style-name="P277"/>
      <text:p text:style-name="P23"><text:span text:style-name="T773">I </text:span><text:span text:style-name="T774">have not been waiting</text:span><text:span text:style-name="T773"> long. </text:span><text:span text:style-name="T794">—</text:span><text:span text:style-name="T773"> Я </text:span><text:span text:style-name="T774">не жду</text:span><text:span text:style-name="T773"> долго.</text:span></text:p>
      <text:p text:style-name="P266"/>
      <text:p text:style-name="P4"><text:span text:style-name="T607">Вопросы </text:span><text:span text:style-name="T622">в Present Perfect Continuous</text:span><text:span text:style-name="T607"> </text:span></text:p>
      <text:p text:style-name="P266"/>
      <text:p text:style-name="P278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78"/>
      <text:p text:style-name="P89"><text:span text:style-name="T773">Have you been waiting long? </text:span><text:span text:style-name="T794">— </text:span><text:span text:style-name="T773">Вы давно ждете? </text:span></text:p>
      <text:p text:style-name="P89"><text:span text:style-name="T773">How long have you been waiting? </text:span><text:span text:style-name="T794">—</text:span><text:span text:style-name="T773"> Как долго вы ждете?</text:span></text:p>
      <text:p text:style-name="P241"/>
      <text:p text:style-name="P241"><text:span text:style-name="T821">Прошедшее. </text:span>Past</text:p>
      <text:p text:style-name="P279"/>
      <text:p text:style-name="P291">Past Perfect и Past Perfect Continuous относительно редки и <text:span text:style-name="T828">в</text:span> рамках начального курса </text:p>
      <text:p text:style-name="P291">не проходятся. <text:span text:style-name="T822">В художественной литературе почти всегда используется Past Simple.</text:span></text:p>
      <text:p text:style-name="P279"/>
      <text:p text:style-name="P239">Past Simple</text:p>
      <text:p text:style-name="P280"/>
      <text:p text:style-name="P282">Используется, чтобы:</text:p>
      <text:list xml:id="list3672617959" text:style-name="L29">
        <text:list-item>
          <text:p text:style-name="P1113"><text:span text:style-name="T630">сообщить факты </text:span><text:span text:style-name="T631">прошлого,</text:span><text:span text:style-name="T630"> рассказать историю, </text:span><text:span text:style-name="T638">биографию</text:span><text:span text:style-name="T630">; </text:span></text:p>
        </text:list-item>
        <text:list-item>
          <text:p text:style-name="P1089">описать действие из прошлого, результат которого не важен в настоящем.</text:p>
        </text:list-item>
      </text:list>
      <text:p text:style-name="P281"/>
      <text:p text:style-name="P764"><text:span text:style-name="T632">Для этого использются глаголы во 2й форме. </text:span><text:span text:style-name="T633">Вторая форма правильного глагола образуется добавлением окончания </text:span><text:span text:style-name="T508">-ed</text:span><text:span text:style-name="T633">. </text:span><text:span text:style-name="T641">Ф</text:span><text:span text:style-name="T633">орма </text:span><text:span text:style-name="T641">неправильного глагола </text:span><text:span text:style-name="T633">находится в таблице.</text:span></text:p>
      <text:p text:style-name="P281"/>
      <text:p text:style-name="P27"><text:span text:style-name="T773">Mozart </text:span><text:span text:style-name="T787">lived</text:span><text:span text:style-name="T773"> from 1756 to 1791 — Моцарт </text:span><text:span text:style-name="T787">жил</text:span><text:span text:style-name="T773"> с 1756 по 1791 год (факт прошлого). </text:span></text:p>
      <text:p text:style-name="P27"><text:soft-page-break/><text:span text:style-name="T773">I </text:span><text:span text:style-name="T787">visited</text:span><text:span text:style-name="T773"> my parents yesterday — Вчера я </text:span><text:span text:style-name="T787">навещал</text:span><text:span text:style-name="T773"> родителей (действие из прошлого).</text:span></text:p>
      <text:p text:style-name="P440"/>
      <text:p text:style-name="P441">Если глагол заканчивается на глухой звук, то <text:span text:style-name="T446">-ed</text:span> читается как <text:span text:style-name="T446">t</text:span>, а если на звконкий </text:p>
      <text:p text:style-name="P441">согласный или на гласный звук — то как <text:span text:style-name="T446">d</text:span>: <text:span text:style-name="T446">worked [воркт], played [плэйд]</text:span>.</text:p>
      <text:p text:style-name="P762"/>
      <text:p text:style-name="P439">Если глагол заканчивается на <text:span text:style-name="T446">d </text:span>или <text:span text:style-name="T446">t</text:span>, то <text:span text:style-name="T446">-ed</text:span> читается как <text:span text:style-name="T446">id</text:span>: <text:span text:style-name="T446">recorded [рикодид]</text:span>. </text:p>
      <text:p text:style-name="P442">Если глагол заканчивается на <text:span text:style-name="T446">-e</text:span>, то её не надо писать 2 раза: <text:span text:style-name="T446">chase</text:span> → <text:span text:style-name="T446">chased</text:span>.</text:p>
      <text:p text:style-name="P762"/>
      <text:p text:style-name="P761">Слова-маячки Past Simple:</text:p>
      <text:list xml:id="list1747706559" text:style-name="L30">
        <text:list-item>
          <text:p text:style-name="P1114">ago — <text:span text:style-name="T823">тому назад</text:span>;</text:p>
        </text:list-item>
        <text:list-item>
          <text:p text:style-name="P1115">last — <text:span text:style-name="T823">прошлый</text:span>;</text:p>
        </text:list-item>
        <text:list-item>
          <text:p text:style-name="P1090">yesterday — вчера;</text:p>
        </text:list-item>
      </text:list>
      <text:p text:style-name="P301"/>
      <text:p text:style-name="P765"><text:span text:style-name="T639">Past Simple часто путают с Present Perfect, потому что на русский они переводятся </text:span><text:span text:style-name="T640">почти</text:span><text:span text:style-name="T639"> одинаково. Главное отличие в том, что Present Perfect всегда будет сообщать доп</text:span><text:span text:style-name="T640">олнительную</text:span><text:span text:style-name="T639"> информацию, указывающ</text:span><text:span text:style-name="T640">ую </text:span><text:span text:style-name="T639">на настоящее время </text:span><text:span text:style-name="T640">(</text:span><text:span text:style-name="T641">чтобы сообщить</text:span><text:span text:style-name="T640"> результат).</text:span></text:p>
      <text:p text:style-name="P288"/>
      <text:p text:style-name="P289">Past Simple используется когда известен момент в прошлом. Если мы знаешь, </text:p>
      <text:p text:style-name="P289">когда произошло событие, то Present Perfect использовать нельзя.</text:p>
      <text:p text:style-name="P289"/>
      <text:p text:style-name="P145">Tom has lost his key — Том потерал ключ (у него сейчас нет ключа, </text:p>
      <text:p text:style-name="P145">потому что он его потерян).</text:p>
      <text:p text:style-name="P145"/>
      <text:p text:style-name="P145">Tom lost his key last weak — Том потерял ключ на прошлой неделе </text:p>
      <text:p text:style-name="P145">(не важно, есть у него ключ или нет).</text:p>
      <text:p text:style-name="P285"/>
      <text:p text:style-name="P286">В английском, если вопрос задается в настоящем, то и ответ должен быть в настоящем. </text:p>
      <text:p text:style-name="P286">Если вопрос в прошлом, то ответ также должен быть в прошлом.</text:p>
      <text:p text:style-name="P286"/>
      <text:p text:style-name="P286">Но если вопрос был в Present Perfect, а в ответе дается информация, когда именно это случилось, тогда необходимо отвечать в Past Simple.</text:p>
      <text:p text:style-name="P286"/>
      <text:p text:style-name="P143">Have you already started to learn English? Yes, I started to learn it 3 month ago — </text:p>
      <text:p text:style-name="P143">Ты уже начал учить английский? Да, 3 месяца назад (информация о времени).</text:p>
      <text:p text:style-name="P142"/>
      <text:p text:style-name="P287">Если вопрос содержит слово <text:span text:style-name="T446">when</text:span>, то он автоматически привязывает нас к моменту </text:p>
      <text:p text:style-name="P287">в прошлом. <text:span text:style-name="T827">Поэтому Present Perfect в вопросах с </text:span><text:span text:style-name="T456">when</text:span><text:span text:style-name="T827"> не используется.</text:span></text:p>
      <text:p text:style-name="P287"/>
      <text:p text:style-name="P144">Have you met him before? <text:span text:style-name="T826">—</text:span> Вы раньше с ним встречались?</text:p>
      <text:p text:style-name="P144">When did you meet him? <text:span text:style-name="T826">—</text:span> Когда вы встречались с ним?</text:p>
      <text:p text:style-name="P285"/>
      <text:p text:style-name="P242">Отрицания и вопросы в Past Simple</text:p>
      <text:p text:style-name="P284"/>
      <text:p text:style-name="P767"><text:span text:style-name="T633">Отрицание представляет связку </text:span><text:span text:style-name="T508">did</text:span><text:span text:style-name="T633"> с частицей </text:span><text:span text:style-name="T508">not</text:span><text:span text:style-name="T633">, </text:span><text:span text:style-name="T643">которая ставится перед смысловым глаголом в начальной форме. </text:span><text:span text:style-name="T634">Обычно </text:span><text:span text:style-name="T643">эта связка</text:span><text:span text:style-name="T634"> сокращается до </text:span><text:span text:style-name="T509">didn`t</text:span><text:span text:style-name="T634">.</text:span></text:p>
      <text:p text:style-name="P294"/>
      <text:p text:style-name="P767"><text:span text:style-name="T642">В вопросах </text:span><text:span text:style-name="T633">вспомогательный глагол </text:span><text:span text:style-name="T508">did</text:span><text:span text:style-name="T633"> используется </text:span><text:span text:style-name="T643">по тем же грамматическим </text:span></text:p>
      <text:p text:style-name="P767"><text:span text:style-name="T643">правилам</text:span><text:span text:style-name="T633">, </text:span><text:span text:style-name="T634">как</text:span><text:span text:style-name="T633"> </text:span><text:span text:style-name="T508">do</text:span><text:span text:style-name="T633"> для Present Simple. </text:span></text:p>
      <text:p text:style-name="P283"/>
      <text:p text:style-name="P141"><text:span text:style-name="T753">Did</text:span> you <text:span text:style-name="T753">go</text:span> to Los Angeles last week? - Ты <text:span text:style-name="T753">ездил</text:span> в Лос Анжелес на прошлой неделе?</text:p>
      <text:p text:style-name="P141">I <text:span text:style-name="T753">didn`t go</text:span> to Los Angeles, I <text:span text:style-name="T753">went</text:span> to Bostom — Я <text:span text:style-name="T753">не ездил</text:span> в Лос Анжелес, я <text:span text:style-name="T753">ездил</text:span> в Бостон.</text:p>
      <text:p text:style-name="P882"/>
      <text:p text:style-name="P247"><text:soft-page-break/>Past Continuous</text:p>
      <text:p text:style-name="P290"/>
      <text:p text:style-name="P770"><text:span text:style-name="T645">О</text:span><text:span text:style-name="T644">значает процесс или незаконченное действие, которое привязано к точному моменту </text:span></text:p>
      <text:p text:style-name="P770"><text:span text:style-name="T644">в </text:span><text:span text:style-name="T696">прошлом</text:span><text:span text:style-name="T644"> (т. е. действие происходило и не было закончено).</text:span></text:p>
      <text:p text:style-name="P292"/>
      <text:p text:style-name="P769"><text:span text:style-name="T644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48">обсуждаемая ситуация</text:span><text:span text:style-name="T644">).</text:span></text:p>
      <text:p text:style-name="P292"/>
      <text:p text:style-name="P771"><text:span text:style-name="T645">Состоит из 2х частей: вспомогательного глагола </text:span><text:span text:style-name="T511">be</text:span><text:span text:style-name="T645"> (</text:span><text:span text:style-name="T646">формы как в Past Simple</text:span><text:span text:style-name="T645">) и смыслового глагола с окончанием </text:span><text:span text:style-name="T511">-ing</text:span><text:span text:style-name="T645">. </text:span><text:span text:style-name="T644">На русский переводится глаголом в прошедшем времени.</text:span></text:p>
      <text:p text:style-name="P293"/>
      <text:p text:style-name="P146">Last Sunday at 5 I <text:span text:style-name="T753">was having</text:span> dinner with my friends — В прошлое воскресенье в 5 </text:p>
      <text:p text:style-name="P146">я <text:span text:style-name="T753">ужинал</text:span> со своими друзьями (привязка к точному моменту в прошлом).</text:p>
      <text:p text:style-name="P29"><text:span text:style-name="T798">My parents </text:span><text:span text:style-name="T789">were watching</text:span><text:span text:style-name="T798"> TV when I came home yesterday — Мои родители </text:span><text:span text:style-name="T789">смотрели</text:span><text:span text:style-name="T798"> телевизор, когда я пришел вчера домой (незаконченное действие </text:span><text:span text:style-name="T799">в тот момент</text:span><text:span text:style-name="T798">).</text:span></text:p>
      <text:p text:style-name="P147"/>
      <text:p text:style-name="P771"><text:span text:style-name="T646">В отрицаниях и вопросах </text:span><text:span text:style-name="T647">глагол </text:span><text:span text:style-name="T512">be</text:span><text:span text:style-name="T646"> ведет себя точно так же, как и </text:span><text:span text:style-name="T647">для</text:span><text:span text:style-name="T646"> Past Simple:</text:span></text:p>
      <text:p text:style-name="P30"><text:span text:style-name="T800">W</text:span><text:span text:style-name="T773">e weren`t reading — Мы не читали (именно тогда). Was I running? — Я бежал?</text:span></text:p>
      <text:p text:style-name="P149"/>
      <text:p text:style-name="P297">В одном предложении часто используются Past Continuous и Past Simple одновременно.</text:p>
      <text:p text:style-name="P774"><text:span text:style-name="T649">Действие, длящееся какое-то время (</text:span><text:span text:style-name="T650">Past Continuous</text:span><text:span text:style-name="T649">) может прерываться более коротким действием (</text:span><text:span text:style-name="T650">Past Simple</text:span><text:span text:style-name="T655">)</text:span><text:span text:style-name="T649"> </text:span><text:span text:style-name="T653">либо другим Past Continuous </text:span><text:span text:style-name="T656">(смотреть по контексту)</text:span><text:span text:style-name="T653">.</text:span></text:p>
      <text:p text:style-name="P295"/>
      <text:p text:style-name="P772"><text:span text:style-name="T649">В этом случае предложение может содержать слово </text:span><text:span text:style-name="T513">while</text:span><text:span text:style-name="T649"> </text:span><text:span text:style-name="T651">(в то время, как)</text:span><text:span text:style-name="T649"> в той части, которая относится к <text:s/></text:span><text:span text:style-name="T650">Past Continuous, </text:span><text:span text:style-name="T649">либо </text:span><text:span text:style-name="T513">when</text:span><text:span text:style-name="T649">, там, где используется Past Simple.</text:span></text:p>
      <text:p text:style-name="P295"/>
      <text:p text:style-name="P31"><text:span text:style-name="T790">While</text:span><text:span text:style-name="T801"> I was working in the garden, I </text:span><text:span text:style-name="T802">kicked</text:span><text:span text:style-name="T801"> my leg — Пока я работал в саду, я </text:span><text:span text:style-name="T803">пнул</text:span><text:span text:style-name="T801"> ногу.</text:span></text:p>
      <text:p text:style-name="P32"><text:span text:style-name="T773">I was working in the garden </text:span><text:span text:style-name="T787">when</text:span><text:span text:style-name="T773"> I kicked my leg — </text:span><text:span text:style-name="T802">Я работал в саду, когда </text:span><text:span text:style-name="T803">пнул</text:span><text:span text:style-name="T802"> ногу</text:span><text:span text:style-name="T773">.</text:span></text:p>
      <text:p text:style-name="P150"/>
      <text:p text:style-name="P33"><text:span text:style-name="T787">While</text:span><text:span text:style-name="T773"> Tom was reading, Amely was watching a documentary on TV — Пока </text:span><text:span text:style-name="T804">Т</text:span><text:span text:style-name="T773">ом читал, </text:span></text:p>
      <text:p text:style-name="P151">Эмили смотрела документальный фильм по телевизору.</text:p>
      <text:p text:style-name="P298"/>
      <text:p text:style-name="P773"><text:span text:style-name="T654">Если действия происходят не одновременно, а следуют одно за другим</text:span><text:span text:style-name="T652">, то в этом </text:span></text:p>
      <text:p text:style-name="P296">случае нужно использовать <text:span text:style-name="T843">только</text:span> Past Simple.</text:p>
      <text:p text:style-name="P296"/>
      <text:p text:style-name="P148">I saw Jane in the street yesterday. I stopped and said hello — Я увидел Джейн вчера на улице. </text:p>
      <text:p text:style-name="P148">Я остановился и поздоровался (сказал «привет»).</text:p>
      <text:p text:style-name="P244"/>
      <text:p text:style-name="P244">Будущие. Future</text:p>
      <text:p text:style-name="P163"/>
      <text:p text:style-name="P168">В английском языке о будущем можно говорить не только с помощью формы Future, но и </text:p>
      <text:p text:style-name="P780"><text:span text:style-name="T670">с помощью </text:span><text:span text:style-name="T674">формы</text:span><text:span text:style-name="T670"> </text:span><text:span text:style-name="T672">Present</text:span><text:span text:style-name="T670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67"/>
      <text:p text:style-name="P779"><text:span text:style-name="T671">Другие варианты Future (кроме </text:span><text:span text:style-name="T673">Future </text:span><text:span text:style-name="T671">Simple) используются редко, </text:span><text:span text:style-name="T673">т. к.</text:span><text:span text:style-name="T671"> они громоздкие и довольно неудобные. В современном английском можно обойтись без них.</text:span></text:p>
      <text:p text:style-name="P167"/>
      <text:p text:style-name="P777"><text:span text:style-name="T225">На будущ</text:span><text:span text:style-name="T226">и</text:span><text:span text:style-name="T225">е могут также указы</text:span><text:span text:style-name="T226">вать</text:span><text:span text:style-name="T225"> модальные глаголы </text:span><text:span text:style-name="T227">и оборот </text:span><text:span text:style-name="T144">be going to</text:span><text:span text:style-name="T228">, </text:span><text:span text:style-name="T227">который </text:span></text:p>
      <text:p text:style-name="P777"><text:span text:style-name="T227">в основном</text:span><text:span text:style-name="T228"> встречается </text:span><text:span text:style-name="T227">в разговорной речи и нередко используется вместо Future Simple.</text:span></text:p>
      <text:p text:style-name="P167"/>
      <text:p text:style-name="P355"/>
      <text:p text:style-name="P1000">Present Continuous в значении будущего</text:p>
      <text:p text:style-name="P169"/>
      <text:p text:style-name="P169">Используется, чтобы сказать о личных планах. В предложении обычно указывается дата </text:p>
      <text:p text:style-name="P169">или время, связанные с будущим. Переводить можно как будущим так и настоящим.</text:p>
      <text:p text:style-name="P169"/>
      <text:p text:style-name="P633">What are you doing on Satureday? <text:span text:style-name="T361">—</text:span> Что ты делаешь в субботу? (какие у тебя планы?)</text:p>
      <text:p text:style-name="P641">I am flying to London tomorrow — <text:span text:style-name="T844">Завтра я лечу в Лондон (личный план)</text:span></text:p>
      <text:p text:style-name="P641"/>
      <text:p text:style-name="P538">Present Simple в значении будущего</text:p>
      <text:p text:style-name="P642"/>
      <text:p text:style-name="P170"><text:span text:style-name="T315">Используется, чтобы сказать о том, что </text:span><text:span text:style-name="T317">что-то </text:span><text:span text:style-name="T315">должно произойти по рассписанию, либо </text:span></text:p>
      <text:p text:style-name="P170"><text:span text:style-name="T315">о собственном графике. </text:span><text:span text:style-name="T316">Переводить можно как будущим так и настоящим.</text:span></text:p>
      <text:p text:style-name="P549"/>
      <text:p text:style-name="P549">Ключевое отличие от Present Continuous в том, что расписание не зависит от говорящего, </text:p>
      <text:p text:style-name="P775"><text:span text:style-name="T152">т. е. речь может идти </text:span><text:span text:style-name="T153">о </text:span><text:span text:style-name="T152">рассписании транспорта, сеансов в кино и т. </text:span><text:span text:style-name="T153">п</text:span><text:span text:style-name="T152">.</text:span></text:p>
      <text:p text:style-name="P643">My airplane flies at 6 o`clock tomorrow — Мой самолет летит завтра в 6 (рассписание)</text:p>
      <text:p text:style-name="P883"><text:span text:style-name="T103">What time do you finish work tommorow? </text:span><text:span text:style-name="T104">— </text:span><text:span text:style-name="T103">В какое время ты заканчиваешь работу завтра?</text:span></text:p>
      <text:p text:style-name="P645"/>
      <text:p text:style-name="P539">Оборот <text:span text:style-name="T446">be going to</text:span></text:p>
      <text:p text:style-name="P550"/>
      <text:p text:style-name="P776"><text:span text:style-name="T154">Подразумевает, что человек говорит не о спонтанном решении что-либо сделать, </text:span><text:span text:style-name="T157">а о заранее </text:span><text:span text:style-name="T158">продуманных</text:span><text:span text:style-name="T157"> действиях. </text:span><text:span text:style-name="T154">На русский переводится как «собираюсь сделать».</text:span></text:p>
      <text:p text:style-name="P550"/>
      <text:p text:style-name="P172"><text:span text:style-name="T314">Чтобы использовать, нужно поставить глагол </text:span><text:span text:style-name="T103">be</text:span><text:span text:style-name="T314"> в форму </text:span><text:span text:style-name="T103">am/is/are</text:span><text:span text:style-name="T314">, а смысловой глагол оставить в начальной форме, после </text:span><text:span text:style-name="T103">going to</text:span><text:span text:style-name="T314">.</text:span></text:p>
      <text:p text:style-name="P550"/>
      <text:p text:style-name="P644">I`m going to meet my friends tomorrow — Я собираюсь встретиться с друзьями завтра.</text:p>
      <text:p text:style-name="P870"><text:span text:style-name="T41">I`m going to go</text:span><text:span text:style-name="T324"> out after I finish my work — Я собираюсь погулять после, как закончу работу.</text:span></text:p>
      <text:p text:style-name="P550"/>
      <text:p text:style-name="P778"><text:span text:style-name="T154">В разговорной </text:span><text:span text:style-name="T158">стиле</text:span><text:span text:style-name="T155"> </text:span><text:span text:style-name="T156">этот </text:span><text:span text:style-name="T155">оборот </text:span><text:span text:style-name="T154">очень часто </text:span><text:span text:style-name="T158">записывается</text:span><text:span text:style-name="T154"> как </text:span><text:span text:style-name="T105">gonna</text:span><text:span text:style-name="T154"> </text:span><text:span text:style-name="T105">[гона].</text:span></text:p>
      <text:p text:style-name="P646"/>
      <text:p text:style-name="P173"><text:span text:style-name="T314">Также его используют, когда очевидно, что вот-вот случится какое-то действие. В этом случае </text:span><text:span text:style-name="T103">be goin to </text:span><text:span text:style-name="T314">передает оттенок неизбежности происходящего и применяется по отношению </text:span></text:p>
      <text:p text:style-name="P551">к постороннему человеку или объетку.</text:p>
      <text:p text:style-name="P551"/>
      <text:p text:style-name="P647">Look! He`s going to fall — Смотри! Он сейчас упадет.</text:p>
      <text:p text:style-name="P647">The sky is dark. It`s going to rain — Небо темное. Сейчас пойдет дождь.</text:p>
      <text:p text:style-name="P541"/>
      <text:p text:style-name="P540">Future Simple</text:p>
      <text:p text:style-name="P552"/>
      <text:p text:style-name="P781"><text:span text:style-name="T159">Сообщает о будущих, еще не случившихся событиях. </text:span><text:span text:style-name="T160">Эта форма говорит о том, что человек сделает что-то в будущем, но решение он принял в момент речи, </text:span><text:span text:style-name="T161">т. е. описывает не спланированные, а спонтанные дейсвтия. </text:span></text:p>
      <text:p text:style-name="P555"/>
      <text:p text:style-name="P781"><text:span text:style-name="T162">В</text:span><text:span text:style-name="T161"> предложени</text:span><text:span text:style-name="T162">ях</text:span><text:span text:style-name="T161"> </text:span><text:span text:style-name="T162">будут </text:span><text:span text:style-name="T161">часто </text:span><text:span text:style-name="T162">попадаться слова</text:span><text:span text:style-name="T161">, </text:span><text:span text:style-name="T162">выражающие</text:span><text:span text:style-name="T161"> мнение: <text:s/></text:span><text:span text:style-name="T106">I think </text:span><text:span text:style-name="T107">(я думаю)</text:span><text:span text:style-name="T106">, </text:span></text:p>
      <text:p text:style-name="P781"><text:span text:style-name="T106">I`m sure </text:span><text:span text:style-name="T107">(я уверен), I hope (я надеюсь), </text:span><text:span text:style-name="T106">probably (возможно).</text:span><text:span text:style-name="T107"> </text:span></text:p>
      <text:p text:style-name="P559"/>
      <text:p text:style-name="P554">Схема состоит из 2х частей: вспомогательного глагола <text:span text:style-name="T446">will </text:span><text:span text:style-name="T848">(заменяет </text:span><text:span text:style-name="T457">do/did</text:span><text:span text:style-name="T848">)</text:span> </text:p>
      <text:p text:style-name="P554">и смыслового глагола в начальной форме. </text:p>
      <text:p text:style-name="P649"/>
      <text:p text:style-name="P554"><text:span text:style-name="T446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46">not</text:span>.</text:p>
      <text:p text:style-name="P553"><text:soft-page-break/>В речи и на письме <text:span text:style-name="T446">will</text:span> обычно сокращается до <text:span text:style-name="T446">`ll</text:span>, а отрицание <text:span text:style-name="T446">will</text:span> <text:span text:style-name="T446">not</text:span> д<text:span text:style-name="T847">о</text:span> <text:span text:style-name="T446">won`t</text:span>.</text:p>
      <text:p text:style-name="P553"/>
      <text:p text:style-name="P648">We <text:span text:style-name="T753">will</text:span> proobably <text:span text:style-name="T753">meet</text:span> soon — Мы, возможно, скоро <text:span text:style-name="T753">встретимся</text:span>.</text:p>
      <text:p text:style-name="P648">I hope everything <text:span text:style-name="T753">will be</text:span> fine — Надеюсь, все <text:span text:style-name="T753">будет </text:span>хорошо.</text:p>
      <text:p text:style-name="P648"><text:span text:style-name="T753">Will</text:span> you <text:span text:style-name="T753">be</text:span> at home toworrow? No, I won`t — <text:span text:style-name="T846">Ты </text:span><text:span text:style-name="T755">будешь</text:span><text:span text:style-name="T846"> завтра дома? Нет</text:span>.</text:p>
      <text:p text:style-name="P553"/>
      <text:p text:style-name="P558">Чтобы правильно подобрать нужную форму, нужно отталкиваться от контекста:</text:p>
      <text:list xml:id="list4034374261" text:style-name="L31">
        <text:list-item>
          <text:p text:style-name="P1016">I will do — я сделаю (считаю/верю, что сделаю это);</text:p>
        </text:list-item>
        <text:list-item>
          <text:p text:style-name="P1017">I am doing — я сделаю (потому что уже спланировал это);</text:p>
        </text:list-item>
        <text:list-item>
          <text:p text:style-name="P1017">I am going to do — я собираюсь сделать (ключевое слово «собираюсь»).</text:p>
        </text:list-item>
      </text:list>
      <text:p text:style-name="P556"/>
      <text:p text:style-name="P557">Нередко, вместо will используется модальный глагол might:</text:p>
      <text:p text:style-name="P651">I might do it — Наверное, я сделаю это.</text:p>
      <text:p text:style-name="P650"/>
      <text:p text:style-name="P1053">Модальные глаголы</text:p>
      <text:p text:style-name="P652"/>
      <text:p text:style-name="P562">Это особенные глаголы, которые одновременно:</text:p>
      <text:list xml:id="list2866980276" text:style-name="L32">
        <text:list-item>
          <text:p text:style-name="P1018">передают смысл (используются как смысловые глаголы);</text:p>
        </text:list-item>
        <text:list-item>
          <text:p text:style-name="P1018">передают время (привязывают дейсвтие к какому-то времени);</text:p>
        </text:list-item>
        <text:list-item>
          <text:p text:style-name="P1018">используются по тем же правилами, что и вспомогательные глаголы.</text:p>
        </text:list-item>
      </text:list>
      <text:p text:style-name="P560"/>
      <text:p text:style-name="P560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560">а в отрицаниях используются вместе с частицей <text:span text:style-name="T446">not</text:span>.</text:p>
      <text:p text:style-name="P560"/>
      <text:p text:style-name="P790"><text:span text:style-name="T165">Модальные глаголы не имеют окончаний и дополнительных форм. </text:span><text:span text:style-name="T187">Т. е. </text:span><text:span text:style-name="T165">не меняются в зависимости от подлежащего </text:span><text:span text:style-name="T187">(нет окончания -s, если подлежащее he/she/it и </text:span><text:span text:style-name="T188">пр</text:span><text:span text:style-name="T187">)</text:span><text:span text:style-name="T165">. </text:span></text:p>
      <text:p text:style-name="P561"/>
      <text:p text:style-name="P568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568"/>
      <text:p text:style-name="P569"><text:span text:style-name="T869">После модального глагола почти всегда </text:span><text:span text:style-name="T871">идет</text:span><text:span text:style-name="T869"> смысловой глагол в начальной форме, </text:span><text:span text:style-name="T872">но </text:span><text:span text:style-name="T869">без частицы </text:span><text:span text:style-name="T462">to. </text:span><text:span text:style-name="T870">Также смысловой глагол в начальной форме идет после модальных кострукций.</text:span></text:p>
      <text:p text:style-name="P568"/>
      <text:p text:style-name="P884"><text:span text:style-name="T187">М</text:span><text:span text:style-name="T151">одальные глаголы: </text:span><text:span text:style-name="T103">can, could, must, might, may, should, would, will, shall</text:span><text:span text:style-name="T151">.</text:span></text:p>
      <text:p text:style-name="P818"><text:span text:style-name="T177">М</text:span><text:span text:style-name="T223">одальные конструкции: </text:span><text:span text:style-name="T137">be able to, have to, used to</text:span><text:span text:style-name="T223">.</text:span></text:p>
      <text:p text:style-name="P570"/>
      <text:p text:style-name="P818"><text:span text:style-name="T312">Глаголы </text:span><text:span text:style-name="T147">w</text:span><text:span text:style-name="T148">ill</text:span><text:span text:style-name="T313"> и </text:span><text:span text:style-name="T147">s</text:span><text:span text:style-name="T148">hall</text:span></text:p>
      <text:p text:style-name="P571"/>
      <text:p text:style-name="P885"><text:span text:style-name="T151">В Future Simple </text:span><text:span text:style-name="T103">will</text:span><text:span text:style-name="T151"> используется как вспомогательный глагол. Но иногда он также</text:span></text:p>
      <text:p text:style-name="P885"><text:span text:style-name="T151">используется как модальный глагол. Это касается ситуац</text:span><text:span text:style-name="T163">и</text:span><text:span text:style-name="T151">й, когда нужно предложить свою помощь либо обратиться за помощью самому.</text:span></text:p>
      <text:p text:style-name="P572"/>
      <text:p text:style-name="P653">You luggage is heavy. I`ll help you — У вас тяжелый багаж. Я помогу вам.</text:p>
      <text:p text:style-name="P653">Will you help me? — Ты мне поможешь?</text:p>
      <text:p text:style-name="P572"/>
      <text:p text:style-name="P783"><text:span text:style-name="T163">Ситуации с </text:span><text:span text:style-name="T108">will</text:span><text:span text:style-name="T163"> переводятся будущим, а с </text:span><text:span text:style-name="T108">won`t </text:span><text:span text:style-name="T163">— настоящим. </text:span><text:span text:style-name="T108">Won`t</text:span><text:span text:style-name="T163"> означает </text:span></text:p>
      <text:p text:style-name="P564">«отказывается» (не смотря на мои ожидание, действие не происходит).</text:p>
      <text:p text:style-name="P563"/>
      <text:p text:style-name="P654"/>
      <text:p text:style-name="P1006">What`s wrong? My Car won`t start — Что случилось? Моя машина не заводится. </text:p>
      <text:p text:style-name="P654">(отказывается заводиться)</text:p>
      <text:p text:style-name="P563"/>
      <text:p text:style-name="P782"><text:span text:style-name="T164">Модальный глагол </text:span><text:span text:style-name="T109">shall</text:span><text:span text:style-name="T16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9">will</text:span><text:span text:style-name="T164">.</text:span></text:p>
      <text:p text:style-name="P565"/>
      <text:p text:style-name="P782"><text:span text:style-name="T16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9">I</text:span><text:span text:style-name="T164"> или </text:span><text:span text:style-name="T109">we</text:span><text:span text:style-name="T164">.</text:span></text:p>
      <text:p text:style-name="P565"/>
      <text:p text:style-name="P655">Shall I close the door? - Я закрою дверь? (вы не против, если я закрою дверь?)</text:p>
      <text:p text:style-name="P34"><text:span text:style-name="T318">S</text:span><text:span text:style-name="T314">hall we dance? - Потанцуем? (вы не против потанцевать?)</text:span></text:p>
      <text:p text:style-name="P563"/>
      <text:p text:style-name="P542"><text:span text:style-name="T854">Глаголы </text:span><text:span text:style-name="T459">c</text:span><text:span text:style-name="T446">an</text:span> и <text:span text:style-name="T459">c</text:span><text:span text:style-name="T446">ould</text:span></text:p>
      <text:p text:style-name="P565"/>
      <text:p text:style-name="P788"><text:span text:style-name="T121">Can</text:span><text:span text:style-name="T166"> переводится как «умею», «могу», «смогу». </text:span><text:span text:style-name="T185">С</text:span><text:span text:style-name="T166"> частицей </text:span><text:span text:style-name="T121">not</text:span><text:span text:style-name="T166"> в пишется либо </text:span></text:p>
      <text:p text:style-name="P425"><text:span text:style-name="T166">слитно — </text:span><text:span text:style-name="T121">cannot</text:span><text:span text:style-name="T166">, либо сокращенно — </text:span><text:span text:style-name="T121">can`t</text:span><text:span text:style-name="T166">. </text:span><text:span text:style-name="T185">М</text:span><text:span text:style-name="T167">ожет передавать следующие значения:</text:span></text:p>
      <text:list xml:id="list2209764555" text:style-name="L33">
        <text:list-item>
          <text:p text:style-name="P1116"><text:span text:style-name="T166">у</text:span><text:span text:style-name="T167">мственные или физические возможности, умение что-то сделать;</text:span></text:p>
        </text:list-item>
        <text:list-item>
          <text:p text:style-name="P1019">разрешение или запрет что-то cделать;</text:p>
        </text:list-item>
        <text:list-item>
          <text:p text:style-name="P1019">просьба или предложение о помощи;</text:p>
        </text:list-item>
        <text:list-item>
          <text:p text:style-name="P1019">неуверенность в совершении действия (в вопросах).</text:p>
        </text:list-item>
      </text:list>
      <text:p text:style-name="P567"/>
      <text:p text:style-name="P35"><text:span text:style-name="T319">H</text:span><text:span text:style-name="T314">e can understand my English — Он может понимать мой английский.</text:span></text:p>
      <text:p text:style-name="P656">You can`t smoke here — Ты не можешь сдесь курить.</text:p>
      <text:p text:style-name="P656">Can I help you? - Я могу вам помочь?</text:p>
      <text:p text:style-name="P573"/>
      <text:p text:style-name="P886"><text:span text:style-name="T166">В </text:span><text:span text:style-name="T151">разговорной речи </text:span><text:span text:style-name="T103">can</text:span><text:span text:style-name="T151"> широко используется именно, когда нужно спросить разрешение </text:span></text:p>
      <text:p text:style-name="P887"><text:span text:style-name="T151">что-то сделать. </text:span><text:span text:style-name="T191">Е</text:span><text:span text:style-name="T189">сли нужно спросить разрешение вежливо, то используется may.</text:span></text:p>
      <text:p text:style-name="P609"/>
      <text:p text:style-name="P791"><text:span text:style-name="T123">Can</text:span><text:span text:style-name="T124"> I use your phone? / May I use your phone? - Я мог</text:span><text:span text:style-name="T123">у</text:span><text:span text:style-name="T124"> воспольз</text:span><text:span text:style-name="T123">оваться</text:span><text:span text:style-name="T124"> </text:span></text:p>
      <text:p text:style-name="P791"><text:span text:style-name="T123">твоим/</text:span><text:span text:style-name="T124">вашим телефоном?</text:span></text:p>
      <text:p text:style-name="P566"/>
      <text:p text:style-name="P888"><text:span text:style-name="T103">Could [куд] </text:span><text:span text:style-name="T151">переводится как «мог», «мог бы» и является прошедшей формой от </text:span><text:span text:style-name="T103">can</text:span><text:span text:style-name="T151">. </text:span></text:p>
      <text:p text:style-name="P574">Его следует использовать, когда мы говорим о том, что что-то умели или могли в прошлом.</text:p>
      <text:p text:style-name="P608">Также <text:span text:style-name="T446">could</text:span> <text:span text:style-name="T873">применяется</text:span> в качестве официальной формы обращения.</text:p>
      <text:p text:style-name="P574"/>
      <text:p text:style-name="P657">I could read at the age of 4 — Я мог читать в 4 года.</text:p>
      <text:p text:style-name="P657">This story could be true — Эта история могла бы быть правдой.</text:p>
      <text:p text:style-name="P547"/>
      <text:p text:style-name="P547"><text:span text:style-name="T852">К</text:span>онструкция <text:span text:style-name="T446">be able to</text:span></text:p>
      <text:p text:style-name="P575"/>
      <text:p text:style-name="P576">Дублирует по значению модальные глаголы <text:span text:style-name="T446">can/could</text:span>. Говорит о возможности </text:p>
      <text:p text:style-name="P576">соверишить действие. <text:span text:style-name="T867">В настоящем времени </text:span><text:span text:style-name="T851">заменяется модальным глаголом </text:span><text:span text:style-name="T458">can</text:span><text:span text:style-name="T867">.</text:span></text:p>
      <text:p text:style-name="P576"/>
      <text:p text:style-name="P577">В этой конструкции глагол <text:span text:style-name="T446">be</text:span> передает время:</text:p>
      <text:list xml:id="list575107381" text:style-name="L34">
        <text:list-item>
          <text:p text:style-name="P1020">am/is/are able to — могу/может/могут (есть возможность);</text:p>
        </text:list-item>
        <text:list-item>
          <text:p text:style-name="P1020">was/were able to — смог/смогли;</text:p>
        </text:list-item>
        <text:list-item>
          <text:p text:style-name="P1020">will be able to — смогу/сможет/смогут.</text:p>
        </text:list-item>
      </text:list>
      <text:p text:style-name="P578"/>
      <text:p text:style-name="P784"><text:span text:style-name="T110">B</text:span><text:span text:style-name="T111">e able to</text:span><text:span text:style-name="T168"> передает оттенок </text:span><text:span text:style-name="T169">того, что </text:span><text:span text:style-name="T172">человек</text:span><text:span text:style-name="T169"> обычно не может сделать, но именно тогда </text:span></text:p>
      <text:p text:style-name="P784"><text:span text:style-name="T169">смог (в прошедшем) или сможет (в будущем).</text:span><text:span text:style-name="T168"> </text:span><text:span text:style-name="T169">Т</text:span><text:span text:style-name="T168">. е. не «мог</text:span><text:span text:style-name="T169">у</text:span><text:span text:style-name="T168">», а «</text:span><text:span text:style-name="T169">смогу</text:span><text:span text:style-name="T168">».</text:span></text:p>
      <text:p text:style-name="P579"/>
      <text:p text:style-name="P658"><text:soft-page-break/>Stacey talked rather quickly, but I was able to understand her — Стэйси говорила довольно быстро, но я смог понять её.</text:p>
      <text:p text:style-name="P658"/>
      <text:p text:style-name="P658">If I learn French, I will be able to understand it — Если я буду учить французский, </text:p>
      <text:p text:style-name="P658">я смогу понимать его.</text:p>
      <text:p text:style-name="P658"/>
      <text:p text:style-name="P543"><text:span text:style-name="T854">Глаголы </text:span><text:span text:style-name="T459">m</text:span><text:span text:style-name="T446">ight</text:span> и <text:span text:style-name="T459">m</text:span><text:span text:style-name="T446">ay</text:span></text:p>
      <text:p text:style-name="P658"/>
      <text:p text:style-name="P789"><text:span text:style-name="T186">M</text:span><text:span text:style-name="T114">ight [майт]</text:span><text:span text:style-name="T170"> переводится как «может» или «мог бы», </text:span><text:span text:style-name="T177">а</text:span><text:span text:style-name="T856"> т</text:span>акже <text:span text:style-name="T170">наречием </text:span><text:span text:style-name="T175">«возможно», «вероятно», </text:span><text:span text:style-name="T176">«должно быть», </text:span><text:span text:style-name="T175">«наверное»</text:span><text:span text:style-name="T170">. </text:span></text:p>
      <text:p text:style-name="P605"/>
      <text:p text:style-name="P580">Он указывает на вероятность того, что ситуация может происходить сейчас или произойти </text:p>
      <text:p text:style-name="P580">в ближайшем будущем. Является синонимом фразе <text:span text:style-name="T446">it is possible that</text:span> (возможно, что).</text:p>
      <text:p text:style-name="P676"/>
      <text:p text:style-name="P889"><text:span text:style-name="T103">Look at the sky. It might rain — Посмотри на небо. Возможно </text:span><text:span text:style-name="T113">пойдет дождь.</text:span></text:p>
      <text:p text:style-name="P890"><text:span text:style-name="T113">M</text:span><text:span text:style-name="T103">ight Tom call in the evening? - Том может позвонить вечером? (может</text:span><text:span text:style-name="T115"> ли он позвонить</text:span><text:span text:style-name="T103">?)</text:span></text:p>
      <text:p text:style-name="P658"/>
      <text:p text:style-name="P826"><text:span text:style-name="T186">Отрицание</text:span><text:span text:style-name="T171"> </text:span><text:span text:style-name="T112">might</text:span><text:span text:style-name="T171"> </text:span><text:span text:style-name="T112">not</text:span><text:span text:style-name="T171"> </text:span><text:span text:style-name="T186">сокращается до</text:span><text:span text:style-name="T171"> </text:span><text:span text:style-name="T112">mightn`t [майтэнт]</text:span><text:span text:style-name="T171">.</text:span></text:p>
      <text:p text:style-name="P606"/>
      <text:p text:style-name="P826"><text:span text:style-name="T170">Модальный глагол </text:span><text:span text:style-name="T114">may</text:span><text:span text:style-name="T170"> в современном английском используется </text:span><text:span text:style-name="T171">редко</text:span><text:span text:style-name="T170">. Но его часто применяют, когда нужно предложить помощь незнакомому человеку. </text:span><text:span text:style-name="T190">Он п</text:span><text:span text:style-name="T170">ереводится как «иметь возможность» и по сути </text:span><text:span text:style-name="T171">взаимозаменяем с</text:span><text:span text:style-name="T170"> </text:span><text:span text:style-name="T114">might</text:span><text:span text:style-name="T170">.</text:span></text:p>
      <text:p text:style-name="P659"/>
      <text:p text:style-name="P659">May I help you, sir? Я могу вам помочь, сэр? (имею ли я возможность вам помочь?)</text:p>
      <text:p text:style-name="P607"/>
      <text:p text:style-name="P544"><text:span text:style-name="T855">Глагол </text:span><text:span text:style-name="T460">m</text:span><text:span text:style-name="T446">ust</text:span></text:p>
      <text:p text:style-name="P581"/>
      <text:p text:style-name="P792"><text:span text:style-name="T192">О</text:span><text:span text:style-name="T176">дин из самых распространенных в речи модальных глаголов. </text:span><text:span text:style-name="T193">И</text:span><text:span text:style-name="T176">спользуется в настоящем времени. Переводится как «должен», «обязан» или «должно быть», «</text:span><text:span text:style-name="T173">наверное»</text:span><text:span text:style-name="T176">.</text:span></text:p>
      <text:p text:style-name="P582"/>
      <text:p text:style-name="P424"><text:span text:style-name="T173">П</text:span><text:span text:style-name="T167">ереда</text:span><text:span text:style-name="T173">ет</text:span><text:span text:style-name="T167"> следующие значения</text:span><text:span text:style-name="T174">:</text:span></text:p>
      <text:list xml:id="list1571713130" text:style-name="L35">
        <text:list-item>
          <text:p text:style-name="P1021">необходимость, обязанность, долг;</text:p>
        </text:list-item>
        <text:list-item>
          <text:p text:style-name="P1022">настойчивый совет, приказ, запрет (в отрицаниях);</text:p>
        </text:list-item>
      </text:list>
      <text:p text:style-name="P677"/>
      <text:p text:style-name="P677">I must go — Я должен идти. </text:p>
      <text:p text:style-name="P662">He must not be at home now — <text:s/><text:span text:style-name="T866">О</text:span>н не должен сейчас быть дома.</text:p>
      <text:p text:style-name="P818"><text:span text:style-name="T138">Must we hurry? — Нам нужно торопиться? </text:span><text:span text:style-name="T139">(должны ли мы торопиться?)</text:span></text:p>
      <text:p text:style-name="P662"/>
      <text:p text:style-name="P818"><text:span text:style-name="T174">Отрицание </text:span><text:span text:style-name="T122">must not</text:span><text:span text:style-name="T174"> </text:span><text:span text:style-name="T186">означает</text:span><text:span text:style-name="T174"> «нельзя», «запрещено». Сокращается до </text:span><text:span text:style-name="T122">musn`t [мазнт]</text:span><text:span text:style-name="T174">.</text:span></text:p>
      <text:p text:style-name="P660">You musn`t park here — Здесь нельзя парковаться.</text:p>
      <text:p text:style-name="P582"/>
      <text:p text:style-name="P583">Когда <text:span text:style-name="T446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583"/>
      <text:p text:style-name="P661">She has worked so hard these days. She must<text:span text:style-name="T753"> </text:span>be very tired — </text:p>
      <text:p text:style-name="P661">Она так много работала в эти дни. Она, наверное, очень <text:span text:style-name="T853">уставшая.</text:span></text:p>
      <text:p text:style-name="P663"/>
      <text:p text:style-name="P545">Конструкция <text:span text:style-name="T446">have to</text:span></text:p>
      <text:p text:style-name="P584"/>
      <text:p text:style-name="P586">Дублирует по значению модальный глагол <text:span text:style-name="T446">must</text:span>. Говорит об обязанностях, </text:p>
      <text:p text:style-name="P586">которые человек вынежден выполнять <text:span text:style-name="T868">не по свое воле</text:span>. </text:p>
      <text:p text:style-name="P585"/>
      <text:p text:style-name="P585"><text:soft-page-break/>В настоящем времени <text:span text:style-name="T446">have to</text:span> и <text:span text:style-name="T446">must</text:span> взаимозаменяемы и часто разницы между ними нет.</text:p>
      <text:p text:style-name="P585">Однако <text:span text:style-name="T446">must</text:span> означает необходимость, которая исходит от самого человека, </text:p>
      <text:p text:style-name="P585">а <text:span text:style-name="T446">have to</text:span> говорит о необходимости, исходящей извне.</text:p>
      <text:p text:style-name="P585"/>
      <text:p text:style-name="P664">I must do it — Я должен это сделать (это мой долг).</text:p>
      <text:p text:style-name="P664">I have to do it — Я должен это сделать (того требуют обстоятельства).</text:p>
      <text:p text:style-name="P585"/>
      <text:p text:style-name="P785"><text:span text:style-name="T116">Have to</text:span><text:span text:style-name="T178">, в отличие от </text:span><text:span text:style-name="T116">must</text:span><text:span text:style-name="T178">, может употребляться во всех временах. Форма в будущем </text:span></text:p>
      <text:p text:style-name="P587">времени используется редко и ее предпочитают заменять на форму настоящего.</text:p>
      <text:p text:style-name="P587"/>
      <text:p text:style-name="P587">Отрицательная и вопросительная форма образуется с помощью вспомогательных </text:p>
      <text:p text:style-name="P785"><text:span text:style-name="T178">глаголов </text:span><text:span text:style-name="T116">do/did/will</text:span><text:span text:style-name="T178">. (</text:span><text:span text:style-name="T194">здесь </text:span><text:span text:style-name="T116">have</text:span><text:span text:style-name="T178"> ведет себя как смысловой глагол).</text:span></text:p>
      <text:p text:style-name="P666"/>
      <text:p text:style-name="P665"><text:span text:style-name="T876">I </text:span><text:span text:style-name="T314">had to go — Я должен был идти.</text:span></text:p>
      <text:p text:style-name="P664">He doesn`t have to go — Он не должен идти.</text:p>
      <text:p text:style-name="P678">Will they have to go? — Они должны будут идти?</text:p>
      <text:p text:style-name="P588"/>
      <text:p text:style-name="P891"><text:span text:style-name="T178">В </text:span><text:span text:style-name="T151">отрицательных предложениях </text:span><text:span text:style-name="T103">have to</text:span><text:span text:style-name="T151"> и </text:span><text:span text:style-name="T103">must</text:span><text:span text:style-name="T151"> передают разный смысл. </text:span></text:p>
      <text:p text:style-name="P891"><text:span text:style-name="T103">Must not</text:span><text:span text:style-name="T151"> выражает запрет, а </text:span><text:span text:style-name="T103">heve to</text:span><text:span text:style-name="T151"> — отсутсвие обязанности.</text:span></text:p>
      <text:p text:style-name="P631"/>
      <text:p text:style-name="P664">You mustn`t tell anyone — Ты не должен рассказывать никому.</text:p>
      <text:p text:style-name="P664">You don`t have to tell me everything — Можешь не рассказывать мне всего.</text:p>
      <text:p text:style-name="P587"/>
      <text:p text:style-name="P793"><text:span text:style-name="T117">Have</text:span><text:span text:style-name="T179"> в значении «должен» всегда используется с частицей </text:span><text:span text:style-name="T117">to</text:span><text:span text:style-name="T179">. Если не поставить </text:span><text:span text:style-name="T117">to</text:span><text:span text:style-name="T179"> </text:span></text:p>
      <text:p text:style-name="P793"><text:span text:style-name="T179">после </text:span><text:span text:style-name="T117">have</text:span><text:span text:style-name="T179">, то этот глагол будет ознать «иметь». </text:span></text:p>
      <text:p text:style-name="P587"/>
      <text:p text:style-name="P7"><text:span text:style-name="T229">Г</text:span><text:span text:style-name="T230">лагол </text:span><text:span text:style-name="T145">should</text:span></text:p>
      <text:p text:style-name="P589"/>
      <text:p text:style-name="P794"><text:span text:style-name="T125">Should [шуд] </text:span><text:span text:style-name="T195">подходит</text:span><text:span text:style-name="T179">, чтобы дать</text:span><text:span text:style-name="T195"> вежливый</text:span><text:span text:style-name="T179"> совет. Переводится как «</text:span><text:span text:style-name="T196">следует сделать</text:span><text:span text:style-name="T179">» </text:span></text:p>
      <text:p text:style-name="P794"><text:span text:style-name="T196">или «нужно (так поступить)». </text:span><text:span text:style-name="T198">С</text:span><text:span text:style-name="T196">вязан с на</text:span><text:span text:style-name="T198">с</text:span><text:span text:style-name="T196">тоящим и будущим временем. Грамматически использ</text:span><text:span text:style-name="T195">уется</text:span><text:span text:style-name="T196"> по тем же правилами, что и другие модальные глаголы.</text:span></text:p>
      <text:p text:style-name="P592"/>
      <text:p text:style-name="P54">You should be more attentive — Вам следует быть более внимательным.</text:p>
      <text:p text:style-name="P590"/>
      <text:p text:style-name="P795"><text:span text:style-name="T197">Для</text:span><text:span text:style-name="T196"> совет</text:span><text:span text:style-name="T197">а</text:span><text:span text:style-name="T196">, помимо </text:span><text:span text:style-name="T125">should,</text:span><text:span text:style-name="T196"> можно также использовать обороты, помогающие </text:span></text:p>
      <text:p text:style-name="P795"><text:span text:style-name="T196">выразить мненеие, например </text:span><text:span text:style-name="T125">I think, I don`t think</text:span><text:span text:style-name="T196">.</text:span></text:p>
      <text:p text:style-name="P591"/>
      <text:p text:style-name="P667">I think you should leave — Думаю, вам пора уйти.</text:p>
      <text:p text:style-name="P668"/>
      <text:p text:style-name="P786"><text:span text:style-name="T118">Should</text:span><text:span text:style-name="T180"> также выражает: недоумение, удивление, возмущение. В этом случае </text:span><text:span text:style-name="T197">он</text:span><text:span text:style-name="T180"> передает эмоциональную окраску высказыванию. Отрицательная форма говорит о плохой зате</text:span><text:span text:style-name="T181">е</text:span><text:span text:style-name="T180">.</text:span></text:p>
      <text:p text:style-name="P590"/>
      <text:p text:style-name="P667">Why should I go there? - Скакой стати мне туда идти?</text:p>
      <text:p text:style-name="P667">You shouldn`t go there — Не нужно туда идти <text:span text:style-name="T874">(это плохая идея)</text:span>.</text:p>
      <text:p text:style-name="P590"/>
      <text:p text:style-name="P8"><text:span text:style-name="T224">Глагол </text:span><text:span text:style-name="T143">would</text:span></text:p>
      <text:p text:style-name="P593"/>
      <text:p text:style-name="P595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858">Грамматически использ</text:span><text:span text:style-name="T859">уется</text:span><text:span text:style-name="T858"> по тем же правилами, что и другие модальные глаголы.</text:span></text:p>
      <text:p text:style-name="P594"/>
      <text:p text:style-name="P598"><text:soft-page-break/>При переводе <text:span text:style-name="T446">would</text:span>, <text:span text:style-name="T859">по сути, </text:span>выпадает, а идущий после него смысловой глагол, используется с частицей<text:span text:style-name="T461"> </text:span><text:span text:style-name="T446">to</text:span>. <text:span text:style-name="T461">Would</text:span><text:span text:style-name="T861"> часто сокращается до </text:span><text:span text:style-name="T461">`d</text:span><text:span text:style-name="T861"> и произносится как одна буква (поэтому поначалу расслышать </text:span><text:span text:style-name="T461">would</text:span><text:span text:style-name="T861"> в предложении довольно сложно).</text:span></text:p>
      <text:p text:style-name="P594"/>
      <text:p text:style-name="P596"><text:span text:style-name="T857">В</text:span>стречается в вариантах, <text:span text:style-name="T875">когда</text:span>:</text:p>
      <text:list xml:id="list2438079487" text:style-name="L36">
        <text:list-item>
          <text:p text:style-name="P1023">соответствует русской частице «бы» (когда представляют ситуацию);</text:p>
        </text:list-item>
        <text:list-item>
          <text:p text:style-name="P1023">сообщает о привычках прошлого (в этом случае может заменяться на <text:span text:style-name="T446">used to</text:span>).</text:p>
        </text:list-item>
      </text:list>
      <text:p text:style-name="P597"/>
      <text:p text:style-name="P669">I would like to live in New Your — Я бы хотел жить в Нью Йорке <text:span text:style-name="T857">(представил)</text:span>.</text:p>
      <text:p text:style-name="P670">I wouldn`t watch this film with my child — Я бы не смотрела этот фильм с моим ребенком.</text:p>
      <text:p text:style-name="P671">Would you like to go <text:span text:style-name="T860">to the party with us? </text:span>—<text:span text:style-name="T860"> Ты бы хотел пойти с нами на вечеринку?</text:span></text:p>
      <text:p text:style-name="P599"/>
      <text:p text:style-name="P827"><text:span text:style-name="T182">Фраза </text:span><text:span text:style-name="T119">would you like</text:span><text:span text:style-name="T182"> часто используется, когда хотят предложить человеку услугу</text:span><text:span text:style-name="T200">, </text:span><text:span text:style-name="T182">предмет </text:span></text:p>
      <text:p text:style-name="P827"><text:span text:style-name="T182">и т. п. Если человек согласен, то он отвечает </text:span><text:span text:style-name="T119">I`d like to</text:span><text:span text:style-name="T182"> (</text:span><text:span text:style-name="T199">я бы хотел</text:span><text:span text:style-name="T182">) </text:span><text:span text:style-name="T199">или </text:span><text:span text:style-name="T127">I`d love to</text:span></text:p>
      <text:p text:style-name="P827"><text:span text:style-name="T182">(с удовольствием). <text:s/></text:span><text:span text:style-name="T119">I`d like to </text:span><text:span text:style-name="T222">можно использовать вместо</text:span><text:span text:style-name="T136"> I want </text:span><text:span text:style-name="T140">(уточнить)</text:span><text:span text:style-name="T136">.</text:span></text:p>
      <text:p text:style-name="P600"/>
      <text:p text:style-name="P796"><text:span text:style-name="T119">Would you like a cup of </text:span><text:span text:style-name="T126">tea</text:span><text:span text:style-name="T119">? Yes, I would — Вы бы хотили чашечку </text:span><text:span text:style-name="T126">чая</text:span><text:span text:style-name="T119">? Да, хотел бы.</text:span></text:p>
      <text:p text:style-name="P600"/>
      <text:p text:style-name="P672">What would you like, coffee or tea? I`d like some cofee — Чтобы вы хотели, </text:p>
      <text:p text:style-name="P672">кофе или чай? Я бы хотел кофе.</text:p>
      <text:p text:style-name="P600"/>
      <text:p text:style-name="P546">Конструкция <text:span text:style-name="T446">used to</text:span></text:p>
      <text:p text:style-name="P600"/>
      <text:p text:style-name="P601">Используется, когда говорят о регулярных вещах, происходящих в прошлом. </text:p>
      <text:p text:style-name="P787"><text:span text:style-name="T183">Британцы </text:span><text:span text:style-name="T184">предпочитают</text:span><text:span text:style-name="T183"> </text:span><text:span text:style-name="T120">used to</text:span><text:span text:style-name="T183">, американцы чаще использую </text:span><text:span text:style-name="T120">would</text:span><text:span text:style-name="T183">.</text:span></text:p>
      <text:p text:style-name="P601"/>
      <text:p text:style-name="P601">На русский <text:span text:style-name="T446">would/used to</text:span> можно перевести как «имел привычку делать» <text:span text:style-name="T863">или</text:span> «раньше».</text:p>
      <text:p text:style-name="P602"><text:span text:style-name="T863">Также </text:span><text:span text:style-name="T446">would/used to</text:span> <text:span text:style-name="T863">подразумевает, что сейчас человек уже не делает того, что делал раньше.</text:span></text:p>
      <text:p text:style-name="P602"/>
      <text:p text:style-name="P603">Как правило <text:span text:style-name="T446">would</text:span> используется в ситуациях, когда указан период во время которого </text:p>
      <text:p text:style-name="P603">человек так не поступал. </text:p>
      <text:p text:style-name="P603"/>
      <text:p text:style-name="P604">После <text:span text:style-name="T446">used to</text:span> стоит глагол в начальной форме. В настоящем времени эта констуркция </text:p>
      <text:p text:style-name="P604">не используется <text:span text:style-name="T864">(для этого есть Present Simple) </text:span>и<text:span text:style-name="T862"> </text:span>часто <text:span text:style-name="T862">выпадает при переводе.</text:span></text:p>
      <text:p text:style-name="P604"/>
      <text:p text:style-name="P673">I used to live in Bristol — Раньше я жил <text:span text:style-name="T865">в Бристоле (а сейчас нет).</text:span></text:p>
      <text:p text:style-name="P674">I didn`t use to drink tea — Раньше я не пил чай (а теперь пью).</text:p>
      <text:p text:style-name="P675">Did you use to play tennis? — Ты раньше играл в теннис?</text:p>
      <text:p text:style-name="P548"/>
      <text:p text:style-name="P1054">Повелительно наклонение. Imperative</text:p>
      <text:p text:style-name="P610"/>
      <text:p text:style-name="P611">Это способ озвучить распоряжение, приказ, <text:span text:style-name="T877">просьбу</text:span> или призыв к действию.</text:p>
      <text:p text:style-name="P611">В речи очень часто используются предложения в форме повелительного наклонения.</text:p>
      <text:p text:style-name="P611"/>
      <text:p text:style-name="P797"><text:span text:style-name="T201">Чтобы выразить приказ или просьбу (</text:span><text:span text:style-name="T202">настойчиво</text:span><text:span text:style-name="T201">), нужно начать предложение с глагола </text:span></text:p>
      <text:p text:style-name="P612">в начальной форме (форма повелительного наклонения только одна).</text:p>
      <text:p text:style-name="P611"/>
      <text:p text:style-name="P55"><text:span text:style-name="T320">C</text:span><text:span text:style-name="T314">ome here — Подойдите сюда ( призыв к действию).</text:span></text:p>
      <text:p text:style-name="P679">Put your gun down! — Опусти оружие! (приказ).</text:p>
      <text:p text:style-name="P679">Help! — Помогите! (настойчивая просьба).</text:p>
      <text:p text:style-name="P613"/>
      <text:p text:style-name="P892"><text:span text:style-name="T151">Чтобы просьба звучала вежливее, </text:span><text:span text:style-name="T203">используют слово please: </text:span><text:span text:style-name="T128">Come here, please</text:span><text:span text:style-name="T203">.</text:span></text:p>
      <text:p text:style-name="P893"><text:soft-page-break/><text:span text:style-name="T203">Е</text:span><text:span text:style-name="T151">сли </text:span><text:span text:style-name="T204">человеку предлагают угоститься едой, то часто начинают предложение с </text:span><text:span text:style-name="T129">have</text:span><text:span text:style-name="T204">.</text:span></text:p>
      <text:p text:style-name="P680">Have a cake, please — Угощайтесь тортом, пожалуйста.</text:p>
      <text:p text:style-name="P614"/>
      <text:p text:style-name="P914"><text:span text:style-name="T151">Глагол </text:span><text:span text:style-name="T103">have</text:span><text:span text:style-name="T151"> может входить в устойчивые обороты, связанные с пожеланием. </text:span></text:p>
      <text:p text:style-name="P614">В этом случае он обычно выпадает при переводе.</text:p>
      <text:p text:style-name="P615"/>
      <text:p text:style-name="P56"><text:span text:style-name="T321">H</text:span><text:span text:style-name="T314">ave a nice time — Приятно провести время.</text:span></text:p>
      <text:p text:style-name="P681">Have fun — Повеселитесь.</text:p>
      <text:p text:style-name="P681"/>
      <text:p text:style-name="P174"><text:span text:style-name="T314">Если нужно призвать человека или группу людей совершить что-то вместе, то нужно использовать </text:span><text:span text:style-name="T103">let`s (let us)</text:span><text:span text:style-name="T314"> перед глаголом. Это еще один способ говорить вежливее </text:span></text:p>
      <text:p text:style-name="P616">в повелительном наклонении.</text:p>
      <text:p text:style-name="P616"/>
      <text:p text:style-name="P681">Let`s do it — Давай сделаем это (досл. Позволь нам сделать это).</text:p>
      <text:p text:style-name="P681">Let`s not watch this movie — Давай не будем смотреть этот фильм.</text:p>
      <text:p text:style-name="P616"/>
      <text:p text:style-name="P174"><text:span text:style-name="T314">Если нужно попросить человека не делать что-либо, то нужно начать с </text:span><text:span text:style-name="T103">don`t</text:span><text:span text:style-name="T314">.</text:span></text:p>
      <text:p text:style-name="P681"/>
      <text:p text:style-name="P682">Don`t come here — Не подходи сюда. </text:p>
      <text:p text:style-name="P682">Don`t do it — Не делай этого.</text:p>
      <text:p text:style-name="P682"/>
      <text:p text:style-name="P1055">Пассивный<text:span text:style-name="T885"> </text:span>залог. <text:span text:style-name="T886">Passive Voice</text:span></text:p>
      <text:p text:style-name="P617"/>
      <text:p text:style-name="P175"><text:span text:style-name="T314">В английском языке, как и в русском, </text:span><text:span text:style-name="T322">есть 2</text:span><text:span text:style-name="T314"> вида залога: активный и пассивный.</text:span></text:p>
      <text:p text:style-name="P798"><text:span text:style-name="T205">Активный залог </text:span><text:span text:style-name="T206">по другому</text:span><text:span text:style-name="T205"> называется действительным (я сам совершаю действие), </text:span></text:p>
      <text:p text:style-name="P618">а пассивный — страдательным (надо мной совершают действие.)</text:p>
      <text:p text:style-name="P619"/>
      <text:p text:style-name="P620">Порядок слов у предложения в пассивном залоге: </text:p>
      <text:list xml:id="list1935215837" text:style-name="L37">
        <text:list-item>
          <text:p text:style-name="P1024">подлежащее;</text:p>
        </text:list-item>
        <text:list-item>
          <text:p text:style-name="P1024">сказуемое в пассивном залоге (что сделано?);</text:p>
        </text:list-item>
        <text:list-item>
          <text:p text:style-name="P1024">дополнение;</text:p>
        </text:list-item>
        <text:list-item>
          <text:p text:style-name="P1024">обстоятельство.</text:p>
        </text:list-item>
      </text:list>
      <text:p text:style-name="P621"/>
      <text:p text:style-name="P799"><text:span text:style-name="T207">Сказуемое в пассивном залоге состоит из 2х частей: вспомогательного глагола </text:span><text:span text:style-name="T133">be</text:span><text:span text:style-name="T207"> </text:span></text:p>
      <text:p text:style-name="P799"><text:span text:style-name="T207">и смыслового глагола в 3й форме </text:span><text:span text:style-name="T220">(для </text:span><text:span text:style-name="T221">группы </text:span><text:span text:style-name="T220">Simple)</text:span><text:span text:style-name="T207">.</text:span></text:p>
      <text:p text:style-name="P622"/>
      <text:p text:style-name="P57"><text:span text:style-name="T325">I finished my work</text:span><text:span text:style-name="T314"> yesterday — </text:span><text:span text:style-name="T325">Я закончил работу</text:span><text:span text:style-name="T314"> вчера (активный залог).</text:span></text:p>
      <text:p text:style-name="P57"><text:span text:style-name="T325">The work was finished</text:span><text:span text:style-name="T314"> yesterday — </text:span><text:span text:style-name="T325">Работа была закончена</text:span><text:span text:style-name="T314"> вчера (пассивный залог).</text:span></text:p>
      <text:p text:style-name="P632"/>
      <text:p text:style-name="P804"><text:span text:style-name="T218">П</text:span><text:span text:style-name="T217">ассивный залог </text:span><text:span text:style-name="T218">обычно </text:span><text:span text:style-name="T217">используется, когда автор действия неизвестен, не важен </text:span></text:p>
      <text:p text:style-name="P176"><text:span text:style-name="T314">или намеренно скрыт. </text:span><text:span text:style-name="T323">Пассивный залог часто применяется в деловой речи.</text:span></text:p>
      <text:p text:style-name="P683"/>
      <text:p text:style-name="P684">This house is quite old. It was buil in 1990 — Дом старый. Он был простроен в 1990 году.</text:p>
      <text:p text:style-name="P684">(кто построил дом — неизвестно; известен только дом, и что с ним сделали — построили).</text:p>
      <text:p text:style-name="P685"/>
      <text:p text:style-name="P800"><text:span text:style-name="T208">Если нужно указать </text:span><text:span text:style-name="T209">автора</text:span><text:span text:style-name="T208"> действи</text:span><text:span text:style-name="T209">я</text:span><text:span text:style-name="T208">, то это можно сделать в дополнении </text:span></text:p>
      <text:p text:style-name="P800"><text:span text:style-name="T208">с использованием предлога </text:span><text:span text:style-name="T134">by</text:span><text:span text:style-name="T208"> (кем).</text:span></text:p>
      <text:p text:style-name="P623"/>
      <text:p text:style-name="P684">Ann Karenina was written by Leo Tolstoy — Анна Каренина была написана Львом Толстым.</text:p>
      <text:p text:style-name="P801"><text:span text:style-name="T130">(</text:span><text:span text:style-name="T131">над книгой совершили действие — ее написали</text:span><text:span text:style-name="T130">)</text:span></text:p>
      <text:p text:style-name="P686"/>
      <text:p text:style-name="P624"/>
      <text:p text:style-name="P1005"><text:span text:style-name="T210">Подлежащие </text:span><text:span text:style-name="T132">I</text:span><text:span text:style-name="T210">, в предложении с пассивным залогом, часто переводится </text:span></text:p>
      <text:p text:style-name="P624">не как «я», а как «мне/мной/меня».</text:p>
      <text:p text:style-name="P625"/>
      <text:p text:style-name="P687">I am ignored all the time — Меня игнорируют все время.</text:p>
      <text:p text:style-name="P687">I was born in 1990 — Я родился в 1990 году (Меня родили в 1990 году).</text:p>
      <text:p text:style-name="P687"/>
      <text:p text:style-name="P805"><text:span text:style-name="T210">При переводе </text:span><text:span text:style-name="T132">I was born</text:span><text:span text:style-name="T210">, не совсем понятно, что это пассивный залог </text:span><text:span text:style-name="T216">(</text:span><text:span text:style-name="T135">I</text:span><text:span text:style-name="T216"> переводится как «я»)</text:span><text:span text:style-name="T210">.</text:span></text:p>
      <text:p text:style-name="P426"><text:span text:style-name="T210">В английском таких фраз мног. </text:span><text:span text:style-name="T219">Их</text:span><text:span text:style-name="T210"> нужно просто </text:span><text:span text:style-name="T219">запомнить</text:span><text:span text:style-name="T210">, </text:span><text:span text:style-name="T211">например:</text:span></text:p>
      <text:list xml:id="list2395819426" text:style-name="L38">
        <text:list-item>
          <text:p text:style-name="P1025">be born — родился (в Past Simple);</text:p>
        </text:list-item>
        <text:list-item>
          <text:p text:style-name="P1025">be gone — умер (в Present Simple).</text:p>
        </text:list-item>
      </text:list>
      <text:p text:style-name="P626"/>
      <text:p text:style-name="P627">Present Simple Passive:</text:p>
      <text:p text:style-name="P688">Children are taught at school — Детей учат в школе.</text:p>
      <text:p text:style-name="P627"/>
      <text:p text:style-name="P627">Past Simple Passive:</text:p>
      <text:p text:style-name="P688">I was taught to ride a bike by my dadschool — Меня научил ездить на велосипеде папа.</text:p>
      <text:p text:style-name="P627"/>
      <text:p text:style-name="P627">Future Simple Passive:</text:p>
      <text:p text:style-name="P688">I will be taught English at university — Меня будут учить английскому в универе.</text:p>
      <text:p text:style-name="P688"/>
      <text:p text:style-name="P628">Present Perfect Passive <text:span text:style-name="T882">требует дополнительно</text:span><text:span text:style-name="T884">го</text:span><text:span text:style-name="T882"> слов</text:span><text:span text:style-name="T884">а</text:span><text:span text:style-name="T882"> </text:span><text:span text:style-name="T463">been, </text:span><text:span text:style-name="T884">после</text:span><text:span text:style-name="T464"> have</text:span><text:span text:style-name="T882">. </text:span></text:p>
      <text:p text:style-name="P629"><text:span text:style-name="T925">Е</text:span>сли его не указать, то предложение будет в форме активного залога (Present Perfect).</text:p>
      <text:p text:style-name="P689"/>
      <text:p text:style-name="P689">I have been taught an important lesson — Мне преподали важный урок.</text:p>
      <text:p text:style-name="P690">I have <text:span text:style-name="T883">taught an important lesson — </text:span>Я преподал важный урок.</text:p>
      <text:p text:style-name="P630"/>
      <text:p text:style-name="P627">Предложение в Present Perfect Passive можно перепутать с Present Perfect Continuous.</text:p>
      <text:p text:style-name="P627">Здесь главное в том, что в Passive смысловой глагол стоит в 3й форме, </text:p>
      <text:p text:style-name="P177"><text:span text:style-name="T314">а в Continuous — с окончанием </text:span><text:span text:style-name="T103">ing</text:span><text:span text:style-name="T314">.</text:span></text:p>
      <text:p text:style-name="P627"/>
      <text:p text:style-name="P802"><text:span text:style-name="T69">I have been </text:span><text:span text:style-name="T71">speaking</text:span><text:span text:style-name="T69"> English for 2 years. </text:span><text:span text:style-name="T70">—</text:span><text:span text:style-name="T69"> Я </text:span><text:span text:style-name="T71">говорю по</text:span><text:span text:style-name="T69"> английски уже 2 года.</text:span></text:p>
      <text:p text:style-name="P802"><text:span text:style-name="T69">I </text:span><text:span text:style-name="T72">have been </text:span><text:span text:style-name="T71">spoken English — </text:span><text:span text:style-name="T73">Со мной</text:span><text:span text:style-name="T71"> говорили по английски.</text:span></text:p>
      <text:p text:style-name="P691"/>
      <text:p text:style-name="P803"><text:span text:style-name="T232">Т</text:span><text:span text:style-name="T233">акже можно легко перепутать ситуации, когда be используется с прилагательным </text:span><text:span text:style-name="T234">и</text:span><text:span text:style-name="T233"> когда </text:span></text:p>
      <text:p text:style-name="P803"><text:span text:style-name="T234">с</text:span><text:span text:style-name="T233"> пассивн</text:span><text:span text:style-name="T234">ым</text:span><text:span text:style-name="T233"> залог</text:span><text:span text:style-name="T234">ом</text:span><text:span text:style-name="T233">. Здесь важно отлич</text:span><text:span text:style-name="T234">а</text:span><text:span text:style-name="T233">ть прилагательное от глагола.</text:span></text:p>
      <text:p text:style-name="P692"/>
      <text:p text:style-name="P359"><text:span text:style-name="T99">I am interested in art — Я</text:span><text:span text:style-name="T100"> интересуюсь</text:span><text:span text:style-name="T101"> </text:span><text:span text:style-name="T100">искусством </text:span><text:span text:style-name="T98">(interested — прилагательное)</text:span><text:span text:style-name="T100">.</text:span></text:p>
      <text:p text:style-name="P901"><text:span text:style-name="T71">I </text:span><text:span text:style-name="T68">am ignored all the time — Меня игнорируют все время (ignored — глагол в 3й форме).</text:span></text:p>
      <text:p text:style-name="P699"/>
      <text:p text:style-name="P1056">Вопросительные предложения</text:p>
      <text:p text:style-name="P443"/>
      <text:p text:style-name="P445">Чтобы задать вопрос, нужно придерживаться обратного порядка слов, когда </text:p>
      <text:p text:style-name="P445">вспомогательный глагол стоит перед подлежащим (см. выше).</text:p>
      <text:p text:style-name="P445"/>
      <text:p text:style-name="P445">В вопросе может не быть вопросительного слова, смыслового глагола, дополнения, </text:p>
      <text:p text:style-name="P445">но в нем всегда есть вспомогательный глагол и подлежащее.</text:p>
      <text:p text:style-name="P445"/>
      <text:p text:style-name="P1128">В английском есть 5 типов вопросов: <text:span text:style-name="T984">общий, разделительный, </text:span><text:span text:style-name="T987">специальный, </text:span></text:p>
      <text:p text:style-name="P1128"><text:span text:style-name="T987">вопрос к подлежащему и вопрос с альтернативой.</text:span></text:p>
      <text:p text:style-name="P447"/>
      <text:p text:style-name="P446"/>
      <text:p text:style-name="P1179">Общий вопрос</text:p>
      <text:p text:style-name="P446"/>
      <text:p text:style-name="P446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446"/>
      <text:p text:style-name="P894"><text:span text:style-name="T235">Чтобы коротко ответить на </text:span><text:span text:style-name="T236">такой </text:span><text:span text:style-name="T235">вопрос, недостаточно просто написать </text:span><text:span text:style-name="T74">yes/no</text:span><text:span text:style-name="T235">. Нужно также добавить корешок — местоимение со вспомогательным глаголом. </text:span><text:span text:style-name="T237">Корешок</text:span><text:span text:style-name="T235"> будет указыват</text:span><text:span text:style-name="T237">ь</text:span><text:span text:style-name="T235"> на мысль, которая была сказана в предыдушем предложении:</text:span></text:p>
      <text:p text:style-name="P725"/>
      <text:p text:style-name="P1058"><text:span text:style-name="T753">Do you play</text:span> the piano? <text:span text:style-name="T565">—</text:span> Yes, <text:span text:style-name="T754">I do</text:span><text:span text:style-name="T772">.</text:span></text:p>
      <text:p text:style-name="P1059"><text:span text:style-name="T754">Does Rita play</text:span><text:span text:style-name="T772"> football? </text:span><text:span text:style-name="T565">— </text:span><text:span text:style-name="T772">No, </text:span><text:span text:style-name="T754">she doesn`t</text:span><text:span text:style-name="T772">.</text:span> </text:p>
      <text:p text:style-name="P444"/>
      <text:p text:style-name="P1046">Разделительный вопрос</text:p>
      <text:p text:style-name="P446"/>
      <text:p text:style-name="P809"><text:span text:style-name="T238">Вопрос, который часто используется в разговорной речи, когда собеседник пытается </text:span><text:span text:style-name="T244">начать или поддержать беседу. Также с помощью таких вопросов можно </text:span><text:span text:style-name="T238">выяснить какую-то информацию на основе имеющихся фактов.</text:span></text:p>
      <text:p text:style-name="P448"/>
      <text:p text:style-name="P806"><text:span text:style-name="T238">С</text:span><text:span text:style-name="T239">остоит из 2х частей, разделенных запятой: утверждения и противоположного корешка. </text:span></text:p>
      <text:p text:style-name="P449">Корешок можно переводить словами: «правда?» «да?», «не так ли?», «верно?»</text:p>
      <text:p text:style-name="P58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449"/>
      <text:p text:style-name="P806"><text:span text:style-name="T239">В </text:span><text:span text:style-name="T240">корешке </text:span><text:span text:style-name="T239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450"/>
      <text:p text:style-name="P452">Если в главной части отрицание, то в корешке должно быть утверждение (и наоборот). </text:p>
      <text:p text:style-name="P36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452"/>
      <text:p text:style-name="P807"><text:span text:style-name="T241">Если в гланой части используется </text:span><text:span text:style-name="T75">I am</text:span><text:span text:style-name="T241">, то в корешке нужно говорить </text:span><text:span text:style-name="T75">aren`t I</text:span><text:span text:style-name="T241">, а не </text:span><text:span text:style-name="T75">amn`t I</text:span><text:span text:style-name="T241">.</text:span></text:p>
      <text:p text:style-name="P59"><text:span text:style-name="T48">I </text:span><text:span text:style-name="T45">am a famous artist, aren`t I? - Я знаменитая художница, да?</text:span></text:p>
      <text:p text:style-name="P452"/>
      <text:p text:style-name="P453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453"/>
      <text:p text:style-name="P808"><text:span text:style-name="T242">П</text:span><text:span text:style-name="T243">осему на такие вопросы лучше отвечать так, чтобы ответ отражал реальное </text:span></text:p>
      <text:p text:style-name="P454">положение дел, а не форму вопроса.</text:p>
      <text:p text:style-name="P454"/>
      <text:p text:style-name="P37"><text:span text:style-name="T50">T</text:span><text:span text:style-name="T45">hat isn`t your car, is it? Yes, it is — Это не твоя машина, да? Нет, моя</text:span></text:p>
      <text:p text:style-name="P816"><text:span text:style-name="T82">Можно</text:span><text:span text:style-name="T68"> ответить </text:span><text:span text:style-name="T82">и так</text:span><text:span text:style-name="T68">: Yes, it is my car — Да, это моя машина.</text:span></text:p>
      <text:p text:style-name="P451"/>
      <text:p text:style-name="P1145"><text:span text:style-name="T310">Специальный вопрос</text:span></text:p>
      <text:p text:style-name="P455"/>
      <text:p text:style-name="P456">Самый популярный тип вопроса. Используется для получения доп. информации, </text:p>
      <text:p text:style-name="P895"><text:span text:style-name="T231">поэтому всегда начинается с вопросительного слова </text:span><text:span text:style-name="T246">или связки</text:span><text:span text:style-name="T231">.</text:span></text:p>
      <text:p text:style-name="P457"/>
      <text:p text:style-name="P458">Вопросительные слова:</text:p>
      <text:list xml:id="list1756523730" text:style-name="L39">
        <text:list-item>
          <text:p text:style-name="P1130"><text:span text:style-name="T231">who [ху] — </text:span><text:span text:style-name="T245">кто</text:span><text:span text:style-name="T231">;</text:span></text:p>
        </text:list-item>
        <text:list-item>
          <text:p text:style-name="P1130"><text:span text:style-name="T231">whom [хум] — </text:span><text:span text:style-name="T245">кого</text:span><text:span text:style-name="T231">;</text:span></text:p>
        </text:list-item>
        <text:list-item>
          <text:p text:style-name="P1130"><text:span text:style-name="T231">whose [хуз] — </text:span><text:span text:style-name="T245">чей</text:span><text:span text:style-name="T231">;</text:span></text:p>
        </text:list-item>
        <text:list-item>
          <text:p text:style-name="P1130"><text:span text:style-name="T231">what — </text:span><text:span text:style-name="T245">что, какой</text:span><text:span text:style-name="T231">;</text:span></text:p>
        </text:list-item>
        <text:list-item>
          <text:p text:style-name="P1130"><text:soft-page-break/><text:span text:style-name="T231">which — </text:span><text:span text:style-name="T245">который</text:span><text:span text:style-name="T231">;</text:span></text:p>
        </text:list-item>
        <text:list-item>
          <text:p text:style-name="P1130"><text:span text:style-name="T231">where [</text:span><text:span text:style-name="T245">вэа</text:span><text:span text:style-name="T231">] — </text:span><text:span text:style-name="T245">где, куда</text:span><text:span text:style-name="T231">;</text:span></text:p>
        </text:list-item>
        <text:list-item>
          <text:p text:style-name="P1130"><text:span text:style-name="T231">when — </text:span><text:span text:style-name="T245">когда</text:span><text:span text:style-name="T231">;</text:span></text:p>
        </text:list-item>
        <text:list-item>
          <text:p text:style-name="P1130"><text:span text:style-name="T231">why [</text:span><text:span text:style-name="T245">вай</text:span><text:span text:style-name="T231">] — </text:span><text:span text:style-name="T245">зачем, почему</text:span><text:span text:style-name="T231">;</text:span></text:p>
        </text:list-item>
        <text:list-item>
          <text:p text:style-name="P1026">how [хау] — как;</text:p>
        </text:list-item>
        <text:list-item>
          <text:p text:style-name="P1130"><text:span text:style-name="T231">how often [хау офэн] — </text:span><text:span text:style-name="T245">как часто</text:span><text:span text:style-name="T231">;</text:span></text:p>
        </text:list-item>
        <text:list-item>
          <text:p text:style-name="P1130"><text:span text:style-name="T231">how many — </text:span><text:span text:style-name="T245">сколько (исчисляемые существительные)</text:span><text:span text:style-name="T231">;</text:span></text:p>
        </text:list-item>
        <text:list-item>
          <text:p text:style-name="P1130"><text:span text:style-name="T231">how much — </text:span><text:span text:style-name="T245">сколько (неисчесляемые существительные)</text:span><text:span text:style-name="T231">;</text:span></text:p>
        </text:list-item>
        <text:list-item>
          <text:p text:style-name="P1130"><text:span text:style-name="T231">how long [хау лон] — </text:span><text:span text:style-name="T245">как долго</text:span><text:span text:style-name="T231">;</text:span></text:p>
        </text:list-item>
        <text:list-item>
          <text:p text:style-name="P1130"><text:span text:style-name="T231">how long ago — </text:span><text:span text:style-name="T245">как давно</text:span><text:span text:style-name="T231">;</text:span></text:p>
        </text:list-item>
        <text:list-item>
          <text:p text:style-name="P1130"><text:span text:style-name="T231">how old — </text:span><text:span text:style-name="T245">сколько лет</text:span><text:span text:style-name="T231">.</text:span></text:p>
        </text:list-item>
      </text:list>
      <text:p text:style-name="P450"/>
      <text:p text:style-name="P896"><text:span text:style-name="T76">W</text:span><text:span text:style-name="T68">hat</text:span><text:span text:style-name="T231"> и </text:span><text:span text:style-name="T68">which</text:span><text:span text:style-name="T231"> могут использоваться отдельно или с уточняющим словом, обычно, существительным, и тогда переводятся как «какой» и «какой из» </text:span><text:span text:style-name="T246">соотв</text:span><text:span text:style-name="T231">. </text:span></text:p>
      <text:p text:style-name="P459"/>
      <text:p text:style-name="P693">What do you like? — Что ты любишь?</text:p>
      <text:p text:style-name="P693">What car have you got? — Какая у тебя машина?</text:p>
      <text:p text:style-name="P693">Which car is yours? — Какая из машин твоя? </text:p>
      <text:p text:style-name="P693"/>
      <text:p text:style-name="P60"><text:span text:style-name="T51">Which</text:span><text:span text:style-name="T246"> подразумевает выбор из нескольких вариантов.</text:span></text:p>
      <text:p text:style-name="P810"><text:span text:style-name="T247">Слово </text:span><text:span text:style-name="T77">how</text:span><text:span text:style-name="T247"> чаще присутствует в </text:span><text:span text:style-name="T249">связке</text:span><text:span text:style-name="T247"> с прилагательным или наречием, но может употребляться и самостоятельно.</text:span></text:p>
      <text:p text:style-name="P460"/>
      <text:p text:style-name="P694">How old are you? — Сколько тебе лет?</text:p>
      <text:p text:style-name="P694">How are you? — Как ты?</text:p>
      <text:p text:style-name="P461"/>
      <text:p text:style-name="P61"><text:span text:style-name="T231">Вопрос с </text:span><text:span text:style-name="T45">how much</text:span><text:span text:style-name="T231"> задают, когда спрашивают о веществах, жидкостях или абстрактных понятиях </text:span><text:span text:style-name="T248">(что нельзя количественно посчитать)</text:span><text:span text:style-name="T231">. А с </text:span><text:span text:style-name="T45">how many</text:span><text:span text:style-name="T231">, когда спрашивают </text:span></text:p>
      <text:p text:style-name="P461">о нескольких предметах. </text:p>
      <text:p text:style-name="P460"/>
      <text:p text:style-name="P694">How much money have you got? — Сколько у тебя денег? (<text:span text:style-name="T889">много, </text:span>абстракция).</text:p>
      <text:p text:style-name="P694">How many friends have you got? — Сколько у тебя друзей? (<text:span text:style-name="T890">10, </text:span>количество).</text:p>
      <text:p text:style-name="P694"/>
      <text:p text:style-name="P1047">Вопрос к подлежащему</text:p>
      <text:p text:style-name="P462"/>
      <text:p text:style-name="P811"><text:span text:style-name="T250">Задается, когда хотят узнать кто или что совершает действие. Начинается со слова </text:span><text:span text:style-name="T78">who</text:span><text:span text:style-name="T250"> </text:span></text:p>
      <text:p text:style-name="P811"><text:span text:style-name="T250">или </text:span><text:span text:style-name="T78">what</text:span><text:span text:style-name="T250">, которое заменяют собой подлежащее. При этом порядок слов остается таким же, что и в утрверждении. В</text:span><text:span text:style-name="T251">спомогательный глагол часто отсутсвует в таком вопросе.</text:span></text:p>
      <text:p text:style-name="P463"/>
      <text:p text:style-name="P695">Who is in the Room? — Кто в комнате?</text:p>
      <text:p text:style-name="P696">What was that? — Что это было?</text:p>
      <text:p text:style-name="P696"/>
      <text:p text:style-name="P818"><text:span text:style-name="T79">W</text:span><text:span text:style-name="T68">ho/what</text:span><text:span text:style-name="T231"> </text:span><text:span text:style-name="T252">условно </text:span><text:span text:style-name="T231">являются 3м лицом единственного числа — т. е. </text:span><text:span text:style-name="T68">he/she/it</text:span><text:span text:style-name="T231">.</text:span></text:p>
      <text:p text:style-name="P464"/>
      <text:p text:style-name="P812"><text:span text:style-name="T231">Если подлежащее предполагается во множественном числе, то </text:span><text:span text:style-name="T251">в форму множественного числа нужно поставить глагол.</text:span></text:p>
      <text:p text:style-name="P464"/>
      <text:p text:style-name="P62"><text:span text:style-name="T45">Who </text:span><text:span text:style-name="T64">are</text:span><text:span text:style-name="T45"> my best friends? → </text:span><text:span text:style-name="T64">Mike and Paul</text:span><text:span text:style-name="T45"> are my best friends.</text:span></text:p>
      <text:p text:style-name="P464"/>
      <text:p text:style-name="P465"/>
      <text:p text:style-name="P1180">Вопрос с альтернативой</text:p>
      <text:p text:style-name="P465"/>
      <text:p text:style-name="P897"><text:span text:style-name="T231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8">or</text:span><text:span text:style-name="T231"> (в подлежащем, сказуемоем, дополнении или даже в слове </text:span><text:span text:style-name="T68">not</text:span><text:span text:style-name="T231">).</text:span></text:p>
      <text:p text:style-name="P728"/>
      <text:p text:style-name="P813"><text:span text:style-name="T45">Does </text:span><text:span text:style-name="T64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813"><text:span text:style-name="T80">Has he just </text:span><text:span text:style-name="T102">arrived or left</text:span><text:span text:style-name="T80">? (в смыслово</text:span><text:span text:style-name="T81">й</text:span><text:span text:style-name="T80"> глагол)</text:span></text:p>
      <text:p text:style-name="P813"><text:span text:style-name="T80">Will you go to Kiev </text:span><text:span text:style-name="T102">by train or by plane</text:span><text:span text:style-name="T80">? (дополнени</text:span><text:span text:style-name="T81">е</text:span><text:span text:style-name="T80">)</text:span></text:p>
      <text:p text:style-name="P813"><text:span text:style-name="T80">Do you like </text:span><text:span text:style-name="T102">sushi or not</text:span><text:span text:style-name="T80">? (слов</text:span><text:span text:style-name="T81">о</text:span><text:span text:style-name="T80"> not)</text:span></text:p>
      <text:p text:style-name="P468"/>
      <text:p text:style-name="P1092"><text:span text:style-name="T67">В</text:span><text:span text:style-name="T44">опросы с предлогами</text:span></text:p>
      <text:p text:style-name="P466"/>
      <text:p text:style-name="P469">По началу вызывают много трудностей, т. к. в русском языке предлог и вопросительное </text:p>
      <text:p text:style-name="P469">слово стоят рядом, а в английском они находятся в разных местах. </text:p>
      <text:p text:style-name="P470"/>
      <text:p text:style-name="P470">В английском вопросе предлог стоит в самом конце, но при переводе </text:p>
      <text:p text:style-name="P470">относится к началу предложения.</text:p>
      <text:p text:style-name="P470"/>
      <text:p text:style-name="P898"><text:span text:style-name="T40">W</text:span><text:span text:style-name="T39">ho</text:span><text:span text:style-name="T231"> do you meet </text:span><text:span text:style-name="T887">with</text:span><text:span text:style-name="T231">? — </text:span><text:span text:style-name="T887">С</text:span><text:span text:style-name="T231"> </text:span><text:span text:style-name="T39">кем</text:span><text:span text:style-name="T231"> ты встречаешься?</text:span></text:p>
      <text:p text:style-name="P898"><text:span text:style-name="T40">W</text:span><text:span text:style-name="T39">hat</text:span><text:span text:style-name="T231"> are you looking </text:span><text:span text:style-name="T887">at</text:span><text:span text:style-name="T231">? — </text:span><text:span text:style-name="T887">На</text:span><text:span text:style-name="T231"> </text:span><text:span text:style-name="T39">что</text:span><text:span text:style-name="T231"> ты смотришь?</text:span></text:p>
      <text:p text:style-name="P471"/>
      <text:p text:style-name="P814"><text:span text:style-name="T254">Ч</text:span><text:span text:style-name="T253">асто логика использования предлогов в русском и английском не совпадают. </text:span></text:p>
      <text:p text:style-name="P472">Поэтому лучше запомнить некоторые устойчивые сочетания предлогов с глаголами, </text:p>
      <text:p text:style-name="P473">которые встречаются достаточно часто:</text:p>
      <text:list xml:id="list2625715851" text:style-name="L40">
        <text:list-item>
          <text:p text:style-name="P1131"><text:span text:style-name="T231">what … like — на что похож (здесь </text:span><text:span text:style-name="T68">like</text:span><text:span text:style-name="T231"> не глагол, а предлог);</text:span></text:p>
        </text:list-item>
        <text:list-item>
          <text:p text:style-name="P1027">look at — стмотреть на;</text:p>
        </text:list-item>
        <text:list-item>
          <text:p text:style-name="P1027">look for — искать;</text:p>
        </text:list-item>
        <text:list-item>
          <text:p text:style-name="P1027">listen to — слушать;</text:p>
        </text:list-item>
        <text:list-item>
          <text:p text:style-name="P1027">wait for — ждать;</text:p>
        </text:list-item>
        <text:list-item>
          <text:p text:style-name="P1027">stay at — останавливаться (например, в отеле).</text:p>
        </text:list-item>
      </text:list>
      <text:p text:style-name="P898"/>
      <text:p text:style-name="P697">What does he look like? — Как он выглядит?</text:p>
      <text:p text:style-name="P697">What are you looking at? — На что ты смотришь?</text:p>
      <text:p text:style-name="P471"/>
      <text:p text:style-name="P815"><text:span text:style-name="T253">П</text:span><text:span text:style-name="T256">римеры </text:span><text:span text:style-name="T255">5</text:span><text:span text:style-name="T256"> типов вопросов во всех временах, а также с модальными глаголами </text:span></text:p>
      <text:p text:style-name="P475">можно найти на стр. 146.</text:p>
      <text:p text:style-name="P474"/>
      <text:p text:style-name="P1057">Отрицательные предложения</text:p>
      <text:p text:style-name="P467"/>
      <text:p text:style-name="P477">Чтобы придать мысли отрицательное значение, используются 2 способа:</text:p>
      <text:list xml:id="list1160560555" text:style-name="L41">
        <text:list-item>
          <text:p text:style-name="P1028">отрицательная частица <text:span text:style-name="T446">not</text:span>;</text:p>
        </text:list-item>
        <text:list-item>
          <text:p text:style-name="P1028">слово <text:span text:style-name="T446">never</text:span> (и другие слова, придающие отрицательное значение).</text:p>
        </text:list-item>
      </text:list>
      <text:p text:style-name="P476"/>
      <text:p text:style-name="P478">Частица <text:span text:style-name="T446">not</text:span> стоит всегда в связке либо со вспомогательным глаголом, либо с модальным.</text:p>
      <text:p text:style-name="P478">Она является частью сказуемого. Переводится как «не».</text:p>
      <text:p text:style-name="P478"/>
      <text:p text:style-name="P698">I not like horror movies (неправильно, остуствует вспомогательный глагол)</text:p>
      <text:p text:style-name="P698">I do n<text:span text:style-name="T891">o</text:span>t like horror movies (правильно <text:span text:style-name="T892">для простых предложений</text:span>)</text:p>
      <text:p text:style-name="P478"/>
      <text:p text:style-name="P479"><text:soft-page-break/>В сложных предложениях, где несколько глаголов, используются другие правила.</text:p>
      <text:p text:style-name="P481"><text:span text:style-name="T897">C</text:span>казуемым обычно является самый первый глагол. Если отрицатульную мысль сообщить </text:p>
      <text:p text:style-name="P481">в дополнении, то not будет стоять самостоятельно.</text:p>
      <text:p text:style-name="P480"/>
      <text:p text:style-name="P482">It`s quite impolite not to call me back — Очень не вежливо не перезванивать мне.</text:p>
      <text:p text:style-name="P482">(здесь сказуемым является первый глагол — is)</text:p>
      <text:p text:style-name="P482"/>
      <text:p text:style-name="P1172"><text:span text:style-name="T311">С</text:span><text:span text:style-name="T310">амые важные глаголы</text:span></text:p>
      <text:p text:style-name="P483"/>
      <text:p text:style-name="P484">Это <text:span text:style-name="T446">be</text:span>, <text:span text:style-name="T446">do</text:span>, <text:span text:style-name="T446">have</text:span> и <text:span text:style-name="T446">get</text:span>. Они могут быть как смысловыми, так и вспомогательными <text:span text:style-name="T900">(кроме </text:span><text:span text:style-name="T470">get</text:span><text:span text:style-name="T900">)</text:span>.</text:p>
      <text:p text:style-name="P484">Они могут входить в устойчивые сочетания, где меняют свое значение.</text:p>
      <text:p text:style-name="P484"/>
      <text:p text:style-name="P528">Глагол <text:span text:style-name="T446">be</text:span></text:p>
      <text:p text:style-name="P484"/>
      <text:p text:style-name="P434"><text:span text:style-name="T327">Э</text:span><text:span text:style-name="T328">то начальная форма глагола</text:span><text:span text:style-name="T329"> «быть». </text:span><text:span text:style-name="T334">В </text:span><text:span text:style-name="T327">Present Simple </text:span><text:span text:style-name="T341">be</text:span><text:span text:style-name="T327"> </text:span><text:span text:style-name="T326">изменяется</text:span><text:span text:style-name="T327"> на</text:span><text:span text:style-name="T329">: </text:span></text:p>
      <text:list xml:id="list3751339470" text:style-name="L42">
        <text:list-item>
          <text:p text:style-name="P1048"><text:span text:style-name="T577">a</text:span><text:span text:style-name="T572">m — если подлежащее в первом лице (</text:span><text:span text:style-name="T480">I</text:span><text:span text:style-name="T572">);</text:span></text:p>
        </text:list-item>
        <text:list-item>
          <text:p text:style-name="P1049">is — если подлежащее в третьем лице, единственном числе (<text:span text:style-name="T446">he/she/it</text:span>);</text:p>
        </text:list-item>
        <text:list-item>
          <text:p text:style-name="P1049">are — если подлежащее во множественном числе (<text:span text:style-name="T446">you/we/they</text:span>).</text:p>
        </text:list-item>
      </text:list>
      <text:p text:style-name="P730"/>
      <text:p text:style-name="P876"><text:span text:style-name="T346">Г</text:span><text:span text:style-name="T347">лагол </text:span><text:span text:style-name="T146">be</text:span><text:span text:style-name="T347"> в форме </text:span><text:span text:style-name="T146">am/is/are</text:span><text:span text:style-name="T347"> является смысловым, но при переводе на русский выпадает. </text:span></text:p>
      <text:p text:style-name="P733"/>
      <text:p text:style-name="P747"><text:span text:style-name="T676">Одновременно с этим формы </text:span><text:span text:style-name="T903">am/is/are</text:span><text:span text:style-name="T677"> </text:span><text:span text:style-name="T676">привязывают предложение к настоящему времени. </text:span><text:span text:style-name="T841">(привязывает ко времени во всех формах)</text:span></text:p>
      <text:p text:style-name="P748"/>
      <text:p text:style-name="P733">После <text:span text:style-name="T446">be</text:span> обычно указывается характеристика (какой) или место (где).</text:p>
      <text:p text:style-name="P730"/>
      <text:p text:style-name="P729"><text:span text:style-name="T448">This dress is blue — </text:span><text:span text:style-name="T469">Это платье синие.</text:span></text:p>
      <text:p text:style-name="P822"><text:span text:style-name="T335">I</text:span><text:span text:style-name="T336"> </text:span><text:span text:style-name="T335">am</text:span><text:span text:style-name="T336"> in </text:span><text:span text:style-name="T335">my</text:span><text:span text:style-name="T336"> office now — </text:span><text:span text:style-name="T335">Я</text:span><text:span text:style-name="T337"> у себя в офисе сейчас.</text:span></text:p>
      <text:p text:style-name="P731"/>
      <text:p text:style-name="P911"><text:span text:style-name="T331">В русском языке предложение может </text:span><text:span text:style-name="T330">не иметь</text:span><text:span text:style-name="T331"> сказуемого. </text:span><text:span text:style-name="T330">Там где в русском сказуемое отсутсвует, в английском будет стоять глагол </text:span><text:span text:style-name="T335">be</text:span><text:span text:style-name="T330"> в форме </text:span><text:span text:style-name="T340">am/is/are</text:span><text:span text:style-name="T327"> </text:span><text:span text:style-name="T330">(т. к. для английского не характерно, когда в предложении нет сказуемого)</text:span><text:span text:style-name="T327">. </text:span></text:p>
      <text:p text:style-name="P730"/>
      <text:p text:style-name="P740"><text:span text:style-name="T499">I </text:span><text:span text:style-name="T482">am a doctor — Я (</text:span><text:span text:style-name="T483">есть</text:span><text:span text:style-name="T482">) доктор.</text:span></text:p>
      <text:p text:style-name="P741"><text:span text:style-name="T774">We are happy </text:span><text:span text:style-name="T777">— </text:span><text:span text:style-name="T774">Мы (есть) счастливы.</text:span></text:p>
      <text:p text:style-name="P735"/>
      <text:p text:style-name="P920"><text:span text:style-name="T303">Глагол</text:span><text:span text:style-name="T304"> </text:span><text:span text:style-name="T95">be</text:span><text:span text:style-name="T304"> может использоваться в связке с прилагательным. </text:span><text:span text:style-name="T305">П</text:span><text:span text:style-name="T306">ри переводе такая связка </text:span></text:p>
      <text:p text:style-name="P920"><text:span text:style-name="T306">может образовывать новый глагол, которого нет в </text:span><text:span text:style-name="T307">словаре</text:span><text:span text:style-name="T306">.</text:span></text:p>
      <text:p text:style-name="P736"/>
      <text:p text:style-name="P745"><text:span text:style-name="T484">I </text:span><text:span text:style-name="T501">am interested</text:span><text:span text:style-name="T484"> in art — Я</text:span><text:span text:style-name="T485"> </text:span><text:span text:style-name="T502">интересуюсь</text:span><text:span text:style-name="T494"> </text:span><text:span text:style-name="T485">искусством </text:span><text:span text:style-name="T494">(есть заинтересованный)</text:span><text:span text:style-name="T485">.</text:span></text:p>
      <text:p text:style-name="P745"><text:span text:style-name="T485">My hands </text:span><text:span text:style-name="T502">are cold</text:span><text:span text:style-name="T485"> — Мои руки</text:span><text:span text:style-name="T486"> </text:span><text:span text:style-name="T502">замерзли </text:span><text:span text:style-name="T494">(есть замерзшие)</text:span><text:span text:style-name="T486">.</text:span></text:p>
      <text:p text:style-name="P700"/>
      <text:p text:style-name="P510">В вопросительных предложениях глагол <text:span text:style-name="T446">be</text:span> меняется местами с подлежащим, </text:p>
      <text:p text:style-name="P510">а в отрицательных, используется с частицей <text:span text:style-name="T446">not</text:span>:</text:p>
      <text:p text:style-name="P510"/>
      <text:p text:style-name="P634"><text:span text:style-name="T775">I </text:span><text:span text:style-name="T774">am not a student — Я не студент.</text:span></text:p>
      <text:p text:style-name="P701">We are not English speakers — Они не англоговорящие люди.</text:p>
      <text:p text:style-name="P634"><text:span text:style-name="T775">I</text:span><text:span text:style-name="T774">s it dark? — Сейчас темно?</text:span></text:p>
      <text:p text:style-name="P701">Are they hungry? — Они голодны?</text:p>
      <text:p text:style-name="P701"/>
      <text:p text:style-name="P511">Если перед <text:span text:style-name="T455">am/is/are</text:span> нет вопросительного слова, то это общий вопрос. </text:p>
      <text:p text:style-name="P511">В корешке ответа вместо <text:span text:style-name="T446">do/does</text:span> используется <text:span text:style-name="T446">am/is/are</text:span>:</text:p>
      <text:p text:style-name="P511"><text:soft-page-break/></text:p>
      <text:p text:style-name="P635"><text:span text:style-name="T774">Am I in danger? Yes, you are. </text:span><text:span text:style-name="T776">—</text:span><text:span text:style-name="T774"> Я в опасности? Да.</text:span></text:p>
      <text:p text:style-name="P635"><text:span text:style-name="T774">Is John married? - No, he isn`t. </text:span><text:span text:style-name="T776">— </text:span><text:span text:style-name="T774">Джон женат? </text:span><text:span text:style-name="T776">— </text:span><text:span text:style-name="T774">Нет.</text:span></text:p>
      <text:p text:style-name="P702"><text:span text:style-name="T661">Специальный вопрос начинается с вопросительного слова </text:span><text:span text:style-name="T666">или связки</text:span><text:span text:style-name="T661">:</text:span> </text:p>
      <text:p text:style-name="P702">Where is Jill?<text:span text:style-name="T805"> </text:span>She is at school. <text:span text:style-name="T805">— </text:span>Где Джил? Она в школе.</text:p>
      <text:p text:style-name="P702"/>
      <text:p text:style-name="P745"><text:span text:style-name="T580">Очень часто </text:span><text:span text:style-name="T488">am/is/are</text:span><text:span text:style-name="T580"> сокращаются: </text:span><text:span text:style-name="T488">I am → I`m, he is → he`s, <text:s/></text:span></text:p>
      <text:p text:style-name="P745"><text:span text:style-name="T488">you are → you`re, John is → John`s, </text:span><text:span text:style-name="T490">t</text:span><text:span text:style-name="T488">hey are → </text:span><text:span text:style-name="T490">t</text:span><text:span text:style-name="T488">hey`re</text:span><text:span text:style-name="T489">. </text:span></text:p>
      <text:p text:style-name="P703"/>
      <text:p text:style-name="P745"><text:span text:style-name="T581">С</text:span><text:span text:style-name="T582">окращать можно как по </text:span><text:span text:style-name="T583">вспом.</text:span><text:span text:style-name="T582"> глаголу, так и по частице </text:span><text:span text:style-name="T491">not</text:span><text:span text:style-name="T582">: </text:span><text:span text:style-name="T491">he is not → he`s not</text:span><text:span text:style-name="T492"> или</text:span><text:span text:style-name="T491"> he isn`t.</text:span></text:p>
      <text:p text:style-name="P732"><text:span text:style-name="T901">П</text:span>ри этом <text:span text:style-name="T446">am</text:span> сокращается только по <text:span text:style-name="T446">am</text:span> → <text:span text:style-name="T446">I`m not (I amn`t не существует).</text:span></text:p>
      <text:p text:style-name="P537"/>
      <text:p text:style-name="P746"><text:span text:style-name="T635">Глагол be</text:span><text:span text:style-name="T637"> </text:span><text:span text:style-name="T635">в Past Simple имеет 2 формы: </text:span></text:p>
      <text:list xml:id="list1118653080" text:style-name="L43">
        <text:list-item>
          <text:p text:style-name="P1052"><text:span text:style-name="T635">was — </text:span><text:span text:style-name="T636">если подлежащее в первом лице или множественном числе (</text:span><text:span text:style-name="T510">I, you, we, they</text:span><text:span text:style-name="T636">);</text:span></text:p>
        </text:list-item>
        <text:list-item>
          <text:p text:style-name="P1052"><text:span text:style-name="T636">were <text:s/>— если подлежащее в третьем лице, единственно</text:span><text:span text:style-name="T660">го</text:span><text:span text:style-name="T636"> числ</text:span><text:span text:style-name="T660">а </text:span><text:span text:style-name="T636">(</text:span><text:span text:style-name="T510">he, she, it</text:span><text:span text:style-name="T636">).</text:span></text:p>
        </text:list-item>
      </text:list>
      <text:p text:style-name="P535"/>
      <text:p text:style-name="P636"><text:span text:style-name="T797">I </text:span><text:span text:style-name="T774">was</text:span><text:span text:style-name="T773"> satisfied with my work — Я </text:span><text:span text:style-name="T774">был</text:span><text:span text:style-name="T773"> доволен своей работой.</text:span></text:p>
      <text:p text:style-name="P636"><text:span text:style-name="T774">Was</text:span><text:span text:style-name="T773"> the weather good? No, it </text:span><text:span text:style-name="T774">wasn`t</text:span><text:span text:style-name="T773"> — </text:span><text:span text:style-name="T774">Погода была хорош</text:span><text:span text:style-name="T783">ая</text:span><text:span text:style-name="T774">? Нет.</text:span></text:p>
      <text:p text:style-name="P485"/>
      <text:p text:style-name="P527">В Future Simple принимает только одну форму — <text:span text:style-name="T446">will be</text:span> (буду).</text:p>
      <text:p text:style-name="P849"><text:span text:style-name="T96">I will be happy to eat — Я буду </text:span><text:span text:style-name="T97">рад </text:span><text:span text:style-name="T96">поесть.</text:span></text:p>
      <text:p text:style-name="P485"/>
      <text:p text:style-name="P530">Глагол <text:span text:style-name="T446">do</text:span></text:p>
      <text:p text:style-name="P486"/>
      <text:p text:style-name="P744"><text:span text:style-name="T700">Переводится как </text:span><text:span text:style-name="T699">«делать». В </text:span><text:span text:style-name="T701">одном предложении </text:span><text:span text:style-name="T699">может встречаться несколько раз, </text:span></text:p>
      <text:p text:style-name="P877"><text:span text:style-name="T350">в качестве вспомогательного </text:span><text:span text:style-name="T351">глагола </text:span><text:span text:style-name="T350">и смыслового.</text:span><text:span text:style-name="T902"> </text:span><text:span text:style-name="T348">Вспомогательным глаголом </text:span><text:span text:style-name="T349">он </text:span><text:span text:style-name="T348">может быть только в отрицаниях и вопросах, времен группы Simple.</text:span></text:p>
      <text:p text:style-name="P879"/>
      <text:p text:style-name="P734"><text:span text:style-name="T467">What do you do? </text:span><text:span text:style-name="T468">— </text:span><text:span text:style-name="T467">Что ты делаешь?</text:span></text:p>
      <text:p text:style-name="P878"><text:span text:style-name="T348">D</text:span><text:span text:style-name="T41">o you like pets? </text:span><text:span text:style-name="T348">—</text:span><text:span text:style-name="T41"> No, I don`t.</text:span></text:p>
      <text:p text:style-name="P880"/>
      <text:p text:style-name="P171"><text:span text:style-name="T342">В</text:span><text:span text:style-name="T343"> </text:span><text:span text:style-name="T344">прошедшем времени</text:span><text:span text:style-name="T345"> преорбазуется в </text:span><text:span text:style-name="T339">did</text:span><text:span text:style-name="T345"> — «</text:span><text:span text:style-name="T343">делал» (2я форма </text:span><text:span text:style-name="T338">do</text:span><text:span text:style-name="T343">)</text:span><text:span text:style-name="T345">.</text:span></text:p>
      <text:p text:style-name="P536">Если в предложении появляется <text:span text:style-name="T446">was/were</text:span>, <text:span text:style-name="T831">то </text:span><text:span text:style-name="T830">did</text:span><text:span text:style-name="T831"> уже не нужно использовать.</text:span></text:p>
      <text:p text:style-name="P532"/>
      <text:p text:style-name="P531">Глагол <text:span text:style-name="T446">have</text:span></text:p>
      <text:p text:style-name="P512"/>
      <text:p text:style-name="P823"><text:span text:style-name="T271">Переводится как «иметь». </text:span><text:span text:style-name="T273">Д</text:span><text:span text:style-name="T271">ля времен группы Perfect </text:span><text:span text:style-name="T273">выступает в роли вспомогательного глагола</text:span><text:span text:style-name="T271">. </text:span><text:span text:style-name="T257">Также </text:span><text:span text:style-name="T271">может быть</text:span><text:span text:style-name="T257"> частью устойчивых словосотечаний. В </text:span><text:span text:style-name="T274">прошедшем </text:span></text:p>
      <text:p text:style-name="P823"><text:span text:style-name="T274">времени</text:span><text:span text:style-name="T257"> преобразуется в </text:span><text:span text:style-name="T83">had</text:span><text:span text:style-name="T257"> </text:span><text:span text:style-name="T339">—</text:span><text:span text:style-name="T257"> «</text:span><text:span text:style-name="T274">имел</text:span><text:span text:style-name="T257">».</text:span></text:p>
      <text:p text:style-name="P514"/>
      <text:p text:style-name="P819"><text:span text:style-name="T257">В некоторых ситуациях его можно не переводить (когда он смысловой). </text:span><text:span text:style-name="T258">Но при этом в предложении он обязан быть. </text:span><text:span text:style-name="T271">Это </text:span><text:span text:style-name="T258">из-за особенностей английской грамматики, которая требует, обязательного наличия подлежащего и сказуемого.</text:span></text:p>
      <text:p text:style-name="P487"/>
      <text:p text:style-name="P704">I have a lot of friends — У меня (есть) много друзей.</text:p>
      <text:p text:style-name="P705">We heave a big house — У нас (есть) большой дом.</text:p>
      <text:p text:style-name="P513"/>
      <text:p text:style-name="P824"><text:span text:style-name="T275">Когда </text:span><text:span text:style-name="T86">have</text:span><text:span text:style-name="T275"> является смысловым глаголом, он </text:span><text:span text:style-name="T261">работает по тем же правилам что и </text:span><text:span text:style-name="T262">другие</text:span><text:span text:style-name="T261"> </text:span><text:span text:style-name="T275">смысловые </text:span><text:span text:style-name="T261">глаголы, т. е. требует вспомогательного </text:span><text:span text:style-name="T84">do</text:span><text:span text:style-name="T261"> для отрицаний и вопросов. </text:span></text:p>
      <text:p text:style-name="P824"><text:span text:style-name="T273">В утверждениях </text:span><text:span text:style-name="T86">have</text:span><text:span text:style-name="T275"> </text:span><text:span text:style-name="T273">не пишется с окончанием </text:span><text:span text:style-name="T85">-s</text:span><text:span text:style-name="T273">, а преобразуется в </text:span><text:span text:style-name="T85">has</text:span><text:span text:style-name="T273">.</text:span></text:p>
      <text:p text:style-name="P487"/>
      <text:p text:style-name="P38"><text:span text:style-name="T54">Mike has </text:span><text:span text:style-name="T55">many friends</text:span><text:span text:style-name="T54"> — У Майка много друзей.</text:span></text:p>
      <text:p text:style-name="P39"><text:soft-page-break/><text:span text:style-name="T54">He</text:span><text:span text:style-name="T55"> do</text:span><text:span text:style-name="T54">es</text:span><text:span text:style-name="T55">n`t have many friends </text:span><text:span text:style-name="T56">—</text:span><text:span text:style-name="T55"> У </text:span><text:span text:style-name="T54">него </text:span><text:span text:style-name="T55">не много друзей.</text:span></text:p>
      <text:p text:style-name="P63"><text:span text:style-name="T45">Do you have many friends? </text:span><text:span text:style-name="T56">—</text:span><text:span text:style-name="T45"> У тебя много друзей?</text:span></text:p>
      <text:p text:style-name="P714"/>
      <text:p text:style-name="P179"><text:span text:style-name="T45">Когда </text:span><text:span text:style-name="T68">have</text:span><text:span text:style-name="T45"> является вспомогательным глаголом, то для </text:span><text:span text:style-name="T68">he/she/it</text:span><text:span text:style-name="T45"> он всегда в форме </text:span><text:span text:style-name="T68">has</text:span><text:span text:style-name="T45">.</text:span></text:p>
      <text:p text:style-name="P64">He hasn`t lost his keys — Он не потерял свои ключи <text:span text:style-name="T904">(has в отрицании)</text:span>.</text:p>
      <text:p text:style-name="P715"/>
      <text:p text:style-name="P488">Have в значении «иметь» не употребляется во временах группы Continuous.</text:p>
      <text:p text:style-name="P488"/>
      <text:p text:style-name="P706">I am having many friends now → Неправильно</text:p>
      <text:p text:style-name="P706">I have many friends → Правильно</text:p>
      <text:p text:style-name="P487"/>
      <text:p text:style-name="P905"><text:span text:style-name="T231">В разговорной речи очесть часто используется оборот </text:span><text:span text:style-name="T68">have got</text:span><text:span text:style-name="T231">. </text:span><text:span text:style-name="T259">Он обозначает тоже самое, что и </text:span><text:span text:style-name="T87">have</text:span><text:span text:style-name="T259"> </text:span><text:span text:style-name="T231">(иметь/владеть/</text:span><text:span text:style-name="T309">есть</text:span><text:span text:style-name="T231">)</text:span><text:span text:style-name="T259">, но используется только в настоящем времени.</text:span></text:p>
      <text:p text:style-name="P495"/>
      <text:p text:style-name="P905"><text:span text:style-name="T259">Г</text:span><text:span text:style-name="T231">рамматически, </text:span><text:span text:style-name="T68">have got</text:span><text:span text:style-name="T231"> — это Present Perfect, т. е. </text:span><text:span text:style-name="T68">have</text:span><text:span text:style-name="T231"> здесь вспомогательный глагол, </text:span></text:p>
      <text:p text:style-name="P850"><text:span text:style-name="T272">а основное значение «</text:span><text:span text:style-name="T308">есть</text:span><text:span text:style-name="T272">» передает </text:span><text:span text:style-name="T88">got</text:span><text:span text:style-name="T272"> </text:span><text:span text:style-name="T260">(3я форма get)</text:span><text:span text:style-name="T272">. </text:span></text:p>
      <text:p text:style-name="P489"/>
      <text:p text:style-name="P707">Have you got a Mercedes? / Do you have a Mercedes? — У тебя есть мерседес?</text:p>
      <text:p text:style-name="P707">I haven`t got a Mercedes / I don`t have a Mercedes — У меня нет мерседеса.</text:p>
      <text:p text:style-name="P490"/>
      <text:p text:style-name="P825"><text:span text:style-name="T263">Глагол </text:span><text:span text:style-name="T89">have</text:span><text:span text:style-name="T264"> может входить в состав устойчивых выражений и словосочетаний. </text:span></text:p>
      <text:p text:style-name="P492">В этом случае он может переводится по другому. Также здесь отменяется правило, </text:p>
      <text:p text:style-name="P491">по которому <text:span text:style-name="T446">have</text:span> нельзя употребять в Continuous:</text:p>
      <text:p text:style-name="P491"/>
      <text:list xml:id="list3255250127" text:style-name="L44">
        <text:list-item>
          <text:p text:style-name="P1029"><text:span text:style-name="T926">в</text:span>ыражения, связанные с приемом пищи:</text:p>
        </text:list-item>
      </text:list>
      <text:list xml:id="list669097292" text:style-name="L45">
        <text:list-item>
          <text:list>
            <text:list-item>
              <text:p text:style-name="P1030">have a coffee/tea/<text:span text:style-name="T899">drink</text:span> — пить кофе/чай/<text:span text:style-name="T899">напиток</text:span>;</text:p>
            </text:list-item>
            <text:list-item>
              <text:p text:style-name="P1030">have a meal — принимать пищу;</text:p>
            </text:list-item>
            <text:list-item>
              <text:p text:style-name="P1030">have a breakfast/luch/dinner — завтракать/обедать/ужинать.</text:p>
            </text:list-item>
          </text:list>
        </text:list-item>
      </text:list>
      <text:p text:style-name="P493"/>
      <text:list xml:id="list144626455955069" text:continue-list="list3255250127" text:style-name="L44">
        <text:list-item>
          <text:p text:style-name="P1132"><text:span text:style-name="T300">в</text:span><text:span text:style-name="T264">ыражения, связанные с времяпровождением:</text:span></text:p>
        </text:list-item>
      </text:list>
      <text:list xml:id="list2960136626" text:style-name="L46">
        <text:list-item>
          <text:list>
            <text:list-item>
              <text:p text:style-name="P1031">have a date — ходить на свидание;</text:p>
            </text:list-item>
            <text:list-item>
              <text:p text:style-name="P1031">have a good time — хорошо проводить время;</text:p>
            </text:list-item>
            <text:list-item>
              <text:p text:style-name="P1031">have a meeting / an appointment — назначать встречу;</text:p>
            </text:list-item>
            <text:list-item>
              <text:p text:style-name="P1031">have a nice day — удачного дня (пожелание);</text:p>
            </text:list-item>
            <text:list-item>
              <text:p text:style-name="P1031">have fun — веселиться.</text:p>
            </text:list-item>
          </text:list>
        </text:list-item>
      </text:list>
      <text:p text:style-name="P491"/>
      <text:list xml:id="list144625743686888" text:continue-list="list144626455955069" text:style-name="L44">
        <text:list-item>
          <text:p text:style-name="P1132"><text:span text:style-name="T300">в</text:span><text:span text:style-name="T264">ыражения, связанные </text:span><text:span text:style-name="T301">с внешностью:</text:span></text:p>
        </text:list-item>
      </text:list>
      <text:list xml:id="list2354981584" text:style-name="L47">
        <text:list-item>
          <text:list>
            <text:list-item>
              <text:p text:style-name="P1032">have a bath/shower/shave — принимать ванну/душ, побриться;</text:p>
            </text:list-item>
            <text:list-item>
              <text:p text:style-name="P1032">have a haircat — постричься.</text:p>
            </text:list-item>
          </text:list>
        </text:list-item>
      </text:list>
      <text:p text:style-name="P494"/>
      <text:list xml:id="list144625553796183" text:continue-list="list144625743686888" text:style-name="L44">
        <text:list-item>
          <text:p text:style-name="P1133"><text:span text:style-name="T300">в</text:span><text:span text:style-name="T301">ыражения, связанные с общением:</text:span></text:p>
        </text:list-item>
      </text:list>
      <text:list xml:id="list1719068438" text:style-name="L48">
        <text:list-item>
          <text:list>
            <text:list-item>
              <text:p text:style-name="P1033">have a guess — угадывать, догадываться;</text:p>
            </text:list-item>
            <text:list-item>
              <text:p text:style-name="P1033">have a chat — болтать;</text:p>
            </text:list-item>
            <text:list-item>
              <text:p text:style-name="P1033">have a talk/discussion — беседовать/обсуждать;</text:p>
            </text:list-item>
            <text:list-item>
              <text:p text:style-name="P1033">have a call — позвонить.</text:p>
            </text:list-item>
          </text:list>
        </text:list-item>
      </text:list>
      <text:p text:style-name="P494"/>
      <text:list xml:id="list144625870488994" text:continue-list="list144625553796183" text:style-name="L44">
        <text:list-item>
          <text:p text:style-name="P1133"><text:span text:style-name="T300">в</text:span><text:span text:style-name="T301">ыражения связанные со здоровьем:</text:span></text:p>
        </text:list-item>
      </text:list>
      <text:list xml:id="list1418106100" text:style-name="L49">
        <text:list-item>
          <text:list>
            <text:list-item>
              <text:p text:style-name="P1034">have a baby — родить;</text:p>
            </text:list-item>
            <text:list-item>
              <text:p text:style-name="P1034">have a cold — простудиться;</text:p>
            </text:list-item>
            <text:list-item>
              <text:p text:style-name="P1034"><text:soft-page-break/>have a cough — кашлять;</text:p>
            </text:list-item>
            <text:list-item>
              <text:p text:style-name="P1034">have a headache — болит голова.</text:p>
            </text:list-item>
          </text:list>
        </text:list-item>
      </text:list>
      <text:p text:style-name="P494"/>
      <text:list xml:id="list144625190524197" text:continue-list="list144625870488994" text:style-name="L44">
        <text:list-item>
          <text:p text:style-name="P1133"><text:span text:style-name="T300">в</text:span><text:span text:style-name="T301">ыражения, связанные с отдыхом:</text:span></text:p>
          <text:list>
            <text:list-item>
              <text:p text:style-name="P1035">have a day off — взять выходной;</text:p>
            </text:list-item>
            <text:list-item>
              <text:p text:style-name="P1035">have a dream — видеть сон;</text:p>
            </text:list-item>
            <text:list-item>
              <text:p text:style-name="P1035">have a nightmare — видеть кошмар;</text:p>
            </text:list-item>
            <text:list-item>
              <text:p text:style-name="P1035">have a rest — отдыхать;</text:p>
            </text:list-item>
            <text:list-item>
              <text:p text:style-name="P1035">have a sleep — спать.</text:p>
            </text:list-item>
          </text:list>
        </text:list-item>
      </text:list>
      <text:p text:style-name="P494"/>
      <text:list xml:id="list144625577846576" text:continue-numbering="true" text:style-name="L44">
        <text:list-item>
          <text:p text:style-name="P1133"><text:span text:style-name="T300">в</text:span><text:span text:style-name="T301">ыражения, свяханые с физической активностью:</text:span></text:p>
        </text:list-item>
      </text:list>
      <text:list xml:id="list1272045640" text:style-name="L50">
        <text:list-item>
          <text:list>
            <text:list-item>
              <text:p text:style-name="P1036">have a good journey — добраться без проблем (пожелание);</text:p>
            </text:list-item>
            <text:list-item>
              <text:p text:style-name="P1036">have a good flight — хорошо долететь (пожелание);</text:p>
            </text:list-item>
            <text:list-item>
              <text:p text:style-name="P1036">have a lift — подвести (на машине);</text:p>
            </text:list-item>
            <text:list-item>
              <text:p text:style-name="P1037">have a ride — проехаться;</text:p>
            </text:list-item>
            <text:list-item>
              <text:p text:style-name="P1037">have a walk — пройтись (прогуляться);</text:p>
            </text:list-item>
            <text:list-item>
              <text:p text:style-name="P1037">have a swim — поплавать;</text:p>
            </text:list-item>
            <text:list-item>
              <text:p text:style-name="P1037">have a hug — обняться;</text:p>
            </text:list-item>
            <text:list-item>
              <text:p text:style-name="P1037">have a kiss — поцеловаться.</text:p>
            </text:list-item>
          </text:list>
        </text:list-item>
      </text:list>
      <text:p text:style-name="P494"/>
      <text:p text:style-name="P533">Глагол <text:span text:style-name="T446">get</text:span></text:p>
      <text:p text:style-name="P496"/>
      <text:p text:style-name="P820"><text:span text:style-name="T266">Один и самых запутанных глаголов, который может переводится по разному,</text:span><text:span text:style-name="T265"> в записимости </text:span></text:p>
      <text:p text:style-name="P497">от слов, идущих после него. Поэтому его нужно переводить в связке с соседними словами.</text:p>
      <text:p text:style-name="P498"/>
      <text:p text:style-name="P820"><text:span text:style-name="T266">Если после </text:span><text:span text:style-name="T90">get</text:span><text:span text:style-name="T266"> идет существительное, то он передает значение </text:span><text:span text:style-name="T265">«</text:span><text:span text:style-name="T266">получать, покупать</text:span><text:span text:style-name="T265">».</text:span></text:p>
      <text:p text:style-name="P497"/>
      <text:p text:style-name="P65"><text:span text:style-name="T57">I </text:span><text:span text:style-name="T45">got a new car — Я купил новую машину.</text:span></text:p>
      <text:p text:style-name="P708">I got an A today — Я получил пятерку сегодня. (A — <text:span text:style-name="T904">это </text:span>оценка)</text:p>
      <text:p text:style-name="P906"><text:span text:style-name="T265">Е</text:span><text:span text:style-name="T231">сли </text:span><text:span text:style-name="T68">get</text:span><text:span text:style-name="T231"> используется со средством передвижения, то он приобретает значение </text:span></text:p>
      <text:p text:style-name="P499">«сесть в транспорт». В этом случае он может использоваться с предлогом <text:span text:style-name="T446">on</text:span>.</text:p>
      <text:p text:style-name="P499"/>
      <text:p text:style-name="P708">I got on a bus at 5 o`clock — Я сел в автобус в 5 часов.</text:p>
      <text:p text:style-name="P708">I got a taxi — Я взял такси.</text:p>
      <text:p text:style-name="P497"/>
      <text:p text:style-name="P906"><text:span text:style-name="T265">Е</text:span><text:span text:style-name="T231">сли после get идет прилагательное, то это означает «прийти к этому состоянию», </text:span></text:p>
      <text:p text:style-name="P499">например: <text:span text:style-name="T446">get hungry (проголодаться), get better (стать лучше), get cold (замерзнуть)</text:span> и т. д.</text:p>
      <text:p text:style-name="P499"/>
      <text:p text:style-name="P708">He got dressed quickly and left — Он оделся быстро и ушел.</text:p>
      <text:p text:style-name="P499"/>
      <text:p text:style-name="P499">Если <text:span text:style-name="T446">get</text:span> используется с частицей <text:span text:style-name="T446">to</text:span>, то это означает «прибывать в такое-то место».</text:p>
      <text:p text:style-name="P499"/>
      <text:p text:style-name="P708">I got to work late — Я приехал на работу поздно.</text:p>
      <text:p text:style-name="P708">I got to the airport by train — Я приехал в аэропорт на поезде.</text:p>
      <text:p text:style-name="P497"/>
      <text:p text:style-name="P497">В пассивном залоге может заменять глагол <text:span text:style-name="T446">be</text:span>. </text:p>
      <text:p text:style-name="P497"/>
      <text:p text:style-name="P497">Если <text:span text:style-name="T446">be</text:span> означает «быть в состоянии / обладать качеством», то <text:span text:style-name="T446">get</text:span> означает </text:p>
      <text:p text:style-name="P498">«входить в состояние / приобретать качество».</text:p>
      <text:p text:style-name="P498"/>
      <text:p text:style-name="P498">В отличии от <text:span text:style-name="T446">be, do, have</text:span>, этот глагол не может быть вспомогательным.</text:p>
      <text:p text:style-name="P500"><text:soft-page-break/>Почти для любого предложения с <text:span text:style-name="T446">get</text:span> можно найти замену с другим глаголом.</text:p>
      <text:p text:style-name="P498"/>
      <text:p text:style-name="P912"><text:span text:style-name="T231">После </text:span><text:span text:style-name="T68">get</text:span><text:span text:style-name="T231"> могут стоять разные предлоги, в зависимости от которых он может сильно</text:span></text:p>
      <text:p text:style-name="P913"><text:span text:style-name="T231">меняться. Такие измененя не всегда поддаются логике</text:span><text:span text:style-name="T267">:</text:span></text:p>
      <text:list xml:id="list3066581931" text:style-name="L51">
        <text:list-item>
          <text:p text:style-name="P1038">get along — ладить друг с другом;</text:p>
        </text:list-item>
        <text:list-item>
          <text:p text:style-name="P1038">get away — убираться прочь (грубо);</text:p>
        </text:list-item>
        <text:list-item>
          <text:p text:style-name="P1038">get back — вернуться;</text:p>
        </text:list-item>
        <text:list-item>
          <text:p text:style-name="P1038">get in — попасть внутрь;</text:p>
        </text:list-item>
        <text:list-item>
          <text:p text:style-name="P1038">get on — справиться с ситуацией.</text:p>
        </text:list-item>
      </text:list>
      <text:p text:style-name="P501"/>
      <text:p text:style-name="P637"><text:span text:style-name="T784">W</text:span><text:span text:style-name="T774">e get along well — Мы хорошо ладим.</text:span></text:p>
      <text:p text:style-name="P709">I`ll get away from work as soon as I can — Я свалю с этой работы, как только смогу.</text:p>
      <text:p text:style-name="P709">Get in the car quickly! — Быстро садись в машину!</text:p>
      <text:p text:style-name="P710">How are you getting on with your new job? — Как дела на новой работе?</text:p>
      <text:p text:style-name="P874"/>
      <text:p text:style-name="P874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873">Такие сочетания нельзя переводить по отдельности, а только в связке.</text:p>
      <text:p text:style-name="P498"/>
      <text:p text:style-name="P873">Один и тот же фразовый глагол может иметь несколько значений.</text:p>
      <text:p text:style-name="P498"/>
      <text:p text:style-name="P529">Глаголы, в которых все путаются</text:p>
      <text:p text:style-name="P502"/>
      <text:p text:style-name="P503"><text:span text:style-name="T557">Tell и say</text:span> можно перевести как «сказать». Только первый означатает «рассказать», </text:p>
      <text:p text:style-name="P503">а второй - «сказать/говорить». </text:p>
      <text:p text:style-name="P503"/>
      <text:p text:style-name="P503">После <text:span text:style-name="T446">tell</text:span> нужно обязательно указать, кому адресована фраза, либо что именно </text:p>
      <text:p text:style-name="P503">говорится. После <text:span text:style-name="T446">tell</text:span> не нужен предлог.</text:p>
      <text:p text:style-name="P503"/>
      <text:p text:style-name="P711">Tell me the truth — Скажи мне правду.</text:p>
      <text:p text:style-name="P711">Tell Michael that I will be late — Скажи Майклу, что я опоздаю.</text:p>
      <text:p text:style-name="P503"/>
      <text:p text:style-name="P503">После <text:span text:style-name="T446">say</text:span> можно ничего не указывать, либо указать того, кто сказал фразу.</text:p>
      <text:p text:style-name="P503">Если мы говорим, кому адресована фраза, то после <text:span text:style-name="T446">say</text:span> нужен предлог <text:span text:style-name="T446">to</text:span>.</text:p>
      <text:p text:style-name="P503"/>
      <text:p text:style-name="P711">«You deserve more than this», I said to myself — Ты заслуживаешь большего, я сказал себе.</text:p>
      <text:p text:style-name="P503"/>
      <text:p text:style-name="P907"><text:span text:style-name="T150">See, l</text:span><text:span text:style-name="T149">ook, watch</text:span><text:span text:style-name="T231"> передают значение «видеть», но с разными смысловыми оттенками.</text:span></text:p>
      <text:p text:style-name="P503"/>
      <text:p text:style-name="P504">Глагол <text:span text:style-name="T446">see</text:span> означает «видеть», как физическую возможность. Обычно <text:span text:style-name="T905">он </text:span>не употребляется </text:p>
      <text:p text:style-name="P504">во временах Continuous.</text:p>
      <text:p text:style-name="P503"/>
      <text:p text:style-name="P711">I see a bird in the tree — Я вижу птицу на дереве.</text:p>
      <text:p text:style-name="P503"/>
      <text:p text:style-name="P503"><text:span text:style-name="T446">Look</text:span> означает «смотреть на что-либо». Если мы хотим узнать на какой объет смотрим — используется предлог <text:span text:style-name="T446">at</text:span>. В отличии от <text:span text:style-name="T446">see</text:span>, можно использовать в Continuous.</text:p>
      <text:p text:style-name="P503"/>
      <text:p text:style-name="P711">Don`t worry, I`m not looking — Не волнуйся, я не смотрю.</text:p>
      <text:p text:style-name="P711">I`m looking at the dog — Я смотрю на собаку.</text:p>
      <text:p text:style-name="P503"/>
      <text:p text:style-name="P821"><text:span text:style-name="T68">Watch</text:span><text:span text:style-name="T231"> означает «</text:span><text:span text:style-name="T269">следить (взором)</text:span><text:span text:style-name="T231">» или «наблюдать» </text:span><text:span text:style-name="T268">за объектом</text:span><text:span text:style-name="T231">.</text:span></text:p>
      <text:p text:style-name="P505"/>
      <text:p text:style-name="P40"><text:soft-page-break/><text:span text:style-name="T58">Mothers always watch their children — М</text:span><text:span text:style-name="T59">а</text:span><text:span text:style-name="T58">мы всегда следят за своими детьми.</text:span></text:p>
      <text:p text:style-name="P66"><text:span text:style-name="T60">I </text:span><text:span text:style-name="T45">like watching birds — Мне нравится наблюдать за птицами.</text:span></text:p>
      <text:p text:style-name="P505"/>
      <text:p text:style-name="P821"><text:span text:style-name="T149">Hear, listen</text:span><text:span text:style-name="T231"> можно перевести как «слышать» и «слушать». Первый означает физическую возможность, а второй — осознанное действие.</text:span></text:p>
      <text:p text:style-name="P505"/>
      <text:p text:style-name="P712">Can you hear some noise? — Ты слышишь шум?</text:p>
      <text:p text:style-name="P712">I think I heard something — Кажется, я что-то слышал.</text:p>
      <text:p text:style-name="P505"/>
      <text:p text:style-name="P908"><text:span text:style-name="T269">Когда мы говорим о том, что именно слушаем, то</text:span><text:span text:style-name="T231"> </text:span><text:span text:style-name="T269">п</text:span><text:span text:style-name="T231">осле </text:span><text:span text:style-name="T68">listen</text:span><text:span text:style-name="T231"> </text:span><text:span text:style-name="T269">ставится предлог </text:span><text:span text:style-name="T91">to</text:span><text:span text:style-name="T269">.</text:span></text:p>
      <text:p text:style-name="P506">При переводе на русский предлог выпадает.</text:p>
      <text:p text:style-name="P506"/>
      <text:p text:style-name="P712">Listen to me, please — Пожалуйста, послушай меня.</text:p>
      <text:p text:style-name="P712">What music do you listen to? - Какую музыку ты слушает?</text:p>
      <text:p text:style-name="P506"/>
      <text:p text:style-name="P909"><text:span text:style-name="T149">Do, make</text:span><text:span text:style-name="T231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506"/>
      <text:p text:style-name="P507">Устойчивые выражения с do:</text:p>
      <text:list xml:id="list2169167968" text:style-name="L52">
        <text:list-item>
          <text:p text:style-name="P1039">do an exam/test — сдавать экзамен/тест;</text:p>
        </text:list-item>
        <text:list-item>
          <text:p text:style-name="P1039">do a course — пройти курс;</text:p>
        </text:list-item>
        <text:list-item>
          <text:p text:style-name="P1039">do work/homework/housework — делать работу / домашнюю работу / работу по дому;</text:p>
        </text:list-item>
        <text:list-item>
          <text:p text:style-name="P1039">do a favour — оказывать услугу;</text:p>
        </text:list-item>
        <text:list-item>
          <text:p text:style-name="P1039">do business — заниматься бизнесом;</text:p>
        </text:list-item>
        <text:list-item>
          <text:p text:style-name="P1039">do right/wrong — поступать правильно/неправильно;</text:p>
        </text:list-item>
        <text:list-item>
          <text:p text:style-name="P1041">do the shopping — делать покупки;</text:p>
        </text:list-item>
        <text:list-item>
          <text:p text:style-name="P1039">do the wassing up — мыть посуду;</text:p>
        </text:list-item>
      </text:list>
      <text:p text:style-name="P506"/>
      <text:p text:style-name="P507">Устойчивые выражения с make:</text:p>
      <text:list xml:id="list2724717299" text:style-name="L53">
        <text:list-item>
          <text:p text:style-name="P1040">make a noise — шуметь;</text:p>
        </text:list-item>
        <text:list-item>
          <text:p text:style-name="P1040">make a bed — застилать постель;</text:p>
        </text:list-item>
        <text:list-item>
          <text:p text:style-name="P1040">make a cake/tea/dinner — приготовить торт/чай/ужин;</text:p>
        </text:list-item>
        <text:list-item>
          <text:p text:style-name="P1134"><text:span text:style-name="T231">make a choice — сделать </text:span><text:span text:style-name="T270">выбор;</text:span></text:p>
        </text:list-item>
        <text:list-item>
          <text:p text:style-name="P1042">make a scision — принять решение;</text:p>
        </text:list-item>
        <text:list-item>
          <text:p text:style-name="P1042">make a promise — обещать, дать обещание;</text:p>
        </text:list-item>
        <text:list-item>
          <text:p text:style-name="P1042">make a friends — подружиться.</text:p>
        </text:list-item>
      </text:list>
      <text:p text:style-name="P508"/>
      <text:p text:style-name="P713">Could you do me a favour — Не мог бы ты оказать мне услугу? </text:p>
      <text:p text:style-name="P713">I belive she`ll make the right choice — Я верю, что она сделает правильный выбор.</text:p>
      <text:p text:style-name="P508"/>
      <text:p text:style-name="P1129"><text:span text:style-name="T354">Про и</text:span><text:span text:style-name="T355">нфинитив и герундий</text:span></text:p>
      <text:p text:style-name="P509"/>
      <text:p text:style-name="P516">Когда в английском предложении идет несколько глаголов <text:span text:style-name="T907">подря</text:span><text:span text:style-name="T908">д</text:span>, то первый является сказуемым<text:span text:style-name="T906">, а следующий, свободный от времени, стоит в форме инфинитива </text:span></text:p>
      <text:p text:style-name="P829"><text:span text:style-name="T290">или герундия </text:span><text:span text:style-name="T291">(</text:span><text:span text:style-name="T302">после сказуемоего</text:span><text:span text:style-name="T292"> </text:span><text:span text:style-name="T290">может быть несколько </text:span><text:span text:style-name="T302">глаголов</text:span><text:span text:style-name="T291">)</text:span><text:span text:style-name="T290">.</text:span></text:p>
      <text:p text:style-name="P515"/>
      <text:p text:style-name="P722">What do you want <text:span text:style-name="T753">to do</text:span>? — Что ты хочешь <text:span text:style-name="T753">делать</text:span>?</text:p>
      <text:p text:style-name="P722">I like <text:span text:style-name="T753">playing</text:span> cards — Я люблю <text:span text:style-name="T753">играть</text:span> в карты.</text:p>
      <text:p text:style-name="P723">Please don`t make me <text:span text:style-name="T753">worry</text:span> — Пожалуйста, не заставляй меня <text:span text:style-name="T753">волноваться</text:span>.</text:p>
      <text:p text:style-name="P724">I don`t mind <text:span text:style-name="T753">doing</text:span> it on my own — Я не против <text:span text:style-name="T753">сделать</text:span> это в одиночку.</text:p>
      <text:p text:style-name="P517"/>
      <text:p text:style-name="P830"><text:soft-page-break/><text:span text:style-name="T276">И</text:span><text:span text:style-name="T277">нфинитив и герундий дополняют по смыслу </text:span><text:span text:style-name="T293">сказуемое</text:span><text:span text:style-name="T277">. </text:span><text:span text:style-name="T278">Они являются взаимозаменяемы </text:span></text:p>
      <text:p text:style-name="P830"><text:span text:style-name="T286">и</text:span><text:span text:style-name="T278"> </text:span><text:span text:style-name="T286">в</text:span><text:span text:style-name="T278"> основном </text:span><text:span text:style-name="T286">и</text:span><text:span text:style-name="T278">спользуют</text:span><text:span text:style-name="T286">ся</text:span><text:span text:style-name="T278"> по наитию </text:span><text:span text:style-name="T293">либо</text:span><text:span text:style-name="T278"> в зависимости от диалекта.</text:span></text:p>
      <text:p text:style-name="P518"/>
      <text:p text:style-name="P519">На русский инфинитив и герундий переводятся несколькими способами:</text:p>
      <text:list xml:id="list2760230888" text:style-name="L54">
        <text:list-item>
          <text:p text:style-name="P1043">начальной формой глагола (делать);</text:p>
        </text:list-item>
        <text:list-item>
          <text:p text:style-name="P1043">причастием (делая);</text:p>
        </text:list-item>
        <text:list-item>
          <text:p text:style-name="P1043">придаточным предложением (чтобы сделать).</text:p>
        </text:list-item>
      </text:list>
      <text:p text:style-name="P518"/>
      <text:p text:style-name="P534">Инфинитив </text:p>
      <text:p text:style-name="P525"/>
      <text:p text:style-name="P836"><text:span text:style-name="T299">Э</text:span><text:span text:style-name="T286">то глагол в начальной форме, </text:span><text:span text:style-name="T293">который </text:span><text:span text:style-name="T294">обычно </text:span><text:span text:style-name="T295">идет</text:span><text:span text:style-name="T293"> </text:span><text:span text:style-name="T286">с частицей </text:span><text:span text:style-name="T93">to</text:span><text:span text:style-name="T286">.</text:span></text:p>
      <text:p text:style-name="P717"><text:span text:style-name="T66">I don`t want </text:span><text:span text:style-name="T924">to interface</text:span><text:span text:style-name="T66"> — Я не хочу </text:span><text:span text:style-name="T924">вмешиваться</text:span><text:span text:style-name="T66">.</text:span></text:p>
      <text:p text:style-name="P526"/>
      <text:p text:style-name="P428"><text:span text:style-name="T286">Г</text:span><text:span text:style-name="T279">лаголы, после которых инфинитив всегда </text:span><text:span text:style-name="T287">с частицей </text:span><text:span text:style-name="T92">to</text:span><text:span text:style-name="T279">:</text:span></text:p>
      <text:list xml:id="list1231584549" text:style-name="L55">
        <text:list-item>
          <text:p text:style-name="P1044">want — хотеть;</text:p>
        </text:list-item>
        <text:list-item>
          <text:p text:style-name="P1044">need — нуждаться;</text:p>
        </text:list-item>
        <text:list-item>
          <text:p text:style-name="P1044">plan — планировать;</text:p>
        </text:list-item>
        <text:list-item>
          <text:p text:style-name="P1044">decide — принимать решение;</text:p>
        </text:list-item>
        <text:list-item>
          <text:p text:style-name="P1044">offer — предлагать;</text:p>
        </text:list-item>
        <text:list-item>
          <text:p text:style-name="P1044">hope — надеяться;</text:p>
        </text:list-item>
        <text:list-item>
          <text:p text:style-name="P1044">promise — обещать;</text:p>
        </text:list-item>
        <text:list-item>
          <text:p text:style-name="P1044">try — пытаться;</text:p>
        </text:list-item>
        <text:list-item>
          <text:p text:style-name="P1044">forget — забывать;</text:p>
        </text:list-item>
        <text:list-item>
          <text:p text:style-name="P1044">learn — изучать;</text:p>
        </text:list-item>
        <text:list-item>
          <text:p text:style-name="P1044">would like — хотел бы.</text:p>
        </text:list-item>
      </text:list>
      <text:p text:style-name="P716"/>
      <text:p text:style-name="P716">We promise <text:span text:style-name="T753">to get</text:span> the money — Мы обещали <text:span text:style-name="T753">достать</text:span> денег.</text:p>
      <text:p text:style-name="P716">Don`t forget <text:span text:style-name="T753">to write</text:span> importang things — Не забывай <text:span text:style-name="T753">записывать</text:span> самое главное.</text:p>
      <text:p text:style-name="P520"/>
      <text:p text:style-name="P828"><text:span text:style-name="T280">Между смысловым глаголом и идущим за ним инфинитивом часто </text:span><text:span text:style-name="T297">стоит</text:span><text:span text:style-name="T280"> дополнение.</text:span></text:p>
      <text:p text:style-name="P429"><text:span text:style-name="T297">Обычно</text:span><text:span text:style-name="T298"> </text:span><text:span text:style-name="T284">дополнение указывает</text:span><text:span text:style-name="T285">ся</text:span><text:span text:style-name="T284"> после </text:span><text:span text:style-name="T297">следующих </text:span><text:span text:style-name="T284">глаголов:</text:span></text:p>
      <text:list xml:id="list4107287201" text:style-name="L56">
        <text:list-item>
          <text:p text:style-name="P1045">ask — спрашивать;</text:p>
        </text:list-item>
        <text:list-item>
          <text:p text:style-name="P1045">tell — говорить;</text:p>
        </text:list-item>
        <text:list-item>
          <text:p text:style-name="P1045">advice — советовать;</text:p>
        </text:list-item>
        <text:list-item>
          <text:p text:style-name="P1045">expect — ожидать;</text:p>
        </text:list-item>
        <text:list-item>
          <text:p text:style-name="P1045">pesuade — убеждать;</text:p>
        </text:list-item>
        <text:list-item>
          <text:p text:style-name="P1045">teach — обучать.</text:p>
        </text:list-item>
      </text:list>
      <text:p text:style-name="P523"/>
      <text:p text:style-name="P721"><text:span text:style-name="T914">I </text:span><text:span text:style-name="T34">asked</text:span><text:span text:style-name="T915"> </text:span><text:span text:style-name="T945">Mike</text:span><text:span text:style-name="T915"> </text:span><text:span text:style-name="T758">to come</text:span><text:span text:style-name="T915"> in — Я просила Майка войти.</text:span></text:p>
      <text:p text:style-name="P68"><text:span text:style-name="T32">Tell</text:span><text:span text:style-name="T45"> </text:span><text:span text:style-name="T946">them</text:span><text:span text:style-name="T45"> </text:span><text:span text:style-name="T64">to leave</text:span><text:span text:style-name="T45"> us alone — Попроси их оставить нас в покое.</text:span></text:p>
      <text:p text:style-name="P520"/>
      <text:p text:style-name="P831"><text:span text:style-name="T280">Если после смыслового глагола </text:span><text:span text:style-name="T296">указано</text:span><text:span text:style-name="T281"> </text:span><text:span text:style-name="T280">дополне</text:span><text:span text:style-name="T281">ние, </text:span><text:span text:style-name="T282">то такие предложения удобней переводить с использованием придаточного предложения.</text:span></text:p>
      <text:p text:style-name="P524"/>
      <text:p text:style-name="P72"><text:span text:style-name="T61">I </text:span><text:span text:style-name="T33">promise</text:span><text:span text:style-name="T61"> </text:span><text:span text:style-name="T947">you</text:span><text:span text:style-name="T61"> </text:span><text:span text:style-name="T65">to be</text:span><text:span text:style-name="T61"> there always — Я обещаю тебе, что буду рядом всегда.</text:span></text:p>
      <text:p text:style-name="P718"/>
      <text:p text:style-name="P72"><text:span text:style-name="T231">(</text:span><text:span text:style-name="T289">п</text:span><text:span text:style-name="T282">ридаточно</text:span><text:span text:style-name="T283">е</text:span><text:span text:style-name="T282"> предложения — </text:span><text:span text:style-name="T231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2">чтобы не пропустить концерт</text:span><text:span text:style-name="T231">. </text:span><text:span text:style-name="Emphasis"><text:span text:style-name="T45">Изобразить чувство, </text:span></text:span><text:span text:style-name="Emphasis"><text:span text:style-name="T352">которое я испытывал</text:span></text:span><text:span text:style-name="Emphasis"><text:span text:style-name="T45">, очень трудно</text:span></text:span><text:span text:style-name="T231">)</text:span><text:span text:style-name="T282">.</text:span></text:p>
      <text:p text:style-name="P718"/>
      <text:p text:style-name="P831"><text:soft-page-break/><text:span text:style-name="T282">Т</text:span><text:span text:style-name="T288">акже придаточное предложение используется, когда вторая часть объясняет причину действия из главной части. </text:span><text:span text:style-name="T289">В этом случае инфинитив всегда используется с </text:span><text:span text:style-name="T94">to</text:span><text:span text:style-name="T289">.</text:span></text:p>
      <text:p text:style-name="P521"/>
      <text:p text:style-name="P73"><text:span text:style-name="T61">I </text:span><text:span text:style-name="T33">went out</text:span><text:span text:style-name="T65">,</text:span><text:span text:style-name="T61"> </text:span><text:span text:style-name="T65">to buy</text:span><text:span text:style-name="T61"> food — Я </text:span><text:span text:style-name="T33">вышел</text:span><text:span text:style-name="T61">,</text:span><text:span text:style-name="T63"> </text:span><text:span text:style-name="T65">чтобы</text:span><text:span text:style-name="T61"> </text:span><text:span text:style-name="T65">купить</text:span><text:span text:style-name="T61"> еды.</text:span></text:p>
      <text:p text:style-name="P74"><text:span text:style-name="T61">W</text:span><text:span text:style-name="T45">hy did I </text:span><text:span text:style-name="T32">come in</text:span><text:span text:style-name="T45">? </text:span><text:span text:style-name="T64">To drink</text:span><text:span text:style-name="T45"> cofee — Почему я </text:span><text:span text:style-name="T32">зашел</text:span><text:span text:style-name="T45">? </text:span><text:span text:style-name="T64">Чтобы выпить</text:span><text:span text:style-name="T45"> кофе.</text:span></text:p>
      <text:p text:style-name="P719"/>
      <text:p text:style-name="P188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8">for</text:span><text:span text:style-name="T45"> </text:span><text:span text:style-name="T62">(за, для)</text:span><text:span text:style-name="T45">.</text:span></text:p>
      <text:p text:style-name="P522"/>
      <text:p text:style-name="P720">I <text:span text:style-name="T23">went out</text:span> <text:span text:style-name="T753">for food</text:span> — Я <text:span text:style-name="T23">вышел</text:span><text:span text:style-name="T913"> </text:span><text:span text:style-name="T753">за едой</text:span>.</text:p>
      <text:p text:style-name="P182"/>
      <text:p text:style-name="P182">Ес<text:span text:style-name="T913">ть</text:span> глаголы, после которых инфинитив используется без частицы <text:span text:style-name="T446">to</text:span> («голый» инфитив). Таких глаголов немного. Самыми распространенные: <text:span text:style-name="T446">let </text:span>(позволять) и <text:span text:style-name="T446">make</text:span>.</text:p>
      <text:p text:style-name="P180"/>
      <text:p text:style-name="P70"><text:span text:style-name="T23">Let</text:span> <text:span text:style-name="T943">Peter</text:span> <text:span text:style-name="T753">explain</text:span> himself — Позволь Питеру объясниться.</text:p>
      <text:p text:style-name="P71"><text:span text:style-name="T23">Let</text:span> <text:span text:style-name="T943">us</text:span> (let`s) <text:span text:style-name="T753">watch</text:span> this movie — Давай<text:span text:style-name="T910"> </text:span>посмотрим этот фильм.</text:p>
      <text:p text:style-name="P181"/>
      <text:p text:style-name="P183">Если после <text:span text:style-name="T446">make</text:span> стоит еще один глагол, то в этом случае <text:span text:style-name="T446">make</text:span> переводится не как «делать», </text:p>
      <text:p text:style-name="P183">а как «заставлять». После <text:span text:style-name="T446">make</text:span> нужно также указать дополнение.</text:p>
      <text:p text:style-name="P183"/>
      <text:p text:style-name="P152">I <text:span text:style-name="T3">can`t</text:span> <text:span text:style-name="T23">make</text:span> <text:span text:style-name="T943">John</text:span> <text:span text:style-name="T753">work</text:span> — Я не могу заставить Джона работать.</text:p>
      <text:p text:style-name="P184"/>
      <text:p text:style-name="P186"><text:span text:style-name="T911">Если инфинитив стоит после связки </text:span><text:span text:style-name="T474">it</text:span><text:span text:style-name="T934"> + </text:span><text:span text:style-name="T471">be </text:span><text:span text:style-name="T911">+ прилагательно</text:span><text:span text:style-name="T912">е</text:span><text:span text:style-name="T911">, то </text:span><text:span text:style-name="T934">он </text:span><text:span text:style-name="T911">используется </text:span></text:p>
      <text:p text:style-name="P186"><text:span text:style-name="T911">с частицей </text:span><text:span text:style-name="T471">to</text:span><text:span text:style-name="T911">. </text:span><text:span text:style-name="T934">Такая связка выражает отношение к делу.</text:span></text:p>
      <text:p text:style-name="P185"/>
      <text:p text:style-name="P69">It <text:span text:style-name="T353">is difficult</text:span> to understand him — Его<text:span text:style-name="T934"> </text:span>сложно понять.</text:p>
      <text:p text:style-name="P77">It was difficult to find a good job — Было трудно найти хорошую работу.</text:p>
      <text:p text:style-name="P42"><text:span text:style-name="T934">It is nice to live here — Здесь </text:span><text:span text:style-name="T935">приятно жить.</text:span></text:p>
      <text:p text:style-name="P185"/>
      <text:p text:style-name="P924">По правилам английского языка после <text:span text:style-name="T446">be</text:span> всегда используется прилалагательное, при этом на русский, <text:span text:style-name="T446">be</text:span> + прилагательное будет переводиться наречием (где, куда, зачем, как).</text:p>
      <text:p text:style-name="P187"/>
      <text:p text:style-name="P836"><text:span text:style-name="T745">Г</text:span><text:span text:style-name="T746">ерундий</text:span><text:span text:style-name="T682"> </text:span></text:p>
      <text:p text:style-name="P191"/>
      <text:p text:style-name="P836"><text:span text:style-name="T685">Э</text:span><text:span text:style-name="T678">то нечно среднее между глаголом и существительным, </text:span><text:span text:style-name="T683">потому что м</text:span><text:span text:style-name="T678">ожет переводит</text:span><text:span text:style-name="T683">ь</text:span><text:span text:style-name="T678">ся </text:span></text:p>
      <text:p text:style-name="P836"><text:span text:style-name="T683">и так и этак </text:span><text:span text:style-name="T686">(в зависимости от места)</text:span><text:span text:style-name="T678">.</text:span><text:span text:style-name="T684"> </text:span><text:span text:style-name="T679">Выглядит как глагол c окончанием </text:span><text:span text:style-name="T472">-ing</text:span><text:span text:style-name="T679">.</text:span></text:p>
      <text:p text:style-name="P194"/>
      <text:p text:style-name="P837"><text:span text:style-name="T687">Герундий используется после предлогов </text:span><text:span text:style-name="T690">и</text:span><text:span text:style-name="T687"> некоторых глаголов. </text:span><text:span text:style-name="T689">Т</text:span><text:span text:style-name="T690">акже</text:span><text:span text:style-name="T687"> е</text:span><text:span text:style-name="T688">сли после </text:span></text:p>
      <text:p text:style-name="P195">первого глагола идет предлог, то второй всегда пишется в форме герундия.</text:p>
      <text:p text:style-name="P196"/>
      <text:p text:style-name="P193">Если герундий стоит в конце предложения, то он переводится глаголом.</text:p>
      <text:p text:style-name="P737"/>
      <text:p text:style-name="P638"><text:span text:style-name="T834">I </text:span><text:span text:style-name="T31">ran</text:span><text:span text:style-name="T833"> for a long time </text:span><text:span text:style-name="T888">without</text:span><text:span text:style-name="T833"> </text:span><text:span text:style-name="T836">stopping</text:span><text:span text:style-name="T833"> — Я долго бежал, не останавливаясь.</text:span></text:p>
      <text:p text:style-name="P638"><text:span text:style-name="T834">D</text:span><text:span text:style-name="T833">on`t stop. </text:span><text:span text:style-name="T31">Keep</text:span><text:span text:style-name="T833"> </text:span><text:span text:style-name="T888">on</text:span><text:span text:style-name="T833"> </text:span><text:span text:style-name="T836">running</text:span><text:span text:style-name="T833">! </text:span><text:span text:style-name="T835">— </text:span><text:span text:style-name="T833">Не останавливайся. Продолжай бежать!</text:span></text:p>
      <text:p text:style-name="P639"><text:span text:style-name="T888">Before</text:span><text:span text:style-name="T833"> </text:span><text:span text:style-name="T836">going</text:span><text:span text:style-name="T833"> </text:span><text:span text:style-name="T836">out</text:span><text:span text:style-name="T833">, I phoned Jerry — Перед выходом я позвонил Джерри.</text:span></text:p>
      <text:p text:style-name="P737"/>
      <text:p text:style-name="P832"><text:span text:style-name="T332">Глаголы, после которых </text:span><text:span text:style-name="T333">принято использовать</text:span><text:span text:style-name="T332"> герундий:</text:span></text:p>
      <text:p text:style-name="P738"/>
      <text:list xml:id="list2396694321" text:style-name="L57">
        <text:list-item>
          <text:p text:style-name="P1050">обозначающие начало, продолжительность или конец процесса:</text:p>
          <text:list>
            <text:list-item>
              <text:p text:style-name="P1051">stop — прекращать;</text:p>
            </text:list-item>
            <text:list-item>
              <text:p text:style-name="P1051">finish — заканчивать;</text:p>
            </text:list-item>
            <text:list-item>
              <text:p text:style-name="P1051">give up — прекращать;</text:p>
            </text:list-item>
            <text:list-item>
              <text:p text:style-name="P1051"><text:soft-page-break/>carry on / go on / keep on — продолжать;</text:p>
            </text:list-item>
          </text:list>
          <text:p text:style-name="P1051"/>
        </text:list-item>
        <text:list-item>
          <text:p text:style-name="P1050">обозначающие отношение к чему-то:</text:p>
          <text:list>
            <text:list-item>
              <text:p text:style-name="P1051">dislike — нелюбить;</text:p>
            </text:list-item>
            <text:list-item>
              <text:p text:style-name="P1051">enjoy — нравиться;</text:p>
            </text:list-item>
          </text:list>
        </text:list-item>
        <text:list-item>
          <text:p text:style-name="P1050">глаголы чувственного восприятия:</text:p>
          <text:list>
            <text:list-item>
              <text:p text:style-name="P1051">see — видеть;</text:p>
            </text:list-item>
            <text:list-item>
              <text:p text:style-name="P1051">watch — смотреть;</text:p>
            </text:list-item>
            <text:list-item>
              <text:p text:style-name="P1051">hear — слышать;</text:p>
            </text:list-item>
            <text:list-item>
              <text:p text:style-name="P1051">listen to — слушать.</text:p>
            </text:list-item>
          </text:list>
        </text:list-item>
      </text:list>
      <text:p text:style-name="P739"/>
      <text:list xml:id="list144625238056484" text:continue-numbering="true" text:style-name="L57">
        <text:list-item>
          <text:p text:style-name="P1050">другие глаголы и словосочетания:</text:p>
          <text:list>
            <text:list-item>
              <text:p text:style-name="P1051">suggest — предлагать;</text:p>
            </text:list-item>
            <text:list-item>
              <text:p text:style-name="P1051">mind — иметь ввиду, возражать;</text:p>
            </text:list-item>
            <text:list-item>
              <text:p text:style-name="P1051">avoid — избегать;</text:p>
            </text:list-item>
            <text:list-item>
              <text:p text:style-name="P1051">practice — практиковаться;</text:p>
            </text:list-item>
            <text:list-item>
              <text:p text:style-name="P1051">can`t help — не мочь не делать;</text:p>
            </text:list-item>
            <text:list-item>
              <text:p text:style-name="P1051">can`t stand — не выносить, ненавидеть;</text:p>
            </text:list-item>
            <text:list-item>
              <text:p text:style-name="P1051">look forward to — ждать с нетерпением.</text:p>
            </text:list-item>
          </text:list>
        </text:list-item>
      </text:list>
      <text:p text:style-name="P738"/>
      <text:p text:style-name="P640">I enjoy <text:span text:style-name="T753">reading</text:span> very much — Я очень люблю читать.</text:p>
      <text:p text:style-name="P640">I can`t help <text:span text:style-name="T753">feeling</text:span> responsible — Я не могу не чувствовать ответственности.</text:p>
      <text:p text:style-name="P640">I look forward to <text:span text:style-name="T753">meeting</text:span> John — Я жд<text:span text:style-name="T927">у</text:span> с нетерпением встечи с Джоном.</text:p>
      <text:p text:style-name="P189"/>
      <text:p text:style-name="P189">Сочетание сказуемого и герундия можно расш<text:span text:style-name="T928">и</text:span>рить, добавив между ними дополнение.</text:p>
      <text:p text:style-name="P189"/>
      <text:p text:style-name="P41"><text:span text:style-name="T916">I </text:span><text:span text:style-name="T35">saw</text:span><text:span text:style-name="T916"> </text:span><text:span text:style-name="T948">John</text:span><text:span text:style-name="T916"> </text:span><text:span text:style-name="T759">working</text:span><text:span text:style-name="T916"> in the garden — Я видел, как Джон работает в саду.</text:span></text:p>
      <text:p text:style-name="P75">He <text:span text:style-name="T3">can`t</text:span> <text:span text:style-name="T23">stand</text:span> <text:span text:style-name="T943">his father</text:span> <text:span text:style-name="T753">drinking</text:span> — Он не может вынести того, что его отец пьет.</text:p>
      <text:p text:style-name="P180"/>
      <text:p text:style-name="P192">Когда нужно сказать про дейсвтие, которое регулярно совершается, то для этого используется</text:p>
      <text:p text:style-name="P430"><text:span text:style-name="T680">связка </text:span><text:span text:style-name="T473">go</text:span><text:span text:style-name="T680"> + герундий. Глагол </text:span><text:span text:style-name="T473">go</text:span><text:span text:style-name="T680"> в этом случае переводится как «занимаюсь этим делом»:</text:span></text:p>
      <text:list xml:id="list3808541237" text:style-name="L58">
        <text:list-item>
          <text:p text:style-name="P1117"><text:span text:style-name="T680">go swimming — занима</text:span><text:span text:style-name="T681">ться</text:span><text:span text:style-name="T680"> плаваньем;</text:span></text:p>
        </text:list-item>
        <text:list-item>
          <text:p text:style-name="P1091">go running — бегать;</text:p>
        </text:list-item>
        <text:list-item>
          <text:p text:style-name="P1091">go fishing — рыбачить;</text:p>
        </text:list-item>
        <text:list-item>
          <text:p text:style-name="P1117">go skiing — кататься на лыжах;</text:p>
        </text:list-item>
        <text:list-item>
          <text:p text:style-name="P1135">go shopping — ходить по магазинам.</text:p>
        </text:list-item>
      </text:list>
      <text:p text:style-name="P916"/>
      <text:p text:style-name="P833"><text:span text:style-name="T917">А связка </text:span><text:span text:style-name="T473">like</text:span><text:span text:style-name="T917"> + герундий означает «</text:span><text:span text:style-name="T918">люблю</text:span><text:span text:style-name="T917"> заниматься этим </text:span><text:span text:style-name="T918">делом</text:span><text:span text:style-name="T917">».</text:span></text:p>
      <text:p text:style-name="P916"/>
      <text:p text:style-name="P76">Would you like to <text:span text:style-name="T753">go skiing</text:span> this weekend? — Ты хочешь <text:span text:style-name="T753">покататься на лыжах</text:span> на выходных?</text:p>
      <text:p text:style-name="P76">I would rather <text:span text:style-name="T753">go shopp</text:span><text:span text:style-name="T760">i</text:span><text:span text:style-name="T753">ng</text:span> — Нет, я лучше <text:span text:style-name="T753">пойду по магазинам</text:span>.</text:p>
      <text:p text:style-name="P76">I <text:span text:style-name="T753">like shopping</text:span> with my girlfriends! — Я <text:span text:style-name="T753">люблю ходить по магазинам</text:span> с подру<text:span text:style-name="T929">ж</text:span>ками!</text:p>
      <text:p text:style-name="P916"/>
      <text:p text:style-name="P835"><text:span text:style-name="T920">Если герундий стоит в начале предложения, то он </text:span><text:span text:style-name="T922">переводится не как глагол, а</text:span><text:span text:style-name="T921"> как сущестительное </text:span><text:span text:style-name="T922">(т. е. в этом случае он является подлежащим)</text:span><text:span text:style-name="T920">.</text:span></text:p>
      <text:p text:style-name="P834"/>
      <text:p text:style-name="P94">Swimming is very good for your health — Плаванье хорошо для здоровья</text:p>
      <text:p text:style-name="P94"><text:span text:style-name="T919">L</text:span>earning English is not easy — Изучение английского — это нелегко.</text:p>
      <text:p text:style-name="P834"/>
      <text:p text:style-name="P360">Глаголы, после который можно использовать как инфинитив так и герундий:</text:p>
      <text:p text:style-name="P360"><text:soft-page-break/></text:p>
      <text:list xml:id="list3661178082" text:style-name="L59">
        <text:list-item>
          <text:p text:style-name="P1102">обозначающие процесс:</text:p>
          <text:list>
            <text:list-item>
              <text:p text:style-name="P1103">start, begin — начинать;</text:p>
            </text:list-item>
            <text:list-item>
              <text:p text:style-name="P1103">continue — продолжать;</text:p>
            </text:list-item>
          </text:list>
        </text:list-item>
      </text:list>
      <text:p text:style-name="P360"/>
      <text:list xml:id="list144625235648155" text:continue-numbering="true" text:style-name="L59">
        <text:list-item>
          <text:p text:style-name="P1102">обозначающие отношение к чему-то:</text:p>
          <text:list>
            <text:list-item>
              <text:p text:style-name="P1104">love — любить;</text:p>
            </text:list-item>
            <text:list-item>
              <text:p text:style-name="P1104">like — нравиться;</text:p>
            </text:list-item>
            <text:list-item>
              <text:p text:style-name="P1104">hate — ненавидеть;</text:p>
            </text:list-item>
            <text:list-item>
              <text:p text:style-name="P1104">prefer — предпочитать;</text:p>
            </text:list-item>
          </text:list>
        </text:list-item>
      </text:list>
      <text:p text:style-name="P361"/>
      <text:p text:style-name="P95">I started to leart English at school / I started learning English at school.</text:p>
      <text:p text:style-name="P95">I love to play the piano / I love playing the piano.</text:p>
      <text:p text:style-name="P362"/>
      <text:p text:style-name="P1173">Формальное подлежащее. <text:span text:style-name="T931">Dummy subject</text:span></text:p>
      <text:p text:style-name="P363"/>
      <text:p text:style-name="P364">В английском предложении обязательно должно присутствовать подлежащее и сказуемое.</text:p>
      <text:p text:style-name="P365">Это его грамматическая основа. В русском предложении подлежащее может отсутствовать.</text:p>
      <text:p text:style-name="P364">Из-за этого могут возн<text:span text:style-name="T931">и</text:span>кать некоторые трудности при переводе.</text:p>
      <text:p text:style-name="P364"/>
      <text:p text:style-name="P366">Когда в русском предложении подлежащее отсутствует, в английском используется формальное подлежащее. Их всего 2: <text:span text:style-name="T446">there</text:span> и <text:span text:style-name="T446">it</text:span>, <text:span text:style-name="T932">но </text:span><text:span text:style-name="T936">еще </text:span><text:span text:style-name="T932">могут</text:span><text:span text:style-name="T936"> </text:span><text:span text:style-name="T932">встретиться: </text:span><text:span text:style-name="T475">t</text:span><text:span text:style-name="T446">hey</text:span>, <text:span text:style-name="T446">this</text:span>, <text:span text:style-name="T446">that</text:span>.</text:p>
      <text:p text:style-name="P865"><text:span text:style-name="T364">Т</text:span><text:span text:style-name="T365">акие предложения удобнее переводить с конца </text:span><text:span text:style-name="T436">(как и </text:span><text:span text:style-name="T437">все, в английском</text:span><text:span text:style-name="T436">)</text:span><text:span text:style-name="T365">. </text:span></text:p>
      <text:p text:style-name="P367"/>
      <text:p text:style-name="P841"><text:span text:style-name="T372">П</text:span><text:span text:style-name="T370">одлежащее </text:span><text:span text:style-name="T521">there</text:span><text:span text:style-name="T370"> </text:span><text:span text:style-name="T372">всегда идет</text:span><text:span text:style-name="T370"> в связке с глаголом </text:span><text:span text:style-name="T521">be</text:span><text:span text:style-name="T370">. Оно необходимо, чтобы сказать </text:span></text:p>
      <text:p text:style-name="P841"><text:span text:style-name="T370">о местоположении существительного, которое идет после </text:span><text:span text:style-name="T521">be</text:span><text:span text:style-name="T370"> </text:span><text:span text:style-name="T372">(как указатель)</text:span><text:span text:style-name="T370">.</text:span></text:p>
      <text:p text:style-name="P370"/>
      <text:p text:style-name="P96"><text:span text:style-name="T21">There</text:span><text:span text:style-name="T933"> </text:span><text:span text:style-name="T37">is</text:span><text:span text:style-name="T933"> </text:span><text:span text:style-name="T949">a new restaurant</text:span><text:span text:style-name="T933"> </text:span><text:span text:style-name="T12">in King Street</text:span><text:span text:style-name="T933"> — На Кинг-стрит есть новый ресторан.</text:span></text:p>
      <text:p text:style-name="P97"><text:span text:style-name="T13">There</text:span> <text:span text:style-name="T23">was</text:span> <text:span text:style-name="T943">a fight</text:span> <text:span text:style-name="T10">in the street today</text:span> — На улице сегодня была драка.</text:p>
      <text:p text:style-name="P371"/>
      <text:p text:style-name="P839"><text:span text:style-name="T370">Иногда с помощью </text:span><text:span text:style-name="T521">there</text:span><text:span text:style-name="T370"> + </text:span><text:span text:style-name="T521">be</text:span><text:span text:style-name="T370"> говорят о существительном, которое не может совершать действий, но с которым связана дополнительная информация.</text:span></text:p>
      <text:p text:style-name="P371"/>
      <text:p text:style-name="P78"><text:span text:style-name="T364">T</text:span><text:span text:style-name="T370">here is something I want to tell you — Есть, кое-что, что я должен сказать тебе.</text:span></text:p>
      <text:p text:style-name="P372"/>
      <text:p text:style-name="P840"><text:span text:style-name="T365">Связка </text:span><text:span text:style-name="T522">there</text:span><text:span text:style-name="T365"> + </text:span><text:span text:style-name="T522">be</text:span><text:span text:style-name="T365"> переводится по глаголу </text:span><text:span text:style-name="T522">be</text:span><text:span text:style-name="T365">, либо полностью выпадает при переводе.</text:span></text:p>
      <text:p text:style-name="P918"><text:span text:style-name="T366">В Present Perfect, </text:span><text:span text:style-name="T523">be</text:span><text:span text:style-name="T366"> преобразуется в </text:span><text:span text:style-name="T523">have/has been</text:span><text:span text:style-name="T366">.</text:span></text:p>
      <text:p text:style-name="P372"/>
      <text:p text:style-name="P838"><text:span text:style-name="T366">В вопросах </text:span><text:span text:style-name="T523">be</text:span><text:span text:style-name="T366"> </text:span><text:span text:style-name="T367">ставится</text:span><text:span text:style-name="T366"> перед </text:span><text:span text:style-name="T523">there</text:span><text:span text:style-name="T366">. Вопрос не обязательно </text:span><text:span text:style-name="T371">должен быть </text:span><text:span text:style-name="T366">общи</text:span><text:span text:style-name="T371">м</text:span><text:span text:style-name="T366">. </text:span></text:p>
      <text:p text:style-name="P369">Он может начинаться и с вопросительного слова. </text:p>
      <text:p text:style-name="P374"/>
      <text:p text:style-name="P98">What is there in the box? — Что находится в коробке? (Что есть в коробке?)</text:p>
      <text:p text:style-name="P374"/>
      <text:p text:style-name="P838"><text:span text:style-name="T367">Отрицание образуется</text:span><text:span text:style-name="T366"> </text:span><text:span text:style-name="T367">с помощью частицы </text:span><text:span text:style-name="T524">not</text:span><text:span text:style-name="T367"> после </text:span><text:span text:style-name="T524">be</text:span><text:span text:style-name="T367">. Также </text:span><text:span text:style-name="T369">можно</text:span><text:span text:style-name="T367"> использовать отрицательное местоимение </text:span><text:span text:style-name="T524">no</text:span><text:span text:style-name="T367">, </text:span><text:span text:style-name="T939">которое стоит перед существительным, как отдельное слово</text:span><text:span text:style-name="T367">.</text:span></text:p>
      <text:p text:style-name="P374"/>
      <text:p text:style-name="P79"><text:span text:style-name="T356">There aren`t any challenges in his life / T</text:span><text:span text:style-name="T368">here are no challenges in his life</text:span><text:span text:style-name="T356"> — </text:span></text:p>
      <text:p text:style-name="P98">В его жизни нет испытаний.</text:p>
      <text:p text:style-name="P374"/>
      <text:p text:style-name="P841"><text:span text:style-name="T372">Подлежащее </text:span><text:span text:style-name="T525">it</text:span><text:span text:style-name="T372"> </text:span><text:span text:style-name="T381">обычно </text:span><text:span text:style-name="T372">используется, когда надо сообщить время или сказать о погоде.</text:span></text:p>
      <text:p text:style-name="P378"/>
      <text:p text:style-name="P842"><text:soft-page-break/><text:span text:style-name="T375">После </text:span><text:span text:style-name="T526">it</text:span><text:span text:style-name="T375"> может идти не только существительное </text:span><text:span text:style-name="T377">(в отличие от </text:span><text:span text:style-name="T528">there</text:span><text:span text:style-name="T377">)</text:span><text:span text:style-name="T375">, но </text:span><text:span text:style-name="T377">также </text:span><text:span text:style-name="T375">прилагательное </text:span><text:span text:style-name="T377">или глагол</text:span><text:span text:style-name="T375"> </text:span><text:span text:style-name="T377">(обычно идет прилагательное).</text:span></text:p>
      <text:p text:style-name="P99"/>
      <text:p text:style-name="P377"><text:span text:style-name="T476">It</text:span><text:span text:style-name="T938"> может идти в связке с любым глаголом, а не только с </text:span><text:span text:style-name="T476">be</text:span><text:span text:style-name="T938">.</text:span></text:p>
      <text:p text:style-name="P378"/>
      <text:p text:style-name="P928"><text:span text:style-name="T16">It</text:span><text:span text:style-name="T519"> </text:span><text:span text:style-name="T27">is</text:span><text:span text:style-name="T519"> 5 o`clock — Сейчас 5 часов.</text:span></text:p>
      <text:p text:style-name="P80"><text:span text:style-name="T17">It</text:span><text:span text:style-name="T356"> </text:span><text:span text:style-name="T36">is</text:span><text:span text:style-name="T356"> warm — Тепло.</text:span></text:p>
      <text:p text:style-name="P80"><text:span text:style-name="T17">It</text:span><text:span text:style-name="T356"> often </text:span><text:span text:style-name="T36">snows</text:span><text:span text:style-name="T356"> </text:span><text:span text:style-name="T373">in the winter — Зимой часто идет снег.</text:span></text:p>
      <text:p text:style-name="P379"/>
      <text:p text:style-name="P431"><text:span text:style-name="T373">Е</text:span><text:span text:style-name="T376">ще </text:span><text:span text:style-name="T527">it</text:span><text:span text:style-name="T376"> является подлежащим в таких конструкциях:</text:span></text:p>
      <text:list xml:id="list368963132" text:style-name="L60">
        <text:list-item>
          <text:p text:style-name="P1136"><text:span text:style-name="T519">It`s time</text:span><text:span text:style-name="T356"> — пора (после используется инфинитив для указания действия, </text:span></text:p>
          <text:p text:style-name="P1105">которое пришло время сделать);</text:p>
        </text:list-item>
        <text:list-item>
          <text:p text:style-name="P1137"><text:span text:style-name="T524">I</text:span><text:span text:style-name="T519">t</text:span><text:span text:style-name="T356"> + </text:span><text:span text:style-name="T519">be</text:span><text:span text:style-name="T356"> + прилагательное + инфинитив</text:span><text:span text:style-name="T374"> (отношение к делу);</text:span></text:p>
        </text:list-item>
        <text:list-item>
          <text:p text:style-name="P1138"><text:span text:style-name="T374">в </text:span><text:span text:style-name="T356">пассивном залоге, в оборотах </text:span><text:span text:style-name="T519">it is known</text:span><text:span text:style-name="T356"> (известно) и </text:span><text:span text:style-name="T519">it is said</text:span><text:span text:style-name="T356"> (говорят).</text:span></text:p>
        </text:list-item>
      </text:list>
      <text:p text:style-name="P375"/>
      <text:p text:style-name="P853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375"/>
      <text:p text:style-name="P927"><text:span text:style-name="T368">Т</text:span><text:span text:style-name="T356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376"/>
      <text:p text:style-name="P742"><text:span text:style-name="T363">They say this film is interesting / </text:span><text:span text:style-name="T362">This film is said to be interesting</text:span><text:span text:style-name="T363"> — </text:span></text:p>
      <text:p text:style-name="P743">Говорят, этот фильминтересный.</text:p>
      <text:p text:style-name="P919"/>
      <text:p text:style-name="P1177"><text:span text:style-name="T937">М</text:span>естоимение. Pronoun</text:p>
      <text:p text:style-name="P373"/>
      <text:p text:style-name="P903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380"/>
      <text:p text:style-name="P381">Все местоимения можно разбить на несколько группы:</text:p>
      <text:list xml:id="list1781866015" text:style-name="L61">
        <text:list-item>
          <text:p text:style-name="P1106">личные местоимения (Personal Pronouns);</text:p>
        </text:list-item>
        <text:list-item>
          <text:p text:style-name="P1106">притяжательные местоимения (Possessive Pronouns);</text:p>
        </text:list-item>
        <text:list-item>
          <text:p text:style-name="P1106">возвратные местоимения (Reflexive Pronouns);</text:p>
        </text:list-item>
        <text:list-item>
          <text:p text:style-name="P1106">указательные местоимения (Demonstrative Pronouns);</text:p>
        </text:list-item>
        <text:list-item>
          <text:p text:style-name="P1106"><text:span text:style-name="T967">неопределенные </text:span>местоимения <text:span text:style-name="T971">(</text:span>some, any, no и их производные<text:span text:style-name="T971">)</text:span>.</text:p>
        </text:list-item>
      </text:list>
      <text:p text:style-name="P368"/>
      <text:p text:style-name="P9">Личные местоимения</text:p>
      <text:p text:style-name="P382"/>
      <text:p text:style-name="P858"><text:span text:style-name="T378">Имеют только 2 формы: </text:span>именительный паде<text:span text:style-name="T972">ж и </text:span><text:span text:style-name="T378">объектные падеж.</text:span></text:p>
      <text:p text:style-name="P383">Объектный падеж соответсвует любому косвенному падежу русского языка.</text:p>
      <text:p text:style-name="P383">(косвенный падежы — это все падежы, кроме именительного)</text:p>
      <text:p text:style-name="P383"/>
      <text:p text:style-name="P432"><text:span text:style-name="T378">Личные местоимения в именительном падеже </text:span><text:span text:style-name="T391">заменяют</text:span><text:span text:style-name="T387"> подлежащее </text:span><text:span text:style-name="T395">(кто/</text:span><text:span text:style-name="T396">что</text:span><text:span text:style-name="T395">)</text:span><text:span text:style-name="T387">:</text:span></text:p>
      <table:table table:name="Table10" table:style-name="Table10">
        <table:table-column table:style-name="Table10.A" table:number-columns-repeated="3"/>
        <table:table-row table:style-name="TableLine94897908393488">
          <table:table-cell table:style-name="Table10.A1" office:value-type="string">
            <text:p text:style-name="P952">Лицо</text:p>
          </table:table-cell>
          <table:table-cell table:style-name="Table10.A1" office:value-type="string">
            <text:p text:style-name="P952">Единственное число</text:p>
          </table:table-cell>
          <table:table-cell table:style-name="Table10.C1" office:value-type="string">
            <text:p text:style-name="P952">Множественное число</text:p>
          </table:table-cell>
        </table:table-row>
        <table:table-row table:style-name="TableLine94897905801200">
          <table:table-cell table:style-name="Table10.A2" office:value-type="string">
            <text:p text:style-name="P991">1</text:p>
          </table:table-cell>
          <table:table-cell table:style-name="Table10.A2" office:value-type="string">
            <text:p text:style-name="P991">I</text:p>
          </table:table-cell>
          <table:table-cell table:style-name="Table10.C2" office:value-type="string">
            <text:p text:style-name="P992">we</text:p>
          </table:table-cell>
        </table:table-row>
        <table:table-row table:style-name="TableLine94897905818528">
          <table:table-cell table:style-name="Table10.A2" office:value-type="string">
            <text:p text:style-name="P991">2</text:p>
          </table:table-cell>
          <table:table-cell table:style-name="Table10.A2" office:value-type="string">
            <text:p text:style-name="P991">you</text:p>
          </table:table-cell>
          <table:table-cell table:style-name="Table10.C2" office:value-type="string">
            <text:p text:style-name="P992">you</text:p>
          </table:table-cell>
        </table:table-row>
        <table:table-row table:style-name="TableLine94897905826912">
          <table:table-cell table:style-name="Table10.A2" office:value-type="string">
            <text:p text:style-name="P991">3</text:p>
          </table:table-cell>
          <table:table-cell table:style-name="Table10.A2" office:value-type="string">
            <text:p text:style-name="P991">he/she/<text:span text:style-name="T940">it</text:span></text:p>
          </table:table-cell>
          <table:table-cell table:style-name="Table10.C2" office:value-type="string">
            <text:p text:style-name="P992">they</text:p>
          </table:table-cell>
        </table:table-row>
      </table:table>
      <text:p text:style-name="P383"><text:soft-page-break/></text:p>
      <text:p text:style-name="P385">Местоимения <text:span text:style-name="T446">he</text:span> <text:span text:style-name="T951">(он)</text:span> и <text:span text:style-name="T446">she</text:span> <text:span text:style-name="T951">(она)</text:span> заменяют <text:span text:style-name="T907">человека</text:span>.</text:p>
      <text:p text:style-name="P385">Они не могут заменить неодушевленный предмет или животное.</text:p>
      <text:p text:style-name="P384"/>
      <text:p text:style-name="P847">Местоимение you заменяет 2 лицо <text:span text:style-name="T961">(ты/</text:span>вы<text:span text:style-name="T961">)</text:span>. По умолчанию you означает «вы» <text:span text:style-name="T379">и лишь </text:span></text:p>
      <text:p text:style-name="P847"><text:span text:style-name="T379">по тону и </text:span><text:span text:style-name="T380">словам</text:span><text:span text:style-name="T379"> можно догадаться что вместо «вы», хотят сказать «ты».</text:span></text:p>
      <text:p text:style-name="P384"/>
      <text:p text:style-name="P100">Hey you, kid! Come to me — Эй ты, пацан, подойди сюда. (грубо)</text:p>
      <text:p text:style-name="P100">Would you like some tea? — Не хотите ли вы чаю? (вежливо)</text:p>
      <text:p text:style-name="P384"/>
      <text:p text:style-name="P388">Местоимение <text:span text:style-name="T446">it</text:span> <text:span text:style-name="T941">переводится как «он/она/оно».</text:span> <text:span text:style-name="T941">З</text:span>аменяет все неодушевленный </text:p>
      <text:p text:style-name="P389">предметы <text:span text:style-name="T960">(</text:span>независимо от их рода<text:span text:style-name="T960">)</text:span>, а также животных.</text:p>
      <text:p text:style-name="P386"/>
      <text:p text:style-name="P101">Where is the <text:span text:style-name="T753">book</text:span>? <text:span text:style-name="T753">It</text:span> is on the table — Где <text:span text:style-name="T753">книга</text:span>? <text:span text:style-name="T753">Она</text:span> на столе.</text:p>
      <text:p text:style-name="P101">My <text:span text:style-name="T753">cat</text:span> is funny. <text:span text:style-name="T753">It</text:span> plays all day long — Мой <text:span text:style-name="T753">кот</text:span> смешной. <text:span text:style-name="T753">Он</text:span> играет целый день.</text:p>
      <text:p text:style-name="P386"/>
      <text:p text:style-name="P388">Местоимение <text:span text:style-name="T446">they</text:span> переводится как «они». <text:span text:style-name="T941">Может заменять как людей,</text:span> </text:p>
      <text:p text:style-name="P388"><text:span text:style-name="T941">так и </text:span>неодушевленные предметы.</text:p>
      <text:p text:style-name="P387"/>
      <text:p text:style-name="P102">Where are the <text:span text:style-name="T753">keys</text:span>? <text:span text:style-name="T753">They</text:span> are on the table — Где <text:span text:style-name="T753">ключи</text:span>? <text:span text:style-name="T753">Они</text:span> на столе.</text:p>
      <text:p text:style-name="P388"/>
      <text:p text:style-name="P843"><text:span text:style-name="T382">Местоимение </text:span><text:span text:style-name="T529">we</text:span><text:span text:style-name="T382"> переводится как «мы». </text:span><text:span text:style-name="T385">И </text:span><text:span text:style-name="T530">they</text:span><text:span text:style-name="T385">, и </text:span><text:span text:style-name="T530">we</text:span><text:span text:style-name="T382"> </text:span><text:span text:style-name="T385">могут </text:span><text:span text:style-name="T382">заменять связки из </text:span></text:p>
      <text:p text:style-name="P391">нескольких слов, которые используются как одно подлежащее.</text:p>
      <text:p text:style-name="P392"/>
      <text:p text:style-name="P43"><text:span text:style-name="T761">S</text:span><text:span text:style-name="T762">ue and I</text:span><text:span text:style-name="T383"> are good friends — </text:span><text:span text:style-name="T763">Мы со Сью</text:span><text:span text:style-name="T384"> хорошие друзья </text:span><text:span text:style-name="T386">(</text:span><text:span text:style-name="T388">я</text:span><text:span text:style-name="T386"> </text:span><text:span text:style-name="T388">+</text:span><text:span text:style-name="T386"> Сью = we)</text:span><text:span text:style-name="T383">.</text:span></text:p>
      <text:p text:style-name="P103"><text:span text:style-name="T356">Where are </text:span><text:span text:style-name="T753">Tom and Jerry</text:span><text:span text:style-name="T356">? </text:span><text:span text:style-name="T753">They</text:span><text:span text:style-name="T356"> are in the garden — Где </text:span><text:span text:style-name="T753">Том и Джерри</text:span><text:span text:style-name="T356">? </text:span><text:span text:style-name="T753">Они</text:span><text:span text:style-name="T356"> в саду.</text:span></text:p>
      <text:p text:style-name="P393"/>
      <text:p text:style-name="P925"><text:span text:style-name="T380">It — </text:span><text:span text:style-name="T415">переводится как «</text:span><text:span text:style-name="T380">это»? </text:span><text:span text:style-name="T416">(</text:span><text:span text:style-name="T380">I</text:span><text:span text:style-name="T417">t</text:span><text:span text:style-name="T380"> is in the garden — Это в саду</text:span><text:span text:style-name="T416">)</text:span><text:span text:style-name="T380">.</text:span></text:p>
      <text:p text:style-name="P926"><text:span text:style-name="T380">(</text:span><text:span text:style-name="T418">после it может стоять указание на место, где происходит ситуация, стр. 192</text:span><text:span text:style-name="T414">)</text:span></text:p>
      <text:p text:style-name="P394"/>
      <text:p text:style-name="P433"><text:span text:style-name="T389">Личные местоимения в объектном падеже </text:span><text:span text:style-name="T391">заменяют</text:span><text:span text:style-name="T389"> дополнени</text:span><text:span text:style-name="T390">е </text:span><text:span text:style-name="T395">(кого, кому, кем)</text:span><text:span text:style-name="T389">:</text:span></text:p>
      <text:list xml:id="list3586172174" text:style-name="L62">
        <text:list-item>
          <text:p text:style-name="P1181">me — меня, мне, мной;</text:p>
        </text:list-item>
        <text:list-item>
          <text:p text:style-name="P1181">you — тебя, тебе, тобой / вас, вам, вами;</text:p>
        </text:list-item>
        <text:list-item>
          <text:p text:style-name="P1182">him — его, ему, <text:span text:style-name="T957">им;</text:span></text:p>
        </text:list-item>
        <text:list-item>
          <text:p text:style-name="P1182">her — ее, ей;</text:p>
        </text:list-item>
        <text:list-item>
          <text:p text:style-name="P1183"><text:span text:style-name="T837">it — </text:span><text:span text:style-name="T838">этого</text:span><text:span text:style-name="T837">, </text:span><text:span text:style-name="T838">этому, этим </text:span><text:span text:style-name="T840">(неодушевлен.)</text:span><text:span text:style-name="T839">;</text:span></text:p>
        </text:list-item>
        <text:list-item>
          <text:p text:style-name="P1182">us — нас, нам, нами;</text:p>
        </text:list-item>
        <text:list-item>
          <text:p text:style-name="P1182">them — их, им, ими.</text:p>
          <text:p text:style-name="P1184"/>
        </text:list-item>
      </text:list>
      <text:p text:style-name="P104"><text:span text:style-name="T13">I</text:span> <text:span text:style-name="T23">love</text:span> <text:span text:style-name="T943">Jave</text:span> — Я люблю Джейн</text:p>
      <text:p text:style-name="P104"><text:span text:style-name="T13">Jane</text:span> <text:span text:style-name="T23">loves</text:span> <text:span text:style-name="T943">me</text:span> — Джейн любит меня</text:p>
      <text:p text:style-name="P395"/>
      <text:p text:style-name="P10">Притяжательные местоимения</text:p>
      <text:p text:style-name="P396"/>
      <text:p text:style-name="P845"><text:span text:style-name="T392">Овечают на вопрос «чей?». </text:span><text:span text:style-name="T393">И</text:span><text:span text:style-name="T403">х особенность </text:span><text:span text:style-name="T402">в</text:span><text:span text:style-name="T403"> то</text:span><text:span text:style-name="T402">м</text:span><text:span text:style-name="T403">, что они заменяют артикли.</text:span></text:p>
      <text:p text:style-name="P105">The dress is blue →<text:span text:style-name="T963"> </text:span>Her dress is blue.</text:p>
      <text:p text:style-name="P397"/>
      <text:p text:style-name="P923"><text:span text:style-name="T392">А</text:span><text:span text:style-name="T356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398"/>
      <text:p text:style-name="P844"><text:span text:style-name="T398">П</text:span><text:span text:style-name="T394">ритяжательные местоимения первого типа — это местоимен</text:span><text:span text:style-name="T397">ия</text:span><text:span text:style-name="T394">, </text:span><text:span text:style-name="T397">которые </text:span><text:span text:style-name="T392">употребляются</text:span><text:span text:style-name="T397"> </text:span></text:p>
      <text:p text:style-name="P405"><text:soft-page-break/>в связке с существительным (существительное идет после, обязательно):</text:p>
      <text:list xml:id="list458433625" text:style-name="L63">
        <text:list-item>
          <text:p text:style-name="P1107">my — <text:span text:style-name="T952">мо</text:span><text:span text:style-name="T953">й</text:span>; </text:p>
        </text:list-item>
        <text:list-item>
          <text:p text:style-name="P1107">your — <text:span text:style-name="T952">твой/ваш</text:span>; </text:p>
        </text:list-item>
        <text:list-item>
          <text:p text:style-name="P1107">his — <text:span text:style-name="T953">его</text:span>;</text:p>
        </text:list-item>
        <text:list-item>
          <text:p text:style-name="P1107">her — <text:span text:style-name="T953">ее</text:span>;</text:p>
        </text:list-item>
        <text:list-item>
          <text:p text:style-name="P1118"><text:span text:style-name="T394">its — </text:span><text:span text:style-name="T407">этого</text:span><text:span text:style-name="T394">.</text:span></text:p>
        </text:list-item>
        <text:list-item>
          <text:p text:style-name="P1108">our — <text:span text:style-name="T952">наш</text:span>; </text:p>
        </text:list-item>
        <text:list-item>
          <text:p text:style-name="P1107">their — <text:span text:style-name="T953">их</text:span>; </text:p>
        </text:list-item>
      </text:list>
      <text:p text:style-name="P400"/>
      <text:p text:style-name="P44"><text:span text:style-name="T764">I</text:span><text:span text:style-name="T397"> like </text:span><text:span text:style-name="T764">my</text:span><text:span text:style-name="T397"> </text:span><text:span text:style-name="T410">work</text:span><text:span text:style-name="T397"> — Мне нравится моя </text:span><text:span text:style-name="T410">работа</text:span><text:span text:style-name="T397">.</text:span></text:p>
      <text:p text:style-name="P45"><text:span text:style-name="T764">He</text:span><text:span text:style-name="T397"> likes </text:span><text:span text:style-name="T764">his</text:span><text:span text:style-name="T397"> </text:span><text:span text:style-name="T410">work</text:span><text:span text:style-name="T397"> — Ему нравится его </text:span><text:span text:style-name="T410">работа</text:span><text:span text:style-name="T397">.</text:span></text:p>
      <text:p text:style-name="P407"/>
      <text:p text:style-name="P848"><text:span text:style-name="T409">С</text:span><text:span text:style-name="T411">ледует обратить внимание, в каком контексте используется </text:span><text:span text:style-name="T531">its</text:span><text:span text:style-name="T411">.</text:span></text:p>
      <text:p text:style-name="P408"/>
      <text:p text:style-name="P81"><text:span text:style-name="T406">T</text:span><text:span text:style-name="T356">he </text:span><text:span text:style-name="T765">plant</text:span><text:span text:style-name="T408"> likes </text:span><text:span text:style-name="T765">its</text:span><text:span text:style-name="T408"> soil — Растению нравится его почва.</text:span></text:p>
      <text:p text:style-name="P864"><text:span text:style-name="T545">The</text:span><text:span text:style-name="T559"> </text:span><text:span text:style-name="T560">dog</text:span><text:span text:style-name="T546"> likes </text:span><text:span text:style-name="T559">his</text:span><text:span text:style-name="T546"> food — </text:span><text:span text:style-name="T547">Собаке</text:span><text:span text:style-name="T546"> нратися е</text:span><text:span text:style-name="T547">е</text:span><text:span text:style-name="T546"> </text:span><text:span text:style-name="T548">корм </text:span><text:span text:style-name="T549">(так выдает google-переводчик)</text:span><text:span text:style-name="T546">.</text:span></text:p>
      <text:p text:style-name="P399"/>
      <text:p text:style-name="P846"><text:span text:style-name="T395">Иногда </text:span><text:span text:style-name="T404">такие</text:span><text:span text:style-name="T397"> местоимения удобнее переводить словом «свой» </text:span><text:span text:style-name="T398">и его вариантами</text:span><text:span text:style-name="T397">.</text:span></text:p>
      <text:p text:style-name="P402"/>
      <text:p text:style-name="P106">I love <text:span text:style-name="T753">my</text:span> native town — Я люблю <text:span text:style-name="T753">свой</text:span> родной город.</text:p>
      <text:p text:style-name="P106">He loves <text:span text:style-name="T753">his</text:span> native town — Он любит <text:span text:style-name="T753">свой</text:span> родной город.</text:p>
      <text:p text:style-name="P401"/>
      <text:p text:style-name="P403">Бывают ситуации, когда после притяжательного местоимения существительного нет.</text:p>
      <text:p text:style-name="P404">В этом случае используются притяжательные местоимения второго типа. </text:p>
      <text:p text:style-name="P404"/>
      <text:p text:style-name="P409">Они употребляются самостоятельно, в конце предложения:</text:p>
      <text:list xml:id="list2690614531" text:style-name="L64">
        <text:list-item>
          <text:p text:style-name="P1109"><text:span text:style-name="T958">m</text:span>ine — <text:span text:style-name="T958">мой</text:span>;</text:p>
        </text:list-item>
        <text:list-item>
          <text:p text:style-name="P1109">yours — <text:span text:style-name="T958">твой/ваш</text:span>;</text:p>
        </text:list-item>
        <text:list-item>
          <text:p text:style-name="P1109">his — <text:span text:style-name="T958">его</text:span>;</text:p>
        </text:list-item>
        <text:list-item>
          <text:p text:style-name="P1109">hers — <text:span text:style-name="T958">ее</text:span>;</text:p>
        </text:list-item>
        <text:list-item>
          <text:p text:style-name="P1119"><text:span text:style-name="T399">its — </text:span><text:span text:style-name="T405">э</text:span><text:span text:style-name="T400">того</text:span><text:span text:style-name="T399">;</text:span></text:p>
        </text:list-item>
        <text:list-item>
          <text:p text:style-name="P1109">ours — <text:span text:style-name="T958">наш</text:span>; </text:p>
        </text:list-item>
        <text:list-item>
          <text:p text:style-name="P1110">theirs — их.</text:p>
        </text:list-item>
      </text:list>
      <text:p text:style-name="P410"/>
      <text:p text:style-name="P46"><text:span text:style-name="T400">Don`t touch it. It`s </text:span><text:span text:style-name="T404">mine</text:span><text:span text:style-name="T400"> — </text:span><text:span text:style-name="T401">Не трогай это. Это </text:span><text:span text:style-name="T404">мое</text:span><text:span text:style-name="T401">.</text:span></text:p>
      <text:p text:style-name="P107">It`s my money (это мои деньги) → It`s mine (они мои).</text:p>
      <text:p text:style-name="P390"/>
      <text:p text:style-name="P11">Возвратные местоимения</text:p>
      <text:p text:style-name="P406"/>
      <text:p text:style-name="P851"><text:span text:style-name="T412">Показывают, что человек совершает действие по отношению к самому себе. </text:span><text:span text:style-name="T702">С</text:span><text:span text:style-name="T704">остоят из </text:span></text:p>
      <text:p text:style-name="P859"><text:span text:style-name="T704">2х частей: слова </text:span><text:span text:style-name="T532">my/your/him/her/it/our/them</text:span><text:span text:style-name="T704"> и хвостика </text:span><text:span text:style-name="T532">-self</text:span><text:span text:style-name="T704"> или </text:span><text:span text:style-name="T532">-selves</text:span><text:span text:style-name="T704"> </text:span><text:span text:style-name="T719">(</text:span><text:span text:style-name="T704">для множеств. числа</text:span><text:span text:style-name="T719">)</text:span><text:span text:style-name="T704">.</text:span><text:span text:style-name="T413"> </text:span></text:p>
      <text:p text:style-name="P347"/>
      <text:p text:style-name="P859"><text:span text:style-name="T702">В</text:span><text:span text:style-name="T703">сегда </text:span><text:span text:style-name="T704">идут</text:span><text:span text:style-name="T703"> после глаголов. </text:span><text:span text:style-name="T691">На русский переводятся словами «себя, себе, собой», </text:span></text:p>
      <text:p text:style-name="P198">либо появляются у глаголов в виде окончания -сь, -ся.</text:p>
      <text:p text:style-name="P197"/>
      <text:p text:style-name="P82"><text:span text:style-name="T973">I </text:span>looked at <text:span text:style-name="T753">myself</text:span> in the mirror — Я посмотрела на <text:span text:style-name="T753">себя</text:span> в зеркало.</text:p>
      <text:p text:style-name="P108">He had to explain <text:span text:style-name="T753">himself</text:span> — Ему пришлось объяснить<text:span text:style-name="T753">ся</text:span></text:p>
      <text:p text:style-name="P309"/>
      <text:p text:style-name="P411"><text:span text:style-name="T661">Местоимение, образованное от you имеет 2 варианта: </text:span><text:span text:style-name="T446">yourself</text:span><text:span text:style-name="T661"> и </text:span><text:span text:style-name="T446">yourselves</text:span><text:span text:style-name="T661">. Это практически единственный слу</text:span><text:span text:style-name="T692">ч</text:span><text:span text:style-name="T661">ай в английском, когда видны отличия между «ты» и «вы».</text:span></text:p>
      <text:p text:style-name="P309"/>
      <text:p text:style-name="P109"><text:soft-page-break/>You talk to yourself when you sleep — Ты говоришь с собой, когда спишь.</text:p>
      <text:p text:style-name="P109">You should belive in yourselves — Вы должны верить в себя. (во множественном)</text:p>
      <text:p text:style-name="P310"/>
      <text:p text:style-name="P310">Местоимение <text:span text:style-name="T446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10"/>
      <text:p text:style-name="P109">I hope crisis resolves itself — Я надеюсь, кризис разрешится сам собой.</text:p>
      <text:p text:style-name="P310"/>
      <text:p text:style-name="P312">Глаголы, после которых возвратные местоимения не используются:</text:p>
      <text:list xml:id="list486735936" text:style-name="L65">
        <text:list-item>
          <text:p text:style-name="P1064">concentrate — сконцентрироваться;</text:p>
        </text:list-item>
        <text:list-item>
          <text:p text:style-name="P1064">relax — расслабиться;</text:p>
        </text:list-item>
        <text:list-item>
          <text:p text:style-name="P1064">feel — чувствовать (себя);</text:p>
        </text:list-item>
        <text:list-item>
          <text:p text:style-name="P1064">meet — встретиться.</text:p>
        </text:list-item>
      </text:list>
      <text:p text:style-name="P311"/>
      <text:p text:style-name="P110">I can`t concentrate — Я не могу сконцентрировать<text:span text:style-name="T753">ся</text:span>.</text:p>
      <text:p text:style-name="P110">I feel good — Я чувствую <text:span text:style-name="T753">себя</text:span> хорошо.</text:p>
      <text:p text:style-name="P111">You need to relax — Тебе нужно расслабить<text:span text:style-name="T753">ся</text:span>.</text:p>
      <text:p text:style-name="P313"/>
      <text:p text:style-name="P313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13"/>
      <text:p text:style-name="P83">I did it <text:span text:style-name="T753">myself</text:span> — Я <text:span text:style-name="T753">сам</text:span> это сделал.</text:p>
      <text:p text:style-name="P47"><text:span text:style-name="T964">If you want to do it well, do it </text:span><text:span text:style-name="T766">yourself</text:span><text:span text:style-name="T964"> — Хочешь сделать хорошо, делай это </text:span><text:span text:style-name="T766">сам</text:span><text:span text:style-name="T964">.</text:span></text:p>
      <text:p text:style-name="P313"/>
      <text:p text:style-name="P860"><text:span text:style-name="T726">Также, в этом случае перед местоимением можно поставить предлог </text:span><text:span text:style-name="T533">by</text:span><text:span text:style-name="T726">. </text:span><text:span text:style-name="T724">Он лишь указывает на то, кто же сделал это самостоятельно </text:span><text:span text:style-name="T725">(здесь </text:span><text:span text:style-name="T534">by</text:span><text:span text:style-name="T725"> — это отсылка к пассивному залогу)</text:span><text:span text:style-name="T724">.</text:span></text:p>
      <text:p text:style-name="P314"/>
      <text:p text:style-name="P112">I did it by myself — Я сам это сделал (обратите внимание на меня).</text:p>
      <text:p text:style-name="P314"/>
      <text:p text:style-name="P356">Указательные местоимения</text:p>
      <text:p text:style-name="P315"/>
      <text:p text:style-name="P435"><text:span text:style-name="T698">Нужны, чтобы указать на человека, предмет </text:span><text:span text:style-name="T705">или идею</text:span><text:span text:style-name="T710">.</text:span></text:p>
      <text:list xml:id="list1203575481" text:style-name="L66">
        <text:list-item>
          <text:p text:style-name="P1065">this — этот;</text:p>
        </text:list-item>
        <text:list-item>
          <text:p text:style-name="P1065">that — тот;</text:p>
        </text:list-item>
        <text:list-item>
          <text:p text:style-name="P1065">these — эти;</text:p>
        </text:list-item>
        <text:list-item>
          <text:p text:style-name="P1065">those — те.</text:p>
        </text:list-item>
      </text:list>
      <text:p text:style-name="P316"/>
      <text:p text:style-name="P317">Они связаны с расстоянием и показывают близко ли объект или далеко. Если объект близко, </text:p>
      <text:p text:style-name="P317">то используют <text:span text:style-name="T446">this</text:span> и <text:span text:style-name="T446">these</text:span>. Если объект далеко, и до него не дотянуться — то <text:span text:style-name="T446">that</text:span> и <text:span text:style-name="T446">thas</text:span>. </text:p>
      <text:p text:style-name="P317">После <text:span text:style-name="T446">these</text:span> и <text:span text:style-name="T446">those</text:span> нужно использовать глагол во множественном числе.</text:p>
      <text:p text:style-name="P317"/>
      <text:p text:style-name="P48"><text:span text:style-name="T421">T</text:span><text:span text:style-name="T422">his is my friend Joe — Это мой друг Джо (</text:span><text:span text:style-name="T423">досл. </text:span><text:span text:style-name="T424">Этот есть мой друг</text:span><text:span text:style-name="T422">).</text:span></text:p>
      <text:p text:style-name="P113">Those pictures on the wall are very beautiful — Те картины на стене очень красивые.</text:p>
      <text:p text:style-name="P317"/>
      <text:p text:style-name="P861"><text:span text:style-name="T727">Данные</text:span><text:span text:style-name="T705"> местоимения могут использоватьс в связке с существительным или самостоятельно.</text:span></text:p>
      <text:p text:style-name="P318">Если используются самостоятельно, то могут быть как подлежащим, так и дополнением.</text:p>
      <text:p text:style-name="P318"/>
      <text:p text:style-name="P852"><text:span text:style-name="T707">Очень часто </text:span><text:span text:style-name="T535">this</text:span><text:span text:style-name="T707"> и </text:span><text:span text:style-name="T535">that</text:span><text:span text:style-name="T707"> указывают именно на идею, </text:span><text:span text:style-name="T708">выступа</text:span><text:span text:style-name="T709">я</text:span><text:span text:style-name="T706"> формальн</text:span><text:span text:style-name="T708">ым</text:span><text:span text:style-name="T706"> подлежа</text:span><text:span text:style-name="T708">щим</text:span><text:span text:style-name="T707">. </text:span></text:p>
      <text:p text:style-name="P319">В этом случае <text:span text:style-name="T446">this</text:span> соответствует тому, что человек видит сейчас, а <text:span text:style-name="T446">that</text:span> — тому, что человек видел или слышал раньше. Также <text:span text:style-name="T446">that</text:span> может указывать на событие прошлого.</text:p>
      <text:p text:style-name="P320"/>
      <text:p text:style-name="P84"><text:soft-page-break/><text:span text:style-name="T425">T</text:span><text:span text:style-name="T356">hanks for help. That was really nice of you — Спасибо за помощь. Это было мило </text:span></text:p>
      <text:p text:style-name="P114">с вашей стороны (that указывает на ранее произошедшее событие).</text:p>
      <text:p text:style-name="P322"/>
      <text:p text:style-name="P114">I`ve got a new job! That`s good news — Я получил работу. Это хорошие новости </text:p>
      <text:p text:style-name="P114">(that указывает на озвученную ранее мысл).</text:p>
      <text:p text:style-name="P322"/>
      <text:p text:style-name="P115">That`s OK — Все в порядке (формальное подлежащее, </text:p>
      <text:p text:style-name="P49"><text:span text:style-name="T426">я </text:span><text:span text:style-name="T909">вижу</text:span><text:span text:style-name="T426"> что все хорошо / </text:span><text:span text:style-name="T786">идея</text:span><text:span text:style-name="T426"> хороша</text:span><text:span text:style-name="T427">).</text:span></text:p>
      <text:p text:style-name="P323"/>
      <text:p text:style-name="P114">This is Kerry — Это Кэри (подлежащее).</text:p>
      <text:p text:style-name="P320"/>
      <text:p text:style-name="P321">Указательные местоимения можно заменить определенным артиклем <text:span text:style-name="T446">the</text:span>.</text:p>
      <text:p text:style-name="P116">This food is delicious → The food is delicious (Эта еда очень вкусная).</text:p>
      <text:p text:style-name="P324"/>
      <text:p text:style-name="P325">Когда необходимо указать на человека или предмет, то это можно сделать и через <text:span text:style-name="T446">it is</text:span>. Разницы между <text:span text:style-name="T446">this is</text:span> и <text:span text:style-name="T446">it is</text:span> в этом случае нет. Но обычно используют вариант с <text:span text:style-name="T446">it</text:span>, </text:p>
      <text:p text:style-name="P326">т. к. он короче и является более разговорным: </text:p>
      <text:p text:style-name="P326"/>
      <text:p text:style-name="P50"><text:span text:style-name="T428">T</text:span><text:span text:style-name="T416">his is my book / </text:span><text:span text:style-name="T428">I</text:span><text:span text:style-name="T416">t is my book — </text:span><text:span text:style-name="T428">Это моя книга</text:span><text:span text:style-name="T416">. </text:span></text:p>
      <text:p text:style-name="P325"/>
      <text:p text:style-name="P12"><text:span text:style-name="T693">Н</text:span><text:span text:style-name="T661">еопределенные местоимения</text:span></text:p>
      <text:p text:style-name="P327"/>
      <text:p text:style-name="P328">Местоимения <text:span text:style-name="T446">some</text:span> и <text:span text:style-name="T446">any</text:span> означают «какой-то», «какое-то количество», «некоторый». </text:p>
      <text:p text:style-name="P328">Они связаны с чем-то неопределенным и часто выпадают при переводе.</text:p>
      <text:p text:style-name="P922"/>
      <text:p text:style-name="P855"><text:span text:style-name="T717">Они стоят перед существительном во множественно числе или перед неисчисляемым существительным: </text:span><text:span text:style-name="T536">s</text:span><text:span text:style-name="T537">ome water</text:span><text:span text:style-name="T711">, </text:span><text:span text:style-name="T536">some</text:span><text:span text:style-name="T537"> friends</text:span><text:span text:style-name="T711"> </text:span><text:span text:style-name="T716">и т. д.</text:span></text:p>
      <text:p text:style-name="P329"/>
      <text:p text:style-name="P330">Разница между <text:span text:style-name="T446">some</text:span> и <text:span text:style-name="T446">any</text:span> в том, что <text:span text:style-name="T446">some</text:span> используется в утверждениях, а <text:span text:style-name="T446">any</text:span> — </text:p>
      <text:p text:style-name="P330">в отрицаниях (в связке с <text:span text:style-name="T446">not</text:span>). Связка <text:span text:style-name="T446">not + any</text:span> <text:span text:style-name="T970">обычно </text:span>переводится двойным отрицанием.</text:p>
      <text:p text:style-name="P328"/>
      <text:p text:style-name="P117">I have some friends — У меня есть друзья. (какое-то количество)</text:p>
      <text:p text:style-name="P117">I haven`t got any friends — У меня нет (никаких) друзей.</text:p>
      <text:p text:style-name="P329"/>
      <text:p text:style-name="P331">В утвержениях <text:span text:style-name="T446">some</text:span> ставить не обязательно. Его часто не указывают.</text:p>
      <text:p text:style-name="P118">I have some friends / I have friends (одно и тоже).</text:p>
      <text:p text:style-name="P331"/>
      <text:p text:style-name="P331">В вопросах можно использовать оба местоимения, но смысл они будут передавать разный.</text:p>
      <text:p text:style-name="P333"/>
      <text:p text:style-name="P333"><text:span text:style-name="T446">Some</text:span> имеет позитивный оттенок <text:span text:style-name="T966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33"/>
      <text:p text:style-name="P862"><text:span text:style-name="T538">Would you like some </text:span><text:span text:style-name="T539">milk</text:span><text:span text:style-name="T538">? </text:span><text:span text:style-name="T537">—</text:span><text:span text:style-name="T538"> Вы хотите </text:span><text:span text:style-name="T539">молока</text:span><text:span text:style-name="T538">? (он</text:span><text:span text:style-name="T540">о</text:span><text:span text:style-name="T538"> у нас есть)</text:span></text:p>
      <text:p text:style-name="P51"><text:span text:style-name="T429">Could you give me some </text:span><text:span text:style-name="T430">milk</text:span><text:span text:style-name="T429">? </text:span><text:span text:style-name="T431">— </text:span><text:span text:style-name="T429">Я могу попросить </text:span><text:span text:style-name="T430">молока</text:span><text:span text:style-name="T429">? (поделитесь </text:span><text:span text:style-name="T432">пожалуйста</text:span><text:span text:style-name="T429">)</text:span></text:p>
      <text:p text:style-name="P334"/>
      <text:p text:style-name="P854"><text:span text:style-name="T541">Any</text:span><text:span text:style-name="T712"> передает сомнение </text:span><text:span text:style-name="T713">в наличии объектов, о которых спрашивают, поэтому обычно используется в вопросах, </text:span><text:span text:style-name="T714">где нужно получить </text:span><text:span text:style-name="T727">дополнительную</text:span><text:span text:style-name="T714"> информаци</text:span><text:span text:style-name="T715">ю</text:span><text:span text:style-name="T713">.</text:span></text:p>
      <text:p text:style-name="P335"/>
      <text:p text:style-name="P85"><text:span text:style-name="T433">H</text:span><text:span text:style-name="T356">ave you </text:span><text:span text:style-name="T432">got any milk in the fridge? </text:span><text:span text:style-name="T434">—</text:span><text:span text:style-name="T432"> У тебя есть молоко в холодильнике?</text:span></text:p>
      <text:p text:style-name="P86"><text:span text:style-name="T432">H</text:span><text:span text:style-name="T356">ave you bought </text:span><text:span text:style-name="T753">any</text:span><text:span text:style-name="T356"> new closes? — Ты купила </text:span><text:span text:style-name="T753">какую-нибудь</text:span><text:span text:style-name="T356"> новую одежду?</text:span></text:p>
      <text:p text:style-name="P332"/>
      <text:p text:style-name="P863"><text:span text:style-name="T714">Если зада</text:span><text:span text:style-name="T716">ется вопрос и ожидается положительный ответ, то используется </text:span><text:span text:style-name="T536">some</text:span><text:span text:style-name="T716">.</text:span></text:p>
      <text:p text:style-name="P921"><text:soft-page-break/>Are you wainting for somebody? — Ты кого-то ждешь? (не так ли).<text:span text:style-name="T832"> <text:s/></text:span><text:span text:style-name="T842">(привести другой пример)</text:span></text:p>
      <text:p text:style-name="P921"/>
      <text:p text:style-name="P856"><text:span text:style-name="T718">Местоимение </text:span><text:span text:style-name="T542">no</text:span><text:span text:style-name="T718"> </text:span><text:span text:style-name="T723">также </text:span><text:span text:style-name="T718">используется в отрицаниях. Им можно заменить связку </text:span><text:span text:style-name="T542">not</text:span><text:span text:style-name="T718"> + </text:span><text:span text:style-name="T542">any</text:span><text:span text:style-name="T718">.</text:span></text:p>
      <text:p text:style-name="P336">В предложениях с <text:span text:style-name="T446">no</text:span> первая половина выглядит, как утверждение. </text:p>
      <text:p text:style-name="P336"/>
      <text:p text:style-name="P338">Местоимение <text:span text:style-name="T446">no</text:span> стоит перед существительным, а частица <text:span text:style-name="T446">not</text:span> идет вместе со вспомогательны<text:span text:style-name="T968">м</text:span> глаголом. <text:span text:style-name="T968">Они не могут использоваться вместе в одном предложении.</text:span></text:p>
      <text:p text:style-name="P339"/>
      <text:p text:style-name="P119">There are no shops here / There aren`t any shops here — Здесь нет<text:span text:style-name="T969"> </text:span>магазинов.</text:p>
      <text:p text:style-name="P337"/>
      <text:p text:style-name="P857"><text:span text:style-name="T719">Неопределенные местоимения, </text:span><text:span text:style-name="T721">как и</text:span><text:span text:style-name="T719"> возвратны</text:span><text:span text:style-name="T721">е</text:span><text:span text:style-name="T719">, могут объединяться с некоторыми словами. </text:span><text:span text:style-name="T720">Здесь п</text:span><text:span text:style-name="T719">ервой половинкой будет: </text:span><text:span text:style-name="T543">some</text:span><text:span text:style-name="T719">, </text:span><text:span text:style-name="T543">any</text:span><text:span text:style-name="T719">, </text:span><text:span text:style-name="T543">no</text:span><text:span text:style-name="T719">, а второй — </text:span><text:span text:style-name="T543">b</text:span><text:span text:style-name="T544">ody/one</text:span><text:span text:style-name="T720"> (если говорят </text:span></text:p>
      <text:p text:style-name="P340">о человек), <text:span text:style-name="T446">thing</text:span> (если говорят о предмете) или <text:span text:style-name="T446">where</text:span> (если говорят о месте).</text:p>
      <text:p text:style-name="P340"/>
      <text:p text:style-name="P341">Переводятся они как: «кто-то», «что-то», «где-то», «никто», «ничто», «нигде».</text:p>
      <text:p text:style-name="P342">Могут заменять как подлежащее, так и дополнение. <text:span text:style-name="T975">И</text:span><text:span text:style-name="T974">спользуются по тем же правилам.</text:span></text:p>
      <text:p text:style-name="P340"/>
      <text:p text:style-name="P87"><text:span text:style-name="T435">T</text:span><text:span text:style-name="T356">here is somebody in the street — Кто-то на улице.</text:span></text:p>
      <text:p text:style-name="P120">Is there anybody in the street? — Есть кто на улице?</text:p>
      <text:p text:style-name="P120">There is nobody in the street / There isn`t anybody in the street — Никого нет на улице.</text:p>
      <text:p text:style-name="P340"/>
      <text:p text:style-name="P340">Если в предложении стоит <text:span text:style-name="T446">nobody</text:span>/<text:span text:style-name="T446">nothing</text:span>/<text:span text:style-name="T446">nowthere</text:span>, то отрицательная частица <text:span text:style-name="T446">not</text:span> уже </text:p>
      <text:p text:style-name="P857"><text:span text:style-name="T720">не нужна, подобно тому как она не используется </text:span><text:span text:style-name="T722">вместе с</text:span><text:span text:style-name="T720"> </text:span><text:span text:style-name="T544">no</text:span><text:span text:style-name="T720">.</text:span></text:p>
      <text:p text:style-name="P340"/>
      <text:p text:style-name="P932"><text:span text:style-name="T720">М</text:span><text:span text:style-name="T698">естоимения с окончанием </text:span><text:span text:style-name="T519">-body</text:span><text:span text:style-name="T698"> и </text:span><text:span text:style-name="T519">-one</text:span><text:span text:style-name="T698"> взаимозаменяемы.</text:span></text:p>
      <text:p text:style-name="P343"/>
      <text:p text:style-name="P1176">Притяжательный падеж. Possessive Case</text:p>
      <text:p text:style-name="P348"/>
      <text:p text:style-name="P869"><text:span text:style-name="T728">Сообщает информацию о том, </text:span><text:span text:style-name="T697">кому</text:span><text:span text:style-name="T728"> принадлежит </text:span><text:span text:style-name="T732">объект</text:span><text:span text:style-name="T728">, </text:span><text:span text:style-name="T729">т. е. указывает на владельца.</text:span></text:p>
      <text:p text:style-name="P350"/>
      <text:p text:style-name="P934"><text:span text:style-name="T698">Существительно в притяжательном падеже, как и </text:span><text:span text:style-name="T729">притяжательное</text:span><text:span text:style-name="T698"> местоимение, </text:span></text:p>
      <text:p text:style-name="P867"><text:span text:style-name="T728">отвечает </text:span><text:span text:style-name="T698">на вопрос «чей?». </text:span><text:span text:style-name="T729">Они взаимозаменяемы.</text:span></text:p>
      <text:p text:style-name="P351"/>
      <text:p text:style-name="P352"><text:span text:style-name="T729">Чтобы поставить существительное в этот падеж, нужно добавить к нему окончание </text:span><text:span text:style-name="T446">`s</text:span><text:span text:style-name="T729">.</text:span></text:p>
      <text:p text:style-name="P349"/>
      <text:p text:style-name="P52"><text:span text:style-name="T438">This is </text:span><text:span text:style-name="T767">Tom`s</text:span><text:span text:style-name="T439"> friend — </text:span><text:span text:style-name="T438">Это друг </text:span><text:span text:style-name="T768">Тома</text:span><text:span text:style-name="T438"> (существительное в притяжательном падеже)</text:span></text:p>
      <text:p text:style-name="P122">This is <text:span text:style-name="T753">his</text:span> friend — Это <text:span text:style-name="T753">его</text:span> друг (притяжательное местоимение)</text:p>
      <text:p text:style-name="P349"/>
      <text:p text:style-name="P350"><text:span text:style-name="T976">Если существительное </text:span><text:span text:style-name="T977">только </text:span><text:span text:style-name="T976">подразумевается, то его можно не указывать.</text:span></text:p>
      <text:p text:style-name="P122">This isn`t my car. It`s my brothers`s — Это не моя машина. Она брата.</text:p>
      <text:p text:style-name="P351"/>
      <text:p text:style-name="P353">Если существительное идет в связке с прилагательным или местоимением, то <text:span text:style-name="T446">`s</text:span> </text:p>
      <text:p text:style-name="P353">ставиться в концей всей связки: <text:span text:style-name="T446">a </text:span><text:span text:style-name="T558">big dog`s</text:span><text:span text:style-name="T446"> owner</text:span>, <text:span text:style-name="T558">my friend`s</text:span><text:span text:style-name="T446"> house</text:span>.</text:p>
      <text:p text:style-name="P353"/>
      <text:p text:style-name="P353">Если владельцев несколько то <text:span text:style-name="T446">`s</text:span> ставится в конце словосочетания: </text:p>
      <text:p text:style-name="P123"><text:span text:style-name="T753">Rick and Kate`s</text:span> wedding — Свадьба Рика и Кейт.</text:p>
      <text:p text:style-name="P353"/>
      <text:p text:style-name="P353">Если существительное во множественном числе, то в конце пишется только апостроф, </text:p>
      <text:p text:style-name="P868"><text:span text:style-name="T730">без </text:span><text:span text:style-name="T550">s</text:span><text:span text:style-name="T730">: </text:span><text:span text:style-name="T550">my </text:span><text:span text:style-name="T561">friends`</text:span><text:span text:style-name="T550"> school</text:span><text:span text:style-name="T730">. Но если во множественном числе слово-исключение, </text:span></text:p>
      <text:p text:style-name="P868"><text:span text:style-name="T730">то применяются обычные правила: </text:span><text:span text:style-name="T561">men`s</text:span><text:span text:style-name="T550"> clothes</text:span><text:span text:style-name="T730"> (мужская одежда).</text:span></text:p>
      <text:p text:style-name="P353"/>
      <text:p text:style-name="P935"><text:span text:style-name="T730">П</text:span><text:span text:style-name="T698">орядок слов следующий: сначала указывается владелец в притяжательном падеже, </text:span></text:p>
      <text:p text:style-name="P1069"><text:soft-page-break/>а потом то, чем он владеет (в русском языке все наоборот).</text:p>
      <text:p text:style-name="P1069"/>
      <text:p text:style-name="P869"><text:span text:style-name="T731">Если </text:span><text:span text:style-name="T732">предмет</text:span><text:span text:style-name="T731"> является частью другого </text:span><text:span text:style-name="T732">предмета</text:span><text:span text:style-name="T731">, то вместо притяжательного падежа используется предлог </text:span><text:span text:style-name="T551">of</text:span><text:span text:style-name="T731">. Т. к. владельцем может быть кто-то живой.</text:span></text:p>
      <text:p text:style-name="P1069"/>
      <text:p text:style-name="P88"><text:span text:style-name="T440">T</text:span><text:span text:style-name="T356">he wheel of the car — Колесо машины (Car`s wheel неправильно).</text:span></text:p>
      <text:p text:style-name="P53"><text:span text:style-name="T440">The door of the house — Двер дома </text:span><text:span text:style-name="T441">(предмет + of + больший предмет)</text:span><text:span text:style-name="T440">.</text:span></text:p>
      <text:p text:style-name="P1070"/>
      <text:p text:style-name="P937"><text:span text:style-name="T731">С</text:span><text:span text:style-name="T698">ловосочетания с предлогом </text:span><text:span text:style-name="T519">of</text:span><text:span text:style-name="T698">:</text:span></text:p>
      <text:list xml:id="list1386546242" text:style-name="L67">
        <text:list-item>
          <text:p text:style-name="P1071">the beginning/end of — начало/конец чего-то;</text:p>
        </text:list-item>
        <text:list-item>
          <text:p text:style-name="P1071">the top/middle/bottom of — вершина/середина/дно чего-то;</text:p>
        </text:list-item>
        <text:list-item>
          <text:p text:style-name="P1071">the side of — сторона чего-то.</text:p>
        </text:list-item>
      </text:list>
      <text:p text:style-name="P936"/>
      <text:p text:style-name="P1174">Существительное. Noun</text:p>
      <text:p text:style-name="P938"/>
      <text:p text:style-name="P1120">Это часть речи, которая обозначает предмет, человека или понятие. Отвечает на вопрос «кто/что?». Существительные и личные местоимения претендуют на одно место </text:p>
      <text:p text:style-name="P1139">в предложении. </text:p>
      <text:p text:style-name="P1139"/>
      <text:p text:style-name="P1122"><text:span text:style-name="T978">В русском языке существительное меняется по падежам. В английском </text:span><text:span text:style-name="T983">все</text:span><text:span text:style-name="T978"> по другому. </text:span></text:p>
      <text:p text:style-name="P1122"><text:span text:style-name="T978">Там за падежи отвечают предлоги а не окончания:</text:span><text:span text:style-name="T769"> </text:span><text:span text:style-name="T564">to</text:span><text:span text:style-name="T479"> the table </text:span><text:span text:style-name="T555">—</text:span><text:span text:style-name="T479"> </text:span><text:span text:style-name="T564">к</text:span><text:span text:style-name="T479"> стол</text:span><text:span text:style-name="T564">у</text:span><text:span text:style-name="T978">.</text:span></text:p>
      <text:p text:style-name="P1140"><text:span text:style-name="T979">(именительным и объектный падеж, используются только в местоимениях?)</text:span></text:p>
      <text:p text:style-name="P1139"/>
      <text:p text:style-name="P1142">Множественное <text:span text:style-name="T980">число. Plural</text:span></text:p>
      <text:p text:style-name="P1139"/>
      <text:p text:style-name="P1127"><text:span text:style-name="T981">Распространяется только на существительные, и не касается прилагательных.</text:span></text:p>
      <text:p text:style-name="P1127"><text:span text:style-name="T981">Образуется с помощью окончания </text:span><text:span text:style-name="T477">-s</text:span><text:span text:style-name="T981"> или </text:span><text:span text:style-name="T477">-es.</text:span></text:p>
      <text:p text:style-name="P1127"><text:span text:style-name="T477"/></text:p>
      <text:p text:style-name="P1127"><text:span text:style-name="T478">a </text:span><text:span text:style-name="T477">blue ballon</text:span><text:span text:style-name="T563">s</text:span><text:span text:style-name="T477"> — </text:span><text:span text:style-name="T478">г</text:span><text:span text:style-name="T477">олуб</text:span><text:span text:style-name="T563">ые</text:span><text:span text:style-name="T477"> шарик</text:span><text:span text:style-name="T563">и</text:span><text:span text:style-name="T477">.</text:span></text:p>
      <text:p text:style-name="P936"/>
      <text:p text:style-name="P1072">Окончание <text:span text:style-name="T446">-es</text:span> ставится, когда:</text:p>
      <text:p text:style-name="P1072"/>
      <text:list xml:id="list2917235542" text:style-name="L68">
        <text:list-item>
          <text:p text:style-name="P1073">слово заканчивается на <text:span text:style-name="T446">-s</text:span> или шипящий <text:span text:style-name="T446">-sh</text:span>, <text:span text:style-name="T446">-ch</text:span>, <text:span text:style-name="T446">-x</text:span>:</text:p>
          <text:p text:style-name="P1155">box/boxes, watch/watches, dish/dishes, bus/buses;</text:p>
          <text:p text:style-name="P1073"/>
        </text:list-item>
        <text:list-item>
          <text:p text:style-name="P1073">слово заканчивается на <text:span text:style-name="T446">-o</text:span> <text:span text:style-name="T982">(</text:span>кроме исключений<text:span text:style-name="T982">)</text:span>:</text:p>
          <text:p text:style-name="P1155">potato/potatoes, piano/pianos;</text:p>
          <text:p text:style-name="P1073"/>
        </text:list-item>
        <text:list-item>
          <text:p text:style-name="P1121"><text:span text:style-name="T734">слово заканчивается на </text:span><text:span text:style-name="T556">-f</text:span><text:span text:style-name="T734"> или </text:span><text:span text:style-name="T556">-fe</text:span><text:span text:style-name="T734">, </text:span><text:span text:style-name="T735">где</text:span><text:span text:style-name="T734"> </text:span><text:span text:style-name="T556">-f</text:span><text:span text:style-name="T734"> </text:span><text:span text:style-name="T735">также </text:span><text:span text:style-name="T734">заменяется на </text:span><text:span text:style-name="T556">-v</text:span><text:span text:style-name="T734"> </text:span><text:span text:style-name="T735">(кроме исключений)</text:span><text:span text:style-name="T734">:</text:span></text:p>
          <text:p text:style-name="P1150"><text:span text:style-name="T442">s</text:span><text:span text:style-name="T356">helf/shelves, wife/wives, proof/proofs.</text:span></text:p>
        </text:list-item>
      </text:list>
      <text:p text:style-name="P1141"><text:span text:style-name="T698"/></text:p>
      <text:p text:style-name="P1148"><text:span text:style-name="T698">Слова-исключения, которые меняются не по правилам:</text:span></text:p>
      <text:list xml:id="list3760633853" text:style-name="L69">
        <text:list-item>
          <text:p text:style-name="P1147"><text:span text:style-name="T698">man/men — мужчина/мужчины;</text:span></text:p>
        </text:list-item>
        <text:list-item>
          <text:p text:style-name="P1147"><text:span text:style-name="T698">child/children — ребенок/дети;</text:span></text:p>
        </text:list-item>
        <text:list-item>
          <text:p text:style-name="P1123"><text:span text:style-name="T736">woman/women [вимен] — женщина/женщины;</text:span></text:p>
        </text:list-item>
        <text:list-item>
          <text:p text:style-name="P1147"><text:span text:style-name="T698">foot/feet — нога/ноги;</text:span></text:p>
        </text:list-item>
        <text:list-item>
          <text:p text:style-name="P1147"><text:span text:style-name="T698">mouse/mice — мышь/мыши;</text:span></text:p>
        </text:list-item>
        <text:list-item>
          <text:p text:style-name="P1147"><text:span text:style-name="T698">sheep/sheep — овца/овцы;</text:span></text:p>
        </text:list-item>
        <text:list-item>
          <text:p text:style-name="P1146"><text:span text:style-name="T698">tooth/teeth — </text:span><text:span text:style-name="T737">зуб/</text:span><text:span text:style-name="T698">зубы;</text:span></text:p>
        </text:list-item>
        <text:list-item>
          <text:p text:style-name="P1146"><text:span text:style-name="T737">fish/fish — рыба/рыбы;</text:span></text:p>
        </text:list-item>
        <text:list-item>
          <text:p text:style-name="P1146"><text:span text:style-name="T737">goose/geese — гусь/гуси.</text:span><text:span text:style-name="T698"> </text:span></text:p>
        </text:list-item>
      </text:list>
      <text:p text:style-name="P1143"><text:soft-page-break/><text:span text:style-name="T694">И</text:span><text:span text:style-name="T661">счисляемые и неисчисляемые существительные</text:span></text:p>
      <text:p text:style-name="P1156"><text:span text:style-name="T698"/></text:p>
      <text:p text:style-name="P1125"><text:span text:style-name="T738">Исчисляемые существительные можно пересчитать. У них есть форма единственного </text:span></text:p>
      <text:p text:style-name="P1125"><text:span text:style-name="T738">и множественного числа. Количество можно указать числом, наречием </text:span><text:span text:style-name="T741">или артиклем </text:span><text:span text:style-name="T553">a</text:span><text:span text:style-name="T741"> (one).</text:span></text:p>
      <text:p text:style-name="P1157"><text:span text:style-name="T698"/></text:p>
      <text:p text:style-name="P1154"><text:span text:style-name="T753">3</text:span> apples — 3 яблока;</text:p>
      <text:p text:style-name="P1154"><text:span text:style-name="T753">many</text:span> books — много книг;</text:p>
      <text:p text:style-name="P1124"><text:span text:style-name="T552">I want </text:span><text:span text:style-name="T562">a</text:span><text:span text:style-name="T552"> banana — </text:span><text:span text:style-name="T554">я</text:span><text:span text:style-name="T552"> хочу банан.</text:span></text:p>
      <text:p text:style-name="P1157"><text:span text:style-name="T698"/></text:p>
      <text:p text:style-name="P1159"><text:span text:style-name="T698">Неисчисляемые существительные невозможно посчитать. К ним относятся вещества, жидкости, явления, ощущуне</text:span><text:span text:style-name="T741">н</text:span><text:span text:style-name="T698">ия, </text:span><text:span text:style-name="T742">абстрактные </text:span><text:span text:style-name="T698">понятия. Имеют только одну форму единственного числа и заменяются местоимнием </text:span><text:span text:style-name="T519">it</text:span><text:span text:style-name="T698">.</text:span></text:p>
      <text:p text:style-name="P1157"><text:span text:style-name="T698"/></text:p>
      <text:p text:style-name="P1157"><text:span text:style-name="T698">Чтобы выразить количество, используется дополнительная мерка: </text:span></text:p>
      <text:p text:style-name="P1157"><text:span text:style-name="T698"/></text:p>
      <text:list xml:id="list2485337661" text:style-name="L70">
        <text:list-item>
          <text:p text:style-name="P1161"><text:span text:style-name="T698">для жидкостей:</text:span></text:p>
          <text:list>
            <text:list-item>
              <text:p text:style-name="P1163"><text:span text:style-name="T698">glass of — стакан;</text:span></text:p>
            </text:list-item>
            <text:list-item>
              <text:p text:style-name="P1163"><text:span text:style-name="T698">cup of — чашка;</text:span></text:p>
            </text:list-item>
            <text:list-item>
              <text:p text:style-name="P1163"><text:span text:style-name="T698">jar of — банка;</text:span></text:p>
            </text:list-item>
            <text:list-item>
              <text:p text:style-name="P1163"><text:span text:style-name="T698">jug of — кувшин;</text:span></text:p>
            </text:list-item>
            <text:list-item>
              <text:p text:style-name="P1163"><text:span text:style-name="T698">bottle of — бутылка;</text:span></text:p>
            </text:list-item>
          </text:list>
          <text:p text:style-name="P1160"><text:span text:style-name="T698"/></text:p>
        </text:list-item>
        <text:list-item>
          <text:p text:style-name="P1161"><text:span text:style-name="T698">для сыпучих веществ:</text:span></text:p>
          <text:list>
            <text:list-item>
              <text:p text:style-name="P1163"><text:span text:style-name="T698">packet of — упаковка;</text:span></text:p>
            </text:list-item>
            <text:list-item>
              <text:p text:style-name="P1163"><text:span text:style-name="T698">bowl of — миска;</text:span></text:p>
            </text:list-item>
            <text:list-item>
              <text:p text:style-name="P1163"><text:span text:style-name="T698">bag of — мешок;</text:span></text:p>
            </text:list-item>
            <text:list-item>
              <text:p text:style-name="P1163"><text:span text:style-name="T698">kilo of — килограм;</text:span></text:p>
            </text:list-item>
          </text:list>
          <text:p text:style-name="P1158"><text:span text:style-name="T698"/></text:p>
        </text:list-item>
        <text:list-item>
          <text:p text:style-name="P1165"><text:span text:style-name="T698">для продуктов, которые режут:</text:span></text:p>
          <text:list>
            <text:list-item>
              <text:p text:style-name="P1163"><text:span text:style-name="T698">piece/</text:span><text:span text:style-name="T739">slice</text:span><text:span text:style-name="T698"> of — кусо</text:span><text:span text:style-name="T739">чек</text:span><text:span text:style-name="T698">;</text:span></text:p>
            </text:list-item>
            <text:list-item>
              <text:p text:style-name="P1163"><text:span text:style-name="T698">loaf of — буханка;</text:span></text:p>
            </text:list-item>
          </text:list>
        </text:list-item>
      </text:list>
      <text:p text:style-name="P1162"><text:span text:style-name="T698"/></text:p>
      <text:p text:style-name="P1151"><text:span text:style-name="T443">2 loafs of bread — </text:span><text:span text:style-name="T444">д</text:span><text:span text:style-name="T443">ве буханки хлеба.</text:span></text:p>
      <text:p text:style-name="P1162"><text:span text:style-name="T698"/></text:p>
      <text:p text:style-name="P1166"><text:span text:style-name="T698">Существительные, которые всегда неислисляемые:</text:span></text:p>
      <text:list xml:id="list652252796" text:style-name="L71">
        <text:list-item>
          <text:p text:style-name="P1164"><text:span text:style-name="T698">news — новости;</text:span></text:p>
        </text:list-item>
        <text:list-item>
          <text:p text:style-name="P1164"><text:span text:style-name="T698">money — деньги;</text:span></text:p>
        </text:list-item>
        <text:list-item>
          <text:p text:style-name="P1164"><text:span text:style-name="T698">bad luck — неудача;</text:span></text:p>
        </text:list-item>
        <text:list-item>
          <text:p text:style-name="P1164"><text:span text:style-name="T698">traffic — транспорт на дороге;</text:span></text:p>
        </text:list-item>
        <text:list-item>
          <text:p text:style-name="P1164"><text:span text:style-name="T698">frniture — мебель;</text:span></text:p>
        </text:list-item>
        <text:list-item>
          <text:p text:style-name="P1164"><text:span text:style-name="T698">progress — прогресс;</text:span></text:p>
        </text:list-item>
        <text:list-item>
          <text:p text:style-name="P1164"><text:span text:style-name="T698">information — информация;</text:span></text:p>
        </text:list-item>
        <text:list-item>
          <text:p text:style-name="P1164"><text:span text:style-name="T698">advice — совет;</text:span></text:p>
        </text:list-item>
        <text:list-item>
          <text:p text:style-name="P1164"><text:span text:style-name="T698">hair — волосы;</text:span></text:p>
        </text:list-item>
        <text:list-item>
          <text:p text:style-name="P1164"><text:span text:style-name="T698">paper — бумага;</text:span></text:p>
        </text:list-item>
        <text:list-item>
          <text:p text:style-name="P1164"><text:span text:style-name="T698">food — еда;</text:span></text:p>
        </text:list-item>
      </text:list>
      <text:p text:style-name="P1162"><text:span text:style-name="T698"/></text:p>
      <text:p text:style-name="P1152"><text:span text:style-name="T356">It is good news — Это хорошие новости </text:span><text:span text:style-name="T445">(без артикля)</text:span><text:span text:style-name="T356">.</text:span></text:p>
      <text:p text:style-name="P1153"><text:span text:style-name="T356">I need good advice — Мне нужен хороший совет </text:span><text:span text:style-name="T445">(без артикля)</text:span><text:span text:style-name="T356">.</text:span></text:p>
      <text:p text:style-name="P1167"><text:span text:style-name="T698"/></text:p>
      <text:p text:style-name="P1144"><text:soft-page-break/><text:span text:style-name="T661">Два </text:span><text:span text:style-name="T695">(и более) </text:span><text:span text:style-name="T661">существительный рядом</text:span></text:p>
      <text:p text:style-name="P1168"><text:span text:style-name="T698"/></text:p>
      <text:p text:style-name="P1126"><text:span text:style-name="T743">Такая цепочка обозначает один предмет/идею/концепцию. При этом существительным будет переводится только последнее слово, а те что стоят перед ним будут означать его характеристику (т. е. переводится прилагательным, либо существительным с предлогом).</text:span></text:p>
      <text:p text:style-name="P1126"><text:span text:style-name="T743"/></text:p>
      <text:p text:style-name="P1149"><text:span text:style-name="T356">a tennis ball — теннисный мяч / мяч для тенниса;</text:span></text:p>
      <text:p text:style-name="P1149"><text:span text:style-name="T356">a income tax — подоходный налог / налог на прибыль;</text:span></text:p>
      <text:p text:style-name="P1169"><text:span text:style-name="T743"/></text:p>
      <text:p text:style-name="P1169"><text:span text:style-name="T743">И</text:span><text:span text:style-name="T698">ногда первое существительное имеет окончание </text:span><text:span text:style-name="T519">-ing</text:span><text:span text:style-name="T698">.</text:span></text:p>
      <text:p text:style-name="P1149"><text:span text:style-name="T356">a swimming pool — плавательный бассейн;</text:span></text:p>
      <text:p text:style-name="P1169"><text:span text:style-name="T698"/></text:p>
      <text:p text:style-name="P1169"><text:span text:style-name="T698">Первое существительное всегда стоит в единственном числе.</text:span></text:p>
      <text:p text:style-name="P1149"><text:span text:style-name="T356">tennis balls — теннисные мячи;</text:span></text:p>
      <text:p text:style-name="P1169"><text:span text:style-name="T698"/></text:p>
      <text:p text:style-name="P1175"><text:span text:style-name="T661">Артикли. Articles</text:span></text:p>
      <text:p text:style-name="P1170"><text:span text:style-name="T698"/></text:p>
      <text:p text:style-name="P1002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897906232400">
          <table:table-cell table:style-name="Table7.A1" office:value-type="string">
            <text:p text:style-name="P955"/>
          </table:table-cell>
          <table:table-cell table:style-name="Table7.A1" office:value-type="string">
            <text:p text:style-name="P939">Past</text:p>
          </table:table-cell>
          <table:table-cell table:style-name="Table7.A1" office:value-type="string">
            <text:p text:style-name="P939">Present</text:p>
          </table:table-cell>
          <table:table-cell table:style-name="Table7.D1" office:value-type="string">
            <text:p text:style-name="P939">Future</text:p>
          </table:table-cell>
        </table:table-row>
        <table:table-row table:style-name="TableLine94897907538304">
          <table:table-cell table:style-name="Table7.A2" office:value-type="string">
            <text:p text:style-name="P946">+</text:p>
          </table:table-cell>
          <table:table-cell table:style-name="Table7.A2" office:value-type="string">
            <text:p text:style-name="P977">I/y<text:span text:style-name="T850">ou</text:span>/w<text:span text:style-name="T850">e</text:span>/t<text:span text:style-name="T850">hey</text:span>/he/she/it started</text:p>
          </table:table-cell>
          <table:table-cell table:style-name="Table7.A2" office:value-type="string">
            <text:p text:style-name="P968">I/you/we/they start</text:p>
            <text:p text:style-name="P968">He/she/it starts</text:p>
          </table:table-cell>
          <table:table-cell table:style-name="Table7.D2" office:value-type="string">
            <text:p text:style-name="P980">I/y<text:span text:style-name="T850">ou</text:span>/w<text:span text:style-name="T850">e</text:span>/t<text:span text:style-name="T850">hey</text:span>/he/she/it </text:p>
            <text:p text:style-name="P980">will start</text:p>
          </table:table-cell>
        </table:table-row>
        <table:table-row table:style-name="TableLine94897907546512">
          <table:table-cell table:style-name="Table7.A2" office:value-type="string">
            <text:p text:style-name="P940">-</text:p>
          </table:table-cell>
          <table:table-cell table:style-name="Table7.A2" office:value-type="string">
            <text:p text:style-name="P977">I/y<text:span text:style-name="T850">ou</text:span>/w<text:span text:style-name="T850">e</text:span>/t<text:span text:style-name="T850">hey</text:span>/he/she/it</text:p>
            <text:p text:style-name="P977">didn`t start</text:p>
          </table:table-cell>
          <table:table-cell table:style-name="Table7.A2" office:value-type="string">
            <text:p text:style-name="P968">I/you/we/they don`t start</text:p>
            <text:p text:style-name="P968">He/she/it doesn`t start</text:p>
          </table:table-cell>
          <table:table-cell table:style-name="Table7.D2" office:value-type="string">
            <text:p text:style-name="P980">I/y<text:span text:style-name="T850">ou</text:span>/w<text:span text:style-name="T850">e</text:span>/t<text:span text:style-name="T850">hey</text:span>/he/she/it</text:p>
            <text:p text:style-name="P980">won`t start</text:p>
          </table:table-cell>
        </table:table-row>
        <table:table-row table:style-name="TableLine94897907552976">
          <table:table-cell table:style-name="Table7.A2" office:value-type="string">
            <text:p text:style-name="P940">?</text:p>
          </table:table-cell>
          <table:table-cell table:style-name="Table7.A2" office:value-type="string">
            <text:p text:style-name="P978">Did I/y<text:span text:style-name="T850">ou</text:span>/w<text:span text:style-name="T850">e</text:span>/t<text:span text:style-name="T850">hey</text:span>/he</text:p>
            <text:p text:style-name="P978">/she/it start?</text:p>
          </table:table-cell>
          <table:table-cell table:style-name="Table7.A2" office:value-type="string">
            <text:p text:style-name="P968">Do I/you/we/they start?</text:p>
            <text:p text:style-name="P968">Does he/she/it start?</text:p>
          </table:table-cell>
          <table:table-cell table:style-name="Table7.D2" office:value-type="string">
            <text:p text:style-name="P981">Will I/y<text:span text:style-name="T850">ou</text:span>/w<text:span text:style-name="T850">e</text:span>/t<text:span text:style-name="T850">hey</text:span>/he</text:p>
            <text:p text:style-name="P981">/she/it start?</text:p>
          </table:table-cell>
        </table:table-row>
      </table:table>
      <text:p text:style-name="P162"/>
      <text:p text:style-name="P422"><text:span text:style-name="T667">Таблица времен группы Continu</text:span><text:span text:style-name="T668">ou</text:span><text:span text:style-name="T667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897907575504">
          <table:table-cell table:style-name="Table8.A1" office:value-type="string">
            <text:p text:style-name="P967"/>
          </table:table-cell>
          <table:table-cell table:style-name="Table8.A1" office:value-type="string">
            <text:p text:style-name="P939">Past</text:p>
          </table:table-cell>
          <table:table-cell table:style-name="Table8.A1" office:value-type="string">
            <text:p text:style-name="P939">Present</text:p>
          </table:table-cell>
          <table:table-cell table:style-name="Table8.D1" office:value-type="string">
            <text:p text:style-name="P939">Future</text:p>
          </table:table-cell>
        </table:table-row>
        <table:table-row table:style-name="TableLine94897907666576">
          <table:table-cell table:style-name="Table8.A2" office:value-type="string">
            <text:p text:style-name="P940">+</text:p>
          </table:table-cell>
          <table:table-cell table:style-name="Table8.A2" office:value-type="string">
            <text:p text:style-name="P979">I/<text:span text:style-name="T849">he/she/it</text:span> <text:span text:style-name="T849">was starting</text:span></text:p>
            <text:p text:style-name="P979"><text:span text:style-name="T849">Y</text:span><text:span text:style-name="T850">ou</text:span><text:span text:style-name="T849">/w</text:span><text:span text:style-name="T850">e</text:span><text:span text:style-name="T849">/t</text:span><text:span text:style-name="T850">hey</text:span><text:span text:style-name="T849"> were starting</text:span></text:p>
          </table:table-cell>
          <table:table-cell table:style-name="Table8.A2" office:value-type="string">
            <text:p text:style-name="P970">I am starting</text:p>
            <text:p text:style-name="P971">He/she/it is starting</text:p>
            <text:p text:style-name="P970">You/we/they are starting</text:p>
          </table:table-cell>
          <table:table-cell table:style-name="Table8.D2" office:value-type="string">
            <text:p text:style-name="P955"/>
          </table:table-cell>
        </table:table-row>
        <table:table-row table:style-name="TableLine94897907691952">
          <table:table-cell table:style-name="Table8.A2" office:value-type="string">
            <text:p text:style-name="P940">-</text:p>
          </table:table-cell>
          <table:table-cell table:style-name="Table8.A2" office:value-type="string">
            <text:p text:style-name="P980">I/he/she/it wasn`t starting</text:p>
            <text:p text:style-name="P980">Y<text:span text:style-name="T850">ou</text:span>/w<text:span text:style-name="T850">e</text:span>/t<text:span text:style-name="T850">hey</text:span> weren`t starting</text:p>
          </table:table-cell>
          <table:table-cell table:style-name="Table8.A2" office:value-type="string">
            <text:p text:style-name="P970">I`m not starting</text:p>
            <text:p text:style-name="P971">He/she/it isn`t starting</text:p>
            <text:p text:style-name="P970">You/we/they aren`t starting</text:p>
          </table:table-cell>
          <table:table-cell table:style-name="Table8.D2" office:value-type="string">
            <text:p text:style-name="P955"/>
          </table:table-cell>
        </table:table-row>
        <table:table-row table:style-name="TableLine94897907711376">
          <table:table-cell table:style-name="Table8.A2" office:value-type="string">
            <text:p text:style-name="P940">?</text:p>
          </table:table-cell>
          <table:table-cell table:style-name="Table8.A2" office:value-type="string">
            <text:p text:style-name="P980">Was I/he/she/it starting?</text:p>
            <text:p text:style-name="P980">Were y<text:span text:style-name="T850">ou</text:span>/w<text:span text:style-name="T850">e</text:span>/t<text:span text:style-name="T850">hey</text:span> starting?</text:p>
          </table:table-cell>
          <table:table-cell table:style-name="Table8.A2" office:value-type="string">
            <text:p text:style-name="P970">Am I starting?</text:p>
            <text:p text:style-name="P971">Is he/she/it starting?</text:p>
            <text:p text:style-name="P970">Are you/we/they starting?</text:p>
          </table:table-cell>
          <table:table-cell table:style-name="Table8.D2" office:value-type="string">
            <text:p text:style-name="P955"/>
          </table:table-cell>
        </table:table-row>
      </table:table>
      <text:p text:style-name="P162"/>
      <text:p text:style-name="P16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897907727072">
          <table:table-cell table:style-name="Table9.A1" office:value-type="string">
            <text:p text:style-name="P967"/>
          </table:table-cell>
          <table:table-cell table:style-name="Table9.A1" office:value-type="string">
            <text:p text:style-name="P939">Past</text:p>
          </table:table-cell>
          <table:table-cell table:style-name="Table9.A1" office:value-type="string">
            <text:p text:style-name="P939">Present</text:p>
          </table:table-cell>
          <table:table-cell table:style-name="Table9.D1" office:value-type="string">
            <text:p text:style-name="P939">Future</text:p>
          </table:table-cell>
        </table:table-row>
        <table:table-row table:style-name="TableLine94897907798016">
          <table:table-cell table:style-name="Table9.A2" office:value-type="string">
            <text:p text:style-name="P940">+</text:p>
          </table:table-cell>
          <table:table-cell table:style-name="Table9.A2" office:value-type="string">
            <text:p text:style-name="P955"/>
          </table:table-cell>
          <table:table-cell table:style-name="Table9.A2" office:value-type="string">
            <text:p text:style-name="P970">I/you/we/they have started</text:p>
            <text:p text:style-name="P970">He/she/it has started</text:p>
          </table:table-cell>
          <table:table-cell table:style-name="Table9.D2" office:value-type="string">
            <text:p text:style-name="P955"/>
          </table:table-cell>
        </table:table-row>
        <table:table-row table:style-name="TableLine94897907804784">
          <table:table-cell table:style-name="Table9.A2" office:value-type="string">
            <text:p text:style-name="P940">-</text:p>
          </table:table-cell>
          <table:table-cell table:style-name="Table9.A2" office:value-type="string">
            <text:p text:style-name="P955"/>
          </table:table-cell>
          <table:table-cell table:style-name="Table9.A2" office:value-type="string">
            <text:p text:style-name="P970">I/y<text:span text:style-name="T816">ou</text:span>/w<text:span text:style-name="T816">e</text:span>/t<text:span text:style-name="T816">hey</text:span> haven`t started</text:p>
            <text:p text:style-name="P970">He/she/it hasn`t started</text:p>
          </table:table-cell>
          <table:table-cell table:style-name="Table9.D2" office:value-type="string">
            <text:p text:style-name="P955"/>
          </table:table-cell>
        </table:table-row>
        <table:table-row table:style-name="TableLine94897907807728">
          <table:table-cell table:style-name="Table9.A2" office:value-type="string">
            <text:p text:style-name="P940">?</text:p>
          </table:table-cell>
          <table:table-cell table:style-name="Table9.A2" office:value-type="string">
            <text:p text:style-name="P955"/>
          </table:table-cell>
          <table:table-cell table:style-name="Table9.A2" office:value-type="string">
            <text:p text:style-name="P970">Have I/y<text:span text:style-name="T817">ou</text:span>/w<text:span text:style-name="T817">e</text:span>/t<text:span text:style-name="T817">hey</text:span> started?</text:p>
            <text:p text:style-name="P970">Has he/she/it started?</text:p>
          </table:table-cell>
          <table:table-cell table:style-name="Table9.D2" office:value-type="string">
            <text:p text:style-name="P955"/>
          </table:table-cell>
        </table:table-row>
      </table:table>
      <text:p text:style-name="P164"/>
      <text:p text:style-name="P16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97907810864">
          <table:table-cell table:style-name="Table1.A1" office:value-type="string">
            <text:p text:style-name="P969"/>
          </table:table-cell>
          <table:table-cell table:style-name="Table1.A1" office:value-type="string">
            <text:p text:style-name="P941">Past</text:p>
          </table:table-cell>
          <table:table-cell table:style-name="Table1.A1" office:value-type="string">
            <text:p text:style-name="P941">Present</text:p>
          </table:table-cell>
          <table:table-cell table:style-name="Table1.D1" office:value-type="string">
            <text:p text:style-name="P941">Future</text:p>
          </table:table-cell>
        </table:table-row>
        <table:table-row table:style-name="TableLine94897907855872">
          <table:table-cell table:style-name="Table1.A2" office:value-type="string">
            <text:p text:style-name="P941">+</text:p>
          </table:table-cell>
          <table:table-cell table:style-name="Table1.A2" office:value-type="string">
            <text:p text:style-name="P956"/>
          </table:table-cell>
          <table:table-cell table:style-name="Table1.A2" office:value-type="string">
            <text:p text:style-name="P976">I/y<text:span text:style-name="T850">ou</text:span>/w<text:span text:style-name="T850">e</text:span>/t<text:span text:style-name="T850">hey</text:span> have been starting</text:p>
            <text:p text:style-name="P976">He/she/it has been starting</text:p>
          </table:table-cell>
          <table:table-cell table:style-name="Table1.D2" office:value-type="string">
            <text:p text:style-name="P956"/>
          </table:table-cell>
        </table:table-row>
        <table:table-row table:style-name="TableLine94897907867824">
          <table:table-cell table:style-name="Table1.A2" office:value-type="string">
            <text:p text:style-name="P941">-</text:p>
          </table:table-cell>
          <table:table-cell table:style-name="Table1.A2" office:value-type="string">
            <text:p text:style-name="P956"/>
          </table:table-cell>
          <table:table-cell table:style-name="Table1.A2" office:value-type="string">
            <text:p text:style-name="P976">I/y<text:span text:style-name="T850">ou</text:span>/w<text:span text:style-name="T850">e</text:span>/t<text:span text:style-name="T850">hey</text:span> haven`t been starting</text:p>
            <text:p text:style-name="P976">He/she/it hasn`t been starting</text:p>
          </table:table-cell>
          <table:table-cell table:style-name="Table1.D2" office:value-type="string">
            <text:p text:style-name="P956"/>
          </table:table-cell>
        </table:table-row>
        <table:table-row table:style-name="TableLine94897907871184">
          <table:table-cell table:style-name="Table1.A2" office:value-type="string">
            <text:p text:style-name="P941">?</text:p>
          </table:table-cell>
          <table:table-cell table:style-name="Table1.A2" office:value-type="string">
            <text:p text:style-name="P956"/>
          </table:table-cell>
          <table:table-cell table:style-name="Table1.A2" office:value-type="string">
            <text:p text:style-name="P976">Have I/y<text:span text:style-name="T850">ou</text:span>/w<text:span text:style-name="T850">e</text:span>/t<text:span text:style-name="T850">hey</text:span> been starting?</text:p>
            <text:p text:style-name="P976">Has he/she/it been starting?</text:p>
          </table:table-cell>
          <table:table-cell table:style-name="Table1.D2" office:value-type="string">
            <text:p text:style-name="P956"/>
          </table:table-cell>
        </table:table-row>
      </table:table>
      <text:p text:style-name="P1003"><text:span text:style-name="T586">Таблица </text:span><text:span text:style-name="T598">форм </text:span><text:span text:style-name="T586">пассивно</text:span><text:span text:style-name="T599">го</text:span><text:span text:style-name="T586"> залог</text:span><text:span text:style-name="T599">а</text:span><text:span text:style-name="T586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897907899568">
          <table:table-cell table:style-name="Table4.A1" office:value-type="string">
            <text:p text:style-name="P958"/>
          </table:table-cell>
          <table:table-cell table:style-name="Table4.A1" office:value-type="string">
            <text:p text:style-name="P950">Past</text:p>
          </table:table-cell>
          <table:table-cell table:style-name="Table4.A1" office:value-type="string">
            <text:p text:style-name="P950">Present</text:p>
          </table:table-cell>
          <table:table-cell table:style-name="Table4.D1" office:value-type="string">
            <text:p text:style-name="P950">Future</text:p>
          </table:table-cell>
        </table:table-row>
        <table:table-row table:style-name="TableLine94897908017616">
          <table:table-cell table:style-name="Table4.A2" office:value-type="string">
            <text:p text:style-name="P951">Simple</text:p>
          </table:table-cell>
          <table:table-cell table:style-name="Table4.A2" office:value-type="string">
            <text:p text:style-name="P958"><text:span text:style-name="T878">I/</text:span><text:span text:style-name="T879">he/she/it</text:span><text:span text:style-name="T878"> </text:span><text:span text:style-name="T879">was</text:span><text:span text:style-name="T878"> </text:span><text:span text:style-name="T212">taught</text:span></text:p>
            <text:p text:style-name="P988">You/we/they were <text:span text:style-name="T212">taught</text:span></text:p>
          </table:table-cell>
          <table:table-cell table:style-name="Table4.A2" office:value-type="string">
            <text:p text:style-name="P989">I am <text:span text:style-name="T212">taught</text:span></text:p>
            <text:p text:style-name="P988">He/she/it is <text:span text:style-name="T212">taught</text:span></text:p>
            <text:p text:style-name="P988">You/we/the<text:span text:style-name="T880">y</text:span> are <text:span text:style-name="T212">taught</text:span></text:p>
          </table:table-cell>
          <table:table-cell table:style-name="Table4.D2" office:value-type="string">
            <text:p text:style-name="P987">I/you/we/they/he/she/it</text:p>
            <text:p text:style-name="P987">will be <text:span text:style-name="T212">taught</text:span></text:p>
          </table:table-cell>
        </table:table-row>
        <table:table-row table:style-name="TableLine94897908049008">
          <table:table-cell table:style-name="Table4.A2" office:value-type="string">
            <text:p text:style-name="P951">Contin.</text:p>
          </table:table-cell>
          <table:table-cell table:style-name="Table4.A2" office:value-type="string">
            <text:p text:style-name="P958"><text:span text:style-name="T880">I/he/she/it was being </text:span><text:span text:style-name="T212">taught</text:span></text:p>
            <text:p text:style-name="P958"><text:span text:style-name="T214">You/we/the</text:span><text:span text:style-name="T213">y</text:span><text:span text:style-name="T214"> </text:span><text:span text:style-name="T213">were</text:span><text:span text:style-name="T214"> </text:span><text:span text:style-name="T213">being</text:span><text:span text:style-name="T214"> </text:span><text:span text:style-name="T212">taught</text:span></text:p>
          </table:table-cell>
          <table:table-cell table:style-name="Table4.A2" office:value-type="string">
            <text:p text:style-name="P987">I am being <text:span text:style-name="T212">taught</text:span></text:p>
            <text:p text:style-name="P987"><text:span text:style-name="T212">H</text:span><text:span text:style-name="T151">e/she/it is being taught</text:span></text:p>
            <text:p text:style-name="P988"><text:span text:style-name="T151">You/we/the</text:span><text:span text:style-name="T213">y</text:span><text:span text:style-name="T151"> are </text:span><text:span text:style-name="T213">being</text:span><text:span text:style-name="T151"> </text:span><text:span text:style-name="T212">taught</text:span></text:p>
          </table:table-cell>
          <table:table-cell table:style-name="Table4.D2" office:value-type="string">
            <text:p text:style-name="P987">— </text:p>
          </table:table-cell>
        </table:table-row>
        <table:table-row table:style-name="TableLine94897908073168">
          <table:table-cell table:style-name="Table4.A2" office:value-type="string">
            <text:p text:style-name="P951">Perfect</text:p>
          </table:table-cell>
          <table:table-cell table:style-name="Table4.A2" office:value-type="string">
            <text:p text:style-name="P958"><text:span text:style-name="T881">I/you/we/they/</text:span><text:span text:style-name="T215">he/she/it</text:span><text:span text:style-name="T881"> </text:span></text:p>
            <text:p text:style-name="P958"><text:span text:style-name="T881">had been </text:span><text:span text:style-name="T212">taught</text:span></text:p>
          </table:table-cell>
          <table:table-cell table:style-name="Table4.A2" office:value-type="string">
            <text:p text:style-name="P990">I/you/we/they have been <text:span text:style-name="T212">taught</text:span></text:p>
            <text:p text:style-name="P990"><text:span text:style-name="T212">H</text:span><text:span text:style-name="T151">e/she/it has been </text:span><text:span text:style-name="T212">taught</text:span></text:p>
          </table:table-cell>
          <table:table-cell table:style-name="Table4.D2" office:value-type="string">
            <text:p text:style-name="P958"><text:span text:style-name="T881">I/you/we/they/</text:span><text:span text:style-name="T215">he/she/it</text:span><text:span text:style-name="T881"> </text:span></text:p>
            <text:p text:style-name="P958"><text:span text:style-name="T881">will have been </text:span><text:span text:style-name="T212">taught</text:span></text:p>
          </table:table-cell>
        </table:table-row>
      </table:table>
      <text:p text:style-name="P224"/>
      <text:p text:style-name="P427"><text:span text:style-name="T586">Таблица </text:span><text:span text:style-name="T587">форм</text:span><text:span text:style-name="T586"> глагола </text:span><text:span text:style-name="T596">b</text:span><text:span text:style-name="T58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97908081888">
          <table:table-cell table:style-name="Table5.A1" office:value-type="string">
            <text:p text:style-name="P945">Подлежащее</text:p>
          </table:table-cell>
          <table:table-cell table:style-name="Table5.A1" office:value-type="string">
            <text:p text:style-name="P942">Past</text:p>
          </table:table-cell>
          <table:table-cell table:style-name="Table5.A1" office:value-type="string">
            <text:p text:style-name="P942">Present</text:p>
          </table:table-cell>
          <table:table-cell table:style-name="Table5.D1" office:value-type="string">
            <text:p text:style-name="P942">Future</text:p>
          </table:table-cell>
        </table:table-row>
        <table:table-row table:style-name="TableLine94897908105552">
          <table:table-cell table:style-name="Table5.A2" office:value-type="string">
            <text:p text:style-name="P975">I</text:p>
          </table:table-cell>
          <table:table-cell table:style-name="Table5.A2" office:value-type="string">
            <text:p text:style-name="P976">was</text:p>
          </table:table-cell>
          <table:table-cell table:style-name="Table5.A2" office:value-type="string">
            <text:p text:style-name="P972">am</text:p>
          </table:table-cell>
          <table:table-cell table:style-name="Table5.D2" office:value-type="string">
            <text:p text:style-name="P982">will be</text:p>
          </table:table-cell>
        </table:table-row>
        <table:table-row table:style-name="TableLine94897908117520">
          <table:table-cell table:style-name="Table5.A2" office:value-type="string">
            <text:p text:style-name="P974">he/she/<text:span text:style-name="T824">it</text:span></text:p>
          </table:table-cell>
          <table:table-cell table:style-name="Table5.A2" office:value-type="string">
            <text:p text:style-name="P976">was</text:p>
          </table:table-cell>
          <table:table-cell table:style-name="Table5.A2" office:value-type="string">
            <text:p text:style-name="P973">is</text:p>
          </table:table-cell>
          <table:table-cell table:style-name="Table5.D2" office:value-type="string">
            <text:p text:style-name="P982">will be</text:p>
          </table:table-cell>
        </table:table-row>
        <table:table-row table:style-name="TableLine94897908119472">
          <table:table-cell table:style-name="Table5.A2" office:value-type="string">
            <text:p text:style-name="P974">you/we/they</text:p>
          </table:table-cell>
          <table:table-cell table:style-name="Table5.A2" office:value-type="string">
            <text:p text:style-name="P976">were</text:p>
          </table:table-cell>
          <table:table-cell table:style-name="Table5.A2" office:value-type="string">
            <text:p text:style-name="P973">are</text:p>
          </table:table-cell>
          <table:table-cell table:style-name="Table5.D2" office:value-type="string">
            <text:p text:style-name="P982">will be</text:p>
          </table:table-cell>
        </table:table-row>
      </table:table>
      <text:p text:style-name="P221"/>
      <text:p text:style-name="P221">Таблица модальных глаголов:</text:p>
      <table:table table:name="Table2" table:style-name="Table2">
        <table:table-column table:style-name="Table2.A" table:number-columns-repeated="3"/>
        <table:table-row table:style-name="TableLine94897908134288">
          <table:table-cell table:style-name="Table2.A1" office:value-type="string">
            <text:p text:style-name="P948">Глагол</text:p>
          </table:table-cell>
          <table:table-cell table:style-name="Table2.A1" office:value-type="string">
            <text:p text:style-name="P957"><text:span text:style-name="T756">З</text:span><text:span text:style-name="T757">начение</text:span></text:p>
          </table:table-cell>
          <table:table-cell table:style-name="Table2.C1" office:value-type="string">
            <text:p text:style-name="P957"><text:span text:style-name="T756">В</text:span><text:span text:style-name="T757">рем</text:span><text:span text:style-name="T756">я</text:span></text:p>
          </table:table-cell>
        </table:table-row>
        <table:table-row table:style-name="TableLine94897908205136">
          <table:table-cell table:style-name="Table2.A2" office:value-type="string">
            <text:p text:style-name="P983">can</text:p>
          </table:table-cell>
          <table:table-cell table:style-name="Table2.A2" office:value-type="string">
            <text:p text:style-name="P983">могу, умею, смогу;</text:p>
            <text:p text:style-name="P983">(часто используется в просьбах и предложениях)</text:p>
          </table:table-cell>
          <table:table-cell table:style-name="Table2.C2" office:value-type="string">
            <text:p text:style-name="P983">настоящее и будущее</text:p>
          </table:table-cell>
        </table:table-row>
        <table:table-row table:style-name="TableLine94897908209648">
          <table:table-cell table:style-name="Table2.A2" office:value-type="string">
            <text:p text:style-name="P983">could</text:p>
          </table:table-cell>
          <table:table-cell table:style-name="Table2.A2" office:value-type="string">
            <text:p text:style-name="P983">мог, умел</text:p>
          </table:table-cell>
          <table:table-cell table:style-name="Table2.C2" office:value-type="string">
            <text:p text:style-name="P983">прошедшее</text:p>
          </table:table-cell>
        </table:table-row>
        <table:table-row table:style-name="TableLine94897908225856">
          <table:table-cell table:style-name="Table2.A2" office:value-type="string">
            <text:p text:style-name="P983">might, may</text:p>
          </table:table-cell>
          <table:table-cell table:style-name="Table2.A2" office:value-type="string">
            <text:p text:style-name="P983">может быть, мог бы, возможно, наверное</text:p>
          </table:table-cell>
          <table:table-cell table:style-name="Table2.C2" office:value-type="string">
            <text:p text:style-name="P983">настоящее и будущие</text:p>
          </table:table-cell>
        </table:table-row>
        <table:table-row table:style-name="TableLine94897908230720">
          <table:table-cell table:style-name="Table2.A2" office:value-type="string">
            <text:p text:style-name="P983">must</text:p>
          </table:table-cell>
          <table:table-cell table:style-name="Table2.A2" office:value-type="string">
            <text:p text:style-name="P983">должен, обязан, нужно, запрет, нельзя</text:p>
          </table:table-cell>
          <table:table-cell table:style-name="Table2.C2" office:value-type="string">
            <text:p text:style-name="P983">настоящее</text:p>
          </table:table-cell>
        </table:table-row>
        <table:table-row table:style-name="TableLine94897908237856">
          <table:table-cell table:style-name="Table2.A2" office:value-type="string">
            <text:p text:style-name="P983">should</text:p>
          </table:table-cell>
          <table:table-cell table:style-name="Table2.A2" office:value-type="string">
            <text:p text:style-name="P983">следует сделать, следовало бы сделать; (совет)</text:p>
          </table:table-cell>
          <table:table-cell table:style-name="Table2.C2" office:value-type="string">
            <text:p text:style-name="P983">настоящее и будущие</text:p>
          </table:table-cell>
        </table:table-row>
        <table:table-row table:style-name="TableLine94897908240464">
          <table:table-cell table:style-name="Table2.A2" office:value-type="string">
            <text:p text:style-name="P983">would</text:p>
          </table:table-cell>
          <table:table-cell table:style-name="Table2.A2" office:value-type="string">
            <text:p text:style-name="P983">частица «бы», предложение услуги, привычка прошлого</text:p>
          </table:table-cell>
          <table:table-cell table:style-name="Table2.C2" office:value-type="string">
            <text:p text:style-name="P983">настоящее, прошедшее, будущие</text:p>
          </table:table-cell>
        </table:table-row>
      </table:table>
      <text:p text:style-name="P222"/>
      <text:p text:style-name="P22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97908247280">
          <table:table-cell table:style-name="Table3.A1" office:value-type="string">
            <text:p text:style-name="P949">Конструкция</text:p>
          </table:table-cell>
          <table:table-cell table:style-name="Table3.A1" office:value-type="string">
            <text:p text:style-name="P949">Значение</text:p>
          </table:table-cell>
          <table:table-cell table:style-name="Table3.C1" office:value-type="string">
            <text:p text:style-name="P949">Время</text:p>
          </table:table-cell>
        </table:table-row>
        <table:table-row table:style-name="TableLine94897908284464">
          <table:table-cell table:style-name="Table3.A2" office:value-type="string">
            <text:p text:style-name="P984">be able to</text:p>
          </table:table-cell>
          <table:table-cell table:style-name="Table3.A2" office:value-type="string">
            <text:p text:style-name="P984">могу (близко к can)</text:p>
          </table:table-cell>
          <table:table-cell table:style-name="Table3.C2" office:value-type="string">
            <text:p text:style-name="P984">be меняется по временам</text:p>
          </table:table-cell>
        </table:table-row>
        <table:table-row table:style-name="TableLine94897908297408">
          <table:table-cell table:style-name="Table3.A2" office:value-type="string">
            <text:p text:style-name="P984">have to</text:p>
          </table:table-cell>
          <table:table-cell table:style-name="Table3.A2" office:value-type="string">
            <text:p text:style-name="P984">должен (близко к must)</text:p>
          </table:table-cell>
          <table:table-cell table:style-name="Table3.C2" office:value-type="string">
            <text:p text:style-name="P984">have меняется по временам</text:p>
          </table:table-cell>
        </table:table-row>
        <table:table-row table:style-name="TableLine94897908300240">
          <table:table-cell table:style-name="Table3.A2" office:value-type="string">
            <text:p text:style-name="P984">used to</text:p>
          </table:table-cell>
          <table:table-cell table:style-name="Table3.A2" office:value-type="string">
            <text:p text:style-name="P984">делал раньше, имел привычку делать (близко к would)</text:p>
          </table:table-cell>
          <table:table-cell table:style-name="Table3.C2" office:value-type="string">
            <text:p text:style-name="P984">всегда стоит в прошедшем;</text:p>
            <text:p text:style-name="P984">меняется как Past Simple</text:p>
          </table:table-cell>
        </table:table-row>
      </table:table>
      <text:p text:style-name="P223"/>
      <text:p text:style-name="P230"/>
      <text:p text:style-name="P1004"><text:span text:style-name="T402">Таблица </text:span><text:span text:style-name="T419">личны</text:span><text:span text:style-name="T420">х</text:span><text:span text:style-name="T419"> и притяжательных </text:span><text:span text:style-name="T402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897908336192">
          <table:table-cell table:style-name="Table11.A1" table:number-columns-spanned="2" office:value-type="string">
            <text:p text:style-name="P953">Личные местоимения</text:p>
          </table:table-cell>
          <table:covered-table-cell/>
          <table:table-cell table:style-name="Table11.C1" table:number-columns-spanned="2" office:value-type="string">
            <text:p text:style-name="P953">Притяжательные местоимения</text:p>
          </table:table-cell>
          <table:covered-table-cell/>
        </table:table-row>
        <table:table-row table:style-name="TableLine94897907223552">
          <table:table-cell table:style-name="Table11.A2" office:value-type="string">
            <text:p text:style-name="P959"><text:span text:style-name="T965">и</text:span><text:span text:style-name="T959">менительный падеж</text:span></text:p>
            <text:p text:style-name="P994"><text:span text:style-name="T962">(</text:span>кто/что<text:span text:style-name="T962">)</text:span></text:p>
          </table:table-cell>
          <table:table-cell table:style-name="Table11.A2" office:value-type="string">
            <text:p text:style-name="P959"><text:span text:style-name="T965">о</text:span><text:span text:style-name="T959">бъектный падеж</text:span></text:p>
            <text:p text:style-name="P994"><text:span text:style-name="T962">(</text:span>кого, <text:span text:style-name="T962">к</text:span>ому, кем<text:span text:style-name="T962">)</text:span></text:p>
          </table:table-cell>
          <table:table-cell table:style-name="Table11.A2" office:value-type="string">
            <text:p text:style-name="P993"><text:span text:style-name="T962">с</text:span> существительным</text:p>
            <text:p text:style-name="P995">(чей)</text:p>
          </table:table-cell>
          <table:table-cell table:style-name="Table11.D2" office:value-type="string">
            <text:p text:style-name="P959"><text:span text:style-name="T962">о</text:span><text:span text:style-name="T959">тдельно</text:span></text:p>
            <text:p text:style-name="P995">(чей)</text:p>
          </table:table-cell>
        </table:table-row>
        <table:table-row table:style-name="TableLine94897905869792">
          <table:table-cell table:style-name="Table11.A2" office:value-type="string">
            <text:p text:style-name="P998">I</text:p>
          </table:table-cell>
          <table:table-cell table:style-name="Table11.A2" office:value-type="string">
            <text:p text:style-name="P998">me</text:p>
          </table:table-cell>
          <table:table-cell table:style-name="Table11.A2" office:value-type="string">
            <text:p text:style-name="P996">my</text:p>
          </table:table-cell>
          <table:table-cell table:style-name="Table11.D2" office:value-type="string">
            <text:p text:style-name="P996">mine</text:p>
          </table:table-cell>
        </table:table-row>
        <table:table-row table:style-name="TableLine94897905863248">
          <table:table-cell table:style-name="Table11.A2" office:value-type="string">
            <text:p text:style-name="P998">you</text:p>
          </table:table-cell>
          <table:table-cell table:style-name="Table11.A2" office:value-type="string">
            <text:p text:style-name="P998">you</text:p>
          </table:table-cell>
          <table:table-cell table:style-name="Table11.A2" office:value-type="string">
            <text:p text:style-name="P996">your</text:p>
          </table:table-cell>
          <table:table-cell table:style-name="Table11.D2" office:value-type="string">
            <text:p text:style-name="P996">yours</text:p>
          </table:table-cell>
        </table:table-row>
        <table:table-row table:style-name="TableLine94897905893120">
          <table:table-cell table:style-name="Table11.A2" office:value-type="string">
            <text:p text:style-name="P998">he</text:p>
          </table:table-cell>
          <table:table-cell table:style-name="Table11.A2" office:value-type="string">
            <text:p text:style-name="P998">him</text:p>
          </table:table-cell>
          <table:table-cell table:style-name="Table11.A2" office:value-type="string">
            <text:p text:style-name="P996">his</text:p>
          </table:table-cell>
          <table:table-cell table:style-name="Table11.D2" office:value-type="string">
            <text:p text:style-name="P997">his</text:p>
          </table:table-cell>
        </table:table-row>
        <table:table-row table:style-name="TableLine94897905872624">
          <table:table-cell table:style-name="Table11.A2" office:value-type="string">
            <text:p text:style-name="P998">she</text:p>
          </table:table-cell>
          <table:table-cell table:style-name="Table11.A2" office:value-type="string">
            <text:p text:style-name="P996">her</text:p>
          </table:table-cell>
          <table:table-cell table:style-name="Table11.A2" office:value-type="string">
            <text:p text:style-name="P996">her</text:p>
          </table:table-cell>
          <table:table-cell table:style-name="Table11.D2" office:value-type="string">
            <text:p text:style-name="P996">hers</text:p>
          </table:table-cell>
        </table:table-row>
        <table:table-row table:style-name="TableLine94897906007632">
          <table:table-cell table:style-name="Table11.A2" office:value-type="string">
            <text:p text:style-name="P998">it</text:p>
          </table:table-cell>
          <table:table-cell table:style-name="Table11.A2" office:value-type="string">
            <text:p text:style-name="P996">it</text:p>
          </table:table-cell>
          <table:table-cell table:style-name="Table11.A2" office:value-type="string">
            <text:p text:style-name="P996">its</text:p>
          </table:table-cell>
          <table:table-cell table:style-name="Table11.D2" office:value-type="string">
            <text:p text:style-name="P997">its</text:p>
          </table:table-cell>
        </table:table-row>
        <table:table-row table:style-name="TableLine94897905968144">
          <table:table-cell table:style-name="Table11.A2" office:value-type="string">
            <text:p text:style-name="P998">we</text:p>
          </table:table-cell>
          <table:table-cell table:style-name="Table11.A2" office:value-type="string">
            <text:p text:style-name="P996">us</text:p>
          </table:table-cell>
          <table:table-cell table:style-name="Table11.A2" office:value-type="string">
            <text:p text:style-name="P996">our</text:p>
          </table:table-cell>
          <table:table-cell table:style-name="Table11.D2" office:value-type="string">
            <text:p text:style-name="P996">ours</text:p>
          </table:table-cell>
        </table:table-row>
        <table:table-row table:style-name="TableLine94897906078704">
          <table:table-cell table:style-name="Table11.A2" office:value-type="string">
            <text:p text:style-name="P998">they</text:p>
          </table:table-cell>
          <table:table-cell table:style-name="Table11.A2" office:value-type="string">
            <text:p text:style-name="P996">them</text:p>
          </table:table-cell>
          <table:table-cell table:style-name="Table11.A2" office:value-type="string">
            <text:p text:style-name="P996">their</text:p>
          </table:table-cell>
          <table:table-cell table:style-name="Table11.D2" office:value-type="string">
            <text:p text:style-name="P996">theirs</text:p>
          </table:table-cell>
        </table:table-row>
      </table:table>
      <text:p text:style-name="P231"/>
      <text:p text:style-name="P344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897906151344">
          <table:table-cell table:style-name="Table12.A1" office:value-type="string">
            <text:p text:style-name="P947"/>
          </table:table-cell>
          <table:table-cell table:style-name="Table12.A1" office:value-type="string">
            <text:p text:style-name="P954">body/one</text:p>
          </table:table-cell>
          <table:table-cell table:style-name="Table12.A1" office:value-type="string">
            <text:p text:style-name="P954">thing</text:p>
          </table:table-cell>
          <table:table-cell table:style-name="Table12.D1" office:value-type="string">
            <text:p text:style-name="P954">where</text:p>
          </table:table-cell>
        </table:table-row>
        <table:table-row table:style-name="TableLine94897906301936">
          <table:table-cell table:style-name="Table12.A2" office:value-type="string">
            <text:p text:style-name="P954">some </text:p>
          </table:table-cell>
          <table:table-cell table:style-name="Table12.A2" office:value-type="string">
            <text:p text:style-name="P999">somebody/someone (кто-то)</text:p>
          </table:table-cell>
          <table:table-cell table:style-name="Table12.A2" office:value-type="string">
            <text:p text:style-name="P999">something </text:p>
            <text:p text:style-name="P999">(что-то)</text:p>
          </table:table-cell>
          <table:table-cell table:style-name="Table12.D2" office:value-type="string">
            <text:p text:style-name="P999">somewhere </text:p>
            <text:p text:style-name="P999">(где-то)</text:p>
          </table:table-cell>
        </table:table-row>
        <table:table-row table:style-name="TableLine94897906316240">
          <table:table-cell table:style-name="Table12.A2" office:value-type="string">
            <text:p text:style-name="P954">any</text:p>
          </table:table-cell>
          <table:table-cell table:style-name="Table12.A2" office:value-type="string">
            <text:p text:style-name="P999">anybody/anyone </text:p>
            <text:p text:style-name="P999">(кто-то)</text:p>
          </table:table-cell>
          <table:table-cell table:style-name="Table12.A2" office:value-type="string">
            <text:p text:style-name="P999">anything </text:p>
            <text:p text:style-name="P999">(что-то)</text:p>
          </table:table-cell>
          <table:table-cell table:style-name="Table12.D2" office:value-type="string">
            <text:p text:style-name="P999">anywhere </text:p>
            <text:p text:style-name="P999">(где-то)</text:p>
          </table:table-cell>
        </table:table-row>
        <table:table-row table:style-name="TableLine94897906465072">
          <table:table-cell table:style-name="Table12.A2" office:value-type="string">
            <text:p text:style-name="P954">no</text:p>
          </table:table-cell>
          <table:table-cell table:style-name="Table12.A2" office:value-type="string">
            <text:p text:style-name="P999">nobody/noone </text:p>
            <text:p text:style-name="P999">(никто)</text:p>
          </table:table-cell>
          <table:table-cell table:style-name="Table12.A2" office:value-type="string">
            <text:p text:style-name="P999">nothing </text:p>
            <text:p text:style-name="P999">(ничто)</text:p>
          </table:table-cell>
          <table:table-cell table:style-name="Table12.D2" office:value-type="string">
            <text:p text:style-name="P999">nowhere </text:p>
            <text:p text:style-name="P999">(нигде)</text:p>
          </table:table-cell>
        </table:table-row>
      </table:table>
      <text:p text:style-name="P232"/>
      <text:p text:style-name="P1001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897906456208">
          <table:table-cell table:style-name="Table6.A1" office:value-type="string">
            <text:p text:style-name="P944">Перевод</text:p>
          </table:table-cell>
          <table:table-cell table:style-name="Table6.A1" office:value-type="string">
            <text:p text:style-name="P943">Начальная форма</text:p>
          </table:table-cell>
          <table:table-cell table:style-name="Table6.A1" office:value-type="string">
            <text:p text:style-name="P943">2я форма</text:p>
          </table:table-cell>
          <table:table-cell table:style-name="Table6.D1" office:value-type="string">
            <text:p text:style-name="P944">3я форма</text:p>
          </table:table-cell>
        </table:table-row>
        <table:table-row table:style-name="TableLine94897907348304">
          <table:table-cell table:style-name="Table6.A2" office:value-type="string">
            <text:p text:style-name="P960">начинать</text:p>
          </table:table-cell>
          <table:table-cell table:style-name="Table6.A2" office:value-type="string">
            <text:p text:style-name="P961">begin</text:p>
          </table:table-cell>
          <table:table-cell table:style-name="Table6.A2" office:value-type="string">
            <text:p text:style-name="P961">began</text:p>
          </table:table-cell>
          <table:table-cell table:style-name="Table6.D2" office:value-type="string">
            <text:p text:style-name="P960">begun</text:p>
          </table:table-cell>
        </table:table-row>
        <table:table-row table:style-name="TableLine94897907375104">
          <table:table-cell table:style-name="Table6.A2" office:value-type="string">
            <text:p text:style-name="P960">ломать</text:p>
          </table:table-cell>
          <table:table-cell table:style-name="Table6.A2" office:value-type="string">
            <text:p text:style-name="P961">break</text:p>
          </table:table-cell>
          <table:table-cell table:style-name="Table6.A2" office:value-type="string">
            <text:p text:style-name="P961">broke</text:p>
          </table:table-cell>
          <table:table-cell table:style-name="Table6.D2" office:value-type="string">
            <text:p text:style-name="P960">broken</text:p>
          </table:table-cell>
        </table:table-row>
        <table:table-row table:style-name="TableLine94897908078560">
          <table:table-cell table:style-name="Table6.A2" office:value-type="string">
            <text:p text:style-name="P960">приносить</text:p>
          </table:table-cell>
          <table:table-cell table:style-name="Table6.A2" office:value-type="string">
            <text:p text:style-name="P961">bring</text:p>
          </table:table-cell>
          <table:table-cell table:style-name="Table6.A2" office:value-type="string">
            <text:p text:style-name="P961">brought</text:p>
          </table:table-cell>
          <table:table-cell table:style-name="Table6.D2" office:value-type="string">
            <text:p text:style-name="P960">brought</text:p>
          </table:table-cell>
        </table:table-row>
        <table:table-row table:style-name="TableLine94897906349552">
          <table:table-cell table:style-name="Table6.A2" office:value-type="string">
            <text:p text:style-name="P960">покупать</text:p>
          </table:table-cell>
          <table:table-cell table:style-name="Table6.A2" office:value-type="string">
            <text:p text:style-name="P961">buy</text:p>
          </table:table-cell>
          <table:table-cell table:style-name="Table6.A2" office:value-type="string">
            <text:p text:style-name="P961">bought</text:p>
          </table:table-cell>
          <table:table-cell table:style-name="Table6.D2" office:value-type="string">
            <text:p text:style-name="P960">bought</text:p>
          </table:table-cell>
        </table:table-row>
        <table:table-row table:style-name="TableLine94897906301280">
          <table:table-cell table:style-name="Table6.A2" office:value-type="string">
            <text:p text:style-name="P960">приходить</text:p>
          </table:table-cell>
          <table:table-cell table:style-name="Table6.A2" office:value-type="string">
            <text:p text:style-name="P961">come</text:p>
          </table:table-cell>
          <table:table-cell table:style-name="Table6.A2" office:value-type="string">
            <text:p text:style-name="P961">came</text:p>
          </table:table-cell>
          <table:table-cell table:style-name="Table6.D2" office:value-type="string">
            <text:p text:style-name="P960">come</text:p>
          </table:table-cell>
        </table:table-row>
        <table:table-row table:style-name="TableLine94897906876560">
          <table:table-cell table:style-name="Table6.A2" office:value-type="string">
            <text:p text:style-name="P960">делать</text:p>
          </table:table-cell>
          <table:table-cell table:style-name="Table6.A2" office:value-type="string">
            <text:p text:style-name="P961">do</text:p>
          </table:table-cell>
          <table:table-cell table:style-name="Table6.A2" office:value-type="string">
            <text:p text:style-name="P961">did</text:p>
          </table:table-cell>
          <table:table-cell table:style-name="Table6.D2" office:value-type="string">
            <text:p text:style-name="P960">done</text:p>
          </table:table-cell>
        </table:table-row>
        <table:table-row table:style-name="TableLine94897907984560">
          <table:table-cell table:style-name="Table6.A2" office:value-type="string">
            <text:p text:style-name="P960">пить</text:p>
          </table:table-cell>
          <table:table-cell table:style-name="Table6.A2" office:value-type="string">
            <text:p text:style-name="P961">drink</text:p>
          </table:table-cell>
          <table:table-cell table:style-name="Table6.A2" office:value-type="string">
            <text:p text:style-name="P961">drank</text:p>
          </table:table-cell>
          <table:table-cell table:style-name="Table6.D2" office:value-type="string">
            <text:p text:style-name="P960">drunk</text:p>
          </table:table-cell>
        </table:table-row>
        <table:table-row table:style-name="TableLine94897908511456">
          <table:table-cell table:style-name="Table6.A2" office:value-type="string">
            <text:p text:style-name="P960">есть</text:p>
          </table:table-cell>
          <table:table-cell table:style-name="Table6.A2" office:value-type="string">
            <text:p text:style-name="P961">eat</text:p>
          </table:table-cell>
          <table:table-cell table:style-name="Table6.A2" office:value-type="string">
            <text:p text:style-name="P961">ate</text:p>
          </table:table-cell>
          <table:table-cell table:style-name="Table6.D2" office:value-type="string">
            <text:p text:style-name="P960">eaten</text:p>
          </table:table-cell>
        </table:table-row>
        <table:table-row table:style-name="TableLine94897908732112">
          <table:table-cell table:style-name="Table6.A2" office:value-type="string">
            <text:p text:style-name="P960">падать</text:p>
          </table:table-cell>
          <table:table-cell table:style-name="Table6.A2" office:value-type="string">
            <text:p text:style-name="P962">fall</text:p>
          </table:table-cell>
          <table:table-cell table:style-name="Table6.A2" office:value-type="string">
            <text:p text:style-name="P962">fell</text:p>
          </table:table-cell>
          <table:table-cell table:style-name="Table6.D2" office:value-type="string">
            <text:p text:style-name="P960">fallen</text:p>
          </table:table-cell>
        </table:table-row>
        <table:table-row table:style-name="TableLine94897908733184">
          <table:table-cell table:style-name="Table6.A2" office:value-type="string">
            <text:p text:style-name="P960">летать</text:p>
          </table:table-cell>
          <table:table-cell table:style-name="Table6.A2" office:value-type="string">
            <text:p text:style-name="P962">fly</text:p>
          </table:table-cell>
          <table:table-cell table:style-name="Table6.A2" office:value-type="string">
            <text:p text:style-name="P962">flew</text:p>
          </table:table-cell>
          <table:table-cell table:style-name="Table6.D2" office:value-type="string">
            <text:p text:style-name="P960">flown</text:p>
          </table:table-cell>
        </table:table-row>
        <table:table-row table:style-name="TableLine94897908734256">
          <table:table-cell table:style-name="Table6.A2" office:value-type="string">
            <text:p text:style-name="P960">забывать</text:p>
          </table:table-cell>
          <table:table-cell table:style-name="Table6.A2" office:value-type="string">
            <text:p text:style-name="P962">forget</text:p>
          </table:table-cell>
          <table:table-cell table:style-name="Table6.A2" office:value-type="string">
            <text:p text:style-name="P962">forgot</text:p>
          </table:table-cell>
          <table:table-cell table:style-name="Table6.D2" office:value-type="string">
            <text:p text:style-name="P960">forgotten</text:p>
          </table:table-cell>
        </table:table-row>
        <table:table-row table:style-name="TableLine94897908735328">
          <table:table-cell table:style-name="Table6.A2" office:value-type="string">
            <text:p text:style-name="P960">получать</text:p>
          </table:table-cell>
          <table:table-cell table:style-name="Table6.A2" office:value-type="string">
            <text:p text:style-name="P962">get</text:p>
          </table:table-cell>
          <table:table-cell table:style-name="Table6.A2" office:value-type="string">
            <text:p text:style-name="P962">got</text:p>
          </table:table-cell>
          <table:table-cell table:style-name="Table6.D2" office:value-type="string">
            <text:p text:style-name="P960">got</text:p>
          </table:table-cell>
        </table:table-row>
        <table:table-row table:style-name="TableLine94897908736400">
          <table:table-cell table:style-name="Table6.A2" office:value-type="string">
            <text:p text:style-name="P963">давать</text:p>
          </table:table-cell>
          <table:table-cell table:style-name="Table6.A2" office:value-type="string">
            <text:p text:style-name="P964">give</text:p>
          </table:table-cell>
          <table:table-cell table:style-name="Table6.A2" office:value-type="string">
            <text:p text:style-name="P964">gave</text:p>
          </table:table-cell>
          <table:table-cell table:style-name="Table6.D2" office:value-type="string">
            <text:p text:style-name="P963">given</text:p>
          </table:table-cell>
        </table:table-row>
        <table:table-row table:style-name="TableLine94897908737472">
          <table:table-cell table:style-name="Table6.A2" office:value-type="string">
            <text:p text:style-name="P963">идти</text:p>
          </table:table-cell>
          <table:table-cell table:style-name="Table6.A2" office:value-type="string">
            <text:p text:style-name="P964">go</text:p>
          </table:table-cell>
          <table:table-cell table:style-name="Table6.A2" office:value-type="string">
            <text:p text:style-name="P964">went</text:p>
          </table:table-cell>
          <table:table-cell table:style-name="Table6.D2" office:value-type="string">
            <text:p text:style-name="P963">gone</text:p>
          </table:table-cell>
        </table:table-row>
        <table:table-row table:style-name="TableLine94897908738544">
          <table:table-cell table:style-name="Table6.A2" office:value-type="string">
            <text:p text:style-name="P965">иметь </text:p>
          </table:table-cell>
          <table:table-cell table:style-name="Table6.A2" office:value-type="string">
            <text:p text:style-name="P966">have</text:p>
          </table:table-cell>
          <table:table-cell table:style-name="Table6.A2" office:value-type="string">
            <text:p text:style-name="P966">had</text:p>
          </table:table-cell>
          <table:table-cell table:style-name="Table6.D2" office:value-type="string">
            <text:p text:style-name="P965">had</text:p>
          </table:table-cell>
        </table:table-row>
        <table:table-row table:style-name="TableLine94897908739616">
          <table:table-cell table:style-name="Table6.A2" office:value-type="string">
            <text:p text:style-name="P965">слышать</text:p>
          </table:table-cell>
          <table:table-cell table:style-name="Table6.A2" office:value-type="string">
            <text:p text:style-name="P966">hear</text:p>
          </table:table-cell>
          <table:table-cell table:style-name="Table6.A2" office:value-type="string">
            <text:p text:style-name="P966">heard</text:p>
          </table:table-cell>
          <table:table-cell table:style-name="Table6.D2" office:value-type="string">
            <text:p text:style-name="P965">heard</text:p>
          </table:table-cell>
        </table:table-row>
        <table:table-row table:style-name="TableLine94897908741600">
          <table:table-cell table:style-name="Table6.A2" office:value-type="string">
            <text:p text:style-name="P965">знать</text:p>
          </table:table-cell>
          <table:table-cell table:style-name="Table6.A2" office:value-type="string">
            <text:p text:style-name="P966">know</text:p>
          </table:table-cell>
          <table:table-cell table:style-name="Table6.A2" office:value-type="string">
            <text:p text:style-name="P966">knew</text:p>
          </table:table-cell>
          <table:table-cell table:style-name="Table6.D2" office:value-type="string">
            <text:p text:style-name="P965">known</text:p>
          </table:table-cell>
        </table:table-row>
        <table:table-row table:style-name="TableLine94897908742416">
          <table:table-cell table:style-name="Table6.A2" office:value-type="string">
            <text:p text:style-name="P965">терять</text:p>
          </table:table-cell>
          <table:table-cell table:style-name="Table6.A2" office:value-type="string">
            <text:p text:style-name="P966">lose</text:p>
          </table:table-cell>
          <table:table-cell table:style-name="Table6.A2" office:value-type="string">
            <text:p text:style-name="P966">lost</text:p>
          </table:table-cell>
          <table:table-cell table:style-name="Table6.D2" office:value-type="string">
            <text:p text:style-name="P965">lost</text:p>
          </table:table-cell>
        </table:table-row>
        <table:table-row table:style-name="TableLine94897908743232">
          <table:table-cell table:style-name="Table6.A2" office:value-type="string">
            <text:p text:style-name="P965">делать</text:p>
          </table:table-cell>
          <table:table-cell table:style-name="Table6.A2" office:value-type="string">
            <text:p text:style-name="P966">make</text:p>
          </table:table-cell>
          <table:table-cell table:style-name="Table6.A2" office:value-type="string">
            <text:p text:style-name="P966">made</text:p>
          </table:table-cell>
          <table:table-cell table:style-name="Table6.D2" office:value-type="string">
            <text:p text:style-name="P965">made</text:p>
          </table:table-cell>
        </table:table-row>
        <table:table-row table:style-name="TableLine94897908744128">
          <table:table-cell table:style-name="Table6.A2" office:value-type="string">
            <text:p text:style-name="P965">платить</text:p>
          </table:table-cell>
          <table:table-cell table:style-name="Table6.A2" office:value-type="string">
            <text:p text:style-name="P966">pay</text:p>
          </table:table-cell>
          <table:table-cell table:style-name="Table6.A2" office:value-type="string">
            <text:p text:style-name="P966">paid</text:p>
          </table:table-cell>
          <table:table-cell table:style-name="Table6.D2" office:value-type="string">
            <text:p text:style-name="P965">paid</text:p>
          </table:table-cell>
        </table:table-row>
        <table:table-row table:style-name="TableLine94897908745152">
          <table:table-cell table:style-name="Table6.A2" office:value-type="string">
            <text:p text:style-name="P965">класть</text:p>
          </table:table-cell>
          <table:table-cell table:style-name="Table6.A2" office:value-type="string">
            <text:p text:style-name="P966">put</text:p>
          </table:table-cell>
          <table:table-cell table:style-name="Table6.A2" office:value-type="string">
            <text:p text:style-name="P966">put</text:p>
          </table:table-cell>
          <table:table-cell table:style-name="Table6.D2" office:value-type="string">
            <text:p text:style-name="P965">put</text:p>
          </table:table-cell>
        </table:table-row>
        <table:table-row table:style-name="TableLine94897908746224">
          <table:table-cell table:style-name="Table6.A2" office:value-type="string">
            <text:p text:style-name="P965">читать</text:p>
          </table:table-cell>
          <table:table-cell table:style-name="Table6.A2" office:value-type="string">
            <text:p text:style-name="P966">read</text:p>
          </table:table-cell>
          <table:table-cell table:style-name="Table6.A2" office:value-type="string">
            <text:p text:style-name="P966">read</text:p>
          </table:table-cell>
          <table:table-cell table:style-name="Table6.D2" office:value-type="string">
            <text:p text:style-name="P966">read</text:p>
          </table:table-cell>
        </table:table-row>
        <table:table-row table:style-name="TableLine94897908747296">
          <table:table-cell table:style-name="Table6.A2" office:value-type="string">
            <text:p text:style-name="P965">сказать</text:p>
          </table:table-cell>
          <table:table-cell table:style-name="Table6.A2" office:value-type="string">
            <text:p text:style-name="P966">say</text:p>
          </table:table-cell>
          <table:table-cell table:style-name="Table6.A2" office:value-type="string">
            <text:p text:style-name="P966">said</text:p>
          </table:table-cell>
          <table:table-cell table:style-name="Table6.D2" office:value-type="string">
            <text:p text:style-name="P966">said</text:p>
          </table:table-cell>
        </table:table-row>
        <table:table-row table:style-name="TableLine94897908748368">
          <table:table-cell table:style-name="Table6.A2" office:value-type="string">
            <text:p text:style-name="P965">говорить</text:p>
          </table:table-cell>
          <table:table-cell table:style-name="Table6.A2" office:value-type="string">
            <text:p text:style-name="P966">speak</text:p>
          </table:table-cell>
          <table:table-cell table:style-name="Table6.A2" office:value-type="string">
            <text:p text:style-name="P966">spoke</text:p>
          </table:table-cell>
          <table:table-cell table:style-name="Table6.D2" office:value-type="string">
            <text:p text:style-name="P965">spoken</text:p>
          </table:table-cell>
        </table:table-row>
        <table:table-row table:style-name="TableLine94897908749440">
          <table:table-cell table:style-name="Table6.A2" office:value-type="string">
            <text:p text:style-name="P965">видеть</text:p>
          </table:table-cell>
          <table:table-cell table:style-name="Table6.A2" office:value-type="string">
            <text:p text:style-name="P966">see</text:p>
          </table:table-cell>
          <table:table-cell table:style-name="Table6.A2" office:value-type="string">
            <text:p text:style-name="P966">saw</text:p>
          </table:table-cell>
          <table:table-cell table:style-name="Table6.D2" office:value-type="string">
            <text:p text:style-name="P965">seen</text:p>
          </table:table-cell>
        </table:table-row>
        <table:table-row table:style-name="TableLine94897908750512">
          <table:table-cell table:style-name="Table6.A2" office:value-type="string">
            <text:p text:style-name="P965">сидеть</text:p>
          </table:table-cell>
          <table:table-cell table:style-name="Table6.A2" office:value-type="string">
            <text:p text:style-name="P966">sit</text:p>
          </table:table-cell>
          <table:table-cell table:style-name="Table6.A2" office:value-type="string">
            <text:p text:style-name="P966">sat</text:p>
          </table:table-cell>
          <table:table-cell table:style-name="Table6.D2" office:value-type="string">
            <text:p text:style-name="P965">sat</text:p>
          </table:table-cell>
        </table:table-row>
        <table:table-row table:style-name="TableLine94897908751584">
          <table:table-cell table:style-name="Table6.A2" office:value-type="string">
            <text:p text:style-name="P965">брать</text:p>
          </table:table-cell>
          <table:table-cell table:style-name="Table6.A2" office:value-type="string">
            <text:p text:style-name="P966">take</text:p>
          </table:table-cell>
          <table:table-cell table:style-name="Table6.A2" office:value-type="string">
            <text:p text:style-name="P966">took</text:p>
          </table:table-cell>
          <table:table-cell table:style-name="Table6.D2" office:value-type="string">
            <text:p text:style-name="P965">taken</text:p>
          </table:table-cell>
        </table:table-row>
        <table:table-row table:style-name="TableLine94897908752656">
          <table:table-cell table:style-name="Table6.A2" office:value-type="string">
            <text:p text:style-name="P985">обучать</text:p>
          </table:table-cell>
          <table:table-cell table:style-name="Table6.A2" office:value-type="string">
            <text:p text:style-name="P985">teach</text:p>
          </table:table-cell>
          <table:table-cell table:style-name="Table6.A2" office:value-type="string">
            <text:p text:style-name="P986">taught</text:p>
          </table:table-cell>
          <table:table-cell table:style-name="Table6.D2" office:value-type="string">
            <text:p text:style-name="P985">taught</text:p>
          </table:table-cell>
        </table:table-row>
        <table:table-row table:style-name="TableLine94897908753728">
          <table:table-cell table:style-name="Table6.A2" office:value-type="string">
            <text:p text:style-name="P965">рассказывать</text:p>
          </table:table-cell>
          <table:table-cell table:style-name="Table6.A2" office:value-type="string">
            <text:p text:style-name="P966">tell</text:p>
          </table:table-cell>
          <table:table-cell table:style-name="Table6.A2" office:value-type="string">
            <text:p text:style-name="P966">told</text:p>
          </table:table-cell>
          <table:table-cell table:style-name="Table6.D2" office:value-type="string">
            <text:p text:style-name="P965">told</text:p>
          </table:table-cell>
        </table:table-row>
        <table:table-row table:style-name="TableLine94897908754800">
          <table:table-cell table:style-name="Table6.A2" office:value-type="string">
            <text:p text:style-name="P965">думать</text:p>
          </table:table-cell>
          <table:table-cell table:style-name="Table6.A2" office:value-type="string">
            <text:p text:style-name="P966">think</text:p>
          </table:table-cell>
          <table:table-cell table:style-name="Table6.A2" office:value-type="string">
            <text:p text:style-name="P966">thought</text:p>
          </table:table-cell>
          <table:table-cell table:style-name="Table6.D2" office:value-type="string">
            <text:p text:style-name="P965">thought</text:p>
          </table:table-cell>
        </table:table-row>
        <table:table-row table:style-name="TableLine94897908755872">
          <table:table-cell table:style-name="Table6.A2" office:value-type="string">
            <text:p text:style-name="P965">побеждать</text:p>
          </table:table-cell>
          <table:table-cell table:style-name="Table6.A2" office:value-type="string">
            <text:p text:style-name="P966">win</text:p>
          </table:table-cell>
          <table:table-cell table:style-name="Table6.A2" office:value-type="string">
            <text:p text:style-name="P966">won</text:p>
          </table:table-cell>
          <table:table-cell table:style-name="Table6.D2" office:value-type="string">
            <text:p text:style-name="P965">won</text:p>
          </table:table-cell>
        </table:table-row>
        <table:table-row table:style-name="TableLine94897908756944">
          <table:table-cell table:style-name="Table6.A2" office:value-type="string">
            <text:p text:style-name="P965">писать</text:p>
          </table:table-cell>
          <table:table-cell table:style-name="Table6.A2" office:value-type="string">
            <text:p text:style-name="P966">write</text:p>
          </table:table-cell>
          <table:table-cell table:style-name="Table6.A2" office:value-type="string">
            <text:p text:style-name="P966">wrote</text:p>
          </table:table-cell>
          <table:table-cell table:style-name="Table6.D2" office:value-type="string">
            <text:p text:style-name="P965">written</text:p>
          </table:table-cell>
        </table:table-row>
      </table:table>
      <text:p text:style-name="P227"/>
      <text:p text:style-name="P228">Таблица сокращений:</text:p>
      <text:p text:style-name="P229">Попробовать написать упрощенный конспект, без тонких подробностей, <text:span text:style-name="T950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4T14:46:24.118235797</dc:date>
    <meta:editing-duration>P2DT1H30M51S</meta:editing-duration>
    <meta:editing-cycles>857</meta:editing-cycles>
    <meta:generator>LibreOffice/6.4.7.2$Linux_X86_64 LibreOffice_project/40$Build-2</meta:generator>
    <meta:document-statistic meta:table-count="12" meta:image-count="0" meta:object-count="0" meta:page-count="44" meta:paragraph-count="1657" meta:word-count="12779" meta:character-count="81414" meta:non-whitespace-character-count="69795"/>
  </office:meta>
</office:document-meta>
</file>